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287000002D770FE3C7F8F7FFF0F.jpg" manifest:media-type="image/jpe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ourier New" svg:font-family="'Courier New'" style:font-family-generic="system" style:font-pitch="variable"/>
    <style:font-face style:name="Courier New1" svg:font-family="'Courier New'" style:font-adornments="Normal" style:font-family-generic="modern" style:font-pitch="fixed"/>
    <style:font-face style:name="Liberation Sans" svg:font-family="'Liberation Sans'" style:font-family-generic="roman" style:font-pitch="variable"/>
    <style:font-face style:name="MS Gothic" svg:font-family="'MS Gothic'" style:font-family-generic="roman" style:font-pitch="variable"/>
    <style:font-face style:name="MS Gothic1" svg:font-family="'MS Gothic'" style:font-family-generic="system" style:font-pitch="variable"/>
    <style:font-face style:name="Microsoft YaHei" svg:font-family="'Microsoft YaHei'" style:font-family-generic="system" style:font-pitch="variable"/>
    <style:font-face style:name="OpenSymbol" svg:font-family="OpenSymbol" style:font-charset="x-symbol"/>
    <style:font-face style:name="Symbol" svg:font-family="Symbol" style:font-family-generic="system" style:font-pitch="variable"/>
    <style:font-face style:name="Symbol1" svg:font-family="Symbol" style:font-adornments="Normal" style:font-family-generic="roman" style:font-pitch="variable" style:font-charset="x-symbol"/>
    <style:font-face style:name="Tahoma" svg:font-family="Tahoma" style:font-family-generic="roman" style:font-pitch="variable"/>
    <style:font-face style:name="Tahoma1" svg:font-family="Tahoma" style:font-family-generic="system" style:font-pitch="variable"/>
    <style:font-face style:name="Wingdings" svg:font-family="Wingdings" style:font-family-generic="system" style:font-pitch="variable"/>
    <style:font-face style:name="Wingdings 3" svg:font-family="'Wingdings 3'" style:font-charset="x-symbol"/>
    <style:font-face style:name="Wingdings 31" svg:font-family="'Wingdings 3'" style:font-family-generic="roman" style:font-pitch="variable"/>
    <style:font-face style:name="Wingdings 32" svg:font-family="'Wingdings 3'" style:font-family-generic="system" style:font-pitch="variable"/>
    <style:font-face style:name="Wingdings1" svg:font-family="Wingdings" style:font-adornments="Normal" style:font-pitch="variable" style:font-charset="x-symbol"/>
  </office:font-face-decls>
  <office:automatic-styles>
    <style:style style:name="Tableau1" style:family="table">
      <style:table-properties style:width="13.751cm" fo:margin-left="2.752cm" fo:margin-top="0cm" fo:margin-bottom="0cm" table:align="left" style:writing-mode="lr-tb"/>
    </style:style>
    <style:style style:name="Tableau1.A" style:family="table-column">
      <style:table-column-properties style:column-width="4.136cm"/>
    </style:style>
    <style:style style:name="Tableau1.B" style:family="table-column">
      <style:table-column-properties style:column-width="0.416cm"/>
    </style:style>
    <style:style style:name="Tableau1.C" style:family="table-column">
      <style:table-column-properties style:column-width="9.199cm"/>
    </style:style>
    <style:style style:name="Tableau1.1" style:family="table-row">
      <style:table-row-properties fo:keep-together="auto"/>
    </style:style>
    <style:style style:name="Tableau1.A1" style:family="table-cell">
      <style:table-cell-properties fo:padding-left="0.191cm" fo:padding-right="0.191cm" fo:padding-top="0.049cm" fo:padding-bottom="0cm" fo:border="none" style:writing-mode="lr-tb"/>
    </style:style>
    <style:style style:name="Tableau1.A2" style:family="table-cell">
      <style:table-cell-properties fo:padding-left="0.191cm" fo:padding-right="0.191cm" fo:padding-top="0.049cm" fo:padding-bottom="0cm" fo:border-left="3pt solid #d60093" fo:border-right="none" fo:border-top="none" fo:border-bottom="none" style:writing-mode="lr-tb"/>
    </style:style>
    <style:style style:name="Tableau1.B2" style:family="table-cell">
      <style:table-cell-properties style:vertical-align="middle" fo:padding-left="0.191cm" fo:padding-right="0.191cm" fo:padding-top="0.049cm" fo:padding-bottom="0cm" fo:border="none" style:writing-mode="lr-tb"/>
    </style:style>
    <style:style style:name="Tableau2" style:family="table">
      <style:table-properties style:width="17.254cm" fo:margin-left="-0.751cm" fo:margin-top="0cm" fo:margin-bottom="0cm" table:align="left" style:writing-mode="lr-tb"/>
    </style:style>
    <style:style style:name="Tableau2.A" style:family="table-column">
      <style:table-column-properties style:column-width="1.33cm"/>
    </style:style>
    <style:style style:name="Tableau2.B" style:family="table-column">
      <style:table-column-properties style:column-width="15.924cm"/>
    </style:style>
    <style:style style:name="Tableau2.1" style:family="table-row">
      <style:table-row-properties fo:keep-together="auto"/>
    </style:style>
    <style:style style:name="Tableau2.A1" style:family="table-cell">
      <style:table-cell-properties fo:background-color="#d60093" fo:padding-left="0.191cm" fo:padding-right="0.191cm" fo:padding-top="0.049cm" fo:padding-bottom="0cm" fo:border="none" style:writing-mode="lr-tb">
        <style:background-image/>
      </style:table-cell-properties>
    </style:style>
    <style:style style:name="Tableau2.2" style:family="table-row">
      <style:table-row-properties style:min-row-height="0.101cm" fo:keep-together="auto"/>
    </style:style>
    <style:style style:name="Tableau2.A2" style:family="table-cell">
      <style:table-cell-properties fo:padding-left="0.191cm" fo:padding-right="0.191cm" fo:padding-top="0.049cm" fo:padding-bottom="0cm" fo:border-left="none" fo:border-right="none" fo:border-top="none" fo:border-bottom="1.5pt solid #d60093" style:writing-mode="lr-tb"/>
    </style:style>
    <style:style style:name="Tableau2.3" style:family="table-row">
      <style:table-row-properties style:min-row-height="1cm" fo:keep-together="auto"/>
    </style:style>
    <style:style style:name="Tableau2.A3" style:family="table-cell">
      <style:table-cell-properties style:vertical-align="middle" fo:padding-left="0.191cm" fo:padding-right="0.191cm" fo:padding-top="0.049cm" fo:padding-bottom="0cm" fo:border-left="none" fo:border-right="none" fo:border-top="2.25pt solid #d60093" fo:border-bottom="none" style:writing-mode="lr-tb"/>
    </style:style>
    <style:style style:name="Tableau2.4" style:family="table-row">
      <style:table-row-properties style:min-row-height="2.499cm" fo:keep-together="auto"/>
    </style:style>
    <style:style style:name="Tableau2.A4" style:family="table-cell">
      <style:table-cell-properties fo:padding-left="0.191cm" fo:padding-right="0.191cm" fo:padding-top="0.049cm" fo:padding-bottom="0cm" fo:border-left="none" fo:border-right="none" fo:border-top="1.5pt solid #d60093" fo:border-bottom="0.5pt solid #d9d9d9" style:writing-mode="lr-tb"/>
    </style:style>
    <style:style style:name="Tableau2.5" style:family="table-row">
      <style:table-row-properties style:min-row-height="0.801cm" fo:keep-together="auto"/>
    </style:style>
    <style:style style:name="Tableau2.A5" style:family="table-cell">
      <style:table-cell-properties fo:padding-left="0.191cm" fo:padding-right="0.191cm" fo:padding-top="0.049cm" fo:padding-bottom="0cm" fo:border-left="0.5pt solid #d9d9d9" fo:border-right="0.5pt solid #d9d9d9" fo:border-top="0.5pt solid #d9d9d9" fo:border-bottom="none" style:writing-mode="lr-tb"/>
    </style:style>
    <style:style style:name="Tableau2.A6" style:family="table-cell">
      <style:table-cell-properties fo:padding-left="0.191cm" fo:padding-right="0.191cm" fo:padding-top="0.049cm" fo:padding-bottom="0cm" fo:border-left="0.5pt solid #d9d9d9" fo:border-right="0.5pt solid #d9d9d9" fo:border-top="none" fo:border-bottom="none" style:writing-mode="lr-tb"/>
    </style:style>
    <style:style style:name="Tableau2.A7" style:family="table-cell">
      <style:table-cell-properties style:vertical-align="middle" fo:padding-left="0.191cm" fo:padding-right="0.191cm" fo:padding-top="0.049cm" fo:padding-bottom="0cm" fo:border-left="0.5pt solid #d9d9d9" fo:border-right="none" fo:border-top="none" fo:border-bottom="none" style:writing-mode="lr-tb"/>
    </style:style>
    <style:style style:name="Tableau2.B7" style:family="table-cell">
      <style:table-cell-properties fo:padding-left="0.191cm" fo:padding-right="0.191cm" fo:padding-top="0.049cm" fo:padding-bottom="0cm" fo:border-left="none" fo:border-right="0.5pt solid #d9d9d9" fo:border-top="none" fo:border-bottom="none" style:writing-mode="lr-tb"/>
    </style:style>
    <style:style style:name="Tableau2.B8" style:family="table-cell">
      <style:table-cell-properties fo:padding-left="0.191cm" fo:padding-right="0.191cm" fo:padding-top="0.049cm" fo:padding-bottom="0cm" fo:border-left="none" fo:border-right="0.5pt solid #d9d9d9" fo:border-top="none" fo:border-bottom="none" style:writing-mode="lr-tb"/>
    </style:style>
    <style:style style:name="Tableau2.9" style:family="table-row">
      <style:table-row-properties style:min-row-height="0.3cm" fo:keep-together="auto"/>
    </style:style>
    <style:style style:name="Tableau2.A9" style:family="table-cell">
      <style:table-cell-properties style:vertical-align="middle" fo:padding-left="0.191cm" fo:padding-right="0.191cm" fo:padding-top="0.049cm" fo:padding-bottom="0cm" fo:border-left="0.5pt solid #d9d9d9" fo:border-right="0.5pt solid #d9d9d9" fo:border-top="none" fo:border-bottom="0.5pt solid #d9d9d9" style:writing-mode="lr-tb"/>
    </style:style>
    <style:style style:name="Tableau5" style:family="table">
      <style:table-properties style:width="17.254cm" fo:margin-left="-0.751cm" fo:margin-top="0cm" fo:margin-bottom="0cm" table:align="left" style:writing-mode="lr-tb"/>
    </style:style>
    <style:style style:name="Tableau5.A" style:family="table-column">
      <style:table-column-properties style:column-width="0.746cm"/>
    </style:style>
    <style:style style:name="Tableau5.B" style:family="table-column">
      <style:table-column-properties style:column-width="5.006cm"/>
    </style:style>
    <style:style style:name="Tableau5.C" style:family="table-column">
      <style:table-column-properties style:column-width="10.806cm"/>
    </style:style>
    <style:style style:name="Tableau5.D" style:family="table-column">
      <style:table-column-properties style:column-width="0.697cm"/>
    </style:style>
    <style:style style:name="Tableau5.1" style:family="table-row">
      <style:table-row-properties fo:keep-together="auto"/>
    </style:style>
    <style:style style:name="Tableau5.A1" style:family="table-cell">
      <style:table-cell-properties fo:background-color="#d60093" fo:padding-left="0.191cm" fo:padding-right="0.191cm" fo:padding-top="0.101cm" fo:padding-bottom="0cm" fo:border="none" style:writing-mode="lr-tb">
        <style:background-image/>
      </style:table-cell-properties>
    </style:style>
    <style:style style:name="Tableau5.2" style:family="table-row">
      <style:table-row-properties style:min-row-height="0.035cm" fo:keep-together="auto"/>
    </style:style>
    <style:style style:name="Tableau5.A2" style:family="table-cell">
      <style:table-cell-properties fo:padding-left="0.191cm" fo:padding-right="0.191cm" fo:padding-top="0.101cm" fo:padding-bottom="0cm" fo:border-left="none" fo:border-right="none" fo:border-top="none" fo:border-bottom="2.25pt solid #d60093" style:writing-mode="lr-tb"/>
    </style:style>
    <style:style style:name="Tableau5.A3" style:family="table-cell">
      <style:table-cell-properties fo:padding-left="0.191cm" fo:padding-right="0.191cm" fo:padding-top="0.101cm" fo:padding-bottom="0cm" fo:border-left="none" fo:border-right="none" fo:border-top="2.25pt solid #d60093" fo:border-bottom="1pt solid #d9d9d9" style:writing-mode="lr-tb"/>
    </style:style>
    <style:style style:name="Tableau5.4" style:family="table-row">
      <style:table-row-properties style:min-row-height="0.199cm" fo:keep-together="auto"/>
    </style:style>
    <style:style style:name="Tableau5.A4" style:family="table-cell">
      <style:table-cell-properties fo:padding-left="0.191cm" fo:padding-right="0.191cm" fo:padding-top="0.101cm" fo:padding-bottom="0cm" fo:border-left="1pt solid #d9d9d9" fo:border-right="1pt solid #d9d9d9" fo:border-top="1pt solid #d9d9d9" fo:border-bottom="none" style:writing-mode="lr-tb"/>
    </style:style>
    <style:style style:name="Tableau5.A5" style:family="table-cell">
      <style:table-cell-properties style:vertical-align="middle" fo:background-color="transparent" fo:padding-left="0.191cm" fo:padding-right="0.191cm" fo:padding-top="0.101cm" fo:padding-bottom="0cm" fo:border-left="0.5pt solid #d9d9d9" fo:border-right="none" fo:border-top="none" fo:border-bottom="none" style:writing-mode="lr-tb">
        <style:background-image/>
      </style:table-cell-properties>
    </style:style>
    <style:style style:name="Tableau5.B5" style:family="table-cell">
      <style:table-cell-properties style:vertical-align="middle" fo:background-color="#f2f2f2" fo:padding-left="0.191cm" fo:padding-right="0.191cm" fo:padding-top="0.101cm" fo:padding-bottom="0cm" fo:border="none" style:writing-mode="lr-tb">
        <style:background-image/>
      </style:table-cell-properties>
    </style:style>
    <style:style style:name="Tableau5.D5" style:family="table-cell">
      <style:table-cell-properties style:vertical-align="middle" fo:background-color="transparent" fo:padding-left="0.191cm" fo:padding-right="0.191cm" fo:padding-top="0.101cm" fo:padding-bottom="0cm" fo:border-left="none" fo:border-right="0.5pt solid #d9d9d9" fo:border-top="none" fo:border-bottom="none" style:writing-mode="lr-tb">
        <style:background-image/>
      </style:table-cell-properties>
    </style:style>
    <style:style style:name="Tableau5.A6" style:family="table-cell">
      <style:table-cell-properties fo:padding-left="0.191cm" fo:padding-right="0.191cm" fo:padding-top="0.101cm" fo:padding-bottom="0cm" fo:border-left="0.5pt solid #d9d9d9" fo:border-right="0.5pt solid #d9d9d9" fo:border-top="none" fo:border-bottom="none" style:writing-mode="lr-tb"/>
    </style:style>
    <style:style style:name="Tableau5.A7" style:family="table-cell">
      <style:table-cell-properties fo:padding-left="0.191cm" fo:padding-right="0.191cm" fo:padding-top="0.101cm" fo:padding-bottom="0cm" fo:border-left="0.5pt solid #d9d9d9" fo:border-right="0.5pt solid #d9d9d9" fo:border-top="none" fo:border-bottom="none" style:writing-mode="lr-tb"/>
    </style:style>
    <style:style style:name="Tableau5.A8" style:family="table-cell">
      <style:table-cell-properties fo:padding-left="0.191cm" fo:padding-right="0.191cm" fo:padding-top="0.101cm" fo:padding-bottom="0cm" fo:border-left="0.5pt solid #d9d9d9" fo:border-right="0.5pt solid #d9d9d9" fo:border-top="none" fo:border-bottom="none" style:writing-mode="lr-tb"/>
    </style:style>
    <style:style style:name="Tableau5.A9" style:family="table-cell">
      <style:table-cell-properties fo:padding-left="0.191cm" fo:padding-right="0.191cm" fo:padding-top="0.101cm" fo:padding-bottom="0cm" fo:border-left="0.5pt solid #d9d9d9" fo:border-right="0.5pt solid #d9d9d9" fo:border-top="none" fo:border-bottom="none" style:writing-mode="lr-tb"/>
    </style:style>
    <style:style style:name="Tableau5.A10" style:family="table-cell">
      <style:table-cell-properties fo:padding-left="0.191cm" fo:padding-right="0.191cm" fo:padding-top="0.101cm" fo:padding-bottom="0cm" fo:border-left="0.5pt solid #d9d9d9" fo:border-right="0.5pt solid #d9d9d9" fo:border-top="none" fo:border-bottom="0.5pt solid #d9d9d9" style:writing-mode="lr-tb"/>
    </style:style>
    <style:style style:name="Tableau5.11" style:family="table-row">
      <style:table-row-properties style:min-row-height="2.2cm" fo:keep-together="auto"/>
    </style:style>
    <style:style style:name="Tableau5.A11" style:family="table-cell">
      <style:table-cell-properties style:vertical-align="bottom" fo:padding-left="0.191cm" fo:padding-right="0.191cm" fo:padding-top="0.101cm" fo:padding-bottom="0cm" fo:border-left="none" fo:border-right="none" fo:border-top="0.5pt solid #d9d9d9" fo:border-bottom="none" style:writing-mode="lr-tb"/>
    </style:style>
    <style:style style:name="Tableau5.12" style:family="table-row">
      <style:table-row-properties style:min-row-height="1.101cm" fo:keep-together="auto"/>
    </style:style>
    <style:style style:name="Tableau5.A12" style:family="table-cell">
      <style:table-cell-properties fo:padding-left="0.191cm" fo:padding-right="0.191cm" fo:padding-top="0.101cm" fo:padding-bottom="0cm" fo:border-left="none" fo:border-right="none" fo:border-top="0.5pt solid #d9d9d9" fo:border-bottom="none" style:writing-mode="lr-tb"/>
    </style:style>
    <style:style style:name="Tableau5.C12" style:family="table-cell">
      <style:table-cell-properties style:vertical-align="bottom" fo:padding-left="0.191cm" fo:padding-right="0.191cm" fo:padding-top="0.101cm" fo:padding-bottom="0cm" fo:border-left="none" fo:border-right="none" fo:border-top="0.5pt solid #d9d9d9" fo:border-bottom="none" style:writing-mode="lr-tb"/>
    </style:style>
    <style:style style:name="Tableau6" style:family="table">
      <style:table-properties style:width="17.254cm" fo:margin-left="-0.751cm" fo:margin-top="0cm" fo:margin-bottom="0cm" table:align="left" style:writing-mode="lr-tb"/>
    </style:style>
    <style:style style:name="Tableau6.A" style:family="table-column">
      <style:table-column-properties style:column-width="0.496cm"/>
    </style:style>
    <style:style style:name="Tableau6.B" style:family="table-column">
      <style:table-column-properties style:column-width="14.256cm"/>
    </style:style>
    <style:style style:name="Tableau6.C" style:family="table-column">
      <style:table-column-properties style:column-width="0.757cm"/>
    </style:style>
    <style:style style:name="Tableau6.D" style:family="table-column">
      <style:table-column-properties style:column-width="1.746cm"/>
    </style:style>
    <style:style style:name="Tableau6.1" style:family="table-row">
      <style:table-row-properties fo:keep-together="auto"/>
    </style:style>
    <style:style style:name="Tableau6.A1" style:family="table-cell">
      <style:table-cell-properties fo:padding-left="0.191cm" fo:padding-right="0.191cm" fo:padding-top="0.101cm" fo:padding-bottom="0cm" fo:border-left="none" fo:border-right="none" fo:border-top="none" fo:border-bottom="3pt solid #d60093" style:writing-mode="lr-tb"/>
    </style:style>
    <style:style style:name="Tableau6.A2" style:family="table-cell">
      <style:table-cell-properties fo:padding-left="0.191cm" fo:padding-right="0.191cm" fo:padding-top="0.101cm" fo:padding-bottom="0cm" fo:border-left="none" fo:border-right="none" fo:border-top="3pt solid #d60093" fo:border-bottom="none" style:writing-mode="lr-tb"/>
    </style:style>
    <style:style style:name="Tableau6.3" style:family="table-row">
      <style:table-row-properties style:min-row-height="0.499cm" fo:keep-together="auto"/>
    </style:style>
    <style:style style:name="Tableau6.A3" style:family="table-cell">
      <style:table-cell-properties fo:background-color="#f2f2f2" fo:padding-left="0.191cm" fo:padding-right="0.191cm" fo:padding-top="0.101cm" fo:padding-bottom="0cm" fo:border-left="2.25pt solid #d60093" fo:border-right="none" fo:border-top="none" fo:border-bottom="none" style:writing-mode="lr-tb">
        <style:background-image/>
      </style:table-cell-properties>
    </style:style>
    <style:style style:name="Tableau6.C3" style:family="table-cell">
      <style:table-cell-properties style:vertical-align="middle" fo:background-color="#f2f2f2" fo:padding-left="0.191cm" fo:padding-right="0.191cm" fo:padding-top="0.101cm" fo:padding-bottom="0cm" fo:border="none" style:writing-mode="lr-tb">
        <style:background-image/>
      </style:table-cell-properties>
    </style:style>
    <style:style style:name="Tableau6.A4" style:family="table-cell">
      <style:table-cell-properties style:vertical-align="middle" fo:padding-left="0.191cm" fo:padding-right="0.191cm" fo:padding-top="0.101cm" fo:padding-bottom="0cm" fo:border-left="none" fo:border-right="1pt solid #f2f2f2" fo:border-top="0.5pt solid #ffffff" fo:border-bottom="none" style:writing-mode="lr-tb"/>
    </style:style>
    <style:style style:name="Tableau6.B4" style:family="table-cell">
      <style:table-cell-properties fo:padding-left="0.191cm" fo:padding-right="0.191cm" fo:padding-top="0.101cm" fo:padding-bottom="0cm" fo:border-left="1pt solid #f2f2f2" fo:border-right="none" fo:border-top="none" fo:border-bottom="none" style:writing-mode="lr-tb"/>
    </style:style>
    <style:style style:name="Tableau6.C4" style:family="table-cell">
      <style:table-cell-properties style:vertical-align="bottom" fo:padding-left="0.191cm" fo:padding-right="0.191cm" fo:padding-top="0.101cm" fo:padding-bottom="0cm" fo:border="none" style:writing-mode="lr-tb"/>
    </style:style>
    <style:style style:name="Tableau6.D4" style:family="table-cell">
      <style:table-cell-properties style:vertical-align="middle" fo:padding-left="0.191cm" fo:padding-right="0.191cm" fo:padding-top="0.101cm" fo:padding-bottom="0cm" fo:border-left="none" fo:border-right="none" fo:border-top="none" fo:border-bottom="1pt solid #f2f2f2" style:writing-mode="lr-tb"/>
    </style:style>
    <style:style style:name="Tableau6.A5" style:family="table-cell">
      <style:table-cell-properties style:vertical-align="middle" fo:padding-left="0.191cm" fo:padding-right="0.191cm" fo:padding-top="0.101cm" fo:padding-bottom="0cm" fo:border-left="none" fo:border-right="1pt solid #f2f2f2" fo:border-top="none" fo:border-bottom="none" style:writing-mode="lr-tb"/>
    </style:style>
    <style:style style:name="Tableau6.B5" style:family="table-cell">
      <style:table-cell-properties fo:padding-left="0.191cm" fo:padding-right="0.191cm" fo:padding-top="0.101cm" fo:padding-bottom="0cm" fo:border-left="1pt solid #f2f2f2" fo:border-right="none" fo:border-top="none" fo:border-bottom="none" style:writing-mode="lr-tb"/>
    </style:style>
    <style:style style:name="Tableau6.C5" style:family="table-cell">
      <style:table-cell-properties style:vertical-align="bottom" fo:padding-left="0.191cm" fo:padding-right="0.191cm" fo:padding-top="0.101cm" fo:padding-bottom="0cm" fo:border="none" style:writing-mode="lr-tb"/>
    </style:style>
    <style:style style:name="Tableau6.D5" style:family="table-cell">
      <style:table-cell-properties style:vertical-align="middle" fo:padding-left="0.191cm" fo:padding-right="0.191cm" fo:padding-top="0.101cm" fo:padding-bottom="0cm" fo:border-left="none" fo:border-right="none" fo:border-top="1pt solid #f2f2f2" fo:border-bottom="1pt solid #f2f2f2" style:writing-mode="lr-tb"/>
    </style:style>
    <style:style style:name="Tableau6.A6" style:family="table-cell">
      <style:table-cell-properties style:vertical-align="middle" fo:padding-left="0.191cm" fo:padding-right="0.191cm" fo:padding-top="0.101cm" fo:padding-bottom="0cm" fo:border-left="none" fo:border-right="1pt solid #f2f2f2" fo:border-top="none" fo:border-bottom="none" style:writing-mode="lr-tb"/>
    </style:style>
    <style:style style:name="Tableau6.B6" style:family="table-cell">
      <style:table-cell-properties fo:padding-left="0.191cm" fo:padding-right="0.191cm" fo:padding-top="0.101cm" fo:padding-bottom="0cm" fo:border-left="1pt solid #f2f2f2" fo:border-right="none" fo:border-top="none" fo:border-bottom="none" style:writing-mode="lr-tb"/>
    </style:style>
    <style:style style:name="Tableau6.C6" style:family="table-cell">
      <style:table-cell-properties style:vertical-align="bottom" fo:padding-left="0.191cm" fo:padding-right="0.191cm" fo:padding-top="0.101cm" fo:padding-bottom="0cm" fo:border="none" style:writing-mode="lr-tb"/>
    </style:style>
    <style:style style:name="Tableau6.D6" style:family="table-cell">
      <style:table-cell-properties style:vertical-align="middle" fo:padding-left="0.191cm" fo:padding-right="0.191cm" fo:padding-top="0.101cm" fo:padding-bottom="0cm" fo:border-left="none" fo:border-right="none" fo:border-top="none" fo:border-bottom="1pt solid #f2f2f2" style:writing-mode="lr-tb"/>
    </style:style>
    <style:style style:name="Tableau6.A7" style:family="table-cell">
      <style:table-cell-properties style:vertical-align="middle" fo:padding-left="0.191cm" fo:padding-right="0.191cm" fo:padding-top="0.101cm" fo:padding-bottom="0cm" fo:border-left="none" fo:border-right="1pt solid #f2f2f2" fo:border-top="none" fo:border-bottom="none" style:writing-mode="lr-tb"/>
    </style:style>
    <style:style style:name="Tableau6.B7" style:family="table-cell">
      <style:table-cell-properties fo:padding-left="0.191cm" fo:padding-right="0.191cm" fo:padding-top="0.101cm" fo:padding-bottom="0cm" fo:border-left="1pt solid #f2f2f2" fo:border-right="none" fo:border-top="none" fo:border-bottom="none" style:writing-mode="lr-tb"/>
    </style:style>
    <style:style style:name="Tableau6.C7" style:family="table-cell">
      <style:table-cell-properties style:vertical-align="bottom" fo:padding-left="0.191cm" fo:padding-right="0.191cm" fo:padding-top="0.101cm" fo:padding-bottom="0cm" fo:border="none" style:writing-mode="lr-tb"/>
    </style:style>
    <style:style style:name="Tableau6.D7" style:family="table-cell">
      <style:table-cell-properties style:vertical-align="middle" fo:padding-left="0.191cm" fo:padding-right="0.191cm" fo:padding-top="0.101cm" fo:padding-bottom="0cm" fo:border-left="none" fo:border-right="none" fo:border-top="1pt solid #f2f2f2" fo:border-bottom="1pt solid #f2f2f2" style:writing-mode="lr-tb"/>
    </style:style>
    <style:style style:name="Tableau6.8" style:family="table-row">
      <style:table-row-properties style:min-row-height="0.3cm" fo:keep-together="auto"/>
    </style:style>
    <style:style style:name="Tableau6.A8" style:family="table-cell">
      <style:table-cell-properties style:vertical-align="middle" fo:padding-left="0.191cm" fo:padding-right="0.191cm" fo:padding-top="0.101cm" fo:padding-bottom="0cm" fo:border="none" style:writing-mode="lr-tb"/>
    </style:style>
    <style:style style:name="Tableau6.B8" style:family="table-cell">
      <style:table-cell-properties fo:padding-left="0.191cm" fo:padding-right="0.191cm" fo:padding-top="0.101cm" fo:padding-bottom="0cm" fo:border="none" style:writing-mode="lr-tb"/>
    </style:style>
    <style:style style:name="Tableau6.C8" style:family="table-cell">
      <style:table-cell-properties style:vertical-align="bottom" fo:padding-left="0.191cm" fo:padding-right="0.191cm" fo:padding-top="0.101cm" fo:padding-bottom="0cm" fo:border="none" style:writing-mode="lr-tb"/>
    </style:style>
    <style:style style:name="Tableau6.D8" style:family="table-cell">
      <style:table-cell-properties style:vertical-align="middle" fo:padding-left="0.191cm" fo:padding-right="0.191cm" fo:padding-top="0.101cm" fo:padding-bottom="0cm" fo:border-left="none" fo:border-right="none" fo:border-top="1pt solid #f2f2f2" fo:border-bottom="none" style:writing-mode="lr-tb"/>
    </style:style>
    <style:style style:name="Tableau6.A9" style:family="table-cell">
      <style:table-cell-properties style:vertical-align="middle" fo:padding-left="0.191cm" fo:padding-right="0.191cm" fo:padding-top="0.101cm" fo:padding-bottom="0cm" fo:border="none" style:writing-mode="lr-tb"/>
    </style:style>
    <style:style style:name="Tableau6.B9" style:family="table-cell">
      <style:table-cell-properties fo:padding-left="0.191cm" fo:padding-right="0.191cm" fo:padding-top="0.101cm" fo:padding-bottom="0cm" fo:border="none" style:writing-mode="lr-tb"/>
    </style:style>
    <style:style style:name="Tableau6.C9" style:family="table-cell">
      <style:table-cell-properties style:vertical-align="bottom" fo:padding-left="0.191cm" fo:padding-right="0.191cm" fo:padding-top="0.101cm" fo:padding-bottom="0cm" fo:border="none" style:writing-mode="lr-tb"/>
    </style:style>
    <style:style style:name="Tableau6.D9" style:family="table-cell">
      <style:table-cell-properties style:vertical-align="middle" fo:padding-left="0.191cm" fo:padding-right="0.191cm" fo:padding-top="0.101cm" fo:padding-bottom="0cm" fo:border="none" style:writing-mode="lr-tb"/>
    </style:style>
    <style:style style:name="Tableau6.A11" style:family="table-cell">
      <style:table-cell-properties style:vertical-align="middle" fo:padding-left="0.191cm" fo:padding-right="0.191cm" fo:padding-top="0.101cm" fo:padding-bottom="0cm" fo:border-left="none" fo:border-right="1pt solid #f2f2f2" fo:border-top="0.5pt solid #ffffff" fo:border-bottom="none" style:writing-mode="lr-tb"/>
    </style:style>
    <style:style style:name="Tableau6.B11" style:family="table-cell">
      <style:table-cell-properties fo:padding-left="0.191cm" fo:padding-right="0.191cm" fo:padding-top="0.101cm" fo:padding-bottom="0cm" fo:border-left="1pt solid #f2f2f2" fo:border-right="none" fo:border-top="none" fo:border-bottom="none" style:writing-mode="lr-tb"/>
    </style:style>
    <style:style style:name="Tableau6.C11" style:family="table-cell">
      <style:table-cell-properties style:vertical-align="bottom" fo:padding-left="0.191cm" fo:padding-right="0.191cm" fo:padding-top="0.101cm" fo:padding-bottom="0cm" fo:border="none" style:writing-mode="lr-tb"/>
    </style:style>
    <style:style style:name="Tableau6.D11" style:family="table-cell">
      <style:table-cell-properties style:vertical-align="middle" fo:padding-left="0.191cm" fo:padding-right="0.191cm" fo:padding-top="0.101cm" fo:padding-bottom="0cm" fo:border-left="none" fo:border-right="none" fo:border-top="none" fo:border-bottom="1pt solid #f2f2f2" style:writing-mode="lr-tb"/>
    </style:style>
    <style:style style:name="Tableau6.A12" style:family="table-cell">
      <style:table-cell-properties style:vertical-align="middle" fo:padding-left="0.191cm" fo:padding-right="0.191cm" fo:padding-top="0.101cm" fo:padding-bottom="0cm" fo:border-left="none" fo:border-right="1pt solid #f2f2f2" fo:border-top="none" fo:border-bottom="none" style:writing-mode="lr-tb"/>
    </style:style>
    <style:style style:name="Tableau6.B12" style:family="table-cell">
      <style:table-cell-properties fo:padding-left="0.191cm" fo:padding-right="0.191cm" fo:padding-top="0.101cm" fo:padding-bottom="0cm" fo:border-left="1pt solid #f2f2f2" fo:border-right="none" fo:border-top="none" fo:border-bottom="none" style:writing-mode="lr-tb"/>
    </style:style>
    <style:style style:name="Tableau6.C12" style:family="table-cell">
      <style:table-cell-properties style:vertical-align="bottom" fo:padding-left="0.191cm" fo:padding-right="0.191cm" fo:padding-top="0.101cm" fo:padding-bottom="0cm" fo:border="none" style:writing-mode="lr-tb"/>
    </style:style>
    <style:style style:name="Tableau6.D12" style:family="table-cell">
      <style:table-cell-properties style:vertical-align="middle" fo:padding-left="0.191cm" fo:padding-right="0.191cm" fo:padding-top="0.101cm" fo:padding-bottom="0cm" fo:border-left="none" fo:border-right="none" fo:border-top="1pt solid #f2f2f2" fo:border-bottom="1pt solid #f2f2f2" style:writing-mode="lr-tb"/>
    </style:style>
    <style:style style:name="Tableau6.A13" style:family="table-cell">
      <style:table-cell-properties style:vertical-align="middle" fo:padding-left="0.191cm" fo:padding-right="0.191cm" fo:padding-top="0.101cm" fo:padding-bottom="0cm" fo:border-left="none" fo:border-right="1pt solid #f2f2f2" fo:border-top="none" fo:border-bottom="none" style:writing-mode="lr-tb"/>
    </style:style>
    <style:style style:name="Tableau6.B13" style:family="table-cell">
      <style:table-cell-properties fo:padding-left="0.191cm" fo:padding-right="0.191cm" fo:padding-top="0.101cm" fo:padding-bottom="0cm" fo:border-left="1pt solid #f2f2f2" fo:border-right="none" fo:border-top="none" fo:border-bottom="none" style:writing-mode="lr-tb"/>
    </style:style>
    <style:style style:name="Tableau6.C13" style:family="table-cell">
      <style:table-cell-properties style:vertical-align="bottom" fo:padding-left="0.191cm" fo:padding-right="0.191cm" fo:padding-top="0.101cm" fo:padding-bottom="0cm" fo:border="none" style:writing-mode="lr-tb"/>
    </style:style>
    <style:style style:name="Tableau6.D13" style:family="table-cell">
      <style:table-cell-properties style:vertical-align="middle" fo:padding-left="0.191cm" fo:padding-right="0.191cm" fo:padding-top="0.101cm" fo:padding-bottom="0cm" fo:border-left="none" fo:border-right="none" fo:border-top="none" fo:border-bottom="1pt solid #f2f2f2" style:writing-mode="lr-tb"/>
    </style:style>
    <style:style style:name="Tableau6.A14" style:family="table-cell">
      <style:table-cell-properties style:vertical-align="middle" fo:padding-left="0.191cm" fo:padding-right="0.191cm" fo:padding-top="0.101cm" fo:padding-bottom="0cm" fo:border-left="none" fo:border-right="1pt solid #f2f2f2" fo:border-top="none" fo:border-bottom="none" style:writing-mode="lr-tb"/>
    </style:style>
    <style:style style:name="Tableau6.B14" style:family="table-cell">
      <style:table-cell-properties fo:padding-left="0.191cm" fo:padding-right="0.191cm" fo:padding-top="0.101cm" fo:padding-bottom="0cm" fo:border-left="1pt solid #f2f2f2" fo:border-right="none" fo:border-top="none" fo:border-bottom="none" style:writing-mode="lr-tb"/>
    </style:style>
    <style:style style:name="Tableau6.C14" style:family="table-cell">
      <style:table-cell-properties style:vertical-align="bottom" fo:padding-left="0.191cm" fo:padding-right="0.191cm" fo:padding-top="0.101cm" fo:padding-bottom="0cm" fo:border="none" style:writing-mode="lr-tb"/>
    </style:style>
    <style:style style:name="Tableau6.D14" style:family="table-cell">
      <style:table-cell-properties style:vertical-align="middle" fo:padding-left="0.191cm" fo:padding-right="0.191cm" fo:padding-top="0.101cm" fo:padding-bottom="0cm" fo:border-left="none" fo:border-right="none" fo:border-top="1pt solid #f2f2f2" fo:border-bottom="1pt solid #f2f2f2" style:writing-mode="lr-tb"/>
    </style:style>
    <style:style style:name="Tableau6.A15" style:family="table-cell">
      <style:table-cell-properties fo:padding-left="0.191cm" fo:padding-right="0.191cm" fo:padding-top="0.101cm" fo:padding-bottom="0cm" fo:border="none" style:writing-mode="lr-tb"/>
    </style:style>
    <style:style style:name="Tableau6.B15" style:family="table-cell">
      <style:table-cell-properties fo:padding-left="0.191cm" fo:padding-right="0.191cm" fo:padding-top="0.101cm" fo:padding-bottom="0cm" fo:border="none" style:writing-mode="lr-tb"/>
    </style:style>
    <style:style style:name="Tableau6.C15" style:family="table-cell">
      <style:table-cell-properties style:vertical-align="bottom" fo:padding-left="0.191cm" fo:padding-right="0.191cm" fo:padding-top="0.101cm" fo:padding-bottom="0cm" fo:border="none" style:writing-mode="lr-tb"/>
    </style:style>
    <style:style style:name="Tableau6.D15" style:family="table-cell">
      <style:table-cell-properties style:vertical-align="middle" fo:padding-left="0.191cm" fo:padding-right="0.191cm" fo:padding-top="0.101cm" fo:padding-bottom="0cm" fo:border-left="none" fo:border-right="none" fo:border-top="1pt solid #f2f2f2" fo:border-bottom="none" style:writing-mode="lr-tb"/>
    </style:style>
    <style:style style:name="Tableau6.A17" style:family="table-cell">
      <style:table-cell-properties fo:padding-left="0.191cm" fo:padding-right="0.191cm" fo:padding-top="0.101cm" fo:padding-bottom="0cm" fo:border-left="none" fo:border-right="1pt solid #f2f2f2" fo:border-top="none" fo:border-bottom="none" style:writing-mode="lr-tb"/>
    </style:style>
    <style:style style:name="Tableau6.B17" style:family="table-cell">
      <style:table-cell-properties fo:padding-left="0.191cm" fo:padding-right="0.191cm" fo:padding-top="0.101cm" fo:padding-bottom="0cm" fo:border-left="1pt solid #f2f2f2" fo:border-right="none" fo:border-top="none" fo:border-bottom="none" style:writing-mode="lr-tb"/>
    </style:style>
    <style:style style:name="Tableau6.C17" style:family="table-cell">
      <style:table-cell-properties style:vertical-align="bottom" fo:padding-left="0.191cm" fo:padding-right="0.191cm" fo:padding-top="0.101cm" fo:padding-bottom="0cm" fo:border="none" style:writing-mode="lr-tb"/>
    </style:style>
    <style:style style:name="Tableau6.D17" style:family="table-cell">
      <style:table-cell-properties style:vertical-align="middle" fo:padding-left="0.191cm" fo:padding-right="0.191cm" fo:padding-top="0.101cm" fo:padding-bottom="0cm" fo:border="none" style:writing-mode="lr-tb"/>
    </style:style>
    <style:style style:name="Tableau6.A18" style:family="table-cell">
      <style:table-cell-properties fo:padding-left="0.191cm" fo:padding-right="0.191cm" fo:padding-top="0.101cm" fo:padding-bottom="0cm" fo:border-left="none" fo:border-right="1pt solid #f2f2f2" fo:border-top="none" fo:border-bottom="none" style:writing-mode="lr-tb"/>
    </style:style>
    <style:style style:name="Tableau6.B18" style:family="table-cell">
      <style:table-cell-properties fo:padding-left="0.191cm" fo:padding-right="0.191cm" fo:padding-top="0.101cm" fo:padding-bottom="0cm" fo:border-left="1pt solid #f2f2f2" fo:border-right="none" fo:border-top="none" fo:border-bottom="none" style:writing-mode="lr-tb"/>
    </style:style>
    <style:style style:name="Tableau6.C18" style:family="table-cell">
      <style:table-cell-properties style:vertical-align="bottom" fo:padding-left="0.191cm" fo:padding-right="0.191cm" fo:padding-top="0.101cm" fo:padding-bottom="0cm" fo:border="none" style:writing-mode="lr-tb"/>
    </style:style>
    <style:style style:name="Tableau6.D18" style:family="table-cell">
      <style:table-cell-properties style:vertical-align="middle" fo:padding-left="0.191cm" fo:padding-right="0.191cm" fo:padding-top="0.101cm" fo:padding-bottom="0cm" fo:border-left="none" fo:border-right="none" fo:border-top="1pt solid #f2f2f2" fo:border-bottom="none" style:writing-mode="lr-tb"/>
    </style:style>
    <style:style style:name="Tableau6.A19" style:family="table-cell">
      <style:table-cell-properties fo:padding-left="0.191cm" fo:padding-right="0.191cm" fo:padding-top="0.101cm" fo:padding-bottom="0cm" fo:border-left="none" fo:border-right="1pt solid #f2f2f2" fo:border-top="none" fo:border-bottom="none" style:writing-mode="lr-tb"/>
    </style:style>
    <style:style style:name="Tableau6.B19" style:family="table-cell">
      <style:table-cell-properties fo:padding-left="0.191cm" fo:padding-right="0.191cm" fo:padding-top="0.101cm" fo:padding-bottom="0cm" fo:border-left="1pt solid #f2f2f2" fo:border-right="none" fo:border-top="none" fo:border-bottom="none" style:writing-mode="lr-tb"/>
    </style:style>
    <style:style style:name="Tableau6.C19" style:family="table-cell">
      <style:table-cell-properties style:vertical-align="bottom" fo:padding-left="0.191cm" fo:padding-right="0.191cm" fo:padding-top="0.101cm" fo:padding-bottom="0cm" fo:border="none" style:writing-mode="lr-tb"/>
    </style:style>
    <style:style style:name="Tableau6.D19" style:family="table-cell">
      <style:table-cell-properties style:vertical-align="middle" fo:padding-left="0.191cm" fo:padding-right="0.191cm" fo:padding-top="0.101cm" fo:padding-bottom="0cm" fo:border-left="none" fo:border-right="none" fo:border-top="1pt solid #f2f2f2" fo:border-bottom="none" style:writing-mode="lr-tb"/>
    </style:style>
    <style:style style:name="Tableau6.A20" style:family="table-cell">
      <style:table-cell-properties fo:padding-left="0.191cm" fo:padding-right="0.191cm" fo:padding-top="0.101cm" fo:padding-bottom="0cm" fo:border="none" style:writing-mode="lr-tb"/>
    </style:style>
    <style:style style:name="Tableau6.B20" style:family="table-cell">
      <style:table-cell-properties fo:padding-left="0.191cm" fo:padding-right="0.191cm" fo:padding-top="0.101cm" fo:padding-bottom="0cm" fo:border="none" style:writing-mode="lr-tb"/>
    </style:style>
    <style:style style:name="Tableau6.C20" style:family="table-cell">
      <style:table-cell-properties style:vertical-align="bottom" fo:padding-left="0.191cm" fo:padding-right="0.191cm" fo:padding-top="0.101cm" fo:padding-bottom="0cm" fo:border="none" style:writing-mode="lr-tb"/>
    </style:style>
    <style:style style:name="Tableau6.D20" style:family="table-cell">
      <style:table-cell-properties style:vertical-align="middle" fo:padding-left="0.191cm" fo:padding-right="0.191cm" fo:padding-top="0.101cm" fo:padding-bottom="0cm" fo:border-left="none" fo:border-right="none" fo:border-top="1pt solid #f2f2f2" fo:border-bottom="none" style:writing-mode="lr-tb"/>
    </style:style>
    <style:style style:name="Tableau6.A21" style:family="table-cell">
      <style:table-cell-properties fo:padding-left="0.191cm" fo:padding-right="0.191cm" fo:padding-top="0.101cm" fo:padding-bottom="0cm" fo:border-left="2.25pt solid #d60093" fo:border-right="none" fo:border-top="none" fo:border-bottom="none" style:writing-mode="lr-tb"/>
    </style:style>
    <style:style style:name="Tableau6.C21" style:family="table-cell">
      <style:table-cell-properties style:vertical-align="bottom" fo:padding-left="0.191cm" fo:padding-right="0.191cm" fo:padding-top="0.101cm" fo:padding-bottom="0cm" fo:border="none" style:writing-mode="lr-tb"/>
    </style:style>
    <style:style style:name="Tableau6.D21" style:family="table-cell">
      <style:table-cell-properties style:vertical-align="middle" fo:padding-left="0.191cm" fo:padding-right="0.191cm" fo:padding-top="0.101cm" fo:padding-bottom="0cm" fo:border-left="none" fo:border-right="none" fo:border-top="1pt solid #f2f2f2" fo:border-bottom="1pt solid #f2f2f2" style:writing-mode="lr-tb"/>
    </style:style>
    <style:style style:name="Tableau6.A22" style:family="table-cell">
      <style:table-cell-properties fo:padding-left="0.191cm" fo:padding-right="0.191cm" fo:padding-top="0.101cm" fo:padding-bottom="0cm" fo:border-left="2.25pt solid #d60093" fo:border-right="none" fo:border-top="none" fo:border-bottom="none" style:writing-mode="lr-tb"/>
    </style:style>
    <style:style style:name="Tableau6.C22" style:family="table-cell">
      <style:table-cell-properties style:vertical-align="bottom" fo:padding-left="0.191cm" fo:padding-right="0.191cm" fo:padding-top="0.101cm" fo:padding-bottom="0cm" fo:border="none" style:writing-mode="lr-tb"/>
    </style:style>
    <style:style style:name="Tableau6.D22" style:family="table-cell">
      <style:table-cell-properties style:vertical-align="middle" fo:padding-left="0.191cm" fo:padding-right="0.191cm" fo:padding-top="0.101cm" fo:padding-bottom="0cm" fo:border-left="none" fo:border-right="none" fo:border-top="1pt solid #f2f2f2" fo:border-bottom="1pt solid #f2f2f2" style:writing-mode="lr-tb"/>
    </style:style>
    <style:style style:name="Tableau6.A23" style:family="table-cell">
      <style:table-cell-properties fo:padding-left="0.191cm" fo:padding-right="0.191cm" fo:padding-top="0.101cm" fo:padding-bottom="0cm" fo:border-left="2.25pt solid #d60093" fo:border-right="none" fo:border-top="none" fo:border-bottom="none" style:writing-mode="lr-tb"/>
    </style:style>
    <style:style style:name="Tableau6.C23" style:family="table-cell">
      <style:table-cell-properties style:vertical-align="bottom" fo:padding-left="0.191cm" fo:padding-right="0.191cm" fo:padding-top="0.101cm" fo:padding-bottom="0cm" fo:border="none" style:writing-mode="lr-tb"/>
    </style:style>
    <style:style style:name="Tableau6.D23" style:family="table-cell">
      <style:table-cell-properties style:vertical-align="middle" fo:padding-left="0.191cm" fo:padding-right="0.191cm" fo:padding-top="0.101cm" fo:padding-bottom="0cm" fo:border-left="none" fo:border-right="none" fo:border-top="1pt solid #f2f2f2" fo:border-bottom="1pt solid #f2f2f2" style:writing-mode="lr-tb"/>
    </style:style>
    <style:style style:name="Tableau6.A24" style:family="table-cell">
      <style:table-cell-properties fo:padding-left="0.191cm" fo:padding-right="0.191cm" fo:padding-top="0.101cm" fo:padding-bottom="0cm" fo:border-left="2.25pt solid #d60093" fo:border-right="none" fo:border-top="none" fo:border-bottom="none" style:writing-mode="lr-tb"/>
    </style:style>
    <style:style style:name="Tableau6.C24" style:family="table-cell">
      <style:table-cell-properties style:vertical-align="bottom" fo:padding-left="0.191cm" fo:padding-right="0.191cm" fo:padding-top="0.101cm" fo:padding-bottom="0cm" fo:border="none" style:writing-mode="lr-tb"/>
    </style:style>
    <style:style style:name="Tableau6.D24" style:family="table-cell">
      <style:table-cell-properties style:vertical-align="middle" fo:padding-left="0.191cm" fo:padding-right="0.191cm" fo:padding-top="0.101cm" fo:padding-bottom="0cm" fo:border-left="none" fo:border-right="none" fo:border-top="1pt solid #f2f2f2" fo:border-bottom="1pt solid #f2f2f2" style:writing-mode="lr-tb"/>
    </style:style>
    <style:style style:name="Tableau8" style:family="table">
      <style:table-properties style:width="17.254cm" fo:margin-left="-0.751cm" fo:margin-top="0cm" fo:margin-bottom="0cm" fo:break-before="page" table:align="left" style:writing-mode="lr-tb"/>
    </style:style>
    <style:style style:name="Tableau8.A" style:family="table-column">
      <style:table-column-properties style:column-width="4.253cm"/>
    </style:style>
    <style:style style:name="Tableau8.B" style:family="table-column">
      <style:table-column-properties style:column-width="0.25cm"/>
    </style:style>
    <style:style style:name="Tableau8.C" style:family="table-column">
      <style:table-column-properties style:column-width="0.663cm"/>
    </style:style>
    <style:style style:name="Tableau8.D" style:family="table-column">
      <style:table-column-properties style:column-width="0.085cm"/>
    </style:style>
    <style:style style:name="Tableau8.E" style:family="table-column">
      <style:table-column-properties style:column-width="0.917cm"/>
    </style:style>
    <style:style style:name="Tableau8.F" style:family="table-column">
      <style:table-column-properties style:column-width="2.083cm"/>
    </style:style>
    <style:style style:name="Tableau8.H" style:family="table-column">
      <style:table-column-properties style:column-width="1cm"/>
    </style:style>
    <style:style style:name="Tableau8.I" style:family="table-column">
      <style:table-column-properties style:column-width="7.752cm"/>
    </style:style>
    <style:style style:name="Tableau8.1" style:family="table-row">
      <style:table-row-properties style:min-row-height="1.199cm" fo:keep-together="auto"/>
    </style:style>
    <style:style style:name="Tableau8.A1" style:family="table-cell">
      <style:table-cell-properties style:vertical-align="bottom" fo:padding-left="0.191cm" fo:padding-right="0.191cm" fo:padding-top="0.101cm" fo:padding-bottom="0cm" fo:border="none" style:writing-mode="lr-tb"/>
    </style:style>
    <style:style style:name="Tableau8.2" style:family="table-row">
      <style:table-row-properties style:min-row-height="0.7cm" fo:keep-together="auto"/>
    </style:style>
    <style:style style:name="Tableau8.3" style:family="table-row">
      <style:table-row-properties style:min-row-height="0.644cm" fo:keep-together="auto"/>
    </style:style>
    <style:style style:name="Tableau8.A3" style:family="table-cell">
      <style:table-cell-properties style:border-line-width-bottom="0.053cm 0.053cm 0.106cm" fo:padding-left="0.191cm" fo:padding-right="0.191cm" fo:padding-top="0.101cm" fo:padding-bottom="0cm" fo:border-left="none" fo:border-right="none" fo:border-top="none" fo:border-bottom="6pt double #d60093" style:writing-mode="lr-tb"/>
    </style:style>
    <style:style style:name="Tableau8.E3" style:family="table-cell">
      <style:table-cell-properties style:border-line-width-bottom="0.053cm 0.053cm 0.106cm" fo:padding-left="0.191cm" fo:padding-right="0.191cm" fo:padding-top="0.101cm" fo:padding-bottom="0cm" fo:border-left="none" fo:border-right="none" fo:border-top="none" fo:border-bottom="6pt double #d60093" style:writing-mode="lr-tb"/>
    </style:style>
    <style:style style:name="Tableau8.A4" style:family="table-cell">
      <style:table-cell-properties style:border-line-width-top="0.053cm 0.053cm 0.106cm" fo:padding-left="0.191cm" fo:padding-right="0.191cm" fo:padding-top="0.101cm" fo:padding-bottom="0cm" fo:border-left="none" fo:border-right="none" fo:border-top="6pt double #d60093" fo:border-bottom="none" style:writing-mode="lr-tb"/>
    </style:style>
    <style:style style:name="Tableau8.E4" style:family="table-cell">
      <style:table-cell-properties style:border-line-width-top="0.053cm 0.053cm 0.106cm" fo:padding-left="0.191cm" fo:padding-right="0.191cm" fo:padding-top="0.101cm" fo:padding-bottom="0cm" fo:border-left="none" fo:border-right="none" fo:border-top="6pt double #d60093" fo:border-bottom="none" style:writing-mode="lr-tb"/>
    </style:style>
    <style:style style:name="Tableau8.5" style:family="table-row">
      <style:table-row-properties fo:keep-together="auto"/>
    </style:style>
    <style:style style:name="Tableau8.A5" style:family="table-cell">
      <style:table-cell-properties fo:padding-left="0.191cm" fo:padding-right="0.191cm" fo:padding-top="0.101cm" fo:padding-bottom="0cm" fo:border-left="3pt solid #d60093" fo:border-right="none" fo:border-top="none" fo:border-bottom="1pt solid #d60093" style:writing-mode="lr-tb"/>
    </style:style>
    <style:style style:name="Tableau8.6" style:family="table-row">
      <style:table-row-properties style:min-row-height="4.075cm" fo:keep-together="auto"/>
    </style:style>
    <style:style style:name="Tableau8.A6" style:family="table-cell">
      <style:table-cell-properties fo:padding-left="0.191cm" fo:padding-right="0.191cm" fo:padding-top="0.101cm" fo:padding-bottom="0cm" fo:border-left="0.5pt solid #d9d9d9" fo:border-right="0.5pt solid #d9d9d9" fo:border-top="1pt solid #d60093" fo:border-bottom="0.5pt solid #d9d9d9" style:writing-mode="lr-tb"/>
    </style:style>
    <style:style style:name="Tableau8.7" style:family="table-row">
      <style:table-row-properties style:min-row-height="0.3cm" fo:keep-together="auto"/>
    </style:style>
    <style:style style:name="Tableau8.A7" style:family="table-cell">
      <style:table-cell-properties fo:padding-left="0.191cm" fo:padding-right="0.191cm" fo:padding-top="0.101cm" fo:padding-bottom="0cm" fo:border-left="none" fo:border-right="none" fo:border-top="0.5pt solid #d9d9d9" fo:border-bottom="none" style:writing-mode="lr-tb"/>
    </style:style>
    <style:style style:name="Tableau8.8" style:family="table-row">
      <style:table-row-properties style:min-row-height="0.466cm" fo:keep-together="auto"/>
    </style:style>
    <style:style style:name="Tableau8.A8" style:family="table-cell">
      <style:table-cell-properties fo:padding-left="0.191cm" fo:padding-right="0.191cm" fo:padding-top="0.101cm" fo:padding-bottom="0cm" fo:border-left="3pt solid #d60093" fo:border-right="none" fo:border-top="none" fo:border-bottom="1pt solid #d60093" style:writing-mode="lr-tb"/>
    </style:style>
    <style:style style:name="Tableau8.9" style:family="table-row">
      <style:table-row-properties style:min-row-height="5.794cm" fo:keep-together="auto"/>
    </style:style>
    <style:style style:name="Tableau8.A9" style:family="table-cell">
      <style:table-cell-properties fo:padding-left="0.191cm" fo:padding-right="0.191cm" fo:padding-top="0.101cm" fo:padding-bottom="0cm" fo:border-left="0.5pt solid #d9d9d9" fo:border-right="0.5pt solid #d9d9d9" fo:border-top="none" fo:border-bottom="0.5pt solid #d9d9d9" style:writing-mode="lr-tb"/>
    </style:style>
    <style:style style:name="Tableau8.10" style:family="table-row">
      <style:table-row-properties style:min-row-height="0.503cm" fo:keep-together="auto"/>
    </style:style>
    <style:style style:name="Tableau8.A10" style:family="table-cell">
      <style:table-cell-properties fo:padding-left="0.191cm" fo:padding-right="0.191cm" fo:padding-top="0.101cm" fo:padding-bottom="0cm" fo:border-left="none" fo:border-right="none" fo:border-top="0.5pt solid #d9d9d9" fo:border-bottom="none" style:writing-mode="lr-tb"/>
    </style:style>
    <style:style style:name="Tableau8.11" style:family="table-row">
      <style:table-row-properties fo:keep-together="auto"/>
    </style:style>
    <style:style style:name="Tableau8.A11" style:family="table-cell">
      <style:table-cell-properties fo:padding-left="0.191cm" fo:padding-right="0.191cm" fo:padding-top="0.101cm" fo:padding-bottom="0cm" fo:border-left="3pt solid #d60093" fo:border-right="none" fo:border-top="none" fo:border-bottom="1.5pt solid #d60093" style:writing-mode="lr-tb"/>
    </style:style>
    <style:style style:name="Tableau8.12" style:family="table-row">
      <style:table-row-properties style:min-row-height="3.967cm" fo:keep-together="auto"/>
    </style:style>
    <style:style style:name="Tableau8.A12" style:family="table-cell">
      <style:table-cell-properties fo:padding-left="0.191cm" fo:padding-right="0.191cm" fo:padding-top="0.101cm" fo:padding-bottom="0cm" fo:border-left="0.5pt solid #d9d9d9" fo:border-right="0.5pt solid #d9d9d9" fo:border-top="1.5pt solid #d60093" fo:border-bottom="0.5pt solid #d9d9d9" style:writing-mode="lr-tb"/>
    </style:style>
    <style:style style:name="Tableau8.13" style:family="table-row">
      <style:table-row-properties style:min-row-height="1.667cm" fo:keep-together="auto"/>
    </style:style>
    <style:style style:name="Tableau8.A13" style:family="table-cell">
      <style:table-cell-properties fo:padding-left="0.191cm" fo:padding-right="0.191cm" fo:padding-top="0.101cm" fo:padding-bottom="0cm" fo:border-left="none" fo:border-right="none" fo:border-top="0.5pt solid #d9d9d9" fo:border-bottom="none" style:writing-mode="lr-tb"/>
    </style:style>
    <style:style style:name="Tableau8.14" style:family="table-row">
      <style:table-row-properties fo:keep-together="auto"/>
    </style:style>
    <style:style style:name="Tableau8.A14" style:family="table-cell">
      <style:table-cell-properties fo:padding-left="0.191cm" fo:padding-right="0.191cm" fo:padding-top="0.101cm" fo:padding-bottom="0cm" fo:border-left="3pt solid #d60093" fo:border-right="none" fo:border-top="none" fo:border-bottom="1pt solid #d60093" style:writing-mode="lr-tb"/>
    </style:style>
    <style:style style:name="Tableau8.15" style:family="table-row">
      <style:table-row-properties style:min-row-height="0.199cm" fo:keep-together="auto"/>
    </style:style>
    <style:style style:name="Tableau8.A15" style:family="table-cell">
      <style:table-cell-properties fo:padding-left="0.191cm" fo:padding-right="0.191cm" fo:padding-top="0.101cm" fo:padding-bottom="0cm" fo:border-left="0.5pt solid #d9d9d9" fo:border-right="none" fo:border-top="1pt solid #d60093" fo:border-bottom="none" style:writing-mode="lr-tb"/>
    </style:style>
    <style:style style:name="Tableau8.G15" style:family="table-cell">
      <style:table-cell-properties fo:padding-left="0.191cm" fo:padding-right="0.191cm" fo:padding-top="0.101cm" fo:padding-bottom="0cm" fo:border-left="none" fo:border-right="0.5pt solid #d9d9d9" fo:border-top="1pt solid #d60093" fo:border-bottom="none" style:writing-mode="lr-tb"/>
    </style:style>
    <style:style style:name="Tableau8.16" style:family="table-row">
      <style:table-row-properties style:min-row-height="0.801cm" fo:keep-together="auto"/>
    </style:style>
    <style:style style:name="Tableau8.A16" style:family="table-cell">
      <style:table-cell-properties style:vertical-align="middle" fo:background-color="#f2f2f2" fo:padding-left="0.191cm" fo:padding-right="0.191cm" fo:padding-top="0.101cm" fo:padding-bottom="0cm" fo:border-left="0.5pt solid #d9d9d9" fo:border-right="none" fo:border-top="none" fo:border-bottom="none" style:writing-mode="lr-tb">
        <style:background-image/>
      </style:table-cell-properties>
    </style:style>
    <style:style style:name="Tableau8.G16" style:family="table-cell">
      <style:table-cell-properties style:vertical-align="middle" fo:background-color="#f2f2f2" fo:padding-left="0.191cm" fo:padding-right="0.191cm" fo:padding-top="0.101cm" fo:padding-bottom="0cm" fo:border-left="none" fo:border-right="0.5pt solid #d9d9d9" fo:border-top="none" fo:border-bottom="none" style:writing-mode="lr-tb">
        <style:background-image/>
      </style:table-cell-properties>
    </style:style>
    <style:style style:name="Tableau8.17" style:family="table-row">
      <style:table-row-properties fo:keep-together="auto"/>
    </style:style>
    <style:style style:name="Tableau8.A17" style:family="table-cell">
      <style:table-cell-properties fo:padding-left="0.191cm" fo:padding-right="0.191cm" fo:padding-top="0.101cm" fo:padding-bottom="0cm" fo:border-left="0.5pt solid #d9d9d9" fo:border-right="1pt solid #f2f2f2" fo:border-top="none" fo:border-bottom="none" style:writing-mode="lr-tb"/>
    </style:style>
    <style:style style:name="Tableau8.C17" style:family="table-cell">
      <style:table-cell-properties fo:padding-left="0.191cm" fo:padding-right="0.191cm" fo:padding-top="0.101cm" fo:padding-bottom="0cm" fo:border-left="1pt solid #f2f2f2" fo:border-right="0.5pt solid #d9d9d9" fo:border-top="none" fo:border-bottom="none" style:writing-mode="lr-tb"/>
    </style:style>
    <style:style style:name="Tableau8.A18" style:family="table-cell">
      <style:table-cell-properties fo:padding-left="0.191cm" fo:padding-right="0.191cm" fo:padding-top="0.101cm" fo:padding-bottom="0cm" fo:border-left="0.5pt solid #d9d9d9" fo:border-right="1pt solid #f2f2f2" fo:border-top="none" fo:border-bottom="none" style:writing-mode="lr-tb"/>
    </style:style>
    <style:style style:name="Tableau8.C18" style:family="table-cell">
      <style:table-cell-properties fo:padding-left="0.191cm" fo:padding-right="0.191cm" fo:padding-top="0.101cm" fo:padding-bottom="0cm" fo:border-left="1pt solid #f2f2f2" fo:border-right="none" fo:border-top="none" fo:border-bottom="none" style:writing-mode="lr-tb"/>
    </style:style>
    <style:style style:name="Tableau8.D18" style:family="table-cell">
      <style:table-cell-properties fo:padding-left="0.191cm" fo:padding-right="0.191cm" fo:padding-top="0.101cm" fo:padding-bottom="0cm" fo:border-left="none" fo:border-right="0.5pt solid #d9d9d9" fo:border-top="none" fo:border-bottom="none" style:writing-mode="lr-tb"/>
    </style:style>
    <style:style style:name="Tableau8.A19" style:family="table-cell">
      <style:table-cell-properties fo:padding-left="0.191cm" fo:padding-right="0.191cm" fo:padding-top="0.101cm" fo:padding-bottom="0cm" fo:border-left="0.5pt solid #d9d9d9" fo:border-right="1pt solid #f2f2f2" fo:border-top="none" fo:border-bottom="none" style:writing-mode="lr-tb"/>
    </style:style>
    <style:style style:name="Tableau8.C19" style:family="table-cell">
      <style:table-cell-properties fo:padding-left="0.191cm" fo:padding-right="0.191cm" fo:padding-top="0.101cm" fo:padding-bottom="0cm" fo:border-left="1pt solid #f2f2f2" fo:border-right="none" fo:border-top="none" fo:border-bottom="none" style:writing-mode="lr-tb"/>
    </style:style>
    <style:style style:name="Tableau8.D19" style:family="table-cell">
      <style:table-cell-properties fo:padding-left="0.191cm" fo:padding-right="0.191cm" fo:padding-top="0.101cm" fo:padding-bottom="0cm" fo:border="none" style:writing-mode="lr-tb"/>
    </style:style>
    <style:style style:name="Tableau8.F19" style:family="table-cell">
      <style:table-cell-properties fo:padding-left="0.191cm" fo:padding-right="0.191cm" fo:padding-top="0.101cm" fo:padding-bottom="0cm" fo:border="none" style:writing-mode="lr-tb"/>
    </style:style>
    <style:style style:name="Tableau8.H19" style:family="table-cell">
      <style:table-cell-properties fo:padding-left="0.191cm" fo:padding-right="0.191cm" fo:padding-top="0.101cm" fo:padding-bottom="0cm" fo:border="none" style:writing-mode="lr-tb"/>
    </style:style>
    <style:style style:name="Tableau8.I19" style:family="table-cell">
      <style:table-cell-properties fo:padding-left="0.191cm" fo:padding-right="0.191cm" fo:padding-top="0.101cm" fo:padding-bottom="0cm" fo:border-left="none" fo:border-right="0.5pt solid #d9d9d9" fo:border-top="none" fo:border-bottom="none" style:writing-mode="lr-tb"/>
    </style:style>
    <style:style style:name="Tableau8.20" style:family="table-row">
      <style:table-row-properties style:min-row-height="0.4cm" fo:keep-together="auto"/>
    </style:style>
    <style:style style:name="Tableau8.A20" style:family="table-cell">
      <style:table-cell-properties fo:padding-left="0.191cm" fo:padding-right="0.191cm" fo:padding-top="0.101cm" fo:padding-bottom="0cm" fo:border-left="0.5pt solid #d9d9d9" fo:border-right="0.5pt solid #d9d9d9" fo:border-top="none" fo:border-bottom="0.5pt solid #d9d9d9" style:writing-mode="lr-tb"/>
    </style:style>
    <style:style style:name="Tableau8.21" style:family="table-row">
      <style:table-row-properties fo:keep-together="auto"/>
    </style:style>
    <style:style style:name="Tableau8.A21" style:family="table-cell">
      <style:table-cell-properties fo:padding-left="0.191cm" fo:padding-right="0.191cm" fo:padding-top="0.101cm" fo:padding-bottom="0cm" fo:border-left="none" fo:border-right="none" fo:border-top="0.5pt solid #d9d9d9" fo:border-bottom="none" style:writing-mode="lr-tb"/>
    </style:style>
    <style:style style:name="Tableau8.22" style:family="table-row">
      <style:table-row-properties fo:keep-together="auto"/>
    </style:style>
    <style:style style:name="Tableau8.A22" style:family="table-cell">
      <style:table-cell-properties fo:padding-left="0.191cm" fo:padding-right="0.191cm" fo:padding-top="0.101cm" fo:padding-bottom="0cm" fo:border-left="3pt solid #d60093" fo:border-right="none" fo:border-top="none" fo:border-bottom="1pt solid #d60093" style:writing-mode="lr-tb"/>
    </style:style>
    <style:style style:name="Tableau8.23" style:family="table-row">
      <style:table-row-properties style:min-row-height="4.001cm" fo:keep-together="auto"/>
    </style:style>
    <style:style style:name="Tableau8.A23" style:family="table-cell">
      <style:table-cell-properties fo:padding-left="0.191cm" fo:padding-right="0.191cm" fo:padding-top="0.101cm" fo:padding-bottom="0cm" fo:border-left="0.5pt solid #d9d9d9" fo:border-right="0.5pt solid #d9d9d9" fo:border-top="1pt solid #d60093" fo:border-bottom="0.5pt solid #d9d9d9" style:writing-mode="lr-tb"/>
    </style:style>
    <style:style style:name="Tableau15" style:family="table">
      <style:table-properties style:width="17.254cm" fo:margin-left="-0.751cm" fo:margin-top="0cm" fo:margin-bottom="0cm" fo:break-before="page" table:align="left" style:writing-mode="lr-tb"/>
    </style:style>
    <style:style style:name="Tableau15.A" style:family="table-column">
      <style:table-column-properties style:column-width="4.253cm"/>
    </style:style>
    <style:style style:name="Tableau15.B" style:family="table-column">
      <style:table-column-properties style:column-width="0.25cm"/>
    </style:style>
    <style:style style:name="Tableau15.C" style:family="table-column">
      <style:table-column-properties style:column-width="0.663cm"/>
    </style:style>
    <style:style style:name="Tableau15.D" style:family="table-column">
      <style:table-column-properties style:column-width="0.085cm"/>
    </style:style>
    <style:style style:name="Tableau15.E" style:family="table-column">
      <style:table-column-properties style:column-width="0.917cm"/>
    </style:style>
    <style:style style:name="Tableau15.F" style:family="table-column">
      <style:table-column-properties style:column-width="2.083cm"/>
    </style:style>
    <style:style style:name="Tableau15.H" style:family="table-column">
      <style:table-column-properties style:column-width="1cm"/>
    </style:style>
    <style:style style:name="Tableau15.I" style:family="table-column">
      <style:table-column-properties style:column-width="7.752cm"/>
    </style:style>
    <style:style style:name="Tableau15.1" style:family="table-row">
      <style:table-row-properties style:min-row-height="1.199cm" fo:keep-together="auto"/>
    </style:style>
    <style:style style:name="Tableau15.A1" style:family="table-cell">
      <style:table-cell-properties style:vertical-align="bottom" fo:padding-left="0.191cm" fo:padding-right="0.191cm" fo:padding-top="0.101cm" fo:padding-bottom="0cm" fo:border="none" style:writing-mode="lr-tb"/>
    </style:style>
    <style:style style:name="Tableau15.2" style:family="table-row">
      <style:table-row-properties style:min-row-height="0.7cm" fo:keep-together="auto"/>
    </style:style>
    <style:style style:name="Tableau15.3" style:family="table-row">
      <style:table-row-properties style:min-row-height="0.644cm" fo:keep-together="auto"/>
    </style:style>
    <style:style style:name="Tableau15.A3" style:family="table-cell">
      <style:table-cell-properties style:border-line-width-bottom="0.053cm 0.053cm 0.106cm" fo:padding-left="0.191cm" fo:padding-right="0.191cm" fo:padding-top="0.101cm" fo:padding-bottom="0cm" fo:border-left="none" fo:border-right="none" fo:border-top="none" fo:border-bottom="6pt double #d60093" style:writing-mode="lr-tb"/>
    </style:style>
    <style:style style:name="Tableau15.E3" style:family="table-cell">
      <style:table-cell-properties style:border-line-width-bottom="0.053cm 0.053cm 0.106cm" fo:padding-left="0.191cm" fo:padding-right="0.191cm" fo:padding-top="0.101cm" fo:padding-bottom="0cm" fo:border-left="none" fo:border-right="none" fo:border-top="none" fo:border-bottom="6pt double #d60093" style:writing-mode="lr-tb"/>
    </style:style>
    <style:style style:name="Tableau15.A4" style:family="table-cell">
      <style:table-cell-properties style:border-line-width-top="0.053cm 0.053cm 0.106cm" fo:padding-left="0.191cm" fo:padding-right="0.191cm" fo:padding-top="0.101cm" fo:padding-bottom="0cm" fo:border-left="none" fo:border-right="none" fo:border-top="6pt double #d60093" fo:border-bottom="none" style:writing-mode="lr-tb"/>
    </style:style>
    <style:style style:name="Tableau15.E4" style:family="table-cell">
      <style:table-cell-properties style:border-line-width-top="0.053cm 0.053cm 0.106cm" fo:padding-left="0.191cm" fo:padding-right="0.191cm" fo:padding-top="0.101cm" fo:padding-bottom="0cm" fo:border-left="none" fo:border-right="none" fo:border-top="6pt double #d60093" fo:border-bottom="none" style:writing-mode="lr-tb"/>
    </style:style>
    <style:style style:name="Tableau15.5" style:family="table-row">
      <style:table-row-properties fo:keep-together="auto"/>
    </style:style>
    <style:style style:name="Tableau15.A5" style:family="table-cell">
      <style:table-cell-properties fo:padding-left="0.191cm" fo:padding-right="0.191cm" fo:padding-top="0.101cm" fo:padding-bottom="0cm" fo:border-left="3pt solid #d60093" fo:border-right="none" fo:border-top="none" fo:border-bottom="1pt solid #d60093" style:writing-mode="lr-tb"/>
    </style:style>
    <style:style style:name="Tableau15.6" style:family="table-row">
      <style:table-row-properties style:min-row-height="7.999cm" fo:keep-together="auto"/>
    </style:style>
    <style:style style:name="Tableau15.A6" style:family="table-cell">
      <style:table-cell-properties fo:padding-left="0.191cm" fo:padding-right="0.191cm" fo:padding-top="0.101cm" fo:padding-bottom="0cm" fo:border-left="0.5pt solid #d9d9d9" fo:border-right="0.5pt solid #d9d9d9" fo:border-top="1pt solid #d60093" fo:border-bottom="0.5pt solid #d9d9d9" style:writing-mode="lr-tb"/>
    </style:style>
    <style:style style:name="Tableau15.7" style:family="table-row">
      <style:table-row-properties style:min-row-height="0.3cm" fo:keep-together="auto"/>
    </style:style>
    <style:style style:name="Tableau15.A7" style:family="table-cell">
      <style:table-cell-properties fo:padding-left="0.191cm" fo:padding-right="0.191cm" fo:padding-top="0.101cm" fo:padding-bottom="0cm" fo:border-left="none" fo:border-right="none" fo:border-top="0.5pt solid #d9d9d9" fo:border-bottom="none" style:writing-mode="lr-tb"/>
    </style:style>
    <style:style style:name="Tableau15.8" style:family="table-row">
      <style:table-row-properties style:min-row-height="0.466cm" fo:keep-together="auto"/>
    </style:style>
    <style:style style:name="Tableau15.A8" style:family="table-cell">
      <style:table-cell-properties fo:padding-left="0.191cm" fo:padding-right="0.191cm" fo:padding-top="0.101cm" fo:padding-bottom="0cm" fo:border-left="3pt solid #d60093" fo:border-right="none" fo:border-top="none" fo:border-bottom="1pt solid #d60093" style:writing-mode="lr-tb"/>
    </style:style>
    <style:style style:name="Tableau15.9" style:family="table-row">
      <style:table-row-properties style:min-row-height="3.923cm" fo:keep-together="auto"/>
    </style:style>
    <style:style style:name="Tableau15.A9" style:family="table-cell">
      <style:table-cell-properties fo:padding-left="0.191cm" fo:padding-right="0.191cm" fo:padding-top="0.101cm" fo:padding-bottom="0cm" fo:border-left="0.5pt solid #d9d9d9" fo:border-right="0.5pt solid #d9d9d9" fo:border-top="none" fo:border-bottom="0.5pt solid #d9d9d9" style:writing-mode="lr-tb"/>
    </style:style>
    <style:style style:name="Tableau15.10" style:family="table-row">
      <style:table-row-properties style:min-row-height="0.397cm" fo:keep-together="auto"/>
    </style:style>
    <style:style style:name="Tableau15.A10" style:family="table-cell">
      <style:table-cell-properties fo:padding-left="0.191cm" fo:padding-right="0.191cm" fo:padding-top="0.101cm" fo:padding-bottom="0cm" fo:border-left="none" fo:border-right="none" fo:border-top="0.5pt solid #d9d9d9" fo:border-bottom="none" style:writing-mode="lr-tb"/>
    </style:style>
    <style:style style:name="Tableau15.11" style:family="table-row">
      <style:table-row-properties fo:keep-together="auto"/>
    </style:style>
    <style:style style:name="Tableau15.A11" style:family="table-cell">
      <style:table-cell-properties fo:padding-left="0.191cm" fo:padding-right="0.191cm" fo:padding-top="0.101cm" fo:padding-bottom="0cm" fo:border-left="3pt solid #d60093" fo:border-right="none" fo:border-top="none" fo:border-bottom="1.5pt solid #d60093" style:writing-mode="lr-tb"/>
    </style:style>
    <style:style style:name="Tableau15.12" style:family="table-row">
      <style:table-row-properties style:min-row-height="3.561cm" fo:keep-together="auto"/>
    </style:style>
    <style:style style:name="Tableau15.A12" style:family="table-cell">
      <style:table-cell-properties fo:padding-left="0.191cm" fo:padding-right="0.191cm" fo:padding-top="0.101cm" fo:padding-bottom="0cm" fo:border-left="0.5pt solid #d9d9d9" fo:border-right="0.5pt solid #d9d9d9" fo:border-top="1.5pt solid #d60093" fo:border-bottom="0.5pt solid #d9d9d9" style:writing-mode="lr-tb"/>
    </style:style>
    <style:style style:name="Tableau15.13" style:family="table-row">
      <style:table-row-properties style:min-row-height="0.175cm" fo:keep-together="auto"/>
    </style:style>
    <style:style style:name="Tableau15.A13" style:family="table-cell">
      <style:table-cell-properties fo:padding-left="0.191cm" fo:padding-right="0.191cm" fo:padding-top="0.101cm" fo:padding-bottom="0cm" fo:border-left="none" fo:border-right="none" fo:border-top="0.5pt solid #d9d9d9" fo:border-bottom="none" style:writing-mode="lr-tb"/>
    </style:style>
    <style:style style:name="Tableau15.14" style:family="table-row">
      <style:table-row-properties fo:keep-together="auto"/>
    </style:style>
    <style:style style:name="Tableau15.A14" style:family="table-cell">
      <style:table-cell-properties fo:padding-left="0.191cm" fo:padding-right="0.191cm" fo:padding-top="0.101cm" fo:padding-bottom="0cm" fo:border-left="3pt solid #d60093" fo:border-right="none" fo:border-top="none" fo:border-bottom="1pt solid #d60093" style:writing-mode="lr-tb"/>
    </style:style>
    <style:style style:name="Tableau15.15" style:family="table-row">
      <style:table-row-properties style:min-row-height="0.199cm" fo:keep-together="auto"/>
    </style:style>
    <style:style style:name="Tableau15.A15" style:family="table-cell">
      <style:table-cell-properties fo:padding-left="0.191cm" fo:padding-right="0.191cm" fo:padding-top="0.101cm" fo:padding-bottom="0cm" fo:border-left="0.5pt solid #d9d9d9" fo:border-right="none" fo:border-top="1pt solid #d60093" fo:border-bottom="none" style:writing-mode="lr-tb"/>
    </style:style>
    <style:style style:name="Tableau15.G15" style:family="table-cell">
      <style:table-cell-properties fo:padding-left="0.191cm" fo:padding-right="0.191cm" fo:padding-top="0.101cm" fo:padding-bottom="0cm" fo:border-left="none" fo:border-right="0.5pt solid #d9d9d9" fo:border-top="1pt solid #d60093" fo:border-bottom="none" style:writing-mode="lr-tb"/>
    </style:style>
    <style:style style:name="Tableau15.16" style:family="table-row">
      <style:table-row-properties style:min-row-height="0.801cm" fo:keep-together="auto"/>
    </style:style>
    <style:style style:name="Tableau15.A16" style:family="table-cell">
      <style:table-cell-properties style:vertical-align="middle" fo:background-color="#f2f2f2" fo:padding-left="0.191cm" fo:padding-right="0.191cm" fo:padding-top="0.101cm" fo:padding-bottom="0cm" fo:border-left="0.5pt solid #d9d9d9" fo:border-right="none" fo:border-top="none" fo:border-bottom="none" style:writing-mode="lr-tb">
        <style:background-image/>
      </style:table-cell-properties>
    </style:style>
    <style:style style:name="Tableau15.G16" style:family="table-cell">
      <style:table-cell-properties style:vertical-align="middle" fo:background-color="#f2f2f2" fo:padding-left="0.191cm" fo:padding-right="0.191cm" fo:padding-top="0.101cm" fo:padding-bottom="0cm" fo:border-left="none" fo:border-right="0.5pt solid #d9d9d9" fo:border-top="none" fo:border-bottom="none" style:writing-mode="lr-tb">
        <style:background-image/>
      </style:table-cell-properties>
    </style:style>
    <style:style style:name="Tableau15.17" style:family="table-row">
      <style:table-row-properties fo:keep-together="auto"/>
    </style:style>
    <style:style style:name="Tableau15.A17" style:family="table-cell">
      <style:table-cell-properties fo:padding-left="0.191cm" fo:padding-right="0.191cm" fo:padding-top="0.101cm" fo:padding-bottom="0cm" fo:border-left="0.5pt solid #d9d9d9" fo:border-right="1pt solid #f2f2f2" fo:border-top="none" fo:border-bottom="none" style:writing-mode="lr-tb"/>
    </style:style>
    <style:style style:name="Tableau15.C17" style:family="table-cell">
      <style:table-cell-properties fo:padding-left="0.191cm" fo:padding-right="0.191cm" fo:padding-top="0.101cm" fo:padding-bottom="0cm" fo:border-left="1pt solid #f2f2f2" fo:border-right="0.5pt solid #d9d9d9" fo:border-top="none" fo:border-bottom="none" style:writing-mode="lr-tb"/>
    </style:style>
    <style:style style:name="Tableau15.A18" style:family="table-cell">
      <style:table-cell-properties fo:padding-left="0.191cm" fo:padding-right="0.191cm" fo:padding-top="0.101cm" fo:padding-bottom="0cm" fo:border-left="0.5pt solid #d9d9d9" fo:border-right="1pt solid #f2f2f2" fo:border-top="none" fo:border-bottom="none" style:writing-mode="lr-tb"/>
    </style:style>
    <style:style style:name="Tableau15.C18" style:family="table-cell">
      <style:table-cell-properties fo:padding-left="0.191cm" fo:padding-right="0.191cm" fo:padding-top="0.101cm" fo:padding-bottom="0cm" fo:border-left="1pt solid #f2f2f2" fo:border-right="none" fo:border-top="none" fo:border-bottom="none" style:writing-mode="lr-tb"/>
    </style:style>
    <style:style style:name="Tableau15.D18" style:family="table-cell">
      <style:table-cell-properties fo:padding-left="0.191cm" fo:padding-right="0.191cm" fo:padding-top="0.101cm" fo:padding-bottom="0cm" fo:border-left="none" fo:border-right="0.5pt solid #d9d9d9" fo:border-top="none" fo:border-bottom="none" style:writing-mode="lr-tb"/>
    </style:style>
    <style:style style:name="Tableau15.A19" style:family="table-cell">
      <style:table-cell-properties fo:padding-left="0.191cm" fo:padding-right="0.191cm" fo:padding-top="0.101cm" fo:padding-bottom="0cm" fo:border-left="0.5pt solid #d9d9d9" fo:border-right="1pt solid #f2f2f2" fo:border-top="none" fo:border-bottom="none" style:writing-mode="lr-tb"/>
    </style:style>
    <style:style style:name="Tableau15.C19" style:family="table-cell">
      <style:table-cell-properties fo:padding-left="0.191cm" fo:padding-right="0.191cm" fo:padding-top="0.101cm" fo:padding-bottom="0cm" fo:border-left="1pt solid #f2f2f2" fo:border-right="none" fo:border-top="none" fo:border-bottom="none" style:writing-mode="lr-tb"/>
    </style:style>
    <style:style style:name="Tableau15.D19" style:family="table-cell">
      <style:table-cell-properties fo:padding-left="0.191cm" fo:padding-right="0.191cm" fo:padding-top="0.101cm" fo:padding-bottom="0cm" fo:border="none" style:writing-mode="lr-tb"/>
    </style:style>
    <style:style style:name="Tableau15.F19" style:family="table-cell">
      <style:table-cell-properties fo:padding-left="0.191cm" fo:padding-right="0.191cm" fo:padding-top="0.101cm" fo:padding-bottom="0cm" fo:border="none" style:writing-mode="lr-tb"/>
    </style:style>
    <style:style style:name="Tableau15.H19" style:family="table-cell">
      <style:table-cell-properties fo:padding-left="0.191cm" fo:padding-right="0.191cm" fo:padding-top="0.101cm" fo:padding-bottom="0cm" fo:border="none" style:writing-mode="lr-tb"/>
    </style:style>
    <style:style style:name="Tableau15.I19" style:family="table-cell">
      <style:table-cell-properties fo:padding-left="0.191cm" fo:padding-right="0.191cm" fo:padding-top="0.101cm" fo:padding-bottom="0cm" fo:border-left="none" fo:border-right="0.5pt solid #d9d9d9" fo:border-top="none" fo:border-bottom="none" style:writing-mode="lr-tb"/>
    </style:style>
    <style:style style:name="Tableau15.20" style:family="table-row">
      <style:table-row-properties style:min-row-height="0.4cm" fo:keep-together="auto"/>
    </style:style>
    <style:style style:name="Tableau15.A20" style:family="table-cell">
      <style:table-cell-properties fo:padding-left="0.191cm" fo:padding-right="0.191cm" fo:padding-top="0.101cm" fo:padding-bottom="0cm" fo:border-left="0.5pt solid #d9d9d9" fo:border-right="0.5pt solid #d9d9d9" fo:border-top="none" fo:border-bottom="0.5pt solid #d9d9d9" style:writing-mode="lr-tb"/>
    </style:style>
    <style:style style:name="Tableau15.21" style:family="table-row">
      <style:table-row-properties fo:keep-together="auto"/>
    </style:style>
    <style:style style:name="Tableau15.A21" style:family="table-cell">
      <style:table-cell-properties fo:padding-left="0.191cm" fo:padding-right="0.191cm" fo:padding-top="0.101cm" fo:padding-bottom="0cm" fo:border-left="none" fo:border-right="none" fo:border-top="0.5pt solid #d9d9d9" fo:border-bottom="none" style:writing-mode="lr-tb"/>
    </style:style>
    <style:style style:name="Tableau15.22" style:family="table-row">
      <style:table-row-properties fo:keep-together="auto"/>
    </style:style>
    <style:style style:name="Tableau15.A22" style:family="table-cell">
      <style:table-cell-properties fo:padding-left="0.191cm" fo:padding-right="0.191cm" fo:padding-top="0.101cm" fo:padding-bottom="0cm" fo:border-left="3pt solid #d60093" fo:border-right="none" fo:border-top="none" fo:border-bottom="1pt solid #d60093" style:writing-mode="lr-tb"/>
    </style:style>
    <style:style style:name="Tableau15.23" style:family="table-row">
      <style:table-row-properties style:min-row-height="4.001cm" fo:keep-together="auto"/>
    </style:style>
    <style:style style:name="Tableau15.A23" style:family="table-cell">
      <style:table-cell-properties fo:padding-left="0.191cm" fo:padding-right="0.191cm" fo:padding-top="0.101cm" fo:padding-bottom="0cm" fo:border-left="0.5pt solid #d9d9d9" fo:border-right="0.5pt solid #d9d9d9" fo:border-top="1pt solid #d60093" fo:border-bottom="0.5pt solid #d9d9d9" style:writing-mode="lr-tb"/>
    </style:style>
    <style:style style:name="Tableau17" style:family="table">
      <style:table-properties style:width="17.254cm" fo:margin-left="-0.751cm" fo:margin-top="0cm" fo:margin-bottom="0cm" fo:break-before="page" table:align="left" style:writing-mode="lr-tb"/>
    </style:style>
    <style:style style:name="Tableau17.A" style:family="table-column">
      <style:table-column-properties style:column-width="4.253cm"/>
    </style:style>
    <style:style style:name="Tableau17.B" style:family="table-column">
      <style:table-column-properties style:column-width="0.25cm"/>
    </style:style>
    <style:style style:name="Tableau17.C" style:family="table-column">
      <style:table-column-properties style:column-width="0.663cm"/>
    </style:style>
    <style:style style:name="Tableau17.D" style:family="table-column">
      <style:table-column-properties style:column-width="0.085cm"/>
    </style:style>
    <style:style style:name="Tableau17.E" style:family="table-column">
      <style:table-column-properties style:column-width="0.917cm"/>
    </style:style>
    <style:style style:name="Tableau17.F" style:family="table-column">
      <style:table-column-properties style:column-width="2.083cm"/>
    </style:style>
    <style:style style:name="Tableau17.H" style:family="table-column">
      <style:table-column-properties style:column-width="1cm"/>
    </style:style>
    <style:style style:name="Tableau17.I" style:family="table-column">
      <style:table-column-properties style:column-width="7.752cm"/>
    </style:style>
    <style:style style:name="Tableau17.1" style:family="table-row">
      <style:table-row-properties style:min-row-height="1.199cm" fo:keep-together="auto"/>
    </style:style>
    <style:style style:name="Tableau17.A1" style:family="table-cell">
      <style:table-cell-properties style:vertical-align="bottom" fo:padding-left="0.191cm" fo:padding-right="0.191cm" fo:padding-top="0.101cm" fo:padding-bottom="0cm" fo:border="none" style:writing-mode="lr-tb"/>
    </style:style>
    <style:style style:name="Tableau17.2" style:family="table-row">
      <style:table-row-properties style:min-row-height="0.7cm" fo:keep-together="auto"/>
    </style:style>
    <style:style style:name="Tableau17.3" style:family="table-row">
      <style:table-row-properties style:min-row-height="0.644cm" fo:keep-together="auto"/>
    </style:style>
    <style:style style:name="Tableau17.A3" style:family="table-cell">
      <style:table-cell-properties style:border-line-width-bottom="0.053cm 0.053cm 0.106cm" fo:padding-left="0.191cm" fo:padding-right="0.191cm" fo:padding-top="0.101cm" fo:padding-bottom="0cm" fo:border-left="none" fo:border-right="none" fo:border-top="none" fo:border-bottom="6pt double #d60093" style:writing-mode="lr-tb"/>
    </style:style>
    <style:style style:name="Tableau17.E3" style:family="table-cell">
      <style:table-cell-properties style:border-line-width-bottom="0.053cm 0.053cm 0.106cm" fo:padding-left="0.191cm" fo:padding-right="0.191cm" fo:padding-top="0.101cm" fo:padding-bottom="0cm" fo:border-left="none" fo:border-right="none" fo:border-top="none" fo:border-bottom="6pt double #d60093" style:writing-mode="lr-tb"/>
    </style:style>
    <style:style style:name="Tableau17.A4" style:family="table-cell">
      <style:table-cell-properties style:border-line-width-top="0.053cm 0.053cm 0.106cm" fo:padding-left="0.191cm" fo:padding-right="0.191cm" fo:padding-top="0.101cm" fo:padding-bottom="0cm" fo:border-left="none" fo:border-right="none" fo:border-top="6pt double #d60093" fo:border-bottom="none" style:writing-mode="lr-tb"/>
    </style:style>
    <style:style style:name="Tableau17.E4" style:family="table-cell">
      <style:table-cell-properties style:border-line-width-top="0.053cm 0.053cm 0.106cm" fo:padding-left="0.191cm" fo:padding-right="0.191cm" fo:padding-top="0.101cm" fo:padding-bottom="0cm" fo:border-left="none" fo:border-right="none" fo:border-top="6pt double #d60093" fo:border-bottom="none" style:writing-mode="lr-tb"/>
    </style:style>
    <style:style style:name="Tableau17.5" style:family="table-row">
      <style:table-row-properties fo:keep-together="auto"/>
    </style:style>
    <style:style style:name="Tableau17.A5" style:family="table-cell">
      <style:table-cell-properties fo:padding-left="0.191cm" fo:padding-right="0.191cm" fo:padding-top="0.101cm" fo:padding-bottom="0cm" fo:border-left="3pt solid #d60093" fo:border-right="none" fo:border-top="none" fo:border-bottom="1pt solid #d60093" style:writing-mode="lr-tb"/>
    </style:style>
    <style:style style:name="Tableau17.6" style:family="table-row">
      <style:table-row-properties style:min-row-height="7.999cm" fo:keep-together="auto"/>
    </style:style>
    <style:style style:name="Tableau17.A6" style:family="table-cell">
      <style:table-cell-properties fo:padding-left="0.191cm" fo:padding-right="0.191cm" fo:padding-top="0.101cm" fo:padding-bottom="0cm" fo:border-left="0.5pt solid #d9d9d9" fo:border-right="0.5pt solid #d9d9d9" fo:border-top="1pt solid #d60093" fo:border-bottom="0.5pt solid #d9d9d9" style:writing-mode="lr-tb"/>
    </style:style>
    <style:style style:name="Tableau17.7" style:family="table-row">
      <style:table-row-properties style:min-row-height="0.3cm" fo:keep-together="auto"/>
    </style:style>
    <style:style style:name="Tableau17.A7" style:family="table-cell">
      <style:table-cell-properties fo:padding-left="0.191cm" fo:padding-right="0.191cm" fo:padding-top="0.101cm" fo:padding-bottom="0cm" fo:border-left="none" fo:border-right="none" fo:border-top="0.5pt solid #d9d9d9" fo:border-bottom="none" style:writing-mode="lr-tb"/>
    </style:style>
    <style:style style:name="Tableau17.8" style:family="table-row">
      <style:table-row-properties style:min-row-height="0.466cm" fo:keep-together="auto"/>
    </style:style>
    <style:style style:name="Tableau17.A8" style:family="table-cell">
      <style:table-cell-properties fo:padding-left="0.191cm" fo:padding-right="0.191cm" fo:padding-top="0.101cm" fo:padding-bottom="0cm" fo:border-left="3pt solid #d60093" fo:border-right="none" fo:border-top="none" fo:border-bottom="1pt solid #d60093" style:writing-mode="lr-tb"/>
    </style:style>
    <style:style style:name="Tableau17.9" style:family="table-row">
      <style:table-row-properties style:min-row-height="3.5cm" fo:keep-together="auto"/>
    </style:style>
    <style:style style:name="Tableau17.A9" style:family="table-cell">
      <style:table-cell-properties fo:padding-left="0.191cm" fo:padding-right="0.191cm" fo:padding-top="0.101cm" fo:padding-bottom="0cm" fo:border-left="0.5pt solid #d9d9d9" fo:border-right="0.5pt solid #d9d9d9" fo:border-top="none" fo:border-bottom="0.5pt solid #d9d9d9" style:writing-mode="lr-tb"/>
    </style:style>
    <style:style style:name="Tableau17.10" style:family="table-row">
      <style:table-row-properties style:min-row-height="0.503cm" fo:keep-together="auto"/>
    </style:style>
    <style:style style:name="Tableau17.A10" style:family="table-cell">
      <style:table-cell-properties fo:padding-left="0.191cm" fo:padding-right="0.191cm" fo:padding-top="0.101cm" fo:padding-bottom="0cm" fo:border-left="none" fo:border-right="none" fo:border-top="0.5pt solid #d9d9d9" fo:border-bottom="none" style:writing-mode="lr-tb"/>
    </style:style>
    <style:style style:name="Tableau17.11" style:family="table-row">
      <style:table-row-properties fo:keep-together="auto"/>
    </style:style>
    <style:style style:name="Tableau17.A11" style:family="table-cell">
      <style:table-cell-properties fo:padding-left="0.191cm" fo:padding-right="0.191cm" fo:padding-top="0.101cm" fo:padding-bottom="0cm" fo:border-left="3pt solid #d60093" fo:border-right="none" fo:border-top="none" fo:border-bottom="1.5pt solid #d60093" style:writing-mode="lr-tb"/>
    </style:style>
    <style:style style:name="Tableau17.12" style:family="table-row">
      <style:table-row-properties style:min-row-height="5.001cm" fo:keep-together="auto"/>
    </style:style>
    <style:style style:name="Tableau17.A12" style:family="table-cell">
      <style:table-cell-properties fo:padding-left="0.191cm" fo:padding-right="0.191cm" fo:padding-top="0.101cm" fo:padding-bottom="0cm" fo:border-left="0.5pt solid #d9d9d9" fo:border-right="0.5pt solid #d9d9d9" fo:border-top="1.5pt solid #d60093" fo:border-bottom="0.5pt solid #d9d9d9" style:writing-mode="lr-tb"/>
    </style:style>
    <style:style style:name="Tableau17.13" style:family="table-row">
      <style:table-row-properties fo:keep-together="auto"/>
    </style:style>
    <style:style style:name="Tableau17.A13" style:family="table-cell">
      <style:table-cell-properties fo:padding-left="0.191cm" fo:padding-right="0.191cm" fo:padding-top="0.101cm" fo:padding-bottom="0cm" fo:border-left="none" fo:border-right="none" fo:border-top="0.5pt solid #d9d9d9" fo:border-bottom="none" style:writing-mode="lr-tb"/>
    </style:style>
    <style:style style:name="Tableau17.14" style:family="table-row">
      <style:table-row-properties fo:keep-together="auto"/>
    </style:style>
    <style:style style:name="Tableau17.A14" style:family="table-cell">
      <style:table-cell-properties fo:padding-left="0.191cm" fo:padding-right="0.191cm" fo:padding-top="0.101cm" fo:padding-bottom="0cm" fo:border-left="3pt solid #d60093" fo:border-right="none" fo:border-top="none" fo:border-bottom="1pt solid #d60093" style:writing-mode="lr-tb"/>
    </style:style>
    <style:style style:name="Tableau17.15" style:family="table-row">
      <style:table-row-properties style:min-row-height="0.199cm" fo:keep-together="auto"/>
    </style:style>
    <style:style style:name="Tableau17.A15" style:family="table-cell">
      <style:table-cell-properties fo:padding-left="0.191cm" fo:padding-right="0.191cm" fo:padding-top="0.101cm" fo:padding-bottom="0cm" fo:border-left="0.5pt solid #d9d9d9" fo:border-right="none" fo:border-top="1pt solid #d60093" fo:border-bottom="none" style:writing-mode="lr-tb"/>
    </style:style>
    <style:style style:name="Tableau17.G15" style:family="table-cell">
      <style:table-cell-properties fo:padding-left="0.191cm" fo:padding-right="0.191cm" fo:padding-top="0.101cm" fo:padding-bottom="0cm" fo:border-left="none" fo:border-right="0.5pt solid #d9d9d9" fo:border-top="1pt solid #d60093" fo:border-bottom="none" style:writing-mode="lr-tb"/>
    </style:style>
    <style:style style:name="Tableau17.16" style:family="table-row">
      <style:table-row-properties style:min-row-height="0.801cm" fo:keep-together="auto"/>
    </style:style>
    <style:style style:name="Tableau17.A16" style:family="table-cell">
      <style:table-cell-properties style:vertical-align="middle" fo:background-color="#f2f2f2" fo:padding-left="0.191cm" fo:padding-right="0.191cm" fo:padding-top="0.101cm" fo:padding-bottom="0cm" fo:border-left="0.5pt solid #d9d9d9" fo:border-right="none" fo:border-top="none" fo:border-bottom="none" style:writing-mode="lr-tb">
        <style:background-image/>
      </style:table-cell-properties>
    </style:style>
    <style:style style:name="Tableau17.G16" style:family="table-cell">
      <style:table-cell-properties style:vertical-align="middle" fo:background-color="#f2f2f2" fo:padding-left="0.191cm" fo:padding-right="0.191cm" fo:padding-top="0.101cm" fo:padding-bottom="0cm" fo:border-left="none" fo:border-right="0.5pt solid #d9d9d9" fo:border-top="none" fo:border-bottom="none" style:writing-mode="lr-tb">
        <style:background-image/>
      </style:table-cell-properties>
    </style:style>
    <style:style style:name="Tableau17.17" style:family="table-row">
      <style:table-row-properties fo:keep-together="auto"/>
    </style:style>
    <style:style style:name="Tableau17.A17" style:family="table-cell">
      <style:table-cell-properties fo:padding-left="0.191cm" fo:padding-right="0.191cm" fo:padding-top="0.101cm" fo:padding-bottom="0cm" fo:border-left="0.5pt solid #d9d9d9" fo:border-right="1pt solid #f2f2f2" fo:border-top="none" fo:border-bottom="none" style:writing-mode="lr-tb"/>
    </style:style>
    <style:style style:name="Tableau17.C17" style:family="table-cell">
      <style:table-cell-properties fo:padding-left="0.191cm" fo:padding-right="0.191cm" fo:padding-top="0.101cm" fo:padding-bottom="0cm" fo:border-left="1pt solid #f2f2f2" fo:border-right="0.5pt solid #d9d9d9" fo:border-top="none" fo:border-bottom="none" style:writing-mode="lr-tb"/>
    </style:style>
    <style:style style:name="Tableau17.A18" style:family="table-cell">
      <style:table-cell-properties fo:padding-left="0.191cm" fo:padding-right="0.191cm" fo:padding-top="0.101cm" fo:padding-bottom="0cm" fo:border-left="0.5pt solid #d9d9d9" fo:border-right="1pt solid #f2f2f2" fo:border-top="none" fo:border-bottom="none" style:writing-mode="lr-tb"/>
    </style:style>
    <style:style style:name="Tableau17.C18" style:family="table-cell">
      <style:table-cell-properties fo:padding-left="0.191cm" fo:padding-right="0.191cm" fo:padding-top="0.101cm" fo:padding-bottom="0cm" fo:border-left="1pt solid #f2f2f2" fo:border-right="none" fo:border-top="none" fo:border-bottom="none" style:writing-mode="lr-tb"/>
    </style:style>
    <style:style style:name="Tableau17.D18" style:family="table-cell">
      <style:table-cell-properties fo:padding-left="0.191cm" fo:padding-right="0.191cm" fo:padding-top="0.101cm" fo:padding-bottom="0cm" fo:border-left="none" fo:border-right="0.5pt solid #d9d9d9" fo:border-top="none" fo:border-bottom="none" style:writing-mode="lr-tb"/>
    </style:style>
    <style:style style:name="Tableau17.A19" style:family="table-cell">
      <style:table-cell-properties fo:padding-left="0.191cm" fo:padding-right="0.191cm" fo:padding-top="0.101cm" fo:padding-bottom="0cm" fo:border-left="0.5pt solid #d9d9d9" fo:border-right="1pt solid #f2f2f2" fo:border-top="none" fo:border-bottom="none" style:writing-mode="lr-tb"/>
    </style:style>
    <style:style style:name="Tableau17.C19" style:family="table-cell">
      <style:table-cell-properties fo:padding-left="0.191cm" fo:padding-right="0.191cm" fo:padding-top="0.101cm" fo:padding-bottom="0cm" fo:border-left="1pt solid #f2f2f2" fo:border-right="none" fo:border-top="none" fo:border-bottom="none" style:writing-mode="lr-tb"/>
    </style:style>
    <style:style style:name="Tableau17.D19" style:family="table-cell">
      <style:table-cell-properties fo:padding-left="0.191cm" fo:padding-right="0.191cm" fo:padding-top="0.101cm" fo:padding-bottom="0cm" fo:border="none" style:writing-mode="lr-tb"/>
    </style:style>
    <style:style style:name="Tableau17.F19" style:family="table-cell">
      <style:table-cell-properties fo:padding-left="0.191cm" fo:padding-right="0.191cm" fo:padding-top="0.101cm" fo:padding-bottom="0cm" fo:border="none" style:writing-mode="lr-tb"/>
    </style:style>
    <style:style style:name="Tableau17.H19" style:family="table-cell">
      <style:table-cell-properties fo:padding-left="0.191cm" fo:padding-right="0.191cm" fo:padding-top="0.101cm" fo:padding-bottom="0cm" fo:border="none" style:writing-mode="lr-tb"/>
    </style:style>
    <style:style style:name="Tableau17.I19" style:family="table-cell">
      <style:table-cell-properties fo:padding-left="0.191cm" fo:padding-right="0.191cm" fo:padding-top="0.101cm" fo:padding-bottom="0cm" fo:border-left="none" fo:border-right="0.5pt solid #d9d9d9" fo:border-top="none" fo:border-bottom="none" style:writing-mode="lr-tb"/>
    </style:style>
    <style:style style:name="Tableau17.20" style:family="table-row">
      <style:table-row-properties style:min-row-height="0.4cm" fo:keep-together="auto"/>
    </style:style>
    <style:style style:name="Tableau17.A20" style:family="table-cell">
      <style:table-cell-properties fo:padding-left="0.191cm" fo:padding-right="0.191cm" fo:padding-top="0.101cm" fo:padding-bottom="0cm" fo:border-left="0.5pt solid #d9d9d9" fo:border-right="0.5pt solid #d9d9d9" fo:border-top="none" fo:border-bottom="0.5pt solid #d9d9d9" style:writing-mode="lr-tb"/>
    </style:style>
    <style:style style:name="Tableau17.21" style:family="table-row">
      <style:table-row-properties fo:keep-together="auto"/>
    </style:style>
    <style:style style:name="Tableau17.A21" style:family="table-cell">
      <style:table-cell-properties fo:padding-left="0.191cm" fo:padding-right="0.191cm" fo:padding-top="0.101cm" fo:padding-bottom="0cm" fo:border-left="none" fo:border-right="none" fo:border-top="0.5pt solid #d9d9d9" fo:border-bottom="none" style:writing-mode="lr-tb"/>
    </style:style>
    <style:style style:name="Tableau17.22" style:family="table-row">
      <style:table-row-properties fo:keep-together="auto"/>
    </style:style>
    <style:style style:name="Tableau17.A22" style:family="table-cell">
      <style:table-cell-properties fo:padding-left="0.191cm" fo:padding-right="0.191cm" fo:padding-top="0.101cm" fo:padding-bottom="0cm" fo:border-left="3pt solid #d60093" fo:border-right="none" fo:border-top="none" fo:border-bottom="1pt solid #d60093" style:writing-mode="lr-tb"/>
    </style:style>
    <style:style style:name="Tableau17.23" style:family="table-row">
      <style:table-row-properties style:min-row-height="4.001cm" fo:keep-together="auto"/>
    </style:style>
    <style:style style:name="Tableau17.A23" style:family="table-cell">
      <style:table-cell-properties fo:padding-left="0.191cm" fo:padding-right="0.191cm" fo:padding-top="0.101cm" fo:padding-bottom="0cm" fo:border-left="0.5pt solid #d9d9d9" fo:border-right="0.5pt solid #d9d9d9" fo:border-top="1pt solid #d60093" fo:border-bottom="0.5pt solid #d9d9d9" style:writing-mode="lr-tb"/>
    </style:style>
    <style:style style:name="Tableau16" style:family="table">
      <style:table-properties style:width="17.254cm" fo:margin-left="-0.751cm" fo:margin-top="0cm" fo:margin-bottom="0cm" fo:break-before="page" table:align="left" style:writing-mode="lr-tb"/>
    </style:style>
    <style:style style:name="Tableau16.A" style:family="table-column">
      <style:table-column-properties style:column-width="4.253cm"/>
    </style:style>
    <style:style style:name="Tableau16.B" style:family="table-column">
      <style:table-column-properties style:column-width="0.25cm"/>
    </style:style>
    <style:style style:name="Tableau16.C" style:family="table-column">
      <style:table-column-properties style:column-width="0.663cm"/>
    </style:style>
    <style:style style:name="Tableau16.D" style:family="table-column">
      <style:table-column-properties style:column-width="0.085cm"/>
    </style:style>
    <style:style style:name="Tableau16.E" style:family="table-column">
      <style:table-column-properties style:column-width="0.917cm"/>
    </style:style>
    <style:style style:name="Tableau16.F" style:family="table-column">
      <style:table-column-properties style:column-width="2.083cm"/>
    </style:style>
    <style:style style:name="Tableau16.H" style:family="table-column">
      <style:table-column-properties style:column-width="1cm"/>
    </style:style>
    <style:style style:name="Tableau16.I" style:family="table-column">
      <style:table-column-properties style:column-width="7.752cm"/>
    </style:style>
    <style:style style:name="Tableau16.1" style:family="table-row">
      <style:table-row-properties style:min-row-height="1.199cm" fo:keep-together="auto"/>
    </style:style>
    <style:style style:name="Tableau16.A1" style:family="table-cell">
      <style:table-cell-properties style:vertical-align="bottom" fo:padding-left="0.191cm" fo:padding-right="0.191cm" fo:padding-top="0.101cm" fo:padding-bottom="0cm" fo:border="none" style:writing-mode="lr-tb"/>
    </style:style>
    <style:style style:name="Tableau16.2" style:family="table-row">
      <style:table-row-properties style:min-row-height="0.7cm" fo:keep-together="auto"/>
    </style:style>
    <style:style style:name="Tableau16.3" style:family="table-row">
      <style:table-row-properties style:min-row-height="0.644cm" fo:keep-together="auto"/>
    </style:style>
    <style:style style:name="Tableau16.A3" style:family="table-cell">
      <style:table-cell-properties style:border-line-width-bottom="0.053cm 0.053cm 0.106cm" fo:padding-left="0.191cm" fo:padding-right="0.191cm" fo:padding-top="0.101cm" fo:padding-bottom="0cm" fo:border-left="none" fo:border-right="none" fo:border-top="none" fo:border-bottom="6pt double #d60093" style:writing-mode="lr-tb"/>
    </style:style>
    <style:style style:name="Tableau16.E3" style:family="table-cell">
      <style:table-cell-properties style:border-line-width-bottom="0.053cm 0.053cm 0.106cm" fo:padding-left="0.191cm" fo:padding-right="0.191cm" fo:padding-top="0.101cm" fo:padding-bottom="0cm" fo:border-left="none" fo:border-right="none" fo:border-top="none" fo:border-bottom="6pt double #d60093" style:writing-mode="lr-tb"/>
    </style:style>
    <style:style style:name="Tableau16.A4" style:family="table-cell">
      <style:table-cell-properties style:border-line-width-top="0.053cm 0.053cm 0.106cm" fo:padding-left="0.191cm" fo:padding-right="0.191cm" fo:padding-top="0.101cm" fo:padding-bottom="0cm" fo:border-left="none" fo:border-right="none" fo:border-top="6pt double #d60093" fo:border-bottom="none" style:writing-mode="lr-tb"/>
    </style:style>
    <style:style style:name="Tableau16.E4" style:family="table-cell">
      <style:table-cell-properties style:border-line-width-top="0.053cm 0.053cm 0.106cm" fo:padding-left="0.191cm" fo:padding-right="0.191cm" fo:padding-top="0.101cm" fo:padding-bottom="0cm" fo:border-left="none" fo:border-right="none" fo:border-top="6pt double #d60093" fo:border-bottom="none" style:writing-mode="lr-tb"/>
    </style:style>
    <style:style style:name="Tableau16.5" style:family="table-row">
      <style:table-row-properties fo:keep-together="auto"/>
    </style:style>
    <style:style style:name="Tableau16.A5" style:family="table-cell">
      <style:table-cell-properties fo:padding-left="0.191cm" fo:padding-right="0.191cm" fo:padding-top="0.101cm" fo:padding-bottom="0cm" fo:border-left="3pt solid #d60093" fo:border-right="none" fo:border-top="none" fo:border-bottom="1pt solid #d60093" style:writing-mode="lr-tb"/>
    </style:style>
    <style:style style:name="Tableau16.6" style:family="table-row">
      <style:table-row-properties style:min-row-height="7.999cm" fo:keep-together="auto"/>
    </style:style>
    <style:style style:name="Tableau16.A6" style:family="table-cell">
      <style:table-cell-properties fo:padding-left="0.191cm" fo:padding-right="0.191cm" fo:padding-top="0.101cm" fo:padding-bottom="0cm" fo:border-left="0.5pt solid #d9d9d9" fo:border-right="0.5pt solid #d9d9d9" fo:border-top="1pt solid #d60093" fo:border-bottom="0.5pt solid #d9d9d9" style:writing-mode="lr-tb"/>
    </style:style>
    <style:style style:name="Tableau16.7" style:family="table-row">
      <style:table-row-properties style:min-row-height="0.3cm" fo:keep-together="auto"/>
    </style:style>
    <style:style style:name="Tableau16.A7" style:family="table-cell">
      <style:table-cell-properties fo:padding-left="0.191cm" fo:padding-right="0.191cm" fo:padding-top="0.101cm" fo:padding-bottom="0cm" fo:border-left="none" fo:border-right="none" fo:border-top="0.5pt solid #d9d9d9" fo:border-bottom="none" style:writing-mode="lr-tb"/>
    </style:style>
    <style:style style:name="Tableau16.8" style:family="table-row">
      <style:table-row-properties style:min-row-height="0.466cm" fo:keep-together="auto"/>
    </style:style>
    <style:style style:name="Tableau16.A8" style:family="table-cell">
      <style:table-cell-properties fo:padding-left="0.191cm" fo:padding-right="0.191cm" fo:padding-top="0.101cm" fo:padding-bottom="0cm" fo:border-left="3pt solid #d60093" fo:border-right="none" fo:border-top="none" fo:border-bottom="1pt solid #d60093" style:writing-mode="lr-tb"/>
    </style:style>
    <style:style style:name="Tableau16.9" style:family="table-row">
      <style:table-row-properties style:min-row-height="3.706cm" fo:keep-together="auto"/>
    </style:style>
    <style:style style:name="Tableau16.A9" style:family="table-cell">
      <style:table-cell-properties fo:padding-left="0.191cm" fo:padding-right="0.191cm" fo:padding-top="0.101cm" fo:padding-bottom="0cm" fo:border-left="0.5pt solid #d9d9d9" fo:border-right="0.5pt solid #d9d9d9" fo:border-top="none" fo:border-bottom="0.5pt solid #d9d9d9" style:writing-mode="lr-tb"/>
    </style:style>
    <style:style style:name="Tableau16.10" style:family="table-row">
      <style:table-row-properties fo:keep-together="auto"/>
    </style:style>
    <style:style style:name="Tableau16.A10" style:family="table-cell">
      <style:table-cell-properties fo:padding-left="0.191cm" fo:padding-right="0.191cm" fo:padding-top="0.101cm" fo:padding-bottom="0cm" fo:border-left="none" fo:border-right="none" fo:border-top="0.5pt solid #d9d9d9" fo:border-bottom="none" style:writing-mode="lr-tb"/>
    </style:style>
    <style:style style:name="Tableau16.11" style:family="table-row">
      <style:table-row-properties fo:keep-together="auto"/>
    </style:style>
    <style:style style:name="Tableau16.A11" style:family="table-cell">
      <style:table-cell-properties fo:padding-left="0.191cm" fo:padding-right="0.191cm" fo:padding-top="0.101cm" fo:padding-bottom="0cm" fo:border-left="3pt solid #d60093" fo:border-right="none" fo:border-top="none" fo:border-bottom="1.5pt solid #d60093" style:writing-mode="lr-tb"/>
    </style:style>
    <style:style style:name="Tableau16.12" style:family="table-row">
      <style:table-row-properties style:min-row-height="3.279cm" fo:keep-together="auto"/>
    </style:style>
    <style:style style:name="Tableau16.A12" style:family="table-cell">
      <style:table-cell-properties fo:padding-left="0.191cm" fo:padding-right="0.191cm" fo:padding-top="0.101cm" fo:padding-bottom="0cm" fo:border-left="0.5pt solid #d9d9d9" fo:border-right="0.5pt solid #d9d9d9" fo:border-top="1.5pt solid #d60093" fo:border-bottom="0.5pt solid #d9d9d9" style:writing-mode="lr-tb"/>
    </style:style>
    <style:style style:name="Tableau16.13" style:family="table-row">
      <style:table-row-properties fo:keep-together="auto"/>
    </style:style>
    <style:style style:name="Tableau16.A13" style:family="table-cell">
      <style:table-cell-properties fo:padding-left="0.191cm" fo:padding-right="0.191cm" fo:padding-top="0.101cm" fo:padding-bottom="0cm" fo:border-left="none" fo:border-right="none" fo:border-top="0.5pt solid #d9d9d9" fo:border-bottom="none" style:writing-mode="lr-tb"/>
    </style:style>
    <style:style style:name="Tableau16.14" style:family="table-row">
      <style:table-row-properties fo:keep-together="auto"/>
    </style:style>
    <style:style style:name="Tableau16.A14" style:family="table-cell">
      <style:table-cell-properties fo:padding-left="0.191cm" fo:padding-right="0.191cm" fo:padding-top="0.101cm" fo:padding-bottom="0cm" fo:border-left="3pt solid #d60093" fo:border-right="none" fo:border-top="none" fo:border-bottom="1pt solid #d60093" style:writing-mode="lr-tb"/>
    </style:style>
    <style:style style:name="Tableau16.15" style:family="table-row">
      <style:table-row-properties style:min-row-height="0.199cm" fo:keep-together="auto"/>
    </style:style>
    <style:style style:name="Tableau16.A15" style:family="table-cell">
      <style:table-cell-properties fo:padding-left="0.191cm" fo:padding-right="0.191cm" fo:padding-top="0.101cm" fo:padding-bottom="0cm" fo:border-left="0.5pt solid #d9d9d9" fo:border-right="none" fo:border-top="1pt solid #d60093" fo:border-bottom="none" style:writing-mode="lr-tb"/>
    </style:style>
    <style:style style:name="Tableau16.G15" style:family="table-cell">
      <style:table-cell-properties fo:padding-left="0.191cm" fo:padding-right="0.191cm" fo:padding-top="0.101cm" fo:padding-bottom="0cm" fo:border-left="none" fo:border-right="0.5pt solid #d9d9d9" fo:border-top="1pt solid #d60093" fo:border-bottom="none" style:writing-mode="lr-tb"/>
    </style:style>
    <style:style style:name="Tableau16.16" style:family="table-row">
      <style:table-row-properties style:min-row-height="0.801cm" fo:keep-together="auto"/>
    </style:style>
    <style:style style:name="Tableau16.A16" style:family="table-cell">
      <style:table-cell-properties style:vertical-align="middle" fo:background-color="#f2f2f2" fo:padding-left="0.191cm" fo:padding-right="0.191cm" fo:padding-top="0.101cm" fo:padding-bottom="0cm" fo:border-left="0.5pt solid #d9d9d9" fo:border-right="none" fo:border-top="none" fo:border-bottom="none" style:writing-mode="lr-tb">
        <style:background-image/>
      </style:table-cell-properties>
    </style:style>
    <style:style style:name="Tableau16.G16" style:family="table-cell">
      <style:table-cell-properties style:vertical-align="middle" fo:background-color="#f2f2f2" fo:padding-left="0.191cm" fo:padding-right="0.191cm" fo:padding-top="0.101cm" fo:padding-bottom="0cm" fo:border-left="none" fo:border-right="0.5pt solid #d9d9d9" fo:border-top="none" fo:border-bottom="none" style:writing-mode="lr-tb">
        <style:background-image/>
      </style:table-cell-properties>
    </style:style>
    <style:style style:name="Tableau16.17" style:family="table-row">
      <style:table-row-properties fo:keep-together="auto"/>
    </style:style>
    <style:style style:name="Tableau16.A17" style:family="table-cell">
      <style:table-cell-properties fo:padding-left="0.191cm" fo:padding-right="0.191cm" fo:padding-top="0.101cm" fo:padding-bottom="0cm" fo:border-left="0.5pt solid #d9d9d9" fo:border-right="1pt solid #f2f2f2" fo:border-top="none" fo:border-bottom="none" style:writing-mode="lr-tb"/>
    </style:style>
    <style:style style:name="Tableau16.C17" style:family="table-cell">
      <style:table-cell-properties fo:padding-left="0.191cm" fo:padding-right="0.191cm" fo:padding-top="0.101cm" fo:padding-bottom="0cm" fo:border-left="1pt solid #f2f2f2" fo:border-right="0.5pt solid #d9d9d9" fo:border-top="none" fo:border-bottom="none" style:writing-mode="lr-tb"/>
    </style:style>
    <style:style style:name="Tableau16.A18" style:family="table-cell">
      <style:table-cell-properties fo:padding-left="0.191cm" fo:padding-right="0.191cm" fo:padding-top="0.101cm" fo:padding-bottom="0cm" fo:border-left="0.5pt solid #d9d9d9" fo:border-right="1pt solid #f2f2f2" fo:border-top="none" fo:border-bottom="none" style:writing-mode="lr-tb"/>
    </style:style>
    <style:style style:name="Tableau16.C18" style:family="table-cell">
      <style:table-cell-properties fo:padding-left="0.191cm" fo:padding-right="0.191cm" fo:padding-top="0.101cm" fo:padding-bottom="0cm" fo:border-left="1pt solid #f2f2f2" fo:border-right="none" fo:border-top="none" fo:border-bottom="none" style:writing-mode="lr-tb"/>
    </style:style>
    <style:style style:name="Tableau16.D18" style:family="table-cell">
      <style:table-cell-properties fo:padding-left="0.191cm" fo:padding-right="0.191cm" fo:padding-top="0.101cm" fo:padding-bottom="0cm" fo:border-left="none" fo:border-right="0.5pt solid #d9d9d9" fo:border-top="none" fo:border-bottom="none" style:writing-mode="lr-tb"/>
    </style:style>
    <style:style style:name="Tableau16.A19" style:family="table-cell">
      <style:table-cell-properties fo:padding-left="0.191cm" fo:padding-right="0.191cm" fo:padding-top="0.101cm" fo:padding-bottom="0cm" fo:border-left="0.5pt solid #d9d9d9" fo:border-right="1pt solid #f2f2f2" fo:border-top="none" fo:border-bottom="none" style:writing-mode="lr-tb"/>
    </style:style>
    <style:style style:name="Tableau16.C19" style:family="table-cell">
      <style:table-cell-properties fo:padding-left="0.191cm" fo:padding-right="0.191cm" fo:padding-top="0.101cm" fo:padding-bottom="0cm" fo:border-left="1pt solid #f2f2f2" fo:border-right="none" fo:border-top="none" fo:border-bottom="none" style:writing-mode="lr-tb"/>
    </style:style>
    <style:style style:name="Tableau16.D19" style:family="table-cell">
      <style:table-cell-properties fo:padding-left="0.191cm" fo:padding-right="0.191cm" fo:padding-top="0.101cm" fo:padding-bottom="0cm" fo:border="none" style:writing-mode="lr-tb"/>
    </style:style>
    <style:style style:name="Tableau16.F19" style:family="table-cell">
      <style:table-cell-properties fo:padding-left="0.191cm" fo:padding-right="0.191cm" fo:padding-top="0.101cm" fo:padding-bottom="0cm" fo:border="none" style:writing-mode="lr-tb"/>
    </style:style>
    <style:style style:name="Tableau16.H19" style:family="table-cell">
      <style:table-cell-properties fo:padding-left="0.191cm" fo:padding-right="0.191cm" fo:padding-top="0.101cm" fo:padding-bottom="0cm" fo:border="none" style:writing-mode="lr-tb"/>
    </style:style>
    <style:style style:name="Tableau16.I19" style:family="table-cell">
      <style:table-cell-properties fo:padding-left="0.191cm" fo:padding-right="0.191cm" fo:padding-top="0.101cm" fo:padding-bottom="0cm" fo:border-left="none" fo:border-right="0.5pt solid #d9d9d9" fo:border-top="none" fo:border-bottom="none" style:writing-mode="lr-tb"/>
    </style:style>
    <style:style style:name="Tableau16.20" style:family="table-row">
      <style:table-row-properties style:min-row-height="0.4cm" fo:keep-together="auto"/>
    </style:style>
    <style:style style:name="Tableau16.A20" style:family="table-cell">
      <style:table-cell-properties fo:padding-left="0.191cm" fo:padding-right="0.191cm" fo:padding-top="0.101cm" fo:padding-bottom="0cm" fo:border-left="0.5pt solid #d9d9d9" fo:border-right="0.5pt solid #d9d9d9" fo:border-top="none" fo:border-bottom="0.5pt solid #d9d9d9" style:writing-mode="lr-tb"/>
    </style:style>
    <style:style style:name="Tableau16.21" style:family="table-row">
      <style:table-row-properties fo:keep-together="auto"/>
    </style:style>
    <style:style style:name="Tableau16.A21" style:family="table-cell">
      <style:table-cell-properties fo:padding-left="0.191cm" fo:padding-right="0.191cm" fo:padding-top="0.101cm" fo:padding-bottom="0cm" fo:border-left="none" fo:border-right="none" fo:border-top="0.5pt solid #d9d9d9" fo:border-bottom="none" style:writing-mode="lr-tb"/>
    </style:style>
    <style:style style:name="Tableau16.22" style:family="table-row">
      <style:table-row-properties fo:keep-together="auto"/>
    </style:style>
    <style:style style:name="Tableau16.A22" style:family="table-cell">
      <style:table-cell-properties fo:padding-left="0.191cm" fo:padding-right="0.191cm" fo:padding-top="0.101cm" fo:padding-bottom="0cm" fo:border-left="3pt solid #d60093" fo:border-right="none" fo:border-top="none" fo:border-bottom="1pt solid #d60093" style:writing-mode="lr-tb"/>
    </style:style>
    <style:style style:name="Tableau16.23" style:family="table-row">
      <style:table-row-properties style:min-row-height="4.001cm" fo:keep-together="auto"/>
    </style:style>
    <style:style style:name="Tableau16.A23" style:family="table-cell">
      <style:table-cell-properties fo:padding-left="0.191cm" fo:padding-right="0.191cm" fo:padding-top="0.101cm" fo:padding-bottom="0cm" fo:border-left="0.5pt solid #d9d9d9" fo:border-right="0.5pt solid #d9d9d9" fo:border-top="1pt solid #d60093" fo:border-bottom="0.5pt solid #d9d9d9" style:writing-mode="lr-tb"/>
    </style:style>
    <style:style style:name="Tableau9" style:family="table">
      <style:table-properties style:width="17.254cm" fo:margin-left="-0.751cm" fo:margin-top="0cm" fo:margin-bottom="0cm" table:align="left" style:writing-mode="lr-tb"/>
    </style:style>
    <style:style style:name="Tableau9.A" style:family="table-column">
      <style:table-column-properties style:column-width="4.002cm"/>
    </style:style>
    <style:style style:name="Tableau9.B" style:family="table-column">
      <style:table-column-properties style:column-width="8.502cm"/>
    </style:style>
    <style:style style:name="Tableau9.C" style:family="table-column">
      <style:table-column-properties style:column-width="4.75cm"/>
    </style:style>
    <style:style style:name="Tableau9.1" style:family="table-row">
      <style:table-row-properties fo:keep-together="auto"/>
    </style:style>
    <style:style style:name="Tableau9.A1" style:family="table-cell">
      <style:table-cell-properties fo:background-color="#d60093" fo:padding-left="0.191cm" fo:padding-right="0.191cm" fo:padding-top="0.101cm" fo:padding-bottom="0cm" fo:border="none" style:writing-mode="lr-tb">
        <style:background-image/>
      </style:table-cell-properties>
    </style:style>
    <style:style style:name="Tableau9.2" style:family="table-row">
      <style:table-row-properties style:min-row-height="0.035cm" fo:keep-together="auto"/>
    </style:style>
    <style:style style:name="Tableau9.A2" style:family="table-cell">
      <style:table-cell-properties fo:padding-left="0.191cm" fo:padding-right="0.191cm" fo:padding-top="0.101cm" fo:padding-bottom="0cm" fo:border-left="none" fo:border-right="none" fo:border-top="none" fo:border-bottom="2.25pt solid #d60093" style:writing-mode="lr-tb"/>
    </style:style>
    <style:style style:name="Tableau9.3" style:family="table-row">
      <style:table-row-properties style:min-row-height="1.401cm" fo:keep-together="auto"/>
    </style:style>
    <style:style style:name="Tableau9.A3" style:family="table-cell">
      <style:table-cell-properties fo:padding-left="0.191cm" fo:padding-right="0.191cm" fo:padding-top="0.101cm" fo:padding-bottom="0cm" fo:border-left="none" fo:border-right="none" fo:border-top="2.25pt solid #d60093" fo:border-bottom="1pt solid #d9d9d9" style:writing-mode="lr-tb"/>
    </style:style>
    <style:style style:name="Tableau9.A4" style:family="table-cell">
      <style:table-cell-properties fo:background-color="#f2f2f2" fo:padding-left="0.191cm" fo:padding-right="0.191cm" fo:padding-top="0.101cm" fo:padding-bottom="0cm" fo:border-left="0.5pt solid #bfbfbf" fo:border-right="0.5pt solid #d9d9d9" fo:border-top="0.5pt solid #bfbfbf" fo:border-bottom="0.5pt solid #bfbfbf" style:writing-mode="lr-tb">
        <style:background-image/>
      </style:table-cell-properties>
    </style:style>
    <style:style style:name="Tableau9.B4" style:family="table-cell">
      <style:table-cell-properties style:vertical-align="middle" fo:background-color="#f2f2f2" fo:padding-left="0.191cm" fo:padding-right="0.191cm" fo:padding-top="0.101cm" fo:padding-bottom="0cm" fo:border-left="0.5pt solid #d9d9d9" fo:border-right="0.5pt solid #d9d9d9" fo:border-top="0.5pt solid #bfbfbf" fo:border-bottom="0.5pt solid #bfbfbf" style:writing-mode="lr-tb">
        <style:background-image/>
      </style:table-cell-properties>
    </style:style>
    <style:style style:name="Tableau9.C4" style:family="table-cell">
      <style:table-cell-properties style:vertical-align="middle" fo:background-color="#f2f2f2" fo:padding-left="0.191cm" fo:padding-right="0.191cm" fo:padding-top="0.101cm" fo:padding-bottom="0cm" fo:border-left="0.5pt solid #d9d9d9" fo:border-right="0.5pt solid #bfbfbf" fo:border-top="0.5pt solid #bfbfbf" fo:border-bottom="0.5pt solid #bfbfbf" style:writing-mode="lr-tb">
        <style:background-image/>
      </style:table-cell-properties>
    </style:style>
    <style:style style:name="Tableau9.5" style:family="table-row">
      <style:table-row-properties style:min-row-height="0.9cm" fo:keep-together="auto"/>
    </style:style>
    <style:style style:name="Tableau9.A5" style:family="table-cell">
      <style:table-cell-properties style:vertical-align="middle" fo:padding-left="0.191cm" fo:padding-right="0.191cm" fo:padding-top="0.101cm" fo:padding-bottom="0cm" fo:border-left="0.5pt solid #bfbfbf" fo:border-right="0.5pt solid #d9d9d9" fo:border-top="0.5pt solid #bfbfbf" fo:border-bottom="0.5pt solid #d9d9d9" style:writing-mode="lr-tb"/>
    </style:style>
    <style:style style:name="Tableau9.B5" style:family="table-cell">
      <style:table-cell-properties style:vertical-align="middle" fo:padding-left="0.191cm" fo:padding-right="0.191cm" fo:padding-top="0.101cm" fo:padding-bottom="0cm" fo:border-left="0.5pt solid #d9d9d9" fo:border-right="0.5pt solid #d9d9d9" fo:border-top="0.5pt solid #bfbfbf" fo:border-bottom="0.5pt solid #d9d9d9" style:writing-mode="lr-tb"/>
    </style:style>
    <style:style style:name="Tableau9.C5" style:family="table-cell">
      <style:table-cell-properties style:vertical-align="middle" fo:padding-left="0.191cm" fo:padding-right="0.191cm" fo:padding-top="0.101cm" fo:padding-bottom="0cm" fo:border-left="0.5pt solid #d9d9d9" fo:border-right="0.5pt solid #bfbfbf" fo:border-top="0.5pt solid #bfbfbf" fo:border-bottom="0.5pt solid #d9d9d9" style:writing-mode="lr-tb"/>
    </style:style>
    <style:style style:name="Tableau9.A6" style:family="table-cell">
      <style:table-cell-properties style:vertical-align="middle" fo:padding-left="0.191cm" fo:padding-right="0.191cm" fo:padding-top="0.101cm" fo:padding-bottom="0cm" fo:border-left="0.5pt solid #bfbfbf" fo:border-right="0.5pt solid #d9d9d9" fo:border-top="none" fo:border-bottom="0.5pt solid #d9d9d9" style:writing-mode="lr-tb"/>
    </style:style>
    <style:style style:name="Tableau9.B6" style:family="table-cell">
      <style:table-cell-properties style:vertical-align="middle" fo:padding-left="0.191cm" fo:padding-right="0.191cm" fo:padding-top="0.101cm" fo:padding-bottom="0cm" fo:border-left="0.5pt solid #d9d9d9" fo:border-right="0.5pt solid #d9d9d9" fo:border-top="none" fo:border-bottom="0.5pt solid #d9d9d9" style:writing-mode="lr-tb"/>
    </style:style>
    <style:style style:name="Tableau9.C6" style:family="table-cell">
      <style:table-cell-properties style:vertical-align="middle" fo:padding-left="0.191cm" fo:padding-right="0.191cm" fo:padding-top="0.101cm" fo:padding-bottom="0cm" fo:border-left="0.5pt solid #d9d9d9" fo:border-right="0.5pt solid #bfbfbf" fo:border-top="none" fo:border-bottom="0.5pt solid #d9d9d9" style:writing-mode="lr-tb"/>
    </style:style>
    <style:style style:name="Tableau10" style:family="table">
      <style:table-properties style:width="17.254cm" fo:margin-left="-0.751cm" fo:margin-top="0cm" fo:margin-bottom="0cm" table:align="left" style:writing-mode="lr-tb"/>
    </style:style>
    <style:style style:name="Tableau10.A" style:family="table-column">
      <style:table-column-properties style:column-width="17.254cm"/>
    </style:style>
    <style:style style:name="Tableau10.1" style:family="table-row">
      <style:table-row-properties fo:keep-together="auto"/>
    </style:style>
    <style:style style:name="Tableau10.A1" style:family="table-cell">
      <style:table-cell-properties fo:background-color="#d60093" fo:padding-left="0.191cm" fo:padding-right="0.191cm" fo:padding-top="0.101cm" fo:padding-bottom="0cm" fo:border="none" style:writing-mode="lr-tb">
        <style:background-image/>
      </style:table-cell-properties>
    </style:style>
    <style:style style:name="Tableau10.2" style:family="table-row">
      <style:table-row-properties style:min-row-height="0.035cm" fo:keep-together="auto"/>
    </style:style>
    <style:style style:name="Tableau10.A2" style:family="table-cell">
      <style:table-cell-properties fo:padding-left="0.191cm" fo:padding-right="0.191cm" fo:padding-top="0.101cm" fo:padding-bottom="0cm" fo:border-left="none" fo:border-right="none" fo:border-top="none" fo:border-bottom="2.25pt solid #d60093" style:writing-mode="lr-tb"/>
    </style:style>
    <style:style style:name="Tableau10.3" style:family="table-row">
      <style:table-row-properties style:min-row-height="1cm" fo:keep-together="auto"/>
    </style:style>
    <style:style style:name="Tableau10.A3" style:family="table-cell">
      <style:table-cell-properties fo:padding-left="0.191cm" fo:padding-right="0.191cm" fo:padding-top="0.101cm" fo:padding-bottom="0cm" fo:border-left="none" fo:border-right="none" fo:border-top="2.25pt solid #d60093" fo:border-bottom="none" style:writing-mode="lr-tb"/>
    </style:style>
    <style:style style:name="Tableau11" style:family="table">
      <style:table-properties style:width="17.254cm" fo:margin-left="-0.751cm" fo:margin-top="0cm" fo:margin-bottom="0cm" table:align="left" style:writing-mode="lr-tb"/>
    </style:style>
    <style:style style:name="Tableau11.A" style:family="table-column">
      <style:table-column-properties style:column-width="17.254cm"/>
    </style:style>
    <style:style style:name="Tableau11.1" style:family="table-row">
      <style:table-row-properties fo:keep-together="auto"/>
    </style:style>
    <style:style style:name="Tableau11.A1" style:family="table-cell">
      <style:table-cell-properties fo:background-color="#d60093" fo:padding-left="0.191cm" fo:padding-right="0.191cm" fo:padding-top="0.101cm" fo:padding-bottom="0cm" fo:border="none" style:writing-mode="lr-tb">
        <style:background-image/>
      </style:table-cell-properties>
    </style:style>
    <style:style style:name="Tableau11.2" style:family="table-row">
      <style:table-row-properties style:min-row-height="0.035cm" fo:keep-together="auto"/>
    </style:style>
    <style:style style:name="Tableau11.A2" style:family="table-cell">
      <style:table-cell-properties fo:padding-left="0.191cm" fo:padding-right="0.191cm" fo:padding-top="0.101cm" fo:padding-bottom="0cm" fo:border-left="none" fo:border-right="none" fo:border-top="none" fo:border-bottom="2.25pt solid #d60093" style:writing-mode="lr-tb"/>
    </style:style>
    <style:style style:name="Tableau11.3" style:family="table-row">
      <style:table-row-properties style:min-row-height="1.401cm" fo:keep-together="auto"/>
    </style:style>
    <style:style style:name="Tableau11.A3" style:family="table-cell">
      <style:table-cell-properties fo:padding-left="0.191cm" fo:padding-right="0.191cm" fo:padding-top="0.101cm" fo:padding-bottom="0cm" fo:border-left="none" fo:border-right="none" fo:border-top="2.25pt solid #d60093" fo:border-bottom="1pt solid #d9d9d9" style:writing-mode="lr-tb"/>
    </style:style>
    <style:style style:name="Tableau11.A4" style:family="table-cell">
      <style:table-cell-properties fo:background-color="#f2f2f2" fo:padding-left="0.191cm" fo:padding-right="0.191cm" fo:padding-top="0.101cm" fo:padding-bottom="0cm" fo:border="0.5pt solid #bfbfbf" style:writing-mode="lr-tb">
        <style:background-image/>
      </style:table-cell-properties>
    </style:style>
    <style:style style:name="Tableau11.5" style:family="table-row">
      <style:table-row-properties style:min-row-height="1.199cm" fo:keep-together="auto"/>
    </style:style>
    <style:style style:name="Tableau11.A5" style:family="table-cell">
      <style:table-cell-properties style:vertical-align="middle" fo:padding-left="0.191cm" fo:padding-right="0.191cm" fo:padding-top="0.101cm" fo:padding-bottom="0cm" fo:border="0.5pt solid #bfbfbf" style:writing-mode="lr-tb"/>
    </style:style>
    <style:style style:name="Tableau11.A14" style:family="table-cell">
      <style:table-cell-properties style:vertical-align="middle" fo:padding-left="0.191cm" fo:padding-right="0.191cm" fo:padding-top="0.101cm" fo:padding-bottom="0cm" fo:border-left="0.5pt solid #bfbfbf" fo:border-right="0.5pt solid #bfbfbf" fo:border-top="0.5pt solid #bfbfbf" fo:border-bottom="0.5pt solid #d9d9d9" style:writing-mode="lr-tb"/>
    </style:style>
    <style:style style:name="Tableau14" style:family="table">
      <style:table-properties style:width="17.254cm" fo:margin-left="-0.751cm" fo:margin-top="0cm" fo:margin-bottom="0cm" table:align="left" style:writing-mode="lr-tb"/>
    </style:style>
    <style:style style:name="Tableau14.A" style:family="table-column">
      <style:table-column-properties style:column-width="17.254cm"/>
    </style:style>
    <style:style style:name="Tableau14.1" style:family="table-row">
      <style:table-row-properties fo:keep-together="auto"/>
    </style:style>
    <style:style style:name="Tableau14.A1" style:family="table-cell">
      <style:table-cell-properties fo:background-color="#d60093" fo:padding-left="0.191cm" fo:padding-right="0.191cm" fo:padding-top="0.101cm" fo:padding-bottom="0cm" fo:border="none" style:writing-mode="lr-tb">
        <style:background-image/>
      </style:table-cell-properties>
    </style:style>
    <style:style style:name="Tableau14.2" style:family="table-row">
      <style:table-row-properties style:min-row-height="0.035cm" fo:keep-together="auto"/>
    </style:style>
    <style:style style:name="Tableau14.A2" style:family="table-cell">
      <style:table-cell-properties fo:padding-left="0.191cm" fo:padding-right="0.191cm" fo:padding-top="0.101cm" fo:padding-bottom="0cm" fo:border-left="none" fo:border-right="none" fo:border-top="none" fo:border-bottom="2.25pt solid #d60093" style:writing-mode="lr-tb"/>
    </style:style>
    <style:style style:name="Tableau14.3" style:family="table-row">
      <style:table-row-properties style:min-row-height="1.401cm" fo:keep-together="auto"/>
    </style:style>
    <style:style style:name="Tableau14.A3" style:family="table-cell">
      <style:table-cell-properties fo:padding-left="0.191cm" fo:padding-right="0.191cm" fo:padding-top="0.101cm" fo:padding-bottom="0cm" fo:border-left="none" fo:border-right="none" fo:border-top="2.25pt solid #d60093" fo:border-bottom="none" style:writing-mode="lr-tb"/>
    </style:style>
    <style:style style:name="Tableau14.A4" style:family="table-cell">
      <style:table-cell-properties fo:padding-left="0.191cm" fo:padding-right="0.191cm" fo:padding-top="0.101cm" fo:padding-bottom="0cm" fo:border="none" style:writing-mode="lr-tb"/>
    </style:style>
    <style:style style:name="Tableau18" style:family="table">
      <style:table-properties style:width="17.254cm" fo:margin-left="-0.751cm" fo:margin-top="0cm" fo:margin-bottom="0cm" fo:break-before="page" table:align="left" style:writing-mode="lr-tb"/>
    </style:style>
    <style:style style:name="Tableau18.A" style:family="table-column">
      <style:table-column-properties style:column-width="4.253cm"/>
    </style:style>
    <style:style style:name="Tableau18.B" style:family="table-column">
      <style:table-column-properties style:column-width="0.25cm"/>
    </style:style>
    <style:style style:name="Tableau18.C" style:family="table-column">
      <style:table-column-properties style:column-width="0.663cm"/>
    </style:style>
    <style:style style:name="Tableau18.D" style:family="table-column">
      <style:table-column-properties style:column-width="0.085cm"/>
    </style:style>
    <style:style style:name="Tableau18.E" style:family="table-column">
      <style:table-column-properties style:column-width="0.917cm"/>
    </style:style>
    <style:style style:name="Tableau18.F" style:family="table-column">
      <style:table-column-properties style:column-width="2.083cm"/>
    </style:style>
    <style:style style:name="Tableau18.H" style:family="table-column">
      <style:table-column-properties style:column-width="1cm"/>
    </style:style>
    <style:style style:name="Tableau18.I" style:family="table-column">
      <style:table-column-properties style:column-width="7.752cm"/>
    </style:style>
    <style:style style:name="Tableau18.1" style:family="table-row">
      <style:table-row-properties style:min-row-height="0.7cm" fo:keep-together="auto"/>
    </style:style>
    <style:style style:name="Tableau18.A1" style:family="table-cell">
      <style:table-cell-properties style:vertical-align="bottom" fo:padding-left="0.191cm" fo:padding-right="0.191cm" fo:padding-top="0.101cm" fo:padding-bottom="0cm" fo:border="none" style:writing-mode="lr-tb"/>
    </style:style>
    <style:style style:name="Tableau18.2" style:family="table-row">
      <style:table-row-properties style:min-row-height="0.644cm" fo:keep-together="auto"/>
    </style:style>
    <style:style style:name="Tableau18.A2" style:family="table-cell">
      <style:table-cell-properties style:border-line-width-bottom="0.053cm 0.053cm 0.106cm" fo:padding-left="0.191cm" fo:padding-right="0.191cm" fo:padding-top="0.101cm" fo:padding-bottom="0cm" fo:border-left="none" fo:border-right="none" fo:border-top="none" fo:border-bottom="6pt double #d60093" style:writing-mode="lr-tb"/>
    </style:style>
    <style:style style:name="Tableau18.E2" style:family="table-cell">
      <style:table-cell-properties style:border-line-width-bottom="0.053cm 0.053cm 0.106cm" fo:padding-left="0.191cm" fo:padding-right="0.191cm" fo:padding-top="0.101cm" fo:padding-bottom="0cm" fo:border-left="none" fo:border-right="none" fo:border-top="none" fo:border-bottom="6pt double #d60093" style:writing-mode="lr-tb"/>
    </style:style>
    <style:style style:name="Tableau18.A3" style:family="table-cell">
      <style:table-cell-properties style:border-line-width-top="0.053cm 0.053cm 0.106cm" fo:padding-left="0.191cm" fo:padding-right="0.191cm" fo:padding-top="0.101cm" fo:padding-bottom="0cm" fo:border-left="none" fo:border-right="none" fo:border-top="6pt double #d60093" fo:border-bottom="none" style:writing-mode="lr-tb"/>
    </style:style>
    <style:style style:name="Tableau18.E3" style:family="table-cell">
      <style:table-cell-properties style:border-line-width-top="0.053cm 0.053cm 0.106cm" fo:padding-left="0.191cm" fo:padding-right="0.191cm" fo:padding-top="0.101cm" fo:padding-bottom="0cm" fo:border-left="none" fo:border-right="none" fo:border-top="6pt double #d60093" fo:border-bottom="none" style:writing-mode="lr-tb"/>
    </style:style>
    <style:style style:name="Tableau18.4" style:family="table-row">
      <style:table-row-properties fo:keep-together="auto"/>
    </style:style>
    <style:style style:name="Tableau18.A4" style:family="table-cell">
      <style:table-cell-properties fo:padding-left="0.191cm" fo:padding-right="0.191cm" fo:padding-top="0.101cm" fo:padding-bottom="0cm" fo:border-left="3pt solid #d60093" fo:border-right="none" fo:border-top="none" fo:border-bottom="1pt solid #d60093" style:writing-mode="lr-tb"/>
    </style:style>
    <style:style style:name="Tableau18.5" style:family="table-row">
      <style:table-row-properties style:min-row-height="19.967cm" fo:keep-together="auto"/>
    </style:style>
    <style:style style:name="Tableau18.A5" style:family="table-cell">
      <style:table-cell-properties fo:padding-left="0.191cm" fo:padding-right="0.191cm" fo:padding-top="0.101cm" fo:padding-bottom="0cm" fo:border-left="0.5pt solid #d9d9d9" fo:border-right="0.5pt solid #d9d9d9" fo:border-top="1pt solid #d60093" fo:border-bottom="0.5pt solid #d9d9d9" style:writing-mode="lr-tb"/>
    </style:style>
    <style:style style:name="Tableau18.6" style:family="table-row">
      <style:table-row-properties style:min-row-height="0.3cm" fo:keep-together="auto"/>
    </style:style>
    <style:style style:name="Tableau18.A6" style:family="table-cell">
      <style:table-cell-properties fo:padding-left="0.191cm" fo:padding-right="0.191cm" fo:padding-top="0.101cm" fo:padding-bottom="0cm" fo:border-left="none" fo:border-right="none" fo:border-top="0.5pt solid #d9d9d9" fo:border-bottom="none" style:writing-mode="lr-tb"/>
    </style:style>
    <style:style style:name="Tableau18.7" style:family="table-row">
      <style:table-row-properties style:min-row-height="0.466cm" fo:keep-together="auto"/>
    </style:style>
    <style:style style:name="Tableau18.A7" style:family="table-cell">
      <style:table-cell-properties fo:padding-left="0.191cm" fo:padding-right="0.191cm" fo:padding-top="0.101cm" fo:padding-bottom="0cm" fo:border-left="3pt solid #d60093" fo:border-right="none" fo:border-top="none" fo:border-bottom="1pt solid #d60093" style:writing-mode="lr-tb"/>
    </style:style>
    <style:style style:name="Tableau18.8" style:family="table-row">
      <style:table-row-properties style:min-row-height="2.672cm" fo:keep-together="auto"/>
    </style:style>
    <style:style style:name="Tableau18.A8" style:family="table-cell">
      <style:table-cell-properties fo:padding-left="0.191cm" fo:padding-right="0.191cm" fo:padding-top="0.101cm" fo:padding-bottom="0cm" fo:border-left="0.5pt solid #d9d9d9" fo:border-right="0.5pt solid #d9d9d9" fo:border-top="none" fo:border-bottom="0.5pt solid #d9d9d9" style:writing-mode="lr-tb"/>
    </style:style>
    <style:style style:name="Tableau18.9" style:family="table-row">
      <style:table-row-properties fo:keep-together="auto"/>
    </style:style>
    <style:style style:name="Tableau18.A9" style:family="table-cell">
      <style:table-cell-properties fo:padding-left="0.191cm" fo:padding-right="0.191cm" fo:padding-top="0.101cm" fo:padding-bottom="0cm" fo:border-left="none" fo:border-right="none" fo:border-top="0.5pt solid #d9d9d9" fo:border-bottom="none" style:writing-mode="lr-tb"/>
    </style:style>
    <style:style style:name="Tableau18.10" style:family="table-row">
      <style:table-row-properties fo:keep-together="auto"/>
    </style:style>
    <style:style style:name="Tableau18.A10" style:family="table-cell">
      <style:table-cell-properties fo:padding-left="0.191cm" fo:padding-right="0.191cm" fo:padding-top="0.101cm" fo:padding-bottom="0cm" fo:border-left="3pt solid #d60093" fo:border-right="none" fo:border-top="none" fo:border-bottom="1.5pt solid #d60093" style:writing-mode="lr-tb"/>
    </style:style>
    <style:style style:name="Tableau18.11" style:family="table-row">
      <style:table-row-properties style:min-row-height="5.001cm" fo:keep-together="auto"/>
    </style:style>
    <style:style style:name="Tableau18.A11" style:family="table-cell">
      <style:table-cell-properties fo:padding-left="0.191cm" fo:padding-right="0.191cm" fo:padding-top="0.101cm" fo:padding-bottom="0cm" fo:border-left="0.5pt solid #d9d9d9" fo:border-right="0.5pt solid #d9d9d9" fo:border-top="1.5pt solid #d60093" fo:border-bottom="0.5pt solid #d9d9d9" style:writing-mode="lr-tb"/>
    </style:style>
    <style:style style:name="Tableau18.12" style:family="table-row">
      <style:table-row-properties fo:keep-together="auto"/>
    </style:style>
    <style:style style:name="Tableau18.A12" style:family="table-cell">
      <style:table-cell-properties fo:padding-left="0.191cm" fo:padding-right="0.191cm" fo:padding-top="0.101cm" fo:padding-bottom="0cm" fo:border-left="none" fo:border-right="none" fo:border-top="0.5pt solid #d9d9d9" fo:border-bottom="none" style:writing-mode="lr-tb"/>
    </style:style>
    <style:style style:name="Tableau18.13" style:family="table-row">
      <style:table-row-properties fo:keep-together="auto"/>
    </style:style>
    <style:style style:name="Tableau18.A13" style:family="table-cell">
      <style:table-cell-properties fo:padding-left="0.191cm" fo:padding-right="0.191cm" fo:padding-top="0.101cm" fo:padding-bottom="0cm" fo:border-left="3pt solid #d60093" fo:border-right="none" fo:border-top="none" fo:border-bottom="1pt solid #d60093" style:writing-mode="lr-tb"/>
    </style:style>
    <style:style style:name="Tableau18.14" style:family="table-row">
      <style:table-row-properties style:min-row-height="0.199cm" fo:keep-together="auto"/>
    </style:style>
    <style:style style:name="Tableau18.A14" style:family="table-cell">
      <style:table-cell-properties fo:padding-left="0.191cm" fo:padding-right="0.191cm" fo:padding-top="0.101cm" fo:padding-bottom="0cm" fo:border-left="0.5pt solid #d9d9d9" fo:border-right="none" fo:border-top="1pt solid #d60093" fo:border-bottom="none" style:writing-mode="lr-tb"/>
    </style:style>
    <style:style style:name="Tableau18.G14" style:family="table-cell">
      <style:table-cell-properties fo:padding-left="0.191cm" fo:padding-right="0.191cm" fo:padding-top="0.101cm" fo:padding-bottom="0cm" fo:border-left="none" fo:border-right="0.5pt solid #d9d9d9" fo:border-top="1pt solid #d60093" fo:border-bottom="none" style:writing-mode="lr-tb"/>
    </style:style>
    <style:style style:name="Tableau18.15" style:family="table-row">
      <style:table-row-properties style:min-row-height="0.801cm" fo:keep-together="auto"/>
    </style:style>
    <style:style style:name="Tableau18.A15" style:family="table-cell">
      <style:table-cell-properties style:vertical-align="middle" fo:background-color="#f2f2f2" fo:padding-left="0.191cm" fo:padding-right="0.191cm" fo:padding-top="0.101cm" fo:padding-bottom="0cm" fo:border-left="0.5pt solid #d9d9d9" fo:border-right="none" fo:border-top="none" fo:border-bottom="none" style:writing-mode="lr-tb">
        <style:background-image/>
      </style:table-cell-properties>
    </style:style>
    <style:style style:name="Tableau18.G15" style:family="table-cell">
      <style:table-cell-properties style:vertical-align="middle" fo:background-color="#f2f2f2" fo:padding-left="0.191cm" fo:padding-right="0.191cm" fo:padding-top="0.101cm" fo:padding-bottom="0cm" fo:border-left="none" fo:border-right="0.5pt solid #d9d9d9" fo:border-top="none" fo:border-bottom="none" style:writing-mode="lr-tb">
        <style:background-image/>
      </style:table-cell-properties>
    </style:style>
    <style:style style:name="Tableau18.16" style:family="table-row">
      <style:table-row-properties fo:keep-together="auto"/>
    </style:style>
    <style:style style:name="Tableau18.A16" style:family="table-cell">
      <style:table-cell-properties fo:padding-left="0.191cm" fo:padding-right="0.191cm" fo:padding-top="0.101cm" fo:padding-bottom="0cm" fo:border-left="0.5pt solid #d9d9d9" fo:border-right="1pt solid #f2f2f2" fo:border-top="none" fo:border-bottom="none" style:writing-mode="lr-tb"/>
    </style:style>
    <style:style style:name="Tableau18.C16" style:family="table-cell">
      <style:table-cell-properties fo:padding-left="0.191cm" fo:padding-right="0.191cm" fo:padding-top="0.101cm" fo:padding-bottom="0cm" fo:border-left="1pt solid #f2f2f2" fo:border-right="0.5pt solid #d9d9d9" fo:border-top="none" fo:border-bottom="none" style:writing-mode="lr-tb"/>
    </style:style>
    <style:style style:name="Tableau18.A17" style:family="table-cell">
      <style:table-cell-properties fo:padding-left="0.191cm" fo:padding-right="0.191cm" fo:padding-top="0.101cm" fo:padding-bottom="0cm" fo:border-left="0.5pt solid #d9d9d9" fo:border-right="1pt solid #f2f2f2" fo:border-top="none" fo:border-bottom="none" style:writing-mode="lr-tb"/>
    </style:style>
    <style:style style:name="Tableau18.C17" style:family="table-cell">
      <style:table-cell-properties fo:padding-left="0.191cm" fo:padding-right="0.191cm" fo:padding-top="0.101cm" fo:padding-bottom="0cm" fo:border-left="1pt solid #f2f2f2" fo:border-right="none" fo:border-top="none" fo:border-bottom="none" style:writing-mode="lr-tb"/>
    </style:style>
    <style:style style:name="Tableau18.D17" style:family="table-cell">
      <style:table-cell-properties fo:padding-left="0.191cm" fo:padding-right="0.191cm" fo:padding-top="0.101cm" fo:padding-bottom="0cm" fo:border-left="none" fo:border-right="0.5pt solid #d9d9d9" fo:border-top="none" fo:border-bottom="none" style:writing-mode="lr-tb"/>
    </style:style>
    <style:style style:name="Tableau18.A18" style:family="table-cell">
      <style:table-cell-properties fo:padding-left="0.191cm" fo:padding-right="0.191cm" fo:padding-top="0.101cm" fo:padding-bottom="0cm" fo:border-left="0.5pt solid #d9d9d9" fo:border-right="1pt solid #f2f2f2" fo:border-top="none" fo:border-bottom="none" style:writing-mode="lr-tb"/>
    </style:style>
    <style:style style:name="Tableau18.C18" style:family="table-cell">
      <style:table-cell-properties fo:padding-left="0.191cm" fo:padding-right="0.191cm" fo:padding-top="0.101cm" fo:padding-bottom="0cm" fo:border-left="1pt solid #f2f2f2" fo:border-right="none" fo:border-top="none" fo:border-bottom="none" style:writing-mode="lr-tb"/>
    </style:style>
    <style:style style:name="Tableau18.D18" style:family="table-cell">
      <style:table-cell-properties fo:padding-left="0.191cm" fo:padding-right="0.191cm" fo:padding-top="0.101cm" fo:padding-bottom="0cm" fo:border="none" style:writing-mode="lr-tb"/>
    </style:style>
    <style:style style:name="Tableau18.F18" style:family="table-cell">
      <style:table-cell-properties fo:padding-left="0.191cm" fo:padding-right="0.191cm" fo:padding-top="0.101cm" fo:padding-bottom="0cm" fo:border="none" style:writing-mode="lr-tb"/>
    </style:style>
    <style:style style:name="Tableau18.H18" style:family="table-cell">
      <style:table-cell-properties fo:padding-left="0.191cm" fo:padding-right="0.191cm" fo:padding-top="0.101cm" fo:padding-bottom="0cm" fo:border="none" style:writing-mode="lr-tb"/>
    </style:style>
    <style:style style:name="Tableau18.I18" style:family="table-cell">
      <style:table-cell-properties fo:padding-left="0.191cm" fo:padding-right="0.191cm" fo:padding-top="0.101cm" fo:padding-bottom="0cm" fo:border-left="none" fo:border-right="0.5pt solid #d9d9d9" fo:border-top="none" fo:border-bottom="none" style:writing-mode="lr-tb"/>
    </style:style>
    <style:style style:name="Tableau18.19" style:family="table-row">
      <style:table-row-properties style:min-row-height="0.4cm" fo:keep-together="auto"/>
    </style:style>
    <style:style style:name="Tableau18.A19" style:family="table-cell">
      <style:table-cell-properties fo:padding-left="0.191cm" fo:padding-right="0.191cm" fo:padding-top="0.101cm" fo:padding-bottom="0cm" fo:border-left="0.5pt solid #d9d9d9" fo:border-right="0.5pt solid #d9d9d9" fo:border-top="none" fo:border-bottom="0.5pt solid #d9d9d9" style:writing-mode="lr-tb"/>
    </style:style>
    <style:style style:name="Tableau18.20" style:family="table-row">
      <style:table-row-properties fo:keep-together="auto"/>
    </style:style>
    <style:style style:name="Tableau18.A20" style:family="table-cell">
      <style:table-cell-properties fo:padding-left="0.191cm" fo:padding-right="0.191cm" fo:padding-top="0.101cm" fo:padding-bottom="0cm" fo:border-left="none" fo:border-right="none" fo:border-top="0.5pt solid #d9d9d9" fo:border-bottom="none" style:writing-mode="lr-tb"/>
    </style:style>
    <style:style style:name="Tableau18.21" style:family="table-row">
      <style:table-row-properties fo:keep-together="auto"/>
    </style:style>
    <style:style style:name="Tableau18.A21" style:family="table-cell">
      <style:table-cell-properties fo:padding-left="0.191cm" fo:padding-right="0.191cm" fo:padding-top="0.101cm" fo:padding-bottom="0cm" fo:border-left="3pt solid #d60093" fo:border-right="none" fo:border-top="none" fo:border-bottom="1pt solid #d60093" style:writing-mode="lr-tb"/>
    </style:style>
    <style:style style:name="Tableau18.22" style:family="table-row">
      <style:table-row-properties style:min-row-height="4.001cm" fo:keep-together="auto"/>
    </style:style>
    <style:style style:name="Tableau18.A22" style:family="table-cell">
      <style:table-cell-properties fo:padding-left="0.191cm" fo:padding-right="0.191cm" fo:padding-top="0.101cm" fo:padding-bottom="0cm" fo:border-left="0.5pt solid #d9d9d9" fo:border-right="0.5pt solid #d9d9d9" fo:border-top="1pt solid #d60093" fo:border-bottom="0.5pt solid #d9d9d9" style:writing-mode="lr-tb"/>
    </style:style>
    <style:style style:name="Tableau19" style:family="table">
      <style:table-properties style:width="17.254cm" fo:margin-left="-0.751cm" fo:margin-top="0cm" fo:margin-bottom="0cm" fo:break-before="page" table:align="left" style:writing-mode="lr-tb"/>
    </style:style>
    <style:style style:name="Tableau19.A" style:family="table-column">
      <style:table-column-properties style:column-width="4.253cm"/>
    </style:style>
    <style:style style:name="Tableau19.B" style:family="table-column">
      <style:table-column-properties style:column-width="0.25cm"/>
    </style:style>
    <style:style style:name="Tableau19.C" style:family="table-column">
      <style:table-column-properties style:column-width="0.663cm"/>
    </style:style>
    <style:style style:name="Tableau19.D" style:family="table-column">
      <style:table-column-properties style:column-width="0.085cm"/>
    </style:style>
    <style:style style:name="Tableau19.E" style:family="table-column">
      <style:table-column-properties style:column-width="0.917cm"/>
    </style:style>
    <style:style style:name="Tableau19.F" style:family="table-column">
      <style:table-column-properties style:column-width="2.083cm"/>
    </style:style>
    <style:style style:name="Tableau19.H" style:family="table-column">
      <style:table-column-properties style:column-width="1cm"/>
    </style:style>
    <style:style style:name="Tableau19.I" style:family="table-column">
      <style:table-column-properties style:column-width="7.752cm"/>
    </style:style>
    <style:style style:name="Tableau19.1" style:family="table-row">
      <style:table-row-properties style:min-row-height="1.199cm" fo:keep-together="auto"/>
    </style:style>
    <style:style style:name="Tableau19.A1" style:family="table-cell">
      <style:table-cell-properties style:vertical-align="bottom" fo:padding-left="0.191cm" fo:padding-right="0.191cm" fo:padding-top="0.101cm" fo:padding-bottom="0cm" fo:border="none" style:writing-mode="lr-tb"/>
    </style:style>
    <style:style style:name="Tableau19.2" style:family="table-row">
      <style:table-row-properties style:min-row-height="0.7cm" fo:keep-together="auto"/>
    </style:style>
    <style:style style:name="Tableau19.3" style:family="table-row">
      <style:table-row-properties style:min-row-height="0.644cm" fo:keep-together="auto"/>
    </style:style>
    <style:style style:name="Tableau19.A3" style:family="table-cell">
      <style:table-cell-properties style:border-line-width-bottom="0.053cm 0.053cm 0.106cm" fo:padding-left="0.191cm" fo:padding-right="0.191cm" fo:padding-top="0.101cm" fo:padding-bottom="0cm" fo:border-left="none" fo:border-right="none" fo:border-top="none" fo:border-bottom="6pt double #d60093" style:writing-mode="lr-tb"/>
    </style:style>
    <style:style style:name="Tableau19.E3" style:family="table-cell">
      <style:table-cell-properties style:border-line-width-bottom="0.053cm 0.053cm 0.106cm" fo:padding-left="0.191cm" fo:padding-right="0.191cm" fo:padding-top="0.101cm" fo:padding-bottom="0cm" fo:border-left="none" fo:border-right="none" fo:border-top="none" fo:border-bottom="6pt double #d60093" style:writing-mode="lr-tb"/>
    </style:style>
    <style:style style:name="Tableau19.A4" style:family="table-cell">
      <style:table-cell-properties style:border-line-width-top="0.053cm 0.053cm 0.106cm" fo:padding-left="0.191cm" fo:padding-right="0.191cm" fo:padding-top="0.101cm" fo:padding-bottom="0cm" fo:border-left="none" fo:border-right="none" fo:border-top="6pt double #d60093" fo:border-bottom="none" style:writing-mode="lr-tb"/>
    </style:style>
    <style:style style:name="Tableau19.E4" style:family="table-cell">
      <style:table-cell-properties style:border-line-width-top="0.053cm 0.053cm 0.106cm" fo:padding-left="0.191cm" fo:padding-right="0.191cm" fo:padding-top="0.101cm" fo:padding-bottom="0cm" fo:border-left="none" fo:border-right="none" fo:border-top="6pt double #d60093" fo:border-bottom="none" style:writing-mode="lr-tb"/>
    </style:style>
    <style:style style:name="Tableau19.5" style:family="table-row">
      <style:table-row-properties fo:keep-together="auto"/>
    </style:style>
    <style:style style:name="Tableau19.A5" style:family="table-cell">
      <style:table-cell-properties fo:padding-left="0.191cm" fo:padding-right="0.191cm" fo:padding-top="0.101cm" fo:padding-bottom="0cm" fo:border-left="3pt solid #d60093" fo:border-right="none" fo:border-top="none" fo:border-bottom="1pt solid #d60093" style:writing-mode="lr-tb"/>
    </style:style>
    <style:style style:name="Tableau19.6" style:family="table-row">
      <style:table-row-properties style:min-row-height="7.999cm" fo:keep-together="auto"/>
    </style:style>
    <style:style style:name="Tableau19.A6" style:family="table-cell">
      <style:table-cell-properties fo:padding-left="0.191cm" fo:padding-right="0.191cm" fo:padding-top="0.101cm" fo:padding-bottom="0cm" fo:border-left="0.5pt solid #d9d9d9" fo:border-right="0.5pt solid #d9d9d9" fo:border-top="1pt solid #d60093" fo:border-bottom="0.5pt solid #d9d9d9" style:writing-mode="lr-tb"/>
    </style:style>
    <style:style style:name="Tableau19.7" style:family="table-row">
      <style:table-row-properties style:min-row-height="0.3cm" fo:keep-together="auto"/>
    </style:style>
    <style:style style:name="Tableau19.A7" style:family="table-cell">
      <style:table-cell-properties fo:padding-left="0.191cm" fo:padding-right="0.191cm" fo:padding-top="0.101cm" fo:padding-bottom="0cm" fo:border-left="none" fo:border-right="none" fo:border-top="0.5pt solid #d9d9d9" fo:border-bottom="none" style:writing-mode="lr-tb"/>
    </style:style>
    <style:style style:name="Tableau19.8" style:family="table-row">
      <style:table-row-properties style:min-row-height="0.466cm" fo:keep-together="auto"/>
    </style:style>
    <style:style style:name="Tableau19.A8" style:family="table-cell">
      <style:table-cell-properties fo:padding-left="0.191cm" fo:padding-right="0.191cm" fo:padding-top="0.101cm" fo:padding-bottom="0cm" fo:border-left="3pt solid #d60093" fo:border-right="none" fo:border-top="none" fo:border-bottom="1pt solid #d60093" style:writing-mode="lr-tb"/>
    </style:style>
    <style:style style:name="Tableau19.9" style:family="table-row">
      <style:table-row-properties style:min-row-height="4.043cm" fo:keep-together="auto"/>
    </style:style>
    <style:style style:name="Tableau19.A9" style:family="table-cell">
      <style:table-cell-properties fo:padding-left="0.191cm" fo:padding-right="0.191cm" fo:padding-top="0.101cm" fo:padding-bottom="0cm" fo:border-left="0.5pt solid #d9d9d9" fo:border-right="0.5pt solid #d9d9d9" fo:border-top="none" fo:border-bottom="0.5pt solid #d9d9d9" style:writing-mode="lr-tb"/>
    </style:style>
    <style:style style:name="Tableau19.10" style:family="table-row">
      <style:table-row-properties fo:keep-together="auto"/>
    </style:style>
    <style:style style:name="Tableau19.A10" style:family="table-cell">
      <style:table-cell-properties fo:padding-left="0.191cm" fo:padding-right="0.191cm" fo:padding-top="0.101cm" fo:padding-bottom="0cm" fo:border-left="none" fo:border-right="none" fo:border-top="0.5pt solid #d9d9d9" fo:border-bottom="none" style:writing-mode="lr-tb"/>
    </style:style>
    <style:style style:name="Tableau19.11" style:family="table-row">
      <style:table-row-properties fo:keep-together="auto"/>
    </style:style>
    <style:style style:name="Tableau19.A11" style:family="table-cell">
      <style:table-cell-properties fo:padding-left="0.191cm" fo:padding-right="0.191cm" fo:padding-top="0.101cm" fo:padding-bottom="0cm" fo:border-left="3pt solid #d60093" fo:border-right="none" fo:border-top="none" fo:border-bottom="1.5pt solid #d60093" style:writing-mode="lr-tb"/>
    </style:style>
    <style:style style:name="Tableau19.12" style:family="table-row">
      <style:table-row-properties style:min-row-height="5.001cm" fo:keep-together="auto"/>
    </style:style>
    <style:style style:name="Tableau19.A12" style:family="table-cell">
      <style:table-cell-properties fo:padding-left="0.191cm" fo:padding-right="0.191cm" fo:padding-top="0.101cm" fo:padding-bottom="0cm" fo:border-left="0.5pt solid #d9d9d9" fo:border-right="0.5pt solid #d9d9d9" fo:border-top="1.5pt solid #d60093" fo:border-bottom="0.5pt solid #d9d9d9" style:writing-mode="lr-tb"/>
    </style:style>
    <style:style style:name="Tableau19.13" style:family="table-row">
      <style:table-row-properties fo:keep-together="auto"/>
    </style:style>
    <style:style style:name="Tableau19.A13" style:family="table-cell">
      <style:table-cell-properties fo:padding-left="0.191cm" fo:padding-right="0.191cm" fo:padding-top="0.101cm" fo:padding-bottom="0cm" fo:border-left="none" fo:border-right="none" fo:border-top="0.5pt solid #d9d9d9" fo:border-bottom="none" style:writing-mode="lr-tb"/>
    </style:style>
    <style:style style:name="Tableau19.14" style:family="table-row">
      <style:table-row-properties fo:keep-together="auto"/>
    </style:style>
    <style:style style:name="Tableau19.A14" style:family="table-cell">
      <style:table-cell-properties fo:padding-left="0.191cm" fo:padding-right="0.191cm" fo:padding-top="0.101cm" fo:padding-bottom="0cm" fo:border-left="3pt solid #d60093" fo:border-right="none" fo:border-top="none" fo:border-bottom="1pt solid #d60093" style:writing-mode="lr-tb"/>
    </style:style>
    <style:style style:name="Tableau19.15" style:family="table-row">
      <style:table-row-properties style:min-row-height="0.199cm" fo:keep-together="auto"/>
    </style:style>
    <style:style style:name="Tableau19.A15" style:family="table-cell">
      <style:table-cell-properties fo:padding-left="0.191cm" fo:padding-right="0.191cm" fo:padding-top="0.101cm" fo:padding-bottom="0cm" fo:border-left="0.5pt solid #d9d9d9" fo:border-right="none" fo:border-top="1pt solid #d60093" fo:border-bottom="none" style:writing-mode="lr-tb"/>
    </style:style>
    <style:style style:name="Tableau19.G15" style:family="table-cell">
      <style:table-cell-properties fo:padding-left="0.191cm" fo:padding-right="0.191cm" fo:padding-top="0.101cm" fo:padding-bottom="0cm" fo:border-left="none" fo:border-right="0.5pt solid #d9d9d9" fo:border-top="1pt solid #d60093" fo:border-bottom="none" style:writing-mode="lr-tb"/>
    </style:style>
    <style:style style:name="Tableau19.16" style:family="table-row">
      <style:table-row-properties style:min-row-height="0.801cm" fo:keep-together="auto"/>
    </style:style>
    <style:style style:name="Tableau19.A16" style:family="table-cell">
      <style:table-cell-properties style:vertical-align="middle" fo:background-color="#f2f2f2" fo:padding-left="0.191cm" fo:padding-right="0.191cm" fo:padding-top="0.101cm" fo:padding-bottom="0cm" fo:border-left="0.5pt solid #d9d9d9" fo:border-right="none" fo:border-top="none" fo:border-bottom="none" style:writing-mode="lr-tb">
        <style:background-image/>
      </style:table-cell-properties>
    </style:style>
    <style:style style:name="Tableau19.G16" style:family="table-cell">
      <style:table-cell-properties style:vertical-align="middle" fo:background-color="#f2f2f2" fo:padding-left="0.191cm" fo:padding-right="0.191cm" fo:padding-top="0.101cm" fo:padding-bottom="0cm" fo:border-left="none" fo:border-right="0.5pt solid #d9d9d9" fo:border-top="none" fo:border-bottom="none" style:writing-mode="lr-tb">
        <style:background-image/>
      </style:table-cell-properties>
    </style:style>
    <style:style style:name="Tableau19.17" style:family="table-row">
      <style:table-row-properties fo:keep-together="auto"/>
    </style:style>
    <style:style style:name="Tableau19.A17" style:family="table-cell">
      <style:table-cell-properties fo:padding-left="0.191cm" fo:padding-right="0.191cm" fo:padding-top="0.101cm" fo:padding-bottom="0cm" fo:border-left="0.5pt solid #d9d9d9" fo:border-right="1pt solid #f2f2f2" fo:border-top="none" fo:border-bottom="none" style:writing-mode="lr-tb"/>
    </style:style>
    <style:style style:name="Tableau19.C17" style:family="table-cell">
      <style:table-cell-properties fo:padding-left="0.191cm" fo:padding-right="0.191cm" fo:padding-top="0.101cm" fo:padding-bottom="0cm" fo:border-left="1pt solid #f2f2f2" fo:border-right="0.5pt solid #d9d9d9" fo:border-top="none" fo:border-bottom="none" style:writing-mode="lr-tb"/>
    </style:style>
    <style:style style:name="Tableau19.A18" style:family="table-cell">
      <style:table-cell-properties fo:padding-left="0.191cm" fo:padding-right="0.191cm" fo:padding-top="0.101cm" fo:padding-bottom="0cm" fo:border-left="0.5pt solid #d9d9d9" fo:border-right="1pt solid #f2f2f2" fo:border-top="none" fo:border-bottom="none" style:writing-mode="lr-tb"/>
    </style:style>
    <style:style style:name="Tableau19.C18" style:family="table-cell">
      <style:table-cell-properties fo:padding-left="0.191cm" fo:padding-right="0.191cm" fo:padding-top="0.101cm" fo:padding-bottom="0cm" fo:border-left="1pt solid #f2f2f2" fo:border-right="none" fo:border-top="none" fo:border-bottom="none" style:writing-mode="lr-tb"/>
    </style:style>
    <style:style style:name="Tableau19.D18" style:family="table-cell">
      <style:table-cell-properties fo:padding-left="0.191cm" fo:padding-right="0.191cm" fo:padding-top="0.101cm" fo:padding-bottom="0cm" fo:border-left="none" fo:border-right="0.5pt solid #d9d9d9" fo:border-top="none" fo:border-bottom="none" style:writing-mode="lr-tb"/>
    </style:style>
    <style:style style:name="Tableau19.A19" style:family="table-cell">
      <style:table-cell-properties fo:padding-left="0.191cm" fo:padding-right="0.191cm" fo:padding-top="0.101cm" fo:padding-bottom="0cm" fo:border-left="0.5pt solid #d9d9d9" fo:border-right="1pt solid #f2f2f2" fo:border-top="none" fo:border-bottom="none" style:writing-mode="lr-tb"/>
    </style:style>
    <style:style style:name="Tableau19.C19" style:family="table-cell">
      <style:table-cell-properties fo:padding-left="0.191cm" fo:padding-right="0.191cm" fo:padding-top="0.101cm" fo:padding-bottom="0cm" fo:border-left="1pt solid #f2f2f2" fo:border-right="none" fo:border-top="none" fo:border-bottom="none" style:writing-mode="lr-tb"/>
    </style:style>
    <style:style style:name="Tableau19.D19" style:family="table-cell">
      <style:table-cell-properties fo:padding-left="0.191cm" fo:padding-right="0.191cm" fo:padding-top="0.101cm" fo:padding-bottom="0cm" fo:border="none" style:writing-mode="lr-tb"/>
    </style:style>
    <style:style style:name="Tableau19.F19" style:family="table-cell">
      <style:table-cell-properties fo:padding-left="0.191cm" fo:padding-right="0.191cm" fo:padding-top="0.101cm" fo:padding-bottom="0cm" fo:border="none" style:writing-mode="lr-tb"/>
    </style:style>
    <style:style style:name="Tableau19.H19" style:family="table-cell">
      <style:table-cell-properties fo:padding-left="0.191cm" fo:padding-right="0.191cm" fo:padding-top="0.101cm" fo:padding-bottom="0cm" fo:border="none" style:writing-mode="lr-tb"/>
    </style:style>
    <style:style style:name="Tableau19.I19" style:family="table-cell">
      <style:table-cell-properties fo:padding-left="0.191cm" fo:padding-right="0.191cm" fo:padding-top="0.101cm" fo:padding-bottom="0cm" fo:border-left="none" fo:border-right="0.5pt solid #d9d9d9" fo:border-top="none" fo:border-bottom="none" style:writing-mode="lr-tb"/>
    </style:style>
    <style:style style:name="Tableau19.20" style:family="table-row">
      <style:table-row-properties style:min-row-height="0.4cm" fo:keep-together="auto"/>
    </style:style>
    <style:style style:name="Tableau19.A20" style:family="table-cell">
      <style:table-cell-properties fo:padding-left="0.191cm" fo:padding-right="0.191cm" fo:padding-top="0.101cm" fo:padding-bottom="0cm" fo:border-left="0.5pt solid #d9d9d9" fo:border-right="0.5pt solid #d9d9d9" fo:border-top="none" fo:border-bottom="0.5pt solid #d9d9d9" style:writing-mode="lr-tb"/>
    </style:style>
    <style:style style:name="Tableau19.21" style:family="table-row">
      <style:table-row-properties fo:keep-together="auto"/>
    </style:style>
    <style:style style:name="Tableau19.A21" style:family="table-cell">
      <style:table-cell-properties fo:padding-left="0.191cm" fo:padding-right="0.191cm" fo:padding-top="0.101cm" fo:padding-bottom="0cm" fo:border-left="none" fo:border-right="none" fo:border-top="0.5pt solid #d9d9d9" fo:border-bottom="none" style:writing-mode="lr-tb"/>
    </style:style>
    <style:style style:name="Tableau19.22" style:family="table-row">
      <style:table-row-properties fo:keep-together="auto"/>
    </style:style>
    <style:style style:name="Tableau19.A22" style:family="table-cell">
      <style:table-cell-properties fo:padding-left="0.191cm" fo:padding-right="0.191cm" fo:padding-top="0.101cm" fo:padding-bottom="0cm" fo:border-left="3pt solid #d60093" fo:border-right="none" fo:border-top="none" fo:border-bottom="1pt solid #d60093" style:writing-mode="lr-tb"/>
    </style:style>
    <style:style style:name="P1" style:family="paragraph" style:parent-style-name="Standard">
      <style:paragraph-properties fo:margin-top="0cm" fo:margin-bottom="0.212cm" style:contextual-spacing="false" fo:line-height="100%" fo:text-align="start" style:justify-single-word="false" fo:orphans="0" fo:widows="0" fo:hyphenation-ladder-count="no-limit"/>
      <style:text-properties fo:color="#404040" loext:opacity="100%" fo:font-size="12pt" fo:language="fr" fo:country="FR" fo:font-weight="normal" officeooo:paragraph-rsid="000db8c7" style:letter-kerning="false" style:font-name-asian="Calibri1" style:font-size-asian="12pt" style:language-asian="fr" style:country-asian="FR" style:font-weight-asian="normal" style:font-name-complex="Calibri1" style:font-size-complex="12pt" style:language-complex="ar" style:country-complex="SA" style:font-weight-complex="normal" fo:hyphenate="false" fo:hyphenation-remain-char-count="2" fo:hyphenation-push-char-count="2" loext:hyphenation-no-caps="false" loext:hyphenation-no-last-word="false" loext:hyphenation-word-char-count="5" loext:hyphenation-zone="no-limit">
        <loext:char-complex-color loext:theme-type="dark1" loext:color-type="theme">
          <loext:transformation loext:type="tint" loext:value="2509"/>
        </loext:char-complex-color>
      </style:text-properties>
    </style:style>
    <style:style style:name="P2" style:family="paragraph" style:parent-style-name="Standard">
      <style:paragraph-properties fo:margin-top="0cm" fo:margin-bottom="0.212cm" style:contextual-spacing="false" fo:line-height="100%" fo:text-align="start" style:justify-single-word="false" fo:orphans="0" fo:widows="0" fo:hyphenation-ladder-count="no-limit"/>
      <style:text-properties fo:color="#404040" loext:opacity="100%" fo:font-size="12pt" fo:language="fr" fo:country="FR" fo:font-weight="normal" officeooo:paragraph-rsid="000d1b54" style:letter-kerning="false" style:font-name-asian="Calibri1" style:font-size-asian="12pt" style:language-asian="fr" style:country-asian="FR" style:font-weight-asian="normal" style:font-name-complex="Calibri1" style:font-size-complex="12pt" style:language-complex="ar" style:country-complex="SA" style:font-weight-complex="normal" fo:hyphenate="false" fo:hyphenation-remain-char-count="2" fo:hyphenation-push-char-count="2" loext:hyphenation-no-caps="false" loext:hyphenation-no-last-word="false" loext:hyphenation-word-char-count="5" loext:hyphenation-zone="no-limit">
        <loext:char-complex-color loext:theme-type="dark1" loext:color-type="theme">
          <loext:transformation loext:type="tint" loext:value="2509"/>
        </loext:char-complex-color>
      </style:text-properties>
    </style:style>
    <style:style style:name="P3" style:family="paragraph" style:parent-style-name="Standard">
      <style:paragraph-properties fo:margin-right="0.309cm" fo:margin-top="0cm" fo:margin-bottom="0cm" style:contextual-spacing="false" fo:line-height="100%" fo:text-align="start" style:justify-single-word="false" fo:orphans="0" fo:widows="0" fo:hyphenation-ladder-count="no-limit" fo:text-indent="0cm" style:auto-text-indent="false">
        <style:tab-stops>
          <style:tab-stop style:position="1.499cm"/>
        </style:tab-stops>
      </style:paragraph-properties>
      <style:text-properties fo:font-size="10pt" fo:language="fr" fo:country="FR" fo:font-weight="bold" officeooo:rsid="000d1b54" officeooo:paragraph-rsid="000d1b54" style:letter-kerning="false" style:font-name-asian="Calibri1" style:font-size-asian="10pt" style:language-asian="en" style:country-asian="US" style:font-weight-asian="bold" style:font-size-complex="10pt" style:language-complex="ar" style:country-complex="SA" style:font-weight-complex="bold" fo:hyphenate="false" fo:hyphenation-remain-char-count="2" fo:hyphenation-push-char-count="2" loext:hyphenation-no-caps="false" loext:hyphenation-no-last-word="false" loext:hyphenation-word-char-count="5" loext:hyphenation-zone="no-limit"/>
    </style:style>
    <style:style style:name="P4" style:family="paragraph" style:parent-style-name="Footer">
      <style:paragraph-properties fo:margin-left="-0.751cm" fo:text-indent="0cm" style:auto-text-indent="false">
        <style:tab-stops>
          <style:tab-stop style:position="14.753cm" style:type="center"/>
          <style:tab-stop style:position="16.002cm" style:type="right"/>
        </style:tab-stops>
      </style:paragraph-properties>
    </style:style>
    <style:style style:name="P5" style:family="paragraph" style:parent-style-name="Frame_20_contents">
      <style:paragraph-properties fo:margin-right="-0.101cm" fo:margin-top="0cm" fo:margin-bottom="0cm" style:contextual-spacing="false" fo:line-height="120%" fo:text-align="end" style:justify-single-word="false" fo:text-indent="0cm" style:auto-text-indent="false"/>
    </style:style>
    <style:style style:name="P6" style:family="paragraph" style:parent-style-name="Frame_20_contents">
      <style:paragraph-properties fo:margin-right="-0.102cm" fo:margin-top="0cm" fo:margin-bottom="0cm" style:contextual-spacing="false" fo:line-height="120%" fo:text-align="center" style:justify-single-word="false" fo:text-indent="0cm" style:auto-text-indent="false"/>
    </style:style>
    <style:style style:name="P7" style:family="paragraph" style:parent-style-name="List_20_Paragraph" style:list-style-name="WWNum2">
      <style:paragraph-properties fo:margin-left="1.27cm" fo:margin-right="0.309cm" fo:margin-top="0cm" fo:margin-bottom="0cm" style:contextual-spacing="true" fo:line-height="100%" fo:text-align="justify" style:justify-single-word="false" fo:orphans="0" fo:widows="0" fo:hyphenation-ladder-count="no-limit" fo:text-indent="-0.635cm" style:auto-text-indent="false"/>
      <style:text-properties fo:hyphenate="false" fo:hyphenation-remain-char-count="2" fo:hyphenation-push-char-count="2" loext:hyphenation-no-caps="false" loext:hyphenation-no-last-word="false" loext:hyphenation-word-char-count="5" loext:hyphenation-zone="no-limit"/>
    </style:style>
    <style:style style:name="P8" style:family="paragraph" style:parent-style-name="Standard">
      <style:paragraph-properties fo:margin-top="0cm" fo:margin-bottom="0cm" style:contextual-spacing="false" fo:line-height="100%" fo:text-align="justify" style:justify-single-word="false" fo:orphans="0" fo:widows="0" fo:hyphenation-ladder-count="no-limit"/>
      <style:text-properties fo:hyphenate="false" fo:hyphenation-remain-char-count="2" fo:hyphenation-push-char-count="2" loext:hyphenation-no-caps="false" loext:hyphenation-no-last-word="false" loext:hyphenation-word-char-count="5" loext:hyphenation-zone="no-limit"/>
    </style:style>
    <style:style style:name="P9" style:family="paragraph" style:parent-style-name="Standard" style:list-style-name="WWNum1">
      <style:paragraph-properties fo:margin-left="1.27cm" fo:margin-right="0.309cm" fo:margin-top="0cm" fo:margin-bottom="0.212cm" style:contextual-spacing="false" fo:line-height="100%" fo:text-align="justify" style:justify-single-word="false" fo:orphans="0" fo:widows="0" fo:hyphenation-ladder-count="no-limit" fo:text-indent="-0.635cm" style:auto-text-indent="false"/>
      <style:text-properties fo:hyphenate="false" fo:hyphenation-remain-char-count="2" fo:hyphenation-push-char-count="2" loext:hyphenation-no-caps="false" loext:hyphenation-no-last-word="false" loext:hyphenation-word-char-count="5" loext:hyphenation-zone="no-limit"/>
    </style:style>
    <style:style style:name="P10" style:family="paragraph" style:parent-style-name="Standard">
      <style:paragraph-properties fo:margin-top="0.212cm" fo:margin-bottom="0cm" style:contextual-spacing="false" fo:line-height="100%" fo:text-align="justify" style:justify-single-word="false" fo:orphans="0" fo:widows="0" fo:hyphenation-ladder-count="no-limit"/>
      <style:text-properties officeooo:paragraph-rsid="0016453d" fo:hyphenate="false" fo:hyphenation-remain-char-count="2" fo:hyphenation-push-char-count="2" loext:hyphenation-no-caps="false" loext:hyphenation-no-last-word="false" loext:hyphenation-word-char-count="5" loext:hyphenation-zone="no-limit"/>
    </style:style>
    <style:style style:name="P11" style:family="paragraph" style:parent-style-name="Standard">
      <style:paragraph-properties fo:margin-top="0.212cm" fo:margin-bottom="0cm" style:contextual-spacing="false" fo:line-height="100%" fo:text-align="justify" style:justify-single-word="false" fo:orphans="0" fo:widows="0" fo:hyphenation-ladder-count="no-limit"/>
      <style:text-properties officeooo:paragraph-rsid="001a5251" fo:hyphenate="false" fo:hyphenation-remain-char-count="2" fo:hyphenation-push-char-count="2" loext:hyphenation-no-caps="false" loext:hyphenation-no-last-word="false" loext:hyphenation-word-char-count="5" loext:hyphenation-zone="no-limit"/>
    </style:style>
    <style:style style:name="P12" style:family="paragraph" style:parent-style-name="Standard">
      <style:paragraph-properties fo:margin-top="0.212cm" fo:margin-bottom="0cm" style:contextual-spacing="false" fo:line-height="100%" fo:text-align="justify" style:justify-single-word="false" fo:orphans="0" fo:widows="0" fo:hyphenation-ladder-count="no-limit"/>
      <style:text-properties officeooo:paragraph-rsid="000fb85d" fo:hyphenate="false" fo:hyphenation-remain-char-count="2" fo:hyphenation-push-char-count="2" loext:hyphenation-no-caps="false" loext:hyphenation-no-last-word="false" loext:hyphenation-word-char-count="5" loext:hyphenation-zone="no-limit"/>
    </style:style>
    <style:style style:name="P13" style:family="paragraph" style:parent-style-name="Standard">
      <style:paragraph-properties fo:margin-top="0.212cm" fo:margin-bottom="0cm" style:contextual-spacing="false" fo:line-height="100%" fo:text-align="justify" style:justify-single-word="false" fo:orphans="0" fo:widows="0" fo:hyphenation-ladder-count="no-limit"/>
      <style:text-properties officeooo:paragraph-rsid="001c40f3" fo:hyphenate="false" fo:hyphenation-remain-char-count="2" fo:hyphenation-push-char-count="2" loext:hyphenation-no-caps="false" loext:hyphenation-no-last-word="false" loext:hyphenation-word-char-count="5" loext:hyphenation-zone="no-limit"/>
    </style:style>
    <style:style style:name="P14" style:family="paragraph" style:parent-style-name="Standard">
      <style:paragraph-properties fo:margin-top="0.212cm" fo:margin-bottom="0cm" style:contextual-spacing="false" fo:line-height="100%" fo:text-align="justify" style:justify-single-word="false" fo:orphans="0" fo:widows="0" fo:hyphenation-ladder-count="no-limit"/>
      <style:text-properties officeooo:paragraph-rsid="001e26bf" fo:hyphenate="false" fo:hyphenation-remain-char-count="2" fo:hyphenation-push-char-count="2" loext:hyphenation-no-caps="false" loext:hyphenation-no-last-word="false" loext:hyphenation-word-char-count="5" loext:hyphenation-zone="no-limit"/>
    </style:style>
    <style:style style:name="P15" style:family="paragraph" style:parent-style-name="Standard" style:list-style-name="L22">
      <style:paragraph-properties fo:margin-top="0.212cm" fo:margin-bottom="0cm" style:contextual-spacing="false" fo:line-height="100%" fo:text-align="justify" style:justify-single-word="false" fo:orphans="0" fo:widows="0" fo:hyphenation-ladder-count="no-limit"/>
      <style:text-properties officeooo:paragraph-rsid="0016453d" fo:hyphenate="false" fo:hyphenation-remain-char-count="2" fo:hyphenation-push-char-count="2" loext:hyphenation-no-caps="false" loext:hyphenation-no-last-word="false" loext:hyphenation-word-char-count="5" loext:hyphenation-zone="no-limit"/>
    </style:style>
    <style:style style:name="P16" style:family="paragraph" style:parent-style-name="Standard" style:list-style-name="L20">
      <style:paragraph-properties fo:margin-top="0.212cm" fo:margin-bottom="0cm" style:contextual-spacing="false" fo:line-height="100%" fo:text-align="justify" style:justify-single-word="false" fo:orphans="0" fo:widows="0" fo:hyphenation-ladder-count="no-limit"/>
      <style:text-properties officeooo:paragraph-rsid="0016453d" fo:hyphenate="false" fo:hyphenation-remain-char-count="2" fo:hyphenation-push-char-count="2" loext:hyphenation-no-caps="false" loext:hyphenation-no-last-word="false" loext:hyphenation-word-char-count="5" loext:hyphenation-zone="no-limit"/>
    </style:style>
    <style:style style:name="P17" style:family="paragraph" style:parent-style-name="Standard">
      <style:paragraph-properties fo:margin-top="0.212cm" fo:margin-bottom="0cm" style:contextual-spacing="false" fo:line-height="100%" fo:text-align="justify" style:justify-single-word="false" fo:orphans="0" fo:widows="0" fo:hyphenation-ladder-count="no-limit"/>
      <style:text-properties officeooo:paragraph-rsid="001feff8" fo:hyphenate="false" fo:hyphenation-remain-char-count="2" fo:hyphenation-push-char-count="2" loext:hyphenation-no-caps="false" loext:hyphenation-no-last-word="false" loext:hyphenation-word-char-count="5" loext:hyphenation-zone="no-limit"/>
    </style:style>
    <style:style style:name="P18" style:family="paragraph" style:parent-style-name="Standard">
      <style:paragraph-properties fo:margin-top="0.212cm" fo:margin-bottom="0cm" style:contextual-spacing="false" fo:line-height="100%" fo:text-align="justify" style:justify-single-word="false" fo:orphans="0" fo:widows="0" fo:hyphenation-ladder-count="no-limit"/>
      <style:text-properties officeooo:paragraph-rsid="0021cdd6" fo:hyphenate="false" fo:hyphenation-remain-char-count="2" fo:hyphenation-push-char-count="2" loext:hyphenation-no-caps="false" loext:hyphenation-no-last-word="false" loext:hyphenation-word-char-count="5" loext:hyphenation-zone="no-limit"/>
    </style:style>
    <style:style style:name="P19" style:family="paragraph" style:parent-style-name="Standard" style:list-style-name="L29">
      <style:paragraph-properties fo:margin-top="0.212cm" fo:margin-bottom="0cm" style:contextual-spacing="false" fo:line-height="100%" fo:text-align="justify" style:justify-single-word="false" fo:orphans="0" fo:widows="0" fo:hyphenation-ladder-count="no-limit"/>
      <style:text-properties officeooo:paragraph-rsid="0024fa7d" fo:hyphenate="false" fo:hyphenation-remain-char-count="2" fo:hyphenation-push-char-count="2" loext:hyphenation-no-caps="false" loext:hyphenation-no-last-word="false" loext:hyphenation-word-char-count="5" loext:hyphenation-zone="no-limit"/>
    </style:style>
    <style:style style:name="P20" style:family="paragraph" style:parent-style-name="Standard">
      <style:paragraph-properties fo:margin-top="0.212cm" fo:margin-bottom="0cm" style:contextual-spacing="false" fo:line-height="100%" fo:text-align="justify" style:justify-single-word="false" fo:orphans="0" fo:widows="0" fo:hyphenation-ladder-count="no-limit"/>
      <style:text-properties officeooo:paragraph-rsid="0027307d" fo:hyphenate="false" fo:hyphenation-remain-char-count="2" fo:hyphenation-push-char-count="2" loext:hyphenation-no-caps="false" loext:hyphenation-no-last-word="false" loext:hyphenation-word-char-count="5" loext:hyphenation-zone="no-limit"/>
    </style:style>
    <style:style style:name="P21" style:family="paragraph" style:parent-style-name="Standard">
      <style:paragraph-properties fo:margin-top="0cm" fo:margin-bottom="0cm" style:contextual-spacing="false" fo:line-height="100%" fo:text-align="justify" style:justify-single-word="false" fo:orphans="0" fo:widows="0" fo:hyphenation-ladder-count="no-limit"/>
      <style:text-properties officeooo:paragraph-rsid="0027307d" fo:hyphenate="false" fo:hyphenation-remain-char-count="2" fo:hyphenation-push-char-count="2" loext:hyphenation-no-caps="false" loext:hyphenation-no-last-word="false" loext:hyphenation-word-char-count="5" loext:hyphenation-zone="no-limit"/>
    </style:style>
    <style:style style:name="P22" style:family="paragraph" style:parent-style-name="Standard">
      <style:paragraph-properties fo:margin-top="0.212cm" fo:margin-bottom="0cm" style:contextual-spacing="false" fo:line-height="100%" fo:text-align="justify" style:justify-single-word="false" fo:orphans="0" fo:widows="0" fo:hyphenation-ladder-count="no-limit"/>
      <style:text-properties officeooo:paragraph-rsid="00297707" fo:hyphenate="false" fo:hyphenation-remain-char-count="2" fo:hyphenation-push-char-count="2" loext:hyphenation-no-caps="false" loext:hyphenation-no-last-word="false" loext:hyphenation-word-char-count="5" loext:hyphenation-zone="no-limit"/>
    </style:style>
    <style:style style:name="P23" style:family="paragraph" style:parent-style-name="Standard" style:list-style-name="L32">
      <style:paragraph-properties fo:margin-top="0.212cm" fo:margin-bottom="0cm" style:contextual-spacing="false" fo:line-height="100%" fo:text-align="justify" style:justify-single-word="false" fo:orphans="0" fo:widows="0" fo:hyphenation-ladder-count="no-limit"/>
      <style:text-properties officeooo:paragraph-rsid="00297707" fo:hyphenate="false" fo:hyphenation-remain-char-count="2" fo:hyphenation-push-char-count="2" loext:hyphenation-no-caps="false" loext:hyphenation-no-last-word="false" loext:hyphenation-word-char-count="5" loext:hyphenation-zone="no-limit"/>
    </style:style>
    <style:style style:name="P24" style:family="paragraph" style:parent-style-name="Standard" style:list-style-name="L33">
      <style:paragraph-properties fo:margin-top="0.212cm" fo:margin-bottom="0cm" style:contextual-spacing="false" fo:line-height="100%" fo:text-align="justify" style:justify-single-word="false" fo:orphans="0" fo:widows="0" fo:hyphenation-ladder-count="no-limit"/>
      <style:text-properties officeooo:paragraph-rsid="00297707" fo:hyphenate="false" fo:hyphenation-remain-char-count="2" fo:hyphenation-push-char-count="2" loext:hyphenation-no-caps="false" loext:hyphenation-no-last-word="false" loext:hyphenation-word-char-count="5" loext:hyphenation-zone="no-limit"/>
    </style:style>
    <style:style style:name="P25" style:family="paragraph" style:parent-style-name="Standard" style:list-style-name="L34">
      <style:paragraph-properties fo:margin-top="0.212cm" fo:margin-bottom="0cm" style:contextual-spacing="false" fo:line-height="100%" fo:text-align="justify" style:justify-single-word="false" fo:orphans="0" fo:widows="0" fo:hyphenation-ladder-count="no-limit"/>
      <style:text-properties officeooo:paragraph-rsid="00297707" fo:hyphenate="false" fo:hyphenation-remain-char-count="2" fo:hyphenation-push-char-count="2" loext:hyphenation-no-caps="false" loext:hyphenation-no-last-word="false" loext:hyphenation-word-char-count="5" loext:hyphenation-zone="no-limit"/>
    </style:style>
    <style:style style:name="P26" style:family="paragraph" style:parent-style-name="Standard" style:list-style-name="L36">
      <style:paragraph-properties fo:margin-top="0.212cm" fo:margin-bottom="0cm" style:contextual-spacing="false" fo:line-height="100%" fo:text-align="justify" style:justify-single-word="false" fo:orphans="0" fo:widows="0" fo:hyphenation-ladder-count="no-limit"/>
      <style:text-properties officeooo:paragraph-rsid="00297707" fo:hyphenate="false" fo:hyphenation-remain-char-count="2" fo:hyphenation-push-char-count="2" loext:hyphenation-no-caps="false" loext:hyphenation-no-last-word="false" loext:hyphenation-word-char-count="5" loext:hyphenation-zone="no-limit"/>
    </style:style>
    <style:style style:name="P27" style:family="paragraph" style:parent-style-name="Standard">
      <style:paragraph-properties fo:margin-top="0.212cm" fo:margin-bottom="0cm" style:contextual-spacing="false" fo:line-height="100%" fo:text-align="justify" style:justify-single-word="false" fo:orphans="0" fo:widows="0" fo:hyphenation-ladder-count="no-limit"/>
      <style:text-properties fo:hyphenate="false" fo:hyphenation-remain-char-count="2" fo:hyphenation-push-char-count="2" loext:hyphenation-no-caps="false" loext:hyphenation-no-last-word="false" loext:hyphenation-word-char-count="5" loext:hyphenation-zone="no-limit"/>
    </style:style>
    <style:style style:name="P28" style:family="paragraph" style:parent-style-name="Standard">
      <style:paragraph-properties fo:margin-top="0.212cm" fo:margin-bottom="0cm" style:contextual-spacing="false" fo:line-height="100%" fo:text-align="justify" style:justify-single-word="false" fo:orphans="0" fo:widows="0" fo:hyphenation-ladder-count="no-limit"/>
      <style:text-properties officeooo:paragraph-rsid="002e817a" fo:hyphenate="false" fo:hyphenation-remain-char-count="2" fo:hyphenation-push-char-count="2" loext:hyphenation-no-caps="false" loext:hyphenation-no-last-word="false" loext:hyphenation-word-char-count="5" loext:hyphenation-zone="no-limit"/>
    </style:style>
    <style:style style:name="P29" style:family="paragraph" style:parent-style-name="Standard" style:list-style-name="L38">
      <style:paragraph-properties fo:margin-top="0.212cm" fo:margin-bottom="0cm" style:contextual-spacing="false" fo:line-height="100%" fo:text-align="justify" style:justify-single-word="false" fo:orphans="0" fo:widows="0" fo:hyphenation-ladder-count="no-limit"/>
      <style:text-properties officeooo:paragraph-rsid="002f24d8" fo:hyphenate="false" fo:hyphenation-remain-char-count="2" fo:hyphenation-push-char-count="2" loext:hyphenation-no-caps="false" loext:hyphenation-no-last-word="false" loext:hyphenation-word-char-count="5" loext:hyphenation-zone="no-limit"/>
    </style:style>
    <style:style style:name="P30" style:family="paragraph" style:parent-style-name="Standard">
      <style:paragraph-properties fo:margin-top="0cm" fo:margin-bottom="0cm" style:contextual-spacing="false" fo:line-height="100%" fo:text-align="center" style:justify-single-word="false" fo:orphans="0" fo:widows="0" fo:hyphenation-ladder-count="no-limit"/>
      <style:text-properties fo:hyphenate="false" fo:hyphenation-remain-char-count="2" fo:hyphenation-push-char-count="2" loext:hyphenation-no-caps="false" loext:hyphenation-no-last-word="false" loext:hyphenation-word-char-count="5" loext:hyphenation-zone="no-limit"/>
    </style:style>
    <style:style style:name="P31" style:family="paragraph" style:parent-style-name="Standard">
      <style:paragraph-properties fo:margin-right="0.309cm" fo:margin-top="0cm" fo:margin-bottom="0cm" style:contextual-spacing="false" fo:line-height="100%" fo:text-align="center" style:justify-single-word="false" fo:orphans="0" fo:widows="0" fo:hyphenation-ladder-count="no-limit" fo:text-indent="0cm" style:auto-text-indent="false">
        <style:tab-stops>
          <style:tab-stop style:position="1.499cm"/>
        </style:tab-stops>
      </style:paragraph-properties>
      <style:text-properties officeooo:paragraph-rsid="000d1b54" fo:hyphenate="false" fo:hyphenation-remain-char-count="2" fo:hyphenation-push-char-count="2" loext:hyphenation-no-caps="false" loext:hyphenation-no-last-word="false" loext:hyphenation-word-char-count="5" loext:hyphenation-zone="no-limit"/>
    </style:style>
    <style:style style:name="P32" style:family="paragraph" style:parent-style-name="Standard">
      <style:paragraph-properties fo:margin-top="0cm" fo:margin-bottom="0cm" style:contextual-spacing="false" fo:line-height="100%" fo:text-align="end" style:justify-single-word="false" fo:orphans="0" fo:widows="0" fo:hyphenation-ladder-count="no-limit"/>
      <style:text-properties fo:hyphenate="false" fo:hyphenation-remain-char-count="2" fo:hyphenation-push-char-count="2" loext:hyphenation-no-caps="false" loext:hyphenation-no-last-word="false" loext:hyphenation-word-char-count="5" loext:hyphenation-zone="no-limit"/>
    </style:style>
    <style:style style:name="P33" style:family="paragraph" style:parent-style-name="Standard">
      <style:paragraph-properties fo:margin-right="0.309cm" fo:margin-top="0cm" fo:margin-bottom="0.212cm" style:contextual-spacing="false" fo:line-height="100%" fo:text-align="end" style:justify-single-word="false" fo:orphans="0" fo:widows="0" fo:hyphenation-ladder-count="no-limit" fo:text-indent="0cm" style:auto-text-indent="false"/>
      <style:text-properties fo:hyphenate="false" fo:hyphenation-remain-char-count="2" fo:hyphenation-push-char-count="2" loext:hyphenation-no-caps="false" loext:hyphenation-no-last-word="false" loext:hyphenation-word-char-count="5" loext:hyphenation-zone="no-limit"/>
    </style:style>
    <style:style style:name="P34" style:family="paragraph" style:parent-style-name="Standard">
      <style:paragraph-properties fo:margin-right="0.06cm" fo:margin-top="0cm" fo:margin-bottom="0cm" style:contextual-spacing="false" fo:line-height="100%" fo:text-align="end" style:justify-single-word="false" fo:orphans="0" fo:widows="0" fo:hyphenation-ladder-count="no-limit" fo:text-indent="0cm" style:auto-text-indent="false"/>
      <style:text-properties fo:hyphenate="false" fo:hyphenation-remain-char-count="2" fo:hyphenation-push-char-count="2" loext:hyphenation-no-caps="false" loext:hyphenation-no-last-word="false" loext:hyphenation-word-char-count="5" loext:hyphenation-zone="no-limit"/>
    </style:style>
    <style:style style:name="P35" style:family="paragraph" style:parent-style-name="Standard">
      <style:paragraph-properties fo:margin-right="0.06cm" fo:margin-top="0cm" fo:margin-bottom="0cm" style:contextual-spacing="false" fo:line-height="100%" fo:text-align="end" style:justify-single-word="false" fo:orphans="0" fo:widows="0" fo:hyphenation-ladder-count="no-limit" fo:text-indent="0cm" style:auto-text-indent="false"/>
      <style:text-properties officeooo:paragraph-rsid="000db8c7" fo:hyphenate="false" fo:hyphenation-remain-char-count="2" fo:hyphenation-push-char-count="2" loext:hyphenation-no-caps="false" loext:hyphenation-no-last-word="false" loext:hyphenation-word-char-count="5" loext:hyphenation-zone="no-limit"/>
    </style:style>
    <style:style style:name="P36" style:family="paragraph" style:parent-style-name="Standard">
      <style:paragraph-properties fo:margin-top="0cm" fo:margin-bottom="0cm" style:contextual-spacing="false" fo:line-height="100%" fo:text-align="end" style:justify-single-word="false" fo:orphans="0" fo:widows="0" fo:hyphenation-ladder-count="no-limit"/>
      <style:text-properties officeooo:paragraph-rsid="000db8c7" fo:hyphenate="false" fo:hyphenation-remain-char-count="2" fo:hyphenation-push-char-count="2" loext:hyphenation-no-caps="false" loext:hyphenation-no-last-word="false" loext:hyphenation-word-char-count="5" loext:hyphenation-zone="no-limit"/>
    </style:style>
    <style:style style:name="P37" style:family="paragraph" style:parent-style-name="Standard">
      <style:paragraph-properties fo:margin-right="0.06cm" fo:margin-top="0cm" fo:margin-bottom="0cm" style:contextual-spacing="false" fo:line-height="100%" fo:text-align="end" style:justify-single-word="false" fo:orphans="0" fo:widows="0" fo:hyphenation-ladder-count="no-limit" fo:text-indent="0cm" style:auto-text-indent="false"/>
      <style:text-properties officeooo:paragraph-rsid="000d1b54" fo:hyphenate="false" fo:hyphenation-remain-char-count="2" fo:hyphenation-push-char-count="2" loext:hyphenation-no-caps="false" loext:hyphenation-no-last-word="false" loext:hyphenation-word-char-count="5" loext:hyphenation-zone="no-limit"/>
    </style:style>
    <style:style style:name="P38" style:family="paragraph" style:parent-style-name="Standard">
      <style:paragraph-properties fo:margin-top="0cm" fo:margin-bottom="0cm" style:contextual-spacing="false" fo:line-height="100%" fo:text-align="end" style:justify-single-word="false" fo:orphans="0" fo:widows="0" fo:hyphenation-ladder-count="no-limit"/>
      <style:text-properties officeooo:paragraph-rsid="000d1b54" fo:hyphenate="false" fo:hyphenation-remain-char-count="2" fo:hyphenation-push-char-count="2" loext:hyphenation-no-caps="false" loext:hyphenation-no-last-word="false" loext:hyphenation-word-char-count="5" loext:hyphenation-zone="no-limit"/>
    </style:style>
    <style:style style:name="P39" style:family="paragraph" style:parent-style-name="Standard">
      <style:paragraph-properties fo:margin-right="0.06cm" fo:margin-top="0cm" fo:margin-bottom="0cm" style:contextual-spacing="false" fo:line-height="100%" fo:text-align="end" style:justify-single-word="false" fo:orphans="0" fo:widows="0" fo:hyphenation-ladder-count="no-limit" fo:text-indent="0cm" style:auto-text-indent="false"/>
      <style:text-properties officeooo:paragraph-rsid="0027307d" fo:hyphenate="false" fo:hyphenation-remain-char-count="2" fo:hyphenation-push-char-count="2" loext:hyphenation-no-caps="false" loext:hyphenation-no-last-word="false" loext:hyphenation-word-char-count="5" loext:hyphenation-zone="no-limit"/>
    </style:style>
    <style:style style:name="P40" style:family="paragraph" style:parent-style-name="Standard">
      <style:paragraph-properties fo:margin-top="0cm" fo:margin-bottom="0cm" style:contextual-spacing="false" fo:line-height="100%" fo:text-align="end" style:justify-single-word="false" fo:orphans="0" fo:widows="0" fo:hyphenation-ladder-count="no-limit"/>
      <style:text-properties officeooo:paragraph-rsid="0027307d" fo:hyphenate="false" fo:hyphenation-remain-char-count="2" fo:hyphenation-push-char-count="2" loext:hyphenation-no-caps="false" loext:hyphenation-no-last-word="false" loext:hyphenation-word-char-count="5" loext:hyphenation-zone="no-limit"/>
    </style:style>
    <style:style style:name="P41" style:family="paragraph" style:parent-style-name="Standard">
      <style:paragraph-properties fo:margin-right="0.309cm" fo:margin-top="0cm" fo:margin-bottom="0cm" style:contextual-spacing="false" fo:line-height="100%" fo:text-align="end" style:justify-single-word="false" fo:orphans="0" fo:widows="0" fo:hyphenation-ladder-count="no-limit" fo:text-indent="0cm" style:auto-text-indent="false">
        <style:tab-stops>
          <style:tab-stop style:position="1.499cm"/>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42" style:family="paragraph" style:parent-style-name="Standard">
      <style:paragraph-properties fo:margin-top="0cm" fo:margin-bottom="0cm" style:contextual-spacing="false" fo:line-height="100%" fo:text-align="end" style:justify-single-word="false" fo:orphans="0" fo:widows="0" fo:hyphenation-ladder-count="no-limit">
        <style:tab-stops>
          <style:tab-stop style:position="16.002cm" style:type="right" style:leader-style="dotted" style:leader-text="."/>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43" style:family="paragraph" style:parent-style-name="Standard">
      <style:paragraph-properties fo:margin-top="0cm" fo:margin-bottom="0cm" style:contextual-spacing="false" fo:line-height="100%" fo:text-align="end" style:justify-single-word="false" fo:orphans="0" fo:widows="0" fo:hyphenation-ladder-count="no-limit">
        <style:tab-stops>
          <style:tab-stop style:position="16.002cm" style:type="right" style:leader-style="dotted" style:leader-text="."/>
        </style:tab-stops>
      </style:paragraph-properties>
      <style:text-properties officeooo:paragraph-rsid="000db8c7" fo:hyphenate="false" fo:hyphenation-remain-char-count="2" fo:hyphenation-push-char-count="2" loext:hyphenation-no-caps="false" loext:hyphenation-no-last-word="false" loext:hyphenation-word-char-count="5" loext:hyphenation-zone="no-limit"/>
    </style:style>
    <style:style style:name="P44" style:family="paragraph" style:parent-style-name="Standard">
      <style:paragraph-properties fo:margin-top="0cm" fo:margin-bottom="0cm" style:contextual-spacing="false" fo:line-height="100%" fo:text-align="end" style:justify-single-word="false" fo:orphans="0" fo:widows="0" fo:hyphenation-ladder-count="no-limit">
        <style:tab-stops>
          <style:tab-stop style:position="16.002cm" style:type="right" style:leader-style="dotted" style:leader-text="."/>
        </style:tab-stops>
      </style:paragraph-properties>
      <style:text-properties officeooo:paragraph-rsid="000d1b54" fo:hyphenate="false" fo:hyphenation-remain-char-count="2" fo:hyphenation-push-char-count="2" loext:hyphenation-no-caps="false" loext:hyphenation-no-last-word="false" loext:hyphenation-word-char-count="5" loext:hyphenation-zone="no-limit"/>
    </style:style>
    <style:style style:name="P45" style:family="paragraph" style:parent-style-name="Standard">
      <style:paragraph-properties fo:margin-top="0cm" fo:margin-bottom="0cm" style:contextual-spacing="false" fo:line-height="100%" fo:text-align="end" style:justify-single-word="false" fo:orphans="0" fo:widows="0" fo:hyphenation-ladder-count="no-limit">
        <style:tab-stops>
          <style:tab-stop style:position="16.002cm" style:type="right" style:leader-style="dotted" style:leader-text="."/>
        </style:tab-stops>
      </style:paragraph-properties>
      <style:text-properties officeooo:paragraph-rsid="0027307d" fo:hyphenate="false" fo:hyphenation-remain-char-count="2" fo:hyphenation-push-char-count="2" loext:hyphenation-no-caps="false" loext:hyphenation-no-last-word="false" loext:hyphenation-word-char-count="5" loext:hyphenation-zone="no-limit"/>
    </style:style>
    <style:style style:name="P46" style:family="paragraph" style:parent-style-name="Standard">
      <style:paragraph-properties fo:margin-top="0cm" fo:margin-bottom="0cm" style:contextual-spacing="false" fo:line-height="100%" fo:text-align="start" style:justify-single-word="false" fo:orphans="0" fo:widows="0" fo:hyphenation-ladder-count="no-limit"/>
      <style:text-properties fo:hyphenate="false" fo:hyphenation-remain-char-count="2" fo:hyphenation-push-char-count="2" loext:hyphenation-no-caps="false" loext:hyphenation-no-last-word="false" loext:hyphenation-word-char-count="5" loext:hyphenation-zone="no-limit"/>
    </style:style>
    <style:style style:name="P47" style:family="paragraph" style:parent-style-name="Standard">
      <style:paragraph-properties fo:margin-left="-0.074cm" fo:margin-top="0cm" fo:margin-bottom="0cm" style:contextual-spacing="false" fo:line-height="100%" fo:text-align="start" style:justify-single-word="false" fo:orphans="0" fo:widows="0" fo:hyphenation-ladder-count="no-limit" fo:text-indent="0cm" style:auto-text-indent="false"/>
      <style:text-properties fo:hyphenate="false" fo:hyphenation-remain-char-count="2" fo:hyphenation-push-char-count="2" loext:hyphenation-no-caps="false" loext:hyphenation-no-last-word="false" loext:hyphenation-word-char-count="5" loext:hyphenation-zone="no-limit"/>
    </style:style>
    <style:style style:name="P48" style:family="paragraph" style:parent-style-name="Standard">
      <style:paragraph-properties fo:margin-right="0.309cm" fo:margin-top="0cm" fo:margin-bottom="0.212cm" style:contextual-spacing="false" fo:line-height="100%" fo:text-align="start" style:justify-single-word="false" fo:orphans="0" fo:widows="0" fo:hyphenation-ladder-count="no-limit" fo:text-indent="0cm" style:auto-text-indent="false"/>
      <style:text-properties fo:hyphenate="false" fo:hyphenation-remain-char-count="2" fo:hyphenation-push-char-count="2" loext:hyphenation-no-caps="false" loext:hyphenation-no-last-word="false" loext:hyphenation-word-char-count="5" loext:hyphenation-zone="no-limit"/>
    </style:style>
    <style:style style:name="P49" style:family="paragraph" style:parent-style-name="Standard">
      <style:paragraph-properties fo:margin-right="0.06cm" fo:margin-top="0cm" fo:margin-bottom="0cm" style:contextual-spacing="false" fo:line-height="100%" fo:text-align="start" style:justify-single-word="false" fo:orphans="0" fo:widows="0" fo:hyphenation-ladder-count="no-limit" fo:text-indent="0cm" style:auto-text-indent="false"/>
      <style:text-properties fo:hyphenate="false" fo:hyphenation-remain-char-count="2" fo:hyphenation-push-char-count="2" loext:hyphenation-no-caps="false" loext:hyphenation-no-last-word="false" loext:hyphenation-word-char-count="5" loext:hyphenation-zone="no-limit"/>
    </style:style>
    <style:style style:name="P50" style:family="paragraph" style:parent-style-name="Standard">
      <style:paragraph-properties fo:margin-top="0cm" fo:margin-bottom="0cm" style:contextual-spacing="false" fo:line-height="100%" fo:text-align="start" style:justify-single-word="false" fo:orphans="0" fo:widows="0" fo:hyphenation-ladder-count="no-limit"/>
      <style:text-properties officeooo:paragraph-rsid="000fb85d" fo:hyphenate="false" fo:hyphenation-remain-char-count="2" fo:hyphenation-push-char-count="2" loext:hyphenation-no-caps="false" loext:hyphenation-no-last-word="false" loext:hyphenation-word-char-count="5" loext:hyphenation-zone="no-limit"/>
    </style:style>
    <style:style style:name="P51" style:family="paragraph" style:parent-style-name="Standard">
      <style:paragraph-properties fo:margin-top="0cm" fo:margin-bottom="0.212cm" style:contextual-spacing="false" fo:line-height="100%" fo:text-align="start" style:justify-single-word="false" fo:orphans="0" fo:widows="0" fo:hyphenation-ladder-count="no-limit"/>
      <style:text-properties fo:hyphenate="false" fo:hyphenation-remain-char-count="2" fo:hyphenation-push-char-count="2" loext:hyphenation-no-caps="false" loext:hyphenation-no-last-word="false" loext:hyphenation-word-char-count="5" loext:hyphenation-zone="no-limit"/>
    </style:style>
    <style:style style:name="P52" style:family="paragraph" style:parent-style-name="Standard">
      <style:paragraph-properties fo:margin-top="0.212cm" fo:margin-bottom="0cm" style:contextual-spacing="false" fo:line-height="100%" fo:text-align="start" style:justify-single-word="false" fo:orphans="0" fo:widows="0" fo:hyphenation-ladder-count="no-limit"/>
      <style:text-properties officeooo:paragraph-rsid="0016453d" fo:hyphenate="false" fo:hyphenation-remain-char-count="2" fo:hyphenation-push-char-count="2" loext:hyphenation-no-caps="false" loext:hyphenation-no-last-word="false" loext:hyphenation-word-char-count="5" loext:hyphenation-zone="no-limit"/>
    </style:style>
    <style:style style:name="P53" style:family="paragraph" style:parent-style-name="Standard">
      <style:paragraph-properties fo:margin-top="0.141cm" fo:margin-bottom="0cm" style:contextual-spacing="false" fo:line-height="100%" fo:text-align="start" style:justify-single-word="false" fo:orphans="0" fo:widows="0" fo:hyphenation-ladder-count="no-limit"/>
      <style:text-properties fo:hyphenate="false" fo:hyphenation-remain-char-count="2" fo:hyphenation-push-char-count="2" loext:hyphenation-no-caps="false" loext:hyphenation-no-last-word="false" loext:hyphenation-word-char-count="5" loext:hyphenation-zone="no-limit"/>
    </style:style>
    <style:style style:name="P54" style:family="paragraph" style:parent-style-name="Standard">
      <style:paragraph-properties fo:margin-right="0.06cm" fo:margin-top="0cm" fo:margin-bottom="0cm" style:contextual-spacing="false" fo:line-height="100%" fo:text-align="start" style:justify-single-word="false" fo:orphans="0" fo:widows="0" fo:hyphenation-ladder-count="no-limit" fo:text-indent="0cm" style:auto-text-indent="false"/>
      <style:text-properties officeooo:paragraph-rsid="000db8c7" fo:hyphenate="false" fo:hyphenation-remain-char-count="2" fo:hyphenation-push-char-count="2" loext:hyphenation-no-caps="false" loext:hyphenation-no-last-word="false" loext:hyphenation-word-char-count="5" loext:hyphenation-zone="no-limit"/>
    </style:style>
    <style:style style:name="P55" style:family="paragraph" style:parent-style-name="Standard">
      <style:paragraph-properties fo:margin-top="0cm" fo:margin-bottom="0cm" style:contextual-spacing="false" fo:line-height="100%" fo:text-align="start" style:justify-single-word="false" fo:orphans="0" fo:widows="0" fo:hyphenation-ladder-count="no-limit"/>
      <style:text-properties officeooo:paragraph-rsid="000db8c7" fo:hyphenate="false" fo:hyphenation-remain-char-count="2" fo:hyphenation-push-char-count="2" loext:hyphenation-no-caps="false" loext:hyphenation-no-last-word="false" loext:hyphenation-word-char-count="5" loext:hyphenation-zone="no-limit"/>
    </style:style>
    <style:style style:name="P56" style:family="paragraph" style:parent-style-name="Standard">
      <style:paragraph-properties fo:margin-top="0.212cm" fo:margin-bottom="0cm" style:contextual-spacing="false" fo:line-height="100%" fo:text-align="start" style:justify-single-word="false" fo:orphans="0" fo:widows="0" fo:hyphenation-ladder-count="no-limit"/>
      <style:text-properties officeooo:paragraph-rsid="000db8c7" fo:hyphenate="false" fo:hyphenation-remain-char-count="2" fo:hyphenation-push-char-count="2" loext:hyphenation-no-caps="false" loext:hyphenation-no-last-word="false" loext:hyphenation-word-char-count="5" loext:hyphenation-zone="no-limit"/>
    </style:style>
    <style:style style:name="P57" style:family="paragraph" style:parent-style-name="Standard">
      <style:paragraph-properties fo:margin-top="0.141cm" fo:margin-bottom="0cm" style:contextual-spacing="false" fo:line-height="100%" fo:text-align="start" style:justify-single-word="false" fo:orphans="0" fo:widows="0" fo:hyphenation-ladder-count="no-limit"/>
      <style:text-properties officeooo:paragraph-rsid="000db8c7" fo:hyphenate="false" fo:hyphenation-remain-char-count="2" fo:hyphenation-push-char-count="2" loext:hyphenation-no-caps="false" loext:hyphenation-no-last-word="false" loext:hyphenation-word-char-count="5" loext:hyphenation-zone="no-limit"/>
    </style:style>
    <style:style style:name="P58" style:family="paragraph" style:parent-style-name="Standard">
      <style:paragraph-properties fo:margin-top="0cm" fo:margin-bottom="0cm" style:contextual-spacing="false" fo:line-height="100%" fo:text-align="start" style:justify-single-word="false" fo:orphans="0" fo:widows="0" fo:hyphenation-ladder-count="no-limit"/>
      <style:text-properties officeooo:paragraph-rsid="000d1b54" fo:hyphenate="false" fo:hyphenation-remain-char-count="2" fo:hyphenation-push-char-count="2" loext:hyphenation-no-caps="false" loext:hyphenation-no-last-word="false" loext:hyphenation-word-char-count="5" loext:hyphenation-zone="no-limit"/>
    </style:style>
    <style:style style:name="P59" style:family="paragraph" style:parent-style-name="Standard">
      <style:paragraph-properties fo:margin-top="0.212cm" fo:margin-bottom="0cm" style:contextual-spacing="false" fo:line-height="100%" fo:text-align="start" style:justify-single-word="false" fo:orphans="0" fo:widows="0" fo:hyphenation-ladder-count="no-limit"/>
      <style:text-properties officeooo:paragraph-rsid="000d1b54" fo:hyphenate="false" fo:hyphenation-remain-char-count="2" fo:hyphenation-push-char-count="2" loext:hyphenation-no-caps="false" loext:hyphenation-no-last-word="false" loext:hyphenation-word-char-count="5" loext:hyphenation-zone="no-limit"/>
    </style:style>
    <style:style style:name="P60" style:family="paragraph" style:parent-style-name="Standard">
      <style:paragraph-properties fo:margin-top="0.141cm" fo:margin-bottom="0cm" style:contextual-spacing="false" fo:line-height="100%" fo:text-align="start" style:justify-single-word="false" fo:orphans="0" fo:widows="0" fo:hyphenation-ladder-count="no-limit"/>
      <style:text-properties officeooo:paragraph-rsid="000d1b54" fo:hyphenate="false" fo:hyphenation-remain-char-count="2" fo:hyphenation-push-char-count="2" loext:hyphenation-no-caps="false" loext:hyphenation-no-last-word="false" loext:hyphenation-word-char-count="5" loext:hyphenation-zone="no-limit"/>
    </style:style>
    <style:style style:name="P61" style:family="paragraph" style:parent-style-name="Standard" style:list-style-name="L15">
      <style:paragraph-properties fo:margin-top="0.212cm" fo:margin-bottom="0cm" style:contextual-spacing="false" fo:line-height="100%" fo:text-align="start" style:justify-single-word="false" fo:orphans="0" fo:widows="0" fo:hyphenation-ladder-count="no-limit"/>
      <style:text-properties officeooo:paragraph-rsid="00154483" fo:hyphenate="false" fo:hyphenation-remain-char-count="2" fo:hyphenation-push-char-count="2" loext:hyphenation-no-caps="false" loext:hyphenation-no-last-word="false" loext:hyphenation-word-char-count="5" loext:hyphenation-zone="no-limit"/>
    </style:style>
    <style:style style:name="P62" style:family="paragraph" style:parent-style-name="Standard" style:list-style-name="L11">
      <style:paragraph-properties fo:margin-top="0.212cm" fo:margin-bottom="0cm" style:contextual-spacing="false" fo:line-height="100%" fo:text-align="start" style:justify-single-word="false" fo:orphans="0" fo:widows="0" fo:hyphenation-ladder-count="no-limit"/>
      <style:text-properties officeooo:paragraph-rsid="00154483" fo:hyphenate="false" fo:hyphenation-remain-char-count="2" fo:hyphenation-push-char-count="2" loext:hyphenation-no-caps="false" loext:hyphenation-no-last-word="false" loext:hyphenation-word-char-count="5" loext:hyphenation-zone="no-limit"/>
    </style:style>
    <style:style style:name="P63" style:family="paragraph" style:parent-style-name="Standard" style:list-style-name="L12">
      <style:paragraph-properties fo:margin-top="0.212cm" fo:margin-bottom="0cm" style:contextual-spacing="false" fo:line-height="100%" fo:text-align="start" style:justify-single-word="false" fo:orphans="0" fo:widows="0" fo:hyphenation-ladder-count="no-limit"/>
      <style:text-properties officeooo:paragraph-rsid="00154483" fo:hyphenate="false" fo:hyphenation-remain-char-count="2" fo:hyphenation-push-char-count="2" loext:hyphenation-no-caps="false" loext:hyphenation-no-last-word="false" loext:hyphenation-word-char-count="5" loext:hyphenation-zone="no-limit"/>
    </style:style>
    <style:style style:name="P64" style:family="paragraph" style:parent-style-name="Standard">
      <style:paragraph-properties fo:margin-top="0.212cm" fo:margin-bottom="0cm" style:contextual-spacing="false" fo:line-height="100%" fo:text-align="start" style:justify-single-word="false" fo:orphans="0" fo:widows="0" fo:hyphenation-ladder-count="no-limit"/>
      <style:text-properties officeooo:paragraph-rsid="0021cdd6" fo:hyphenate="false" fo:hyphenation-remain-char-count="2" fo:hyphenation-push-char-count="2" loext:hyphenation-no-caps="false" loext:hyphenation-no-last-word="false" loext:hyphenation-word-char-count="5" loext:hyphenation-zone="no-limit"/>
    </style:style>
    <style:style style:name="P65" style:family="paragraph" style:parent-style-name="Standard">
      <style:paragraph-properties fo:margin-top="0cm" fo:margin-bottom="0cm" style:contextual-spacing="false" fo:line-height="100%" fo:text-align="start" style:justify-single-word="false" fo:orphans="0" fo:widows="0" fo:hyphenation-ladder-count="no-limit"/>
      <style:text-properties officeooo:paragraph-rsid="0024fa7d" fo:hyphenate="false" fo:hyphenation-remain-char-count="2" fo:hyphenation-push-char-count="2" loext:hyphenation-no-caps="false" loext:hyphenation-no-last-word="false" loext:hyphenation-word-char-count="5" loext:hyphenation-zone="no-limit"/>
    </style:style>
    <style:style style:name="P66" style:family="paragraph" style:parent-style-name="Standard">
      <style:paragraph-properties fo:margin-right="0.06cm" fo:margin-top="0cm" fo:margin-bottom="0cm" style:contextual-spacing="false" fo:line-height="100%" fo:text-align="start" style:justify-single-word="false" fo:orphans="0" fo:widows="0" fo:hyphenation-ladder-count="no-limit" fo:text-indent="0cm" style:auto-text-indent="false"/>
      <style:text-properties officeooo:paragraph-rsid="0027307d" fo:hyphenate="false" fo:hyphenation-remain-char-count="2" fo:hyphenation-push-char-count="2" loext:hyphenation-no-caps="false" loext:hyphenation-no-last-word="false" loext:hyphenation-word-char-count="5" loext:hyphenation-zone="no-limit"/>
    </style:style>
    <style:style style:name="P67" style:family="paragraph" style:parent-style-name="Standard">
      <style:paragraph-properties fo:margin-top="0cm" fo:margin-bottom="0cm" style:contextual-spacing="false" fo:line-height="100%" fo:text-align="start" style:justify-single-word="false" fo:orphans="0" fo:widows="0" fo:hyphenation-ladder-count="no-limit"/>
      <style:text-properties officeooo:paragraph-rsid="0027307d" fo:hyphenate="false" fo:hyphenation-remain-char-count="2" fo:hyphenation-push-char-count="2" loext:hyphenation-no-caps="false" loext:hyphenation-no-last-word="false" loext:hyphenation-word-char-count="5" loext:hyphenation-zone="no-limit"/>
    </style:style>
    <style:style style:name="P68" style:family="paragraph" style:parent-style-name="Standard">
      <style:paragraph-properties fo:margin-top="0.141cm" fo:margin-bottom="0cm" style:contextual-spacing="false" fo:line-height="100%" fo:text-align="start" style:justify-single-word="false" fo:orphans="0" fo:widows="0" fo:hyphenation-ladder-count="no-limit"/>
      <style:text-properties officeooo:paragraph-rsid="0027307d" fo:hyphenate="false" fo:hyphenation-remain-char-count="2" fo:hyphenation-push-char-count="2" loext:hyphenation-no-caps="false" loext:hyphenation-no-last-word="false" loext:hyphenation-word-char-count="5" loext:hyphenation-zone="no-limit"/>
    </style:style>
    <style:style style:name="P69" style:family="paragraph" style:parent-style-name="Standard">
      <style:paragraph-properties fo:margin-top="0.212cm" fo:margin-bottom="0cm" style:contextual-spacing="false" fo:line-height="100%" fo:text-align="start" style:justify-single-word="false" fo:orphans="0" fo:widows="0" fo:hyphenation-ladder-count="no-limit"/>
      <style:text-properties officeooo:paragraph-rsid="0027307d" fo:hyphenate="false" fo:hyphenation-remain-char-count="2" fo:hyphenation-push-char-count="2" loext:hyphenation-no-caps="false" loext:hyphenation-no-last-word="false" loext:hyphenation-word-char-count="5" loext:hyphenation-zone="no-limit"/>
    </style:style>
    <style:style style:name="P70" style:family="paragraph" style:parent-style-name="Standard" style:list-style-name="L9">
      <style:paragraph-properties fo:margin-top="0.212cm" fo:margin-bottom="0cm" style:contextual-spacing="false" fo:line-height="100%" fo:text-align="start" style:justify-single-word="false" fo:orphans="0" fo:widows="0" fo:hyphenation-ladder-count="no-limit"/>
      <style:text-properties officeooo:paragraph-rsid="002e765c" fo:hyphenate="false" fo:hyphenation-remain-char-count="2" fo:hyphenation-push-char-count="2" loext:hyphenation-no-caps="false" loext:hyphenation-no-last-word="false" loext:hyphenation-word-char-count="5" loext:hyphenation-zone="no-limit"/>
    </style:style>
    <style:style style:name="P71" style:family="paragraph" style:parent-style-name="Standard" style:list-style-name="L8">
      <style:paragraph-properties fo:margin-top="0.212cm" fo:margin-bottom="0cm" style:contextual-spacing="false" fo:line-height="100%" fo:text-align="start" style:justify-single-word="false" fo:orphans="0" fo:widows="0" fo:hyphenation-ladder-count="no-limit"/>
      <style:text-properties officeooo:paragraph-rsid="002e765c" fo:hyphenate="false" fo:hyphenation-remain-char-count="2" fo:hyphenation-push-char-count="2" loext:hyphenation-no-caps="false" loext:hyphenation-no-last-word="false" loext:hyphenation-word-char-count="5" loext:hyphenation-zone="no-limit"/>
    </style:style>
    <style:style style:name="P72" style:family="paragraph" style:parent-style-name="Standard">
      <style:paragraph-properties fo:margin-top="0cm" fo:margin-bottom="0cm" style:contextual-spacing="false" fo:line-height="100%" fo:text-align="start" style:justify-single-word="false" fo:orphans="0" fo:widows="0" fo:hyphenation-ladder-count="no-limit"/>
      <style:text-properties officeooo:paragraph-rsid="002f24d8" fo:hyphenate="false" fo:hyphenation-remain-char-count="2" fo:hyphenation-push-char-count="2" loext:hyphenation-no-caps="false" loext:hyphenation-no-last-word="false" loext:hyphenation-word-char-count="5" loext:hyphenation-zone="no-limit"/>
    </style:style>
    <style:style style:name="P73" style:family="paragraph" style:parent-style-name="Standard">
      <style:paragraph-properties fo:margin-top="0.212cm" fo:margin-bottom="0cm" style:contextual-spacing="false" fo:line-height="100%" fo:text-align="start" style:justify-single-word="false" fo:orphans="0" fo:widows="0" fo:hyphenation-ladder-count="no-limit">
        <style:tab-stops>
          <style:tab-stop style:position="0.06cm"/>
          <style:tab-stop style:position="16.002cm" style:type="right" style:leader-style="dotted" style:leader-text="."/>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74" style:family="paragraph" style:parent-style-name="Standard">
      <style:paragraph-properties fo:margin-top="0cm" fo:margin-bottom="0.212cm" style:contextual-spacing="false" fo:line-height="100%" fo:text-align="start" style:justify-single-word="false" fo:orphans="0" fo:widows="0" fo:hyphenation-ladder-count="no-limit">
        <style:tab-stops>
          <style:tab-stop style:position="0.06cm"/>
          <style:tab-stop style:position="16.002cm" style:type="right" style:leader-style="dotted" style:leader-text="."/>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75" style:family="paragraph" style:parent-style-name="Standard">
      <style:paragraph-properties fo:margin-top="0.212cm" fo:margin-bottom="0cm" style:contextual-spacing="false" fo:line-height="100%" fo:text-align="start" style:justify-single-word="false" fo:orphans="0" fo:widows="0" fo:hyphenation-ladder-count="no-limit">
        <style:tab-stops>
          <style:tab-stop style:position="0.06cm"/>
          <style:tab-stop style:position="16.002cm" style:type="right" style:leader-style="dotted" style:leader-text="."/>
        </style:tab-stops>
      </style:paragraph-properties>
      <style:text-properties officeooo:paragraph-rsid="000db8c7" fo:hyphenate="false" fo:hyphenation-remain-char-count="2" fo:hyphenation-push-char-count="2" loext:hyphenation-no-caps="false" loext:hyphenation-no-last-word="false" loext:hyphenation-word-char-count="5" loext:hyphenation-zone="no-limit"/>
    </style:style>
    <style:style style:name="P76" style:family="paragraph" style:parent-style-name="Standard">
      <style:paragraph-properties fo:margin-top="0.212cm" fo:margin-bottom="0cm" style:contextual-spacing="false" fo:line-height="100%" fo:text-align="start" style:justify-single-word="false" fo:orphans="0" fo:widows="0" fo:hyphenation-ladder-count="no-limit" fo:break-before="page">
        <style:tab-stops>
          <style:tab-stop style:position="0.06cm"/>
          <style:tab-stop style:position="16.002cm" style:type="right" style:leader-style="dotted" style:leader-text="."/>
        </style:tab-stops>
      </style:paragraph-properties>
      <style:text-properties officeooo:paragraph-rsid="0027307d" fo:hyphenate="false" fo:hyphenation-remain-char-count="2" fo:hyphenation-push-char-count="2" loext:hyphenation-no-caps="false" loext:hyphenation-no-last-word="false" loext:hyphenation-word-char-count="5" loext:hyphenation-zone="no-limit"/>
    </style:style>
    <style:style style:name="P77" style:family="paragraph" style:parent-style-name="Standard">
      <style:paragraph-properties fo:margin-right="0.309cm" fo:margin-top="0cm" fo:margin-bottom="0cm" style:contextual-spacing="false" fo:line-height="100%" fo:text-align="start" style:justify-single-word="false" fo:orphans="0" fo:widows="0" fo:hyphenation-ladder-count="no-limit" fo:text-indent="0cm" style:auto-text-indent="false">
        <style:tab-stops>
          <style:tab-stop style:position="1.499cm"/>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78" style:family="paragraph" style:parent-style-name="Standard">
      <style:paragraph-properties fo:margin-top="0cm" fo:margin-bottom="0cm" style:contextual-spacing="false" fo:line-height="100%" fo:text-align="start" style:justify-single-word="false" fo:orphans="0" fo:widows="0" fo:hyphenation-ladder-count="no-limit"/>
      <style:text-properties fo:font-variant="small-caps" style:font-name="Arial" fo:font-size="10pt" style:font-size-asian="10pt" style:font-name-complex="Arial1" style:font-size-complex="10pt" fo:hyphenate="false" fo:hyphenation-remain-char-count="2" fo:hyphenation-push-char-count="2" loext:hyphenation-no-caps="false" loext:hyphenation-no-last-word="false" loext:hyphenation-word-char-count="5" loext:hyphenation-zone="no-limit"/>
    </style:style>
    <style:style style:name="P79" style:family="paragraph" style:parent-style-name="Standard">
      <style:paragraph-properties fo:margin-top="0cm" fo:margin-bottom="0cm" style:contextual-spacing="false" fo:line-height="100%" fo:text-align="start" style:justify-single-word="false" fo:orphans="0" fo:widows="0" fo:hyphenation-ladder-count="no-limit"/>
      <style:text-properties fo:font-variant="small-caps" style:font-name="Arial" fo:font-size="1pt" style:font-size-asian="1pt" style:font-name-complex="Arial1" style:font-size-complex="1pt" fo:hyphenate="false" fo:hyphenation-remain-char-count="2" fo:hyphenation-push-char-count="2" loext:hyphenation-no-caps="false" loext:hyphenation-no-last-word="false" loext:hyphenation-word-char-count="5" loext:hyphenation-zone="no-limit"/>
    </style:style>
    <style:style style:name="P80" style:family="paragraph" style:parent-style-name="Standard">
      <style:paragraph-properties fo:margin-top="0cm" fo:margin-bottom="0cm" style:contextual-spacing="false" fo:line-height="100%" fo:text-align="start" style:justify-single-word="false" fo:orphans="0" fo:widows="0" fo:hyphenation-ladder-count="no-limit"/>
      <style:text-properties fo:font-variant="small-caps" style:font-name="Arial" fo:font-size="18pt" style:font-size-asian="18pt" style:font-name-complex="Arial1" style:font-size-complex="18pt" fo:hyphenate="false" fo:hyphenation-remain-char-count="2" fo:hyphenation-push-char-count="2" loext:hyphenation-no-caps="false" loext:hyphenation-no-last-word="false" loext:hyphenation-word-char-count="5" loext:hyphenation-zone="no-limit"/>
    </style:style>
    <style:style style:name="P81" style:family="paragraph" style:parent-style-name="Standard">
      <style:paragraph-properties fo:margin-top="0cm" fo:margin-bottom="0cm" style:contextual-spacing="false" fo:text-align="center" style:justify-single-word="false"/>
      <style:text-properties fo:font-variant="small-caps" fo:color="#404040" loext:opacity="100%" fo:font-size="48pt" fo:font-weight="bold" style:font-size-asian="48pt" style:font-weight-asian="bold" style:font-name-complex="Calibri1" style:font-size-complex="48pt"/>
    </style:style>
    <style:style style:name="P82" style:family="paragraph" style:parent-style-name="Standard">
      <style:paragraph-properties fo:margin-top="0cm" fo:margin-bottom="0cm" style:contextual-spacing="false" fo:break-before="page"/>
      <style:text-properties fo:font-variant="small-caps" fo:color="#404040" loext:opacity="100%" fo:font-size="14pt" fo:font-weight="bold" officeooo:paragraph-rsid="000d1b54" style:font-size-asian="14pt" style:font-weight-asian="bold" style:font-name-complex="Calibri1" style:font-size-complex="14pt"/>
    </style:style>
    <style:style style:name="P83" style:family="paragraph" style:parent-style-name="Standard">
      <style:paragraph-properties fo:margin-top="0cm" fo:margin-bottom="0cm" style:contextual-spacing="false"/>
      <style:text-properties fo:font-variant="small-caps" fo:color="#404040" loext:opacity="100%" fo:font-size="14pt" fo:font-weight="bold" style:font-size-asian="14pt" style:font-weight-asian="bold" style:font-name-complex="Calibri1" style:font-size-complex="14pt"/>
    </style:style>
    <style:style style:name="P84" style:family="paragraph" style:parent-style-name="Standard">
      <style:paragraph-properties fo:margin-top="0cm" fo:margin-bottom="0cm" style:contextual-spacing="false" fo:break-before="page"/>
      <style:text-properties fo:font-variant="small-caps" fo:color="#404040" loext:opacity="100%" fo:font-size="14pt" fo:font-weight="bold" style:font-size-asian="14pt" style:font-weight-asian="bold" style:font-name-complex="Calibri1" style:font-size-complex="14pt"/>
    </style:style>
    <style:style style:name="P85" style:family="paragraph" style:parent-style-name="Standard">
      <style:paragraph-properties fo:margin-top="0cm" fo:margin-bottom="0cm" style:contextual-spacing="false" fo:text-align="center" style:justify-single-word="false" fo:break-before="page"/>
      <style:text-properties fo:font-variant="small-caps" fo:color="#404040" loext:opacity="100%" fo:font-size="14pt" fo:font-weight="bold" style:font-size-asian="14pt" style:font-weight-asian="bold" style:font-name-complex="Calibri1" style:font-size-complex="14pt"/>
    </style:style>
    <style:style style:name="P86" style:family="paragraph" style:parent-style-name="Standard">
      <style:paragraph-properties fo:margin-top="0cm" fo:margin-bottom="0cm" style:contextual-spacing="false" fo:text-align="center" style:justify-single-word="false"/>
      <style:text-properties fo:font-variant="small-caps" fo:color="#404040" loext:opacity="100%" fo:font-size="14pt" fo:font-weight="bold" style:font-size-asian="14pt" style:font-weight-asian="bold" style:font-name-complex="Calibri1" style:font-size-complex="14pt"/>
    </style:style>
    <style:style style:name="P87" style:family="paragraph" style:parent-style-name="Standard">
      <style:text-properties fo:color="#404040" loext:opacity="100%" fo:font-size="14pt" fo:font-weight="bold" style:font-size-asian="14pt" style:font-weight-asian="bold" style:font-name-complex="Calibri1" style:font-size-complex="14pt"/>
    </style:style>
    <style:style style:name="P88" style:family="paragraph" style:parent-style-name="Standard">
      <style:paragraph-properties fo:margin-top="0cm" fo:margin-bottom="0cm" style:contextual-spacing="false" fo:line-height="100%" fo:text-align="center" style:justify-single-word="false" fo:orphans="0" fo:widows="0" fo:hyphenation-ladder-count="no-limit"/>
      <style:text-properties fo:color="#404040" loext:opacity="100%" fo:font-size="14pt" fo:font-weight="bold" style:font-size-asian="14pt" style:font-weight-asian="bold" style:font-name-complex="Calibri1" style:font-size-complex="14pt" fo:hyphenate="false" fo:hyphenation-remain-char-count="2" fo:hyphenation-push-char-count="2" loext:hyphenation-no-caps="false" loext:hyphenation-no-last-word="false" loext:hyphenation-word-char-count="5" loext:hyphenation-zone="no-limit"/>
    </style:style>
    <style:style style:name="P89" style:family="paragraph" style:parent-style-name="Standard">
      <style:paragraph-properties fo:margin-top="0cm" fo:margin-bottom="0cm" style:contextual-spacing="false" fo:line-height="100%" fo:text-align="start" style:justify-single-word="false" fo:orphans="0" fo:widows="0" fo:hyphenation-ladder-count="no-limit"/>
      <style:text-properties fo:color="#404040" loext:opacity="100%" fo:font-size="14pt" fo:font-weight="bold" style:font-size-asian="14pt" style:font-weight-asian="bold" style:font-name-complex="Calibri1" style:font-size-complex="14pt" fo:hyphenate="false" fo:hyphenation-remain-char-count="2" fo:hyphenation-push-char-count="2" loext:hyphenation-no-caps="false" loext:hyphenation-no-last-word="false" loext:hyphenation-word-char-count="5" loext:hyphenation-zone="no-limit"/>
    </style:style>
    <style:style style:name="P90" style:family="paragraph" style:parent-style-name="Standard">
      <style:paragraph-properties fo:margin-top="0cm" fo:margin-bottom="0cm" style:contextual-spacing="false" fo:line-height="100%" fo:text-align="center" style:justify-single-word="false" fo:orphans="0" fo:widows="0" fo:hyphenation-ladder-count="no-limit"/>
      <style:text-properties fo:color="#404040" loext:opacity="100%" fo:font-size="14pt" fo:font-style="italic" style:font-size-asian="14pt" style:font-style-asian="italic" style:font-name-complex="Calibri1" style:font-size-complex="14pt" fo:hyphenate="false" fo:hyphenation-remain-char-count="2" fo:hyphenation-push-char-count="2" loext:hyphenation-no-caps="false" loext:hyphenation-no-last-word="false" loext:hyphenation-word-char-count="5" loext:hyphenation-zone="no-limit"/>
    </style:style>
    <style:style style:name="P91" style:family="paragraph" style:parent-style-name="Standard">
      <style:paragraph-properties fo:margin-top="0cm" fo:margin-bottom="0cm" style:contextual-spacing="false" fo:line-height="100%" fo:text-align="center" style:justify-single-word="false" fo:orphans="0" fo:widows="0" fo:hyphenation-ladder-count="no-limit"/>
      <style:text-properties fo:color="#404040" loext:opacity="100%" fo:font-size="14pt" style:font-size-asian="14pt" style:language-asian="fr" style:country-asian="FR" style:font-name-complex="Calibri1" style:font-size-complex="14pt" fo:hyphenate="false" fo:hyphenation-remain-char-count="2" fo:hyphenation-push-char-count="2" loext:hyphenation-no-caps="false" loext:hyphenation-no-last-word="false" loext:hyphenation-word-char-count="5" loext:hyphenation-zone="no-limit"/>
    </style:style>
    <style:style style:name="P92" style:family="paragraph" style:parent-style-name="Standard">
      <style:paragraph-properties fo:margin-top="0cm" fo:margin-bottom="0cm" style:contextual-spacing="false" fo:line-height="100%" fo:text-align="start" style:justify-single-word="false" fo:orphans="0" fo:widows="0" fo:hyphenation-ladder-count="no-limit"/>
      <style:text-properties fo:color="#404040" loext:opacity="100%" style:language-asian="fr" style:country-asian="FR" style:font-name-complex="Calibri1" fo:hyphenate="false" fo:hyphenation-remain-char-count="2" fo:hyphenation-push-char-count="2" loext:hyphenation-no-caps="false" loext:hyphenation-no-last-word="false" loext:hyphenation-word-char-count="5" loext:hyphenation-zone="no-limit"/>
    </style:style>
    <style:style style:name="P93" style:family="paragraph" style:parent-style-name="Standard">
      <style:paragraph-properties fo:margin-top="0cm" fo:margin-bottom="0cm" style:contextual-spacing="false" fo:line-height="100%" fo:text-align="start" style:justify-single-word="false" fo:orphans="0" fo:widows="0" fo:hyphenation-ladder-count="no-limit"/>
      <style:text-properties fo:color="#404040" loext:opacity="100%" fo:font-size="10pt" style:font-size-asian="10pt" style:font-name-complex="Calibri1" style:font-size-complex="10pt" fo:hyphenate="false" fo:hyphenation-remain-char-count="2" fo:hyphenation-push-char-count="2" loext:hyphenation-no-caps="false" loext:hyphenation-no-last-word="false" loext:hyphenation-word-char-count="5" loext:hyphenation-zone="no-limit"/>
    </style:style>
    <style:style style:name="P94" style:family="paragraph" style:parent-style-name="Standard">
      <style:paragraph-properties fo:margin-top="0cm" fo:margin-bottom="0.212cm" style:contextual-spacing="false" fo:line-height="100%" fo:text-align="justify" style:justify-single-word="false" fo:orphans="0" fo:widows="0" fo:hyphenation-ladder-count="no-limit"/>
      <style:text-properties fo:color="#404040" loext:opacity="100%" fo:font-size="10pt" style:font-size-asian="10pt" style:font-name-complex="Calibri1" style:font-size-complex="10pt" fo:hyphenate="false" fo:hyphenation-remain-char-count="2" fo:hyphenation-push-char-count="2" loext:hyphenation-no-caps="false" loext:hyphenation-no-last-word="false" loext:hyphenation-word-char-count="5" loext:hyphenation-zone="no-limit"/>
    </style:style>
    <style:style style:name="P95" style:family="paragraph" style:parent-style-name="Standard">
      <style:paragraph-properties fo:margin-right="0.309cm" fo:margin-top="0cm" fo:margin-bottom="0cm" style:contextual-spacing="false" fo:line-height="100%" fo:text-align="justify" style:justify-single-word="false" fo:orphans="0" fo:widows="0" fo:hyphenation-ladder-count="no-limit" fo:text-indent="0cm" style:auto-text-indent="false"/>
      <style:text-properties fo:color="#404040" loext:opacity="100%" fo:font-size="10pt" style:font-size-asian="10pt" style:font-name-complex="Calibri1" style:font-size-complex="10pt" fo:hyphenate="false" fo:hyphenation-remain-char-count="2" fo:hyphenation-push-char-count="2" loext:hyphenation-no-caps="false" loext:hyphenation-no-last-word="false" loext:hyphenation-word-char-count="5" loext:hyphenation-zone="no-limit"/>
    </style:style>
    <style:style style:name="P96" style:family="paragraph" style:parent-style-name="Standard" style:master-page-name="Converted2">
      <style:paragraph-properties fo:margin-top="0cm" fo:margin-bottom="0.212cm" style:contextual-spacing="false" fo:text-align="justify" style:justify-single-word="false" style:page-number="auto"/>
      <style:text-properties fo:color="#404040" loext:opacity="100%" fo:font-size="10pt" fo:font-weight="bold" style:font-size-asian="10pt" style:font-weight-asian="bold" style:font-name-complex="Calibri1" style:font-size-complex="10pt"/>
    </style:style>
    <style:style style:name="P97" style:family="paragraph" style:parent-style-name="Standard">
      <style:paragraph-properties fo:margin-right="0.309cm" fo:margin-top="0cm" fo:margin-bottom="0cm" style:contextual-spacing="false" fo:line-height="100%" fo:text-align="start" style:justify-single-word="false" fo:orphans="0" fo:widows="0" fo:hyphenation-ladder-count="no-limit" fo:text-indent="0cm" style:auto-text-indent="false">
        <style:tab-stops>
          <style:tab-stop style:position="1.499cm"/>
        </style:tab-stops>
      </style:paragraph-properties>
      <style:text-properties fo:color="#404040" loext:opacity="100%" fo:font-size="10pt" fo:font-weight="bold" officeooo:rsid="000d1b54" officeooo:paragraph-rsid="000d1b54" style:font-size-asian="10pt" style:font-weight-asian="bold" style:font-name-complex="Calibri1" style:font-size-complex="10pt" fo:hyphenate="false" fo:hyphenation-remain-char-count="2" fo:hyphenation-push-char-count="2" loext:hyphenation-no-caps="false" loext:hyphenation-no-last-word="false" loext:hyphenation-word-char-count="5" loext:hyphenation-zone="no-limit"/>
    </style:style>
    <style:style style:name="P98" style:family="paragraph" style:parent-style-name="Standard">
      <style:paragraph-properties fo:margin-right="0.309cm" fo:margin-top="0cm" fo:margin-bottom="0cm" style:contextual-spacing="false" fo:line-height="100%" fo:text-align="center" style:justify-single-word="false" fo:orphans="0" fo:widows="0" fo:hyphenation-ladder-count="no-limit" fo:text-indent="0cm" style:auto-text-indent="false">
        <style:tab-stops>
          <style:tab-stop style:position="1.499cm"/>
        </style:tab-stops>
      </style:paragraph-properties>
      <style:text-properties fo:color="#404040" loext:opacity="100%" fo:font-size="10pt" fo:font-weight="bold" officeooo:rsid="000d1b54" officeooo:paragraph-rsid="000d1b54" style:font-size-asian="10pt" style:font-weight-asian="bold" style:font-name-complex="Calibri1" style:font-size-complex="10pt" fo:hyphenate="false" fo:hyphenation-remain-char-count="2" fo:hyphenation-push-char-count="2" loext:hyphenation-no-caps="false" loext:hyphenation-no-last-word="false" loext:hyphenation-word-char-count="5" loext:hyphenation-zone="no-limit"/>
    </style:style>
    <style:style style:name="P99" style:family="paragraph" style:parent-style-name="Standard">
      <style:paragraph-properties fo:margin-right="0.309cm" fo:margin-top="0cm" fo:margin-bottom="0cm" style:contextual-spacing="false" fo:line-height="100%" fo:text-align="start" style:justify-single-word="false" fo:orphans="0" fo:widows="0" fo:hyphenation-ladder-count="no-limit" fo:text-indent="0cm" style:auto-text-indent="false">
        <style:tab-stops>
          <style:tab-stop style:position="1.499cm"/>
        </style:tab-stops>
      </style:paragraph-properties>
      <style:text-properties fo:color="#404040" loext:opacity="100%" fo:font-size="10pt" fo:font-weight="bold" style:font-size-asian="10pt" style:font-weight-asian="bold" style:font-name-complex="Calibri1" style:font-size-complex="10pt" fo:hyphenate="false" fo:hyphenation-remain-char-count="2" fo:hyphenation-push-char-count="2" loext:hyphenation-no-caps="false" loext:hyphenation-no-last-word="false" loext:hyphenation-word-char-count="5" loext:hyphenation-zone="no-limit"/>
    </style:style>
    <style:style style:name="P100" style:family="paragraph" style:parent-style-name="Standard">
      <style:paragraph-properties fo:margin-top="0cm" fo:margin-bottom="0cm" style:contextual-spacing="false" fo:line-height="100%" fo:text-align="start" style:justify-single-word="false" fo:orphans="0" fo:widows="0" fo:hyphenation-ladder-count="no-limit"/>
      <style:text-properties fo:color="#404040" loext:opacity="100%" fo:font-size="8pt" fo:font-weight="bold" style:font-size-asian="8pt" style:font-weight-asian="bold" style:font-name-complex="Calibri1" style:font-size-complex="8pt" fo:hyphenate="false" fo:hyphenation-remain-char-count="2" fo:hyphenation-push-char-count="2" loext:hyphenation-no-caps="false" loext:hyphenation-no-last-word="false" loext:hyphenation-word-char-count="5" loext:hyphenation-zone="no-limit"/>
    </style:style>
    <style:style style:name="P101" style:family="paragraph" style:parent-style-name="Standard">
      <style:paragraph-properties fo:margin-top="0cm" fo:margin-bottom="0cm" style:contextual-spacing="false" fo:line-height="100%" fo:text-align="start" style:justify-single-word="false" fo:orphans="0" fo:widows="0" fo:hyphenation-ladder-count="no-limit"/>
      <style:text-properties fo:color="#404040" loext:opacity="100%" fo:font-size="8pt" fo:font-weight="bold" officeooo:paragraph-rsid="000db8c7" style:font-size-asian="8pt" style:font-weight-asian="bold" style:font-name-complex="Calibri1" style:font-size-complex="8pt" fo:hyphenate="false" fo:hyphenation-remain-char-count="2" fo:hyphenation-push-char-count="2" loext:hyphenation-no-caps="false" loext:hyphenation-no-last-word="false" loext:hyphenation-word-char-count="5" loext:hyphenation-zone="no-limit"/>
    </style:style>
    <style:style style:name="P102" style:family="paragraph" style:parent-style-name="Standard">
      <style:paragraph-properties fo:margin-top="0cm" fo:margin-bottom="0cm" style:contextual-spacing="false" fo:line-height="100%" fo:text-align="start" style:justify-single-word="false" fo:orphans="0" fo:widows="0" fo:hyphenation-ladder-count="no-limit"/>
      <style:text-properties fo:color="#404040" loext:opacity="100%" fo:font-size="8pt" fo:font-weight="bold" officeooo:paragraph-rsid="000d1b54" style:font-size-asian="8pt" style:font-weight-asian="bold" style:font-name-complex="Calibri1" style:font-size-complex="8pt" fo:hyphenate="false" fo:hyphenation-remain-char-count="2" fo:hyphenation-push-char-count="2" loext:hyphenation-no-caps="false" loext:hyphenation-no-last-word="false" loext:hyphenation-word-char-count="5" loext:hyphenation-zone="no-limit"/>
    </style:style>
    <style:style style:name="P103" style:family="paragraph" style:parent-style-name="Standard">
      <style:paragraph-properties fo:margin-top="0cm" fo:margin-bottom="0cm" style:contextual-spacing="false" fo:line-height="100%" fo:text-align="start" style:justify-single-word="false" fo:orphans="0" fo:widows="0" fo:hyphenation-ladder-count="no-limit"/>
      <style:text-properties fo:color="#404040" loext:opacity="100%" fo:font-size="8pt" fo:font-weight="bold" officeooo:paragraph-rsid="0027307d" style:font-size-asian="8pt" style:font-weight-asian="bold" style:font-name-complex="Calibri1" style:font-size-complex="8pt" fo:hyphenate="false" fo:hyphenation-remain-char-count="2" fo:hyphenation-push-char-count="2" loext:hyphenation-no-caps="false" loext:hyphenation-no-last-word="false" loext:hyphenation-word-char-count="5" loext:hyphenation-zone="no-limit"/>
    </style:style>
    <style:style style:name="P104" style:family="paragraph" style:parent-style-name="Standard">
      <style:paragraph-properties fo:margin-top="0cm" fo:margin-bottom="0cm" style:contextual-spacing="false" fo:line-height="100%" fo:text-align="justify" style:justify-single-word="false" fo:orphans="0" fo:widows="0" fo:hyphenation-ladder-count="no-limit"/>
      <style:text-properties fo:color="#404040" loext:opacity="100%" fo:font-size="8pt" fo:font-weight="bold" style:font-size-asian="8pt" style:font-weight-asian="bold" style:font-name-complex="Calibri1" style:font-size-complex="8pt" fo:hyphenate="false" fo:hyphenation-remain-char-count="2" fo:hyphenation-push-char-count="2" loext:hyphenation-no-caps="false" loext:hyphenation-no-last-word="false" loext:hyphenation-word-char-count="5" loext:hyphenation-zone="no-limit"/>
    </style:style>
    <style:style style:name="P105" style:family="paragraph" style:parent-style-name="Standard">
      <style:paragraph-properties fo:margin-top="0cm" fo:margin-bottom="0cm" style:contextual-spacing="false" fo:line-height="100%" fo:text-align="justify" style:justify-single-word="false" fo:orphans="0" fo:widows="0" fo:hyphenation-ladder-count="no-limit"/>
      <style:text-properties fo:color="#404040" loext:opacity="100%" fo:font-size="8pt" fo:font-weight="bold" officeooo:paragraph-rsid="0027307d" style:font-size-asian="8pt" style:font-weight-asian="bold" style:font-name-complex="Calibri1" style:font-size-complex="8pt" fo:hyphenate="false" fo:hyphenation-remain-char-count="2" fo:hyphenation-push-char-count="2" loext:hyphenation-no-caps="false" loext:hyphenation-no-last-word="false" loext:hyphenation-word-char-count="5" loext:hyphenation-zone="no-limit"/>
    </style:style>
    <style:style style:name="P106" style:family="paragraph" style:parent-style-name="Standard">
      <style:paragraph-properties fo:margin-top="0cm" fo:margin-bottom="0.212cm" style:contextual-spacing="false" fo:line-height="100%" fo:text-align="start" style:justify-single-word="false" fo:orphans="0" fo:widows="0" fo:hyphenation-ladder-count="no-limit"/>
      <style:text-properties fo:color="#404040" loext:opacity="100%" style:font-name-complex="Calibri1" fo:hyphenate="false" fo:hyphenation-remain-char-count="2" fo:hyphenation-push-char-count="2" loext:hyphenation-no-caps="false" loext:hyphenation-no-last-word="false" loext:hyphenation-word-char-count="5" loext:hyphenation-zone="no-limit"/>
    </style:style>
    <style:style style:name="P107" style:family="paragraph" style:parent-style-name="Standard">
      <style:paragraph-properties fo:margin-top="0cm" fo:margin-bottom="0cm" style:contextual-spacing="false" fo:line-height="100%" fo:text-align="start" style:justify-single-word="false" fo:orphans="0" fo:widows="0" fo:hyphenation-ladder-count="no-limit"/>
      <style:text-properties fo:color="#404040" loext:opacity="100%" style:font-name-complex="Calibri1" fo:hyphenate="false" fo:hyphenation-remain-char-count="2" fo:hyphenation-push-char-count="2" loext:hyphenation-no-caps="false" loext:hyphenation-no-last-word="false" loext:hyphenation-word-char-count="5" loext:hyphenation-zone="no-limit"/>
    </style:style>
    <style:style style:name="P108" style:family="paragraph" style:parent-style-name="Standard">
      <style:paragraph-properties fo:margin-top="0.212cm" fo:margin-bottom="0cm" style:contextual-spacing="false" fo:line-height="100%" fo:text-align="start" style:justify-single-word="false" fo:orphans="0" fo:widows="0" fo:hyphenation-ladder-count="no-limit">
        <style:tab-stops>
          <style:tab-stop style:position="0.06cm"/>
          <style:tab-stop style:position="16.002cm" style:type="right" style:leader-style="dotted" style:leader-text="."/>
        </style:tab-stops>
      </style:paragraph-properties>
      <style:text-properties fo:color="#404040" loext:opacity="100%" style:font-name-complex="Calibri1" fo:hyphenate="false" fo:hyphenation-remain-char-count="2" fo:hyphenation-push-char-count="2" loext:hyphenation-no-caps="false" loext:hyphenation-no-last-word="false" loext:hyphenation-word-char-count="5" loext:hyphenation-zone="no-limit"/>
    </style:style>
    <style:style style:name="P109" style:family="paragraph" style:parent-style-name="Standard">
      <style:paragraph-properties fo:margin-top="0cm" fo:margin-bottom="0.212cm" style:contextual-spacing="false" fo:line-height="100%">
        <style:tab-stops>
          <style:tab-stop style:position="1cm"/>
          <style:tab-stop style:position="16.002cm" style:type="right" style:leader-style="dotted" style:leader-text="."/>
        </style:tab-stops>
      </style:paragraph-properties>
      <style:text-properties fo:color="#404040" loext:opacity="100%" style:font-name-complex="Calibri1"/>
    </style:style>
    <style:style style:name="P110" style:family="paragraph" style:parent-style-name="Standard" style:master-page-name="Converted3">
      <style:paragraph-properties fo:margin-top="0cm" fo:margin-bottom="0.353cm" style:contextual-spacing="false" style:page-number="auto" fo:break-before="page"/>
      <style:text-properties fo:color="#404040" loext:opacity="100%" style:font-name-complex="Calibri1"/>
    </style:style>
    <style:style style:name="P111" style:family="paragraph" style:parent-style-name="Standard" style:master-page-name="Converted5">
      <style:paragraph-properties fo:margin-top="0cm" fo:margin-bottom="0.353cm" style:contextual-spacing="false" style:page-number="auto"/>
      <style:text-properties fo:color="#404040" loext:opacity="100%" style:font-name-complex="Calibri1"/>
    </style:style>
    <style:style style:name="P112" style:family="paragraph" style:parent-style-name="Standard">
      <style:paragraph-properties fo:margin-top="0cm" fo:margin-bottom="0cm" style:contextual-spacing="false"/>
      <style:text-properties fo:color="#404040" loext:opacity="100%" style:font-name-complex="Calibri1"/>
    </style:style>
    <style:style style:name="P113" style:family="paragraph" style:parent-style-name="Standard" style:master-page-name="Converted4">
      <style:paragraph-properties fo:margin-top="0cm" fo:margin-bottom="0cm" style:contextual-spacing="false" style:page-number="auto"/>
      <style:text-properties fo:color="#404040" loext:opacity="100%" style:font-name-complex="Calibri1"/>
    </style:style>
    <style:style style:name="P114" style:family="paragraph" style:parent-style-name="Standard">
      <style:text-properties fo:color="#404040" loext:opacity="100%" style:font-name-complex="Calibri1"/>
    </style:style>
    <style:style style:name="P115" style:family="paragraph" style:parent-style-name="Standard">
      <style:paragraph-properties fo:margin-top="0cm" fo:margin-bottom="0cm" style:contextual-spacing="false" fo:line-height="100%" fo:text-align="start" style:justify-single-word="false" fo:orphans="0" fo:widows="0" fo:hyphenation-ladder-count="no-limit"/>
      <style:text-properties fo:color="#404040" loext:opacity="100%" fo:font-size="12pt" fo:font-weight="bold" style:font-size-asian="12pt" style:font-weight-asian="bold" style:font-name-complex="Calibri1" style:font-size-complex="12pt" fo:hyphenate="false" fo:hyphenation-remain-char-count="2" fo:hyphenation-push-char-count="2" loext:hyphenation-no-caps="false" loext:hyphenation-no-last-word="false" loext:hyphenation-word-char-count="5" loext:hyphenation-zone="no-limit"/>
    </style:style>
    <style:style style:name="P116" style:family="paragraph" style:parent-style-name="Standard">
      <style:paragraph-properties fo:margin-top="0cm" fo:margin-bottom="0cm" style:contextual-spacing="false" fo:line-height="100%" fo:text-align="start" style:justify-single-word="false" fo:orphans="0" fo:widows="0" fo:hyphenation-ladder-count="no-limit"/>
      <style:text-properties fo:color="#404040" loext:opacity="100%" fo:font-size="12pt" fo:font-weight="bold" officeooo:paragraph-rsid="000db8c7" style:font-size-asian="12pt" style:font-weight-asian="bold" style:font-name-complex="Calibri1" style:font-size-complex="12pt" fo:hyphenate="false" fo:hyphenation-remain-char-count="2" fo:hyphenation-push-char-count="2" loext:hyphenation-no-caps="false" loext:hyphenation-no-last-word="false" loext:hyphenation-word-char-count="5" loext:hyphenation-zone="no-limit"/>
    </style:style>
    <style:style style:name="P117" style:family="paragraph" style:parent-style-name="Standard">
      <style:paragraph-properties fo:margin-top="0cm" fo:margin-bottom="0cm" style:contextual-spacing="false" fo:line-height="100%" fo:text-align="start" style:justify-single-word="false" fo:orphans="0" fo:widows="0" fo:hyphenation-ladder-count="no-limit"/>
      <style:text-properties fo:color="#404040" loext:opacity="100%" fo:font-size="12pt" fo:font-weight="bold" officeooo:paragraph-rsid="000d1b54" style:font-size-asian="12pt" style:font-weight-asian="bold" style:font-name-complex="Calibri1" style:font-size-complex="12pt" fo:hyphenate="false" fo:hyphenation-remain-char-count="2" fo:hyphenation-push-char-count="2" loext:hyphenation-no-caps="false" loext:hyphenation-no-last-word="false" loext:hyphenation-word-char-count="5" loext:hyphenation-zone="no-limit"/>
    </style:style>
    <style:style style:name="P118" style:family="paragraph" style:parent-style-name="Standard">
      <style:paragraph-properties fo:margin-top="0cm" fo:margin-bottom="0cm" style:contextual-spacing="false" fo:line-height="100%" fo:text-align="start" style:justify-single-word="false" fo:orphans="0" fo:widows="0" fo:hyphenation-ladder-count="no-limit"/>
      <style:text-properties fo:color="#404040" loext:opacity="100%" fo:font-size="12pt" fo:font-weight="bold" officeooo:paragraph-rsid="0027307d" style:font-size-asian="12pt" style:font-weight-asian="bold" style:font-name-complex="Calibri1" style:font-size-complex="12pt" fo:hyphenate="false" fo:hyphenation-remain-char-count="2" fo:hyphenation-push-char-count="2" loext:hyphenation-no-caps="false" loext:hyphenation-no-last-word="false" loext:hyphenation-word-char-count="5" loext:hyphenation-zone="no-limit"/>
    </style:style>
    <style:style style:name="P119" style:family="paragraph" style:parent-style-name="Standard">
      <style:paragraph-properties fo:margin-top="0cm" fo:margin-bottom="0cm" style:contextual-spacing="false"/>
      <style:text-properties fo:color="#404040" loext:opacity="100%" fo:font-size="12pt" style:font-size-asian="12pt" style:font-name-complex="Calibri1" style:font-size-complex="12pt"/>
    </style:style>
    <style:style style:name="P120" style:family="paragraph" style:parent-style-name="Standard">
      <style:paragraph-properties fo:line-height="150%"/>
      <style:text-properties fo:color="#404040" loext:opacity="100%" fo:font-size="12pt" style:font-size-asian="12pt" style:font-name-complex="Calibri1" style:font-size-complex="12pt"/>
    </style:style>
    <style:style style:name="P121" style:family="paragraph" style:parent-style-name="Standard">
      <style:paragraph-properties fo:margin-top="0cm" fo:margin-bottom="0cm" style:contextual-spacing="false" fo:line-height="100%" fo:text-align="center" style:justify-single-word="false" fo:orphans="0" fo:widows="0" fo:hyphenation-ladder-count="no-limit"/>
      <style:text-properties fo:color="#404040" loext:opacity="100%" fo:font-size="6pt" style:font-size-asian="6pt" style:font-name-complex="Calibri1" style:font-size-complex="6pt" fo:hyphenate="false" fo:hyphenation-remain-char-count="2" fo:hyphenation-push-char-count="2" loext:hyphenation-no-caps="false" loext:hyphenation-no-last-word="false" loext:hyphenation-word-char-count="5" loext:hyphenation-zone="no-limit"/>
    </style:style>
    <style:style style:name="P122" style:family="paragraph" style:parent-style-name="Standard">
      <style:paragraph-properties fo:margin-top="0cm" fo:margin-bottom="0cm" style:contextual-spacing="false" fo:line-height="100%" fo:text-align="center" style:justify-single-word="false" fo:orphans="0" fo:widows="0" fo:hyphenation-ladder-count="no-limit">
        <style:tab-stops>
          <style:tab-stop style:position="0.06cm"/>
          <style:tab-stop style:position="16.002cm" style:type="right" style:leader-style="dotted" style:leader-text="."/>
        </style:tab-stops>
      </style:paragraph-properties>
      <style:text-properties fo:color="#404040" loext:opacity="100%" fo:font-size="6pt" style:font-size-asian="6pt" style:font-name-complex="Calibri1" style:font-size-complex="6pt" fo:hyphenate="false" fo:hyphenation-remain-char-count="2" fo:hyphenation-push-char-count="2" loext:hyphenation-no-caps="false" loext:hyphenation-no-last-word="false" loext:hyphenation-word-char-count="5" loext:hyphenation-zone="no-limit"/>
    </style:style>
    <style:style style:name="P123" style:family="paragraph" style:parent-style-name="Standard">
      <style:paragraph-properties fo:margin-top="0cm" fo:margin-bottom="0cm" style:contextual-spacing="false" fo:line-height="100%" fo:text-align="start" style:justify-single-word="false" fo:orphans="0" fo:widows="0" fo:hyphenation-ladder-count="no-limit">
        <style:tab-stops>
          <style:tab-stop style:position="0.06cm"/>
          <style:tab-stop style:position="6.212cm"/>
          <style:tab-stop style:position="16.002cm" style:type="right" style:leader-style="dotted" style:leader-text="."/>
        </style:tab-stops>
      </style:paragraph-properties>
      <style:text-properties fo:color="#404040" loext:opacity="100%" fo:font-size="6pt" style:font-size-asian="6pt" style:font-name-complex="Calibri1" style:font-size-complex="6pt" fo:hyphenate="false" fo:hyphenation-remain-char-count="2" fo:hyphenation-push-char-count="2" loext:hyphenation-no-caps="false" loext:hyphenation-no-last-word="false" loext:hyphenation-word-char-count="5" loext:hyphenation-zone="no-limit"/>
    </style:style>
    <style:style style:name="P124" style:family="paragraph" style:parent-style-name="Standard">
      <style:paragraph-properties fo:margin-top="0cm" fo:margin-bottom="0cm" style:contextual-spacing="false" fo:line-height="100%" fo:text-align="start" style:justify-single-word="false" fo:orphans="0" fo:widows="0" fo:hyphenation-ladder-count="no-limit">
        <style:tab-stops>
          <style:tab-stop style:position="0.06cm"/>
          <style:tab-stop style:position="16.002cm" style:type="right" style:leader-style="dotted" style:leader-text="."/>
        </style:tab-stops>
      </style:paragraph-properties>
      <style:text-properties fo:color="#404040" loext:opacity="100%" fo:font-size="6pt" style:font-size-asian="6pt" style:font-name-complex="Calibri1" style:font-size-complex="6pt" fo:hyphenate="false" fo:hyphenation-remain-char-count="2" fo:hyphenation-push-char-count="2" loext:hyphenation-no-caps="false" loext:hyphenation-no-last-word="false" loext:hyphenation-word-char-count="5" loext:hyphenation-zone="no-limit"/>
    </style:style>
    <style:style style:name="P125" style:family="paragraph" style:parent-style-name="Standard">
      <style:paragraph-properties fo:margin-top="0cm" fo:margin-bottom="0cm" style:contextual-spacing="false" fo:line-height="100%" fo:text-align="start" style:justify-single-word="false" fo:orphans="0" fo:widows="0" fo:hyphenation-ladder-count="no-limit"/>
      <style:text-properties fo:color="#404040" loext:opacity="100%" fo:font-size="6pt" style:font-size-asian="6pt" style:language-asian="fr" style:country-asian="FR" style:font-name-complex="Calibri1" style:font-size-complex="6pt" fo:hyphenate="false" fo:hyphenation-remain-char-count="2" fo:hyphenation-push-char-count="2" loext:hyphenation-no-caps="false" loext:hyphenation-no-last-word="false" loext:hyphenation-word-char-count="5" loext:hyphenation-zone="no-limit"/>
    </style:style>
    <style:style style:name="P126" style:family="paragraph" style:parent-style-name="Standard">
      <style:paragraph-properties fo:margin-top="0cm" fo:margin-bottom="0cm" style:contextual-spacing="false" fo:line-height="100%" fo:text-align="start" style:justify-single-word="false" fo:orphans="0" fo:widows="0" fo:hyphenation-ladder-count="no-limit"/>
      <style:text-properties fo:color="#404040" loext:opacity="100%" fo:font-weight="bold" style:font-weight-asian="bold" style:font-name-complex="Calibri1" fo:hyphenate="false" fo:hyphenation-remain-char-count="2" fo:hyphenation-push-char-count="2" loext:hyphenation-no-caps="false" loext:hyphenation-no-last-word="false" loext:hyphenation-word-char-count="5" loext:hyphenation-zone="no-limit"/>
    </style:style>
    <style:style style:name="P127" style:family="paragraph" style:parent-style-name="Standard">
      <style:paragraph-properties fo:margin-top="0cm" fo:margin-bottom="0cm" style:contextual-spacing="false" fo:line-height="100%" fo:text-align="start" style:justify-single-word="false" fo:orphans="0" fo:widows="0" fo:hyphenation-ladder-count="no-limit"/>
      <style:text-properties fo:color="#404040" loext:opacity="100%" fo:font-weight="bold" officeooo:paragraph-rsid="000db8c7" style:font-weight-asian="bold" style:font-name-complex="Calibri1" fo:hyphenate="false" fo:hyphenation-remain-char-count="2" fo:hyphenation-push-char-count="2" loext:hyphenation-no-caps="false" loext:hyphenation-no-last-word="false" loext:hyphenation-word-char-count="5" loext:hyphenation-zone="no-limit"/>
    </style:style>
    <style:style style:name="P128" style:family="paragraph" style:parent-style-name="Standard">
      <style:paragraph-properties fo:margin-top="0cm" fo:margin-bottom="0cm" style:contextual-spacing="false" fo:line-height="100%" fo:text-align="start" style:justify-single-word="false" fo:orphans="0" fo:widows="0" fo:hyphenation-ladder-count="no-limit"/>
      <style:text-properties fo:color="#404040" loext:opacity="100%" fo:font-weight="bold" officeooo:paragraph-rsid="000d1b54" style:font-weight-asian="bold" style:font-name-complex="Calibri1" fo:hyphenate="false" fo:hyphenation-remain-char-count="2" fo:hyphenation-push-char-count="2" loext:hyphenation-no-caps="false" loext:hyphenation-no-last-word="false" loext:hyphenation-word-char-count="5" loext:hyphenation-zone="no-limit"/>
    </style:style>
    <style:style style:name="P129" style:family="paragraph" style:parent-style-name="Standard">
      <style:paragraph-properties fo:margin-top="0cm" fo:margin-bottom="0cm" style:contextual-spacing="false" fo:line-height="100%" fo:text-align="start" style:justify-single-word="false" fo:orphans="0" fo:widows="0" fo:hyphenation-ladder-count="no-limit"/>
      <style:text-properties fo:color="#404040" loext:opacity="100%" fo:font-weight="bold" officeooo:paragraph-rsid="0027307d" style:font-weight-asian="bold" style:font-name-complex="Calibri1" fo:hyphenate="false" fo:hyphenation-remain-char-count="2" fo:hyphenation-push-char-count="2" loext:hyphenation-no-caps="false" loext:hyphenation-no-last-word="false" loext:hyphenation-word-char-count="5" loext:hyphenation-zone="no-limit"/>
    </style:style>
    <style:style style:name="P130" style:family="paragraph" style:parent-style-name="Standard">
      <style:paragraph-properties fo:margin-top="0cm" fo:margin-bottom="0cm" style:contextual-spacing="false" fo:line-height="100%" fo:text-align="start" style:justify-single-word="false" fo:orphans="0" fo:widows="0" fo:hyphenation-ladder-count="no-limit"/>
      <style:text-properties fo:color="#404040" loext:opacity="100%" fo:font-size="1pt" fo:font-weight="bold" style:font-size-asian="1pt" style:font-weight-asian="bold" style:font-name-complex="Calibri1" style:font-size-complex="1pt" fo:hyphenate="false" fo:hyphenation-remain-char-count="2" fo:hyphenation-push-char-count="2" loext:hyphenation-no-caps="false" loext:hyphenation-no-last-word="false" loext:hyphenation-word-char-count="5" loext:hyphenation-zone="no-limit"/>
    </style:style>
    <style:style style:name="P131" style:family="paragraph" style:parent-style-name="Standard">
      <style:paragraph-properties fo:margin-top="0cm" fo:margin-bottom="0cm" style:contextual-spacing="false" fo:line-height="100%" fo:text-align="start" style:justify-single-word="false" fo:orphans="0" fo:widows="0" fo:hyphenation-ladder-count="no-limit"/>
      <style:text-properties fo:color="#404040" loext:opacity="100%" fo:font-size="1pt" fo:font-weight="bold" officeooo:paragraph-rsid="000db8c7" style:font-size-asian="1pt" style:font-weight-asian="bold" style:font-name-complex="Calibri1" style:font-size-complex="1pt" fo:hyphenate="false" fo:hyphenation-remain-char-count="2" fo:hyphenation-push-char-count="2" loext:hyphenation-no-caps="false" loext:hyphenation-no-last-word="false" loext:hyphenation-word-char-count="5" loext:hyphenation-zone="no-limit"/>
    </style:style>
    <style:style style:name="P132" style:family="paragraph" style:parent-style-name="Standard">
      <style:paragraph-properties fo:margin-top="0cm" fo:margin-bottom="0cm" style:contextual-spacing="false" fo:line-height="100%" fo:text-align="start" style:justify-single-word="false" fo:orphans="0" fo:widows="0" fo:hyphenation-ladder-count="no-limit"/>
      <style:text-properties fo:color="#404040" loext:opacity="100%" fo:font-size="1pt" fo:font-weight="bold" officeooo:paragraph-rsid="000d1b54" style:font-size-asian="1pt" style:font-weight-asian="bold" style:font-name-complex="Calibri1" style:font-size-complex="1pt" fo:hyphenate="false" fo:hyphenation-remain-char-count="2" fo:hyphenation-push-char-count="2" loext:hyphenation-no-caps="false" loext:hyphenation-no-last-word="false" loext:hyphenation-word-char-count="5" loext:hyphenation-zone="no-limit"/>
    </style:style>
    <style:style style:name="P133" style:family="paragraph" style:parent-style-name="Standard">
      <style:paragraph-properties fo:margin-top="0cm" fo:margin-bottom="0cm" style:contextual-spacing="false" fo:line-height="100%" fo:text-align="start" style:justify-single-word="false" fo:orphans="0" fo:widows="0" fo:hyphenation-ladder-count="no-limit"/>
      <style:text-properties fo:color="#404040" loext:opacity="100%" fo:font-size="1pt" fo:font-weight="bold" officeooo:paragraph-rsid="0027307d" style:font-size-asian="1pt" style:font-weight-asian="bold" style:font-name-complex="Calibri1" style:font-size-complex="1pt" fo:hyphenate="false" fo:hyphenation-remain-char-count="2" fo:hyphenation-push-char-count="2" loext:hyphenation-no-caps="false" loext:hyphenation-no-last-word="false" loext:hyphenation-word-char-count="5" loext:hyphenation-zone="no-limit"/>
    </style:style>
    <style:style style:name="P134" style:family="paragraph" style:parent-style-name="Standard">
      <style:paragraph-properties fo:margin-top="0cm" fo:margin-bottom="0cm" style:contextual-spacing="false" fo:line-height="100%" fo:text-align="start" style:justify-single-word="false" fo:orphans="0" fo:widows="0" fo:hyphenation-ladder-count="no-limit"/>
      <style:text-properties fo:color="#404040" loext:opacity="100%" fo:font-size="4pt" fo:font-weight="bold" style:font-size-asian="4pt" style:font-weight-asian="bold" style:font-name-complex="Calibri1" style:font-size-complex="4pt" fo:hyphenate="false" fo:hyphenation-remain-char-count="2" fo:hyphenation-push-char-count="2" loext:hyphenation-no-caps="false" loext:hyphenation-no-last-word="false" loext:hyphenation-word-char-count="5" loext:hyphenation-zone="no-limit"/>
    </style:style>
    <style:style style:name="P135" style:family="paragraph" style:parent-style-name="Standard">
      <style:paragraph-properties fo:margin-top="0cm" fo:margin-bottom="0cm" style:contextual-spacing="false" fo:line-height="100%" fo:text-align="start" style:justify-single-word="false" fo:orphans="0" fo:widows="0" fo:hyphenation-ladder-count="no-limit"/>
      <style:text-properties fo:color="#404040" loext:opacity="100%" fo:font-size="4pt" fo:font-weight="bold" officeooo:paragraph-rsid="000db8c7" style:font-size-asian="4pt" style:font-weight-asian="bold" style:font-name-complex="Calibri1" style:font-size-complex="4pt" fo:hyphenate="false" fo:hyphenation-remain-char-count="2" fo:hyphenation-push-char-count="2" loext:hyphenation-no-caps="false" loext:hyphenation-no-last-word="false" loext:hyphenation-word-char-count="5" loext:hyphenation-zone="no-limit"/>
    </style:style>
    <style:style style:name="P136" style:family="paragraph" style:parent-style-name="Standard">
      <style:paragraph-properties fo:margin-top="0cm" fo:margin-bottom="0cm" style:contextual-spacing="false" fo:line-height="100%" fo:text-align="start" style:justify-single-word="false" fo:orphans="0" fo:widows="0" fo:hyphenation-ladder-count="no-limit"/>
      <style:text-properties fo:color="#404040" loext:opacity="100%" fo:font-size="4pt" fo:font-weight="bold" officeooo:paragraph-rsid="000d1b54" style:font-size-asian="4pt" style:font-weight-asian="bold" style:font-name-complex="Calibri1" style:font-size-complex="4pt" fo:hyphenate="false" fo:hyphenation-remain-char-count="2" fo:hyphenation-push-char-count="2" loext:hyphenation-no-caps="false" loext:hyphenation-no-last-word="false" loext:hyphenation-word-char-count="5" loext:hyphenation-zone="no-limit"/>
    </style:style>
    <style:style style:name="P137" style:family="paragraph" style:parent-style-name="Standard">
      <style:paragraph-properties fo:margin-top="0cm" fo:margin-bottom="0cm" style:contextual-spacing="false" fo:line-height="100%" fo:text-align="start" style:justify-single-word="false" fo:orphans="0" fo:widows="0" fo:hyphenation-ladder-count="no-limit"/>
      <style:text-properties fo:color="#404040" loext:opacity="100%" fo:font-size="4pt" fo:font-weight="bold" officeooo:paragraph-rsid="0027307d" style:font-size-asian="4pt" style:font-weight-asian="bold" style:font-name-complex="Calibri1" style:font-size-complex="4pt" fo:hyphenate="false" fo:hyphenation-remain-char-count="2" fo:hyphenation-push-char-count="2" loext:hyphenation-no-caps="false" loext:hyphenation-no-last-word="false" loext:hyphenation-word-char-count="5" loext:hyphenation-zone="no-limit"/>
    </style:style>
    <style:style style:name="P138" style:family="paragraph" style:parent-style-name="Standard">
      <style:paragraph-properties fo:margin-top="0cm" fo:margin-bottom="0cm" style:contextual-spacing="false" fo:line-height="100%" fo:text-align="start" style:justify-single-word="false" fo:orphans="0" fo:widows="0" fo:hyphenation-ladder-count="no-limit"/>
      <style:text-properties fo:color="#d60093" loext:opacity="100%" fo:font-size="12pt" fo:font-style="italic" style:font-size-asian="12pt" style:font-style-asian="italic" style:font-name-complex="Calibri1" style:font-size-complex="12pt" fo:hyphenate="false" fo:hyphenation-remain-char-count="2" fo:hyphenation-push-char-count="2" loext:hyphenation-no-caps="false" loext:hyphenation-no-last-word="false" loext:hyphenation-word-char-count="5" loext:hyphenation-zone="no-limit"/>
    </style:style>
    <style:style style:name="P139" style:family="paragraph" style:parent-style-name="Standard">
      <style:paragraph-properties fo:margin-left="-0.074cm" fo:margin-top="0cm" fo:margin-bottom="0cm" style:contextual-spacing="false" fo:line-height="100%" fo:text-align="start" style:justify-single-word="false" fo:orphans="0" fo:widows="0" fo:hyphenation-ladder-count="no-limit" fo:text-indent="0cm" style:auto-text-indent="false"/>
      <style:text-properties fo:color="#d60093" loext:opacity="100%" style:font-name="Wingdings 31" fo:font-size="6pt" style:font-size-asian="6pt" style:language-asian="fr" style:country-asian="FR" style:font-name-complex="Calibri1" style:font-size-complex="6pt" fo:hyphenate="false" fo:hyphenation-remain-char-count="2" fo:hyphenation-push-char-count="2" loext:hyphenation-no-caps="false" loext:hyphenation-no-last-word="false" loext:hyphenation-word-char-count="5" loext:hyphenation-zone="no-limit"/>
    </style:style>
    <style:style style:name="P140" style:family="paragraph" style:parent-style-name="Standard">
      <style:paragraph-properties fo:margin-top="0cm" fo:margin-bottom="0cm" style:contextual-spacing="false" fo:line-height="100%" fo:text-align="start" style:justify-single-word="false" fo:orphans="0" fo:widows="0" fo:hyphenation-ladder-count="no-limit">
        <style:tab-stops>
          <style:tab-stop style:position="0.06cm"/>
          <style:tab-stop style:position="16.002cm" style:type="right" style:leader-style="dotted" style:leader-text="."/>
        </style:tab-stops>
      </style:paragraph-properties>
      <style:text-properties fo:color="#d60093" loext:opacity="100%" fo:font-size="6pt" style:font-size-asian="6pt" style:language-asian="fr" style:country-asian="FR" style:font-name-complex="Calibri1" style:font-size-complex="6pt" fo:hyphenate="false" fo:hyphenation-remain-char-count="2" fo:hyphenation-push-char-count="2" loext:hyphenation-no-caps="false" loext:hyphenation-no-last-word="false" loext:hyphenation-word-char-count="5" loext:hyphenation-zone="no-limit"/>
    </style:style>
    <style:style style:name="P141" style:family="paragraph" style:parent-style-name="Standard">
      <style:paragraph-properties fo:margin-right="0.06cm" fo:margin-top="0cm" fo:margin-bottom="0cm" style:contextual-spacing="false" fo:line-height="100%" fo:text-align="end" style:justify-single-word="false" fo:orphans="0" fo:widows="0" fo:hyphenation-ladder-count="no-limit" fo:text-indent="0cm" style:auto-text-indent="false"/>
      <style:text-properties fo:color="#d60093" loext:opacity="100%" fo:font-size="18pt" fo:font-weight="bold" style:font-size-asian="18pt" style:font-weight-asian="bold" style:font-name-complex="Calibri1" style:font-size-complex="18pt" fo:hyphenate="false" fo:hyphenation-remain-char-count="2" fo:hyphenation-push-char-count="2" loext:hyphenation-no-caps="false" loext:hyphenation-no-last-word="false" loext:hyphenation-word-char-count="5" loext:hyphenation-zone="no-limit"/>
    </style:style>
    <style:style style:name="P142" style:family="paragraph" style:parent-style-name="Standard">
      <style:paragraph-properties fo:margin-right="0.06cm" fo:margin-top="0cm" fo:margin-bottom="0cm" style:contextual-spacing="false" fo:line-height="100%" fo:text-align="end" style:justify-single-word="false" fo:orphans="0" fo:widows="0" fo:hyphenation-ladder-count="no-limit" fo:text-indent="0cm" style:auto-text-indent="false"/>
      <style:text-properties fo:color="#d60093" loext:opacity="100%" fo:font-size="18pt" fo:font-weight="bold" officeooo:paragraph-rsid="000db8c7" style:font-size-asian="18pt" style:font-weight-asian="bold" style:font-name-complex="Calibri1" style:font-size-complex="18pt" fo:hyphenate="false" fo:hyphenation-remain-char-count="2" fo:hyphenation-push-char-count="2" loext:hyphenation-no-caps="false" loext:hyphenation-no-last-word="false" loext:hyphenation-word-char-count="5" loext:hyphenation-zone="no-limit"/>
    </style:style>
    <style:style style:name="P143" style:family="paragraph" style:parent-style-name="Standard">
      <style:paragraph-properties fo:margin-right="0.06cm" fo:margin-top="0cm" fo:margin-bottom="0cm" style:contextual-spacing="false" fo:line-height="100%" fo:text-align="end" style:justify-single-word="false" fo:orphans="0" fo:widows="0" fo:hyphenation-ladder-count="no-limit" fo:text-indent="0cm" style:auto-text-indent="false"/>
      <style:text-properties fo:color="#d60093" loext:opacity="100%" fo:font-size="18pt" fo:font-weight="bold" officeooo:paragraph-rsid="000d1b54" style:font-size-asian="18pt" style:font-weight-asian="bold" style:font-name-complex="Calibri1" style:font-size-complex="18pt" fo:hyphenate="false" fo:hyphenation-remain-char-count="2" fo:hyphenation-push-char-count="2" loext:hyphenation-no-caps="false" loext:hyphenation-no-last-word="false" loext:hyphenation-word-char-count="5" loext:hyphenation-zone="no-limit"/>
    </style:style>
    <style:style style:name="P144" style:family="paragraph" style:parent-style-name="Standard">
      <style:paragraph-properties fo:margin-right="0.06cm" fo:margin-top="0cm" fo:margin-bottom="0cm" style:contextual-spacing="false" fo:line-height="100%" fo:text-align="end" style:justify-single-word="false" fo:orphans="0" fo:widows="0" fo:hyphenation-ladder-count="no-limit" fo:text-indent="0cm" style:auto-text-indent="false"/>
      <style:text-properties fo:color="#d60093" loext:opacity="100%" fo:font-size="18pt" fo:font-weight="bold" officeooo:paragraph-rsid="0027307d" style:font-size-asian="18pt" style:font-weight-asian="bold" style:font-name-complex="Calibri1" style:font-size-complex="18pt" fo:hyphenate="false" fo:hyphenation-remain-char-count="2" fo:hyphenation-push-char-count="2" loext:hyphenation-no-caps="false" loext:hyphenation-no-last-word="false" loext:hyphenation-word-char-count="5" loext:hyphenation-zone="no-limit"/>
    </style:style>
    <style:style style:name="P145" style:family="paragraph" style:parent-style-name="Standard">
      <style:paragraph-properties fo:margin-right="0.06cm" fo:margin-top="0cm" fo:margin-bottom="0cm" style:contextual-spacing="false" fo:line-height="100%" fo:text-align="start" style:justify-single-word="false" fo:orphans="0" fo:widows="0" fo:hyphenation-ladder-count="no-limit" fo:text-indent="0cm" style:auto-text-indent="false"/>
      <style:text-properties fo:color="#d60093" loext:opacity="100%" fo:font-size="18pt" fo:font-weight="bold" style:font-size-asian="18pt" style:font-weight-asian="bold" style:font-name-complex="Calibri1" style:font-size-complex="18pt" fo:hyphenate="false" fo:hyphenation-remain-char-count="2" fo:hyphenation-push-char-count="2" loext:hyphenation-no-caps="false" loext:hyphenation-no-last-word="false" loext:hyphenation-word-char-count="5" loext:hyphenation-zone="no-limit"/>
    </style:style>
    <style:style style:name="P146" style:family="paragraph" style:parent-style-name="Standard">
      <style:paragraph-properties fo:margin-right="0.06cm" fo:margin-top="0cm" fo:margin-bottom="0cm" style:contextual-spacing="false" fo:line-height="100%" fo:text-align="start" style:justify-single-word="false" fo:orphans="0" fo:widows="0" fo:hyphenation-ladder-count="no-limit" fo:text-indent="0cm" style:auto-text-indent="false"/>
      <style:text-properties fo:color="#d60093" loext:opacity="100%" fo:font-size="18pt" fo:font-weight="bold" officeooo:paragraph-rsid="000db8c7" style:font-size-asian="18pt" style:font-weight-asian="bold" style:font-name-complex="Calibri1" style:font-size-complex="18pt" fo:hyphenate="false" fo:hyphenation-remain-char-count="2" fo:hyphenation-push-char-count="2" loext:hyphenation-no-caps="false" loext:hyphenation-no-last-word="false" loext:hyphenation-word-char-count="5" loext:hyphenation-zone="no-limit"/>
    </style:style>
    <style:style style:name="P147" style:family="paragraph" style:parent-style-name="Standard">
      <style:paragraph-properties fo:margin-right="0.06cm" fo:margin-top="0cm" fo:margin-bottom="0cm" style:contextual-spacing="false" fo:line-height="100%" fo:text-align="start" style:justify-single-word="false" fo:orphans="0" fo:widows="0" fo:hyphenation-ladder-count="no-limit" fo:text-indent="0cm" style:auto-text-indent="false"/>
      <style:text-properties fo:color="#d60093" loext:opacity="100%" fo:font-size="18pt" fo:font-weight="bold" officeooo:paragraph-rsid="000d1b54" style:font-size-asian="18pt" style:font-weight-asian="bold" style:font-name-complex="Calibri1" style:font-size-complex="18pt" fo:hyphenate="false" fo:hyphenation-remain-char-count="2" fo:hyphenation-push-char-count="2" loext:hyphenation-no-caps="false" loext:hyphenation-no-last-word="false" loext:hyphenation-word-char-count="5" loext:hyphenation-zone="no-limit"/>
    </style:style>
    <style:style style:name="P148" style:family="paragraph" style:parent-style-name="Standard">
      <style:paragraph-properties fo:margin-right="0.06cm" fo:margin-top="0cm" fo:margin-bottom="0cm" style:contextual-spacing="false" fo:line-height="100%" fo:text-align="start" style:justify-single-word="false" fo:orphans="0" fo:widows="0" fo:hyphenation-ladder-count="no-limit" fo:text-indent="0cm" style:auto-text-indent="false"/>
      <style:text-properties fo:color="#d60093" loext:opacity="100%" fo:font-size="18pt" fo:font-weight="bold" officeooo:paragraph-rsid="0027307d" style:font-size-asian="18pt" style:font-weight-asian="bold" style:font-name-complex="Calibri1" style:font-size-complex="18pt" fo:hyphenate="false" fo:hyphenation-remain-char-count="2" fo:hyphenation-push-char-count="2" loext:hyphenation-no-caps="false" loext:hyphenation-no-last-word="false" loext:hyphenation-word-char-count="5" loext:hyphenation-zone="no-limit"/>
    </style:style>
    <style:style style:name="P149" style:family="paragraph" style:parent-style-name="Standard">
      <style:paragraph-properties fo:margin-top="0cm" fo:margin-bottom="0cm" style:contextual-spacing="false" fo:line-height="100%" fo:text-align="start" style:justify-single-word="false" fo:orphans="0" fo:widows="0" fo:hyphenation-ladder-count="no-limit"/>
      <style:text-properties fo:color="#d60093" loext:opacity="100%" fo:font-size="1pt" fo:font-style="italic" fo:font-weight="bold" style:font-size-asian="1pt" style:font-style-asian="italic" style:font-weight-asian="bold" style:font-name-complex="Calibri1" style:font-size-complex="1pt" fo:hyphenate="false" fo:hyphenation-remain-char-count="2" fo:hyphenation-push-char-count="2" loext:hyphenation-no-caps="false" loext:hyphenation-no-last-word="false" loext:hyphenation-word-char-count="5" loext:hyphenation-zone="no-limit"/>
    </style:style>
    <style:style style:name="P150" style:family="paragraph" style:parent-style-name="Standard">
      <style:paragraph-properties fo:margin-top="0cm" fo:margin-bottom="0cm" style:contextual-spacing="false" fo:line-height="100%" fo:text-align="start" style:justify-single-word="false" fo:orphans="0" fo:widows="0" fo:hyphenation-ladder-count="no-limit"/>
      <style:text-properties fo:color="#d60093" loext:opacity="100%" fo:font-size="1pt" fo:font-style="italic" fo:font-weight="bold" officeooo:paragraph-rsid="000db8c7" style:font-size-asian="1pt" style:font-style-asian="italic" style:font-weight-asian="bold" style:font-name-complex="Calibri1" style:font-size-complex="1pt" fo:hyphenate="false" fo:hyphenation-remain-char-count="2" fo:hyphenation-push-char-count="2" loext:hyphenation-no-caps="false" loext:hyphenation-no-last-word="false" loext:hyphenation-word-char-count="5" loext:hyphenation-zone="no-limit"/>
    </style:style>
    <style:style style:name="P151" style:family="paragraph" style:parent-style-name="Standard">
      <style:paragraph-properties fo:margin-top="0cm" fo:margin-bottom="0cm" style:contextual-spacing="false" fo:line-height="100%" fo:text-align="start" style:justify-single-word="false" fo:orphans="0" fo:widows="0" fo:hyphenation-ladder-count="no-limit"/>
      <style:text-properties fo:color="#d60093" loext:opacity="100%" fo:font-size="1pt" fo:font-style="italic" fo:font-weight="bold" officeooo:paragraph-rsid="000d1b54" style:font-size-asian="1pt" style:font-style-asian="italic" style:font-weight-asian="bold" style:font-name-complex="Calibri1" style:font-size-complex="1pt" fo:hyphenate="false" fo:hyphenation-remain-char-count="2" fo:hyphenation-push-char-count="2" loext:hyphenation-no-caps="false" loext:hyphenation-no-last-word="false" loext:hyphenation-word-char-count="5" loext:hyphenation-zone="no-limit"/>
    </style:style>
    <style:style style:name="P152" style:family="paragraph" style:parent-style-name="Standard">
      <style:paragraph-properties fo:margin-top="0cm" fo:margin-bottom="0cm" style:contextual-spacing="false" fo:line-height="100%" fo:text-align="start" style:justify-single-word="false" fo:orphans="0" fo:widows="0" fo:hyphenation-ladder-count="no-limit"/>
      <style:text-properties fo:color="#d60093" loext:opacity="100%" fo:font-size="1pt" fo:font-style="italic" fo:font-weight="bold" officeooo:paragraph-rsid="0027307d" style:font-size-asian="1pt" style:font-style-asian="italic" style:font-weight-asian="bold" style:font-name-complex="Calibri1" style:font-size-complex="1pt" fo:hyphenate="false" fo:hyphenation-remain-char-count="2" fo:hyphenation-push-char-count="2" loext:hyphenation-no-caps="false" loext:hyphenation-no-last-word="false" loext:hyphenation-word-char-count="5" loext:hyphenation-zone="no-limit"/>
    </style:style>
    <style:style style:name="P153" style:family="paragraph" style:parent-style-name="Standard">
      <style:paragraph-properties fo:margin-top="0cm" fo:margin-bottom="0cm" style:contextual-spacing="false" fo:line-height="100%" fo:text-align="start" style:justify-single-word="false" fo:orphans="0" fo:widows="0" fo:hyphenation-ladder-count="no-limit"/>
      <style:text-properties officeooo:rsid="000fb85d" officeooo:paragraph-rsid="000fb85d" fo:hyphenate="false" fo:hyphenation-remain-char-count="2" fo:hyphenation-push-char-count="2" loext:hyphenation-no-caps="false" loext:hyphenation-no-last-word="false" loext:hyphenation-word-char-count="5" loext:hyphenation-zone="no-limit"/>
    </style:style>
    <style:style style:name="P154" style:family="paragraph" style:parent-style-name="Standard">
      <style:paragraph-properties fo:margin-top="0cm" fo:margin-bottom="0cm" style:contextual-spacing="false" fo:line-height="100%" fo:text-align="center" style:justify-single-word="false" fo:orphans="0" fo:widows="0" fo:hyphenation-ladder-count="no-limit"/>
      <style:text-properties fo:color="#ffffff" loext:opacity="100%" fo:font-size="1pt" fo:font-weight="bold" style:font-size-asian="1pt" style:font-weight-asian="bold" style:font-name-complex="Calibri1" style:font-size-complex="1pt" fo:hyphenate="false" fo:hyphenation-remain-char-count="2" fo:hyphenation-push-char-count="2" loext:hyphenation-no-caps="false" loext:hyphenation-no-last-word="false" loext:hyphenation-word-char-count="5" loext:hyphenation-zone="no-limit"/>
    </style:style>
    <style:style style:name="P155" style:family="paragraph" style:parent-style-name="Standard" style:master-page-name="Converted1">
      <style:paragraph-properties style:page-number="auto"/>
    </style:style>
    <style:style style:name="P156" style:family="paragraph" style:parent-style-name="Standard">
      <style:paragraph-properties fo:margin-top="0cm" fo:margin-bottom="0cm" style:contextual-spacing="false" fo:text-align="center" style:justify-single-word="false"/>
    </style:style>
    <style:style style:name="P157" style:family="paragraph" style:parent-style-name="Standard" style:list-style-name="L10">
      <style:paragraph-properties fo:margin-top="0.212cm" fo:margin-bottom="0cm" style:contextual-spacing="false" fo:line-height="100%" fo:text-align="start" style:justify-single-word="false" fo:orphans="0" fo:widows="0" fo:hyphenation-ladder-count="no-limit"/>
      <style:text-properties officeooo:rsid="00154483" officeooo:paragraph-rsid="00154483" fo:hyphenate="false" fo:hyphenation-remain-char-count="2" fo:hyphenation-push-char-count="2" loext:hyphenation-no-caps="false" loext:hyphenation-no-last-word="false" loext:hyphenation-word-char-count="5" loext:hyphenation-zone="no-limit"/>
    </style:style>
    <style:style style:name="P158" style:family="paragraph" style:parent-style-name="Standard" style:list-style-name="L13">
      <style:paragraph-properties fo:margin-top="0.212cm" fo:margin-bottom="0cm" style:contextual-spacing="false" fo:line-height="100%" fo:text-align="start" style:justify-single-word="false" fo:orphans="0" fo:widows="0" fo:hyphenation-ladder-count="no-limit"/>
      <style:text-properties officeooo:rsid="00154483" officeooo:paragraph-rsid="00154483" fo:hyphenate="false" fo:hyphenation-remain-char-count="2" fo:hyphenation-push-char-count="2" loext:hyphenation-no-caps="false" loext:hyphenation-no-last-word="false" loext:hyphenation-word-char-count="5" loext:hyphenation-zone="no-limit"/>
    </style:style>
    <style:style style:name="P159" style:family="paragraph" style:parent-style-name="Standard" style:list-style-name="L14">
      <style:paragraph-properties fo:margin-top="0.212cm" fo:margin-bottom="0cm" style:contextual-spacing="false" fo:line-height="100%" fo:text-align="start" style:justify-single-word="false" fo:orphans="0" fo:widows="0" fo:hyphenation-ladder-count="no-limit"/>
      <style:text-properties officeooo:rsid="00154483" officeooo:paragraph-rsid="00154483" fo:hyphenate="false" fo:hyphenation-remain-char-count="2" fo:hyphenation-push-char-count="2" loext:hyphenation-no-caps="false" loext:hyphenation-no-last-word="false" loext:hyphenation-word-char-count="5" loext:hyphenation-zone="no-limit"/>
    </style:style>
    <style:style style:name="P160" style:family="paragraph" style:parent-style-name="Standard" style:list-style-name="L8">
      <style:paragraph-properties fo:margin-top="0.212cm" fo:margin-bottom="0cm" style:contextual-spacing="false" fo:line-height="100%" fo:text-align="start" style:justify-single-word="false" fo:orphans="0" fo:widows="0" fo:hyphenation-ladder-count="no-limit"/>
      <style:text-properties officeooo:rsid="00154483" officeooo:paragraph-rsid="00154483" fo:hyphenate="false" fo:hyphenation-remain-char-count="2" fo:hyphenation-push-char-count="2" loext:hyphenation-no-caps="false" loext:hyphenation-no-last-word="false" loext:hyphenation-word-char-count="5" loext:hyphenation-zone="no-limit"/>
    </style:style>
    <style:style style:name="P161" style:family="paragraph" style:parent-style-name="Standard">
      <style:paragraph-properties fo:margin-top="0.212cm" fo:margin-bottom="0cm" style:contextual-spacing="false" fo:line-height="100%" fo:text-align="justify" style:justify-single-word="false" fo:orphans="0" fo:widows="0" fo:hyphenation-ladder-count="no-limit"/>
      <style:text-properties officeooo:rsid="00154483" officeooo:paragraph-rsid="001a5251" fo:hyphenate="false" fo:hyphenation-remain-char-count="2" fo:hyphenation-push-char-count="2" loext:hyphenation-no-caps="false" loext:hyphenation-no-last-word="false" loext:hyphenation-word-char-count="5" loext:hyphenation-zone="no-limit"/>
    </style:style>
    <style:style style:name="P162" style:family="paragraph" style:parent-style-name="Standard">
      <style:paragraph-properties fo:margin-top="0.212cm" fo:margin-bottom="0cm" style:contextual-spacing="false" fo:line-height="100%" fo:text-align="justify" style:justify-single-word="false" fo:orphans="0" fo:widows="0" fo:hyphenation-ladder-count="no-limit"/>
      <style:text-properties officeooo:rsid="00154483" officeooo:paragraph-rsid="00154483" fo:hyphenate="false" fo:hyphenation-remain-char-count="2" fo:hyphenation-push-char-count="2" loext:hyphenation-no-caps="false" loext:hyphenation-no-last-word="false" loext:hyphenation-word-char-count="5" loext:hyphenation-zone="no-limit"/>
    </style:style>
    <style:style style:name="P163" style:family="paragraph" style:parent-style-name="Standard">
      <style:paragraph-properties fo:margin-top="0.212cm" fo:margin-bottom="0cm" style:contextual-spacing="false" fo:line-height="100%" fo:text-align="justify" style:justify-single-word="false" fo:orphans="0" fo:widows="0" fo:hyphenation-ladder-count="no-limit"/>
      <style:text-properties officeooo:rsid="00154483" officeooo:paragraph-rsid="001fa7c1" fo:hyphenate="false" fo:hyphenation-remain-char-count="2" fo:hyphenation-push-char-count="2" loext:hyphenation-no-caps="false" loext:hyphenation-no-last-word="false" loext:hyphenation-word-char-count="5" loext:hyphenation-zone="no-limit"/>
    </style:style>
    <style:style style:name="P164" style:family="paragraph" style:parent-style-name="Standard">
      <style:paragraph-properties fo:margin-top="0.212cm" fo:margin-bottom="0cm" style:contextual-spacing="false" fo:line-height="100%" fo:text-align="justify" style:justify-single-word="false" fo:orphans="0" fo:widows="0" fo:hyphenation-ladder-count="no-limit"/>
      <style:text-properties officeooo:rsid="00154483" officeooo:paragraph-rsid="00297707" fo:hyphenate="false" fo:hyphenation-remain-char-count="2" fo:hyphenation-push-char-count="2" loext:hyphenation-no-caps="false" loext:hyphenation-no-last-word="false" loext:hyphenation-word-char-count="5" loext:hyphenation-zone="no-limit"/>
    </style:style>
    <style:style style:name="P165" style:family="paragraph" style:parent-style-name="Standard">
      <style:paragraph-properties fo:margin-top="0cm" fo:margin-bottom="0cm" style:contextual-spacing="false" fo:line-height="100%" fo:text-align="start" style:justify-single-word="false" fo:orphans="0" fo:widows="0" fo:hyphenation-ladder-count="no-limit"/>
      <style:text-properties officeooo:rsid="0016453d" officeooo:paragraph-rsid="0016453d" fo:hyphenate="false" fo:hyphenation-remain-char-count="2" fo:hyphenation-push-char-count="2" loext:hyphenation-no-caps="false" loext:hyphenation-no-last-word="false" loext:hyphenation-word-char-count="5" loext:hyphenation-zone="no-limit"/>
    </style:style>
    <style:style style:name="P166" style:family="paragraph" style:parent-style-name="Standard">
      <style:paragraph-properties fo:margin-top="0.212cm" fo:margin-bottom="0cm" style:contextual-spacing="false" fo:line-height="100%" fo:text-align="justify" style:justify-single-word="false" fo:orphans="0" fo:widows="0" fo:hyphenation-ladder-count="no-limit"/>
      <style:text-properties officeooo:rsid="0016453d" officeooo:paragraph-rsid="0016453d" fo:hyphenate="false" fo:hyphenation-remain-char-count="2" fo:hyphenation-push-char-count="2" loext:hyphenation-no-caps="false" loext:hyphenation-no-last-word="false" loext:hyphenation-word-char-count="5" loext:hyphenation-zone="no-limit"/>
    </style:style>
    <style:style style:name="P167" style:family="paragraph" style:parent-style-name="Standard">
      <style:paragraph-properties fo:margin-right="0.06cm" fo:margin-top="0cm" fo:margin-bottom="0cm" style:contextual-spacing="false" fo:line-height="100%" fo:text-align="start" style:justify-single-word="false" fo:orphans="0" fo:widows="0" fo:hyphenation-ladder-count="no-limit" fo:text-indent="0cm" style:auto-text-indent="false"/>
      <style:text-properties officeooo:rsid="000db8c7" officeooo:paragraph-rsid="000db8c7" fo:hyphenate="false" fo:hyphenation-remain-char-count="2" fo:hyphenation-push-char-count="2" loext:hyphenation-no-caps="false" loext:hyphenation-no-last-word="false" loext:hyphenation-word-char-count="5" loext:hyphenation-zone="no-limit"/>
    </style:style>
    <style:style style:name="P168" style:family="paragraph" style:parent-style-name="Standard">
      <style:paragraph-properties fo:margin-right="0.06cm" fo:margin-top="0cm" fo:margin-bottom="0cm" style:contextual-spacing="false" fo:line-height="100%" fo:text-align="start" style:justify-single-word="false" fo:orphans="0" fo:widows="0" fo:hyphenation-ladder-count="no-limit" fo:text-indent="0cm" style:auto-text-indent="false"/>
      <style:text-properties officeooo:rsid="000db8c7" officeooo:paragraph-rsid="0027307d" fo:hyphenate="false" fo:hyphenation-remain-char-count="2" fo:hyphenation-push-char-count="2" loext:hyphenation-no-caps="false" loext:hyphenation-no-last-word="false" loext:hyphenation-word-char-count="5" loext:hyphenation-zone="no-limit"/>
    </style:style>
    <style:style style:name="P169" style:family="paragraph" style:parent-style-name="Standard">
      <style:paragraph-properties fo:margin-top="0.212cm" fo:margin-bottom="0cm" style:contextual-spacing="false" fo:line-height="100%" fo:text-align="justify" style:justify-single-word="false" fo:orphans="0" fo:widows="0" fo:hyphenation-ladder-count="no-limit"/>
      <style:text-properties fo:font-size="11pt" fo:language="fr" fo:country="FR" officeooo:rsid="0016453d" officeooo:paragraph-rsid="001fb135" style:letter-kerning="false" style:font-name-asian="Calibri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P170" style:family="paragraph" style:parent-style-name="Standard">
      <style:paragraph-properties fo:margin-top="0.212cm" fo:margin-bottom="0cm" style:contextual-spacing="false" fo:line-height="100%" fo:text-align="justify" style:justify-single-word="false" fo:orphans="0" fo:widows="0" fo:hyphenation-ladder-count="no-limit"/>
      <style:text-properties fo:font-size="11pt" fo:language="fr" fo:country="FR" officeooo:rsid="0016453d" officeooo:paragraph-rsid="002f24d8" style:letter-kerning="false" style:font-name-asian="Calibri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P171" style:family="paragraph" style:parent-style-name="Standard" style:list-style-name="L22">
      <style:paragraph-properties fo:margin-top="0.212cm" fo:margin-bottom="0cm" style:contextual-spacing="false" fo:line-height="100%" fo:text-align="justify" style:justify-single-word="false" fo:orphans="0" fo:widows="0" fo:hyphenation-ladder-count="no-limit"/>
      <style:text-properties fo:font-size="11pt" fo:language="fr" fo:country="FR" officeooo:rsid="0017743a" officeooo:paragraph-rsid="0016453d" style:letter-kerning="false" style:font-name-asian="Calibri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P172" style:family="paragraph" style:parent-style-name="Standard" style:list-style-name="L21">
      <style:paragraph-properties fo:margin-top="0.212cm" fo:margin-bottom="0cm" style:contextual-spacing="false" fo:line-height="100%" fo:text-align="justify" style:justify-single-word="false" fo:orphans="0" fo:widows="0" fo:hyphenation-ladder-count="no-limit"/>
      <style:text-properties fo:font-size="11pt" fo:language="fr" fo:country="FR" officeooo:rsid="0017743a" officeooo:paragraph-rsid="0016453d" style:letter-kerning="false" style:font-name-asian="Calibri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P173" style:family="paragraph" style:parent-style-name="Standard" style:list-style-name="L19">
      <style:paragraph-properties fo:margin-top="0.212cm" fo:margin-bottom="0cm" style:contextual-spacing="false" fo:line-height="100%" fo:text-align="justify" style:justify-single-word="false" fo:orphans="0" fo:widows="0" fo:hyphenation-ladder-count="no-limit"/>
      <style:text-properties fo:font-size="11pt" fo:language="fr" fo:country="FR" officeooo:rsid="0017743a" officeooo:paragraph-rsid="0016453d" style:letter-kerning="false" style:font-name-asian="Calibri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P174" style:family="paragraph" style:parent-style-name="Standard" style:list-style-name="L18">
      <style:paragraph-properties fo:margin-top="0.212cm" fo:margin-bottom="0cm" style:contextual-spacing="false" fo:line-height="100%" fo:text-align="justify" style:justify-single-word="false" fo:orphans="0" fo:widows="0" fo:hyphenation-ladder-count="no-limit"/>
      <style:text-properties fo:font-size="11pt" fo:language="fr" fo:country="FR" officeooo:rsid="0017743a" officeooo:paragraph-rsid="0016453d" style:letter-kerning="false" style:font-name-asian="Calibri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P175" style:family="paragraph" style:parent-style-name="Standard" style:list-style-name="L17">
      <style:paragraph-properties fo:margin-top="0.212cm" fo:margin-bottom="0cm" style:contextual-spacing="false" fo:line-height="100%" fo:text-align="justify" style:justify-single-word="false" fo:orphans="0" fo:widows="0" fo:hyphenation-ladder-count="no-limit"/>
      <style:text-properties fo:font-size="11pt" fo:language="fr" fo:country="FR" officeooo:rsid="0017743a" officeooo:paragraph-rsid="0016453d" style:letter-kerning="false" style:font-name-asian="Calibri1"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P176" style:family="paragraph" style:parent-style-name="Standard" style:list-style-name="L16">
      <style:paragraph-properties fo:margin-top="0.212cm" fo:margin-bottom="0cm" style:contextual-spacing="false" fo:line-height="100%" fo:text-align="justify" style:justify-single-word="false" fo:orphans="0" fo:widows="0" fo:hyphenation-ladder-count="no-limit"/>
      <style:text-properties fo:font-size="11pt" fo:language="fr" fo:country="FR" fo:font-weight="bold" officeooo:rsid="0017743a" officeooo:paragraph-rsid="0016453d" style:letter-kerning="false" style:font-name-asian="Calibri1" style:font-size-asian="11pt" style:language-asian="en" style:country-asian="US" style:font-weight-asian="bold" style:font-size-complex="11pt" style:language-complex="ar" style:country-complex="SA" style:font-weight-complex="bold" fo:hyphenate="false" fo:hyphenation-remain-char-count="2" fo:hyphenation-push-char-count="2" loext:hyphenation-no-caps="false" loext:hyphenation-no-last-word="false" loext:hyphenation-word-char-count="5" loext:hyphenation-zone="no-limit"/>
    </style:style>
    <style:style style:name="P177" style:family="paragraph" style:parent-style-name="Standard">
      <style:paragraph-properties fo:margin-top="0.212cm" fo:margin-bottom="0cm" style:contextual-spacing="false" fo:line-height="100%" fo:text-align="start" style:justify-single-word="false" fo:orphans="0" fo:widows="0" fo:hyphenation-ladder-count="no-limit"/>
      <style:text-properties officeooo:rsid="0017743a" officeooo:paragraph-rsid="0017743a" fo:hyphenate="false" fo:hyphenation-remain-char-count="2" fo:hyphenation-push-char-count="2" loext:hyphenation-no-caps="false" loext:hyphenation-no-last-word="false" loext:hyphenation-word-char-count="5" loext:hyphenation-zone="no-limit"/>
    </style:style>
    <style:style style:name="P178" style:family="paragraph" style:parent-style-name="Standard">
      <style:paragraph-properties fo:margin-top="0cm" fo:margin-bottom="0cm" style:contextual-spacing="false"/>
    </style:style>
    <style:style style:name="P179" style:family="paragraph" style:parent-style-name="Standard">
      <style:paragraph-properties fo:margin-top="0cm" fo:margin-bottom="0cm" style:contextual-spacing="false" fo:line-height="200%">
        <style:tab-stops>
          <style:tab-stop style:position="15.753cm" style:type="right" style:leader-style="dotted" style:leader-text="."/>
        </style:tab-stops>
      </style:paragraph-properties>
    </style:style>
    <style:style style:name="P180" style:family="paragraph" style:parent-style-name="Standard">
      <style:paragraph-properties fo:margin-top="0cm" fo:margin-bottom="0cm" style:contextual-spacing="false" fo:line-height="200%"/>
    </style:style>
    <style:style style:name="P181" style:family="paragraph" style:parent-style-name="Standard">
      <style:paragraph-properties fo:line-height="150%">
        <style:tab-stops>
          <style:tab-stop style:position="9.753cm" style:type="right" style:leader-style="dotted" style:leader-text="."/>
          <style:tab-stop style:position="16.002cm" style:type="right" style:leader-style="dotted" style:leader-text="."/>
        </style:tab-stops>
      </style:paragraph-properties>
    </style:style>
    <style:style style:name="P182" style:family="paragraph" style:parent-style-name="Standard">
      <style:paragraph-properties fo:line-height="150%">
        <style:tab-stops>
          <style:tab-stop style:position="7.752cm" style:type="right" style:leader-style="dotted" style:leader-text="."/>
          <style:tab-stop style:position="16.002cm" style:type="right" style:leader-style="dotted" style:leader-text="."/>
        </style:tab-stops>
      </style:paragraph-properties>
    </style:style>
    <style:style style:name="P183" style:family="paragraph" style:parent-style-name="Standard">
      <style:paragraph-properties fo:line-height="150%"/>
    </style:style>
    <style:style style:name="P184" style:family="paragraph" style:parent-style-name="Standard" style:list-style-name="L2">
      <style:paragraph-properties fo:margin-top="0.212cm" fo:margin-bottom="0cm" style:contextual-spacing="false" fo:line-height="100%" fo:text-align="justify" style:justify-single-word="false" fo:orphans="0" fo:widows="0" fo:hyphenation-ladder-count="no-limit"/>
      <style:text-properties officeooo:rsid="001a2d8c" officeooo:paragraph-rsid="001c40f3" fo:hyphenate="false" fo:hyphenation-remain-char-count="2" fo:hyphenation-push-char-count="2" loext:hyphenation-no-caps="false" loext:hyphenation-no-last-word="false" loext:hyphenation-word-char-count="5" loext:hyphenation-zone="no-limit"/>
    </style:style>
    <style:style style:name="P185" style:family="paragraph" style:parent-style-name="Standard" style:list-style-name="L3">
      <style:paragraph-properties fo:margin-top="0.212cm" fo:margin-bottom="0cm" style:contextual-spacing="false" fo:line-height="100%" fo:text-align="justify" style:justify-single-word="false" fo:orphans="0" fo:widows="0" fo:hyphenation-ladder-count="no-limit"/>
      <style:text-properties officeooo:rsid="001a2d8c" officeooo:paragraph-rsid="001c40f3" fo:hyphenate="false" fo:hyphenation-remain-char-count="2" fo:hyphenation-push-char-count="2" loext:hyphenation-no-caps="false" loext:hyphenation-no-last-word="false" loext:hyphenation-word-char-count="5" loext:hyphenation-zone="no-limit"/>
    </style:style>
    <style:style style:name="P186" style:family="paragraph" style:parent-style-name="Standard" style:list-style-name="L4">
      <style:paragraph-properties fo:margin-top="0.212cm" fo:margin-bottom="0cm" style:contextual-spacing="false" fo:line-height="100%" fo:text-align="justify" style:justify-single-word="false" fo:orphans="0" fo:widows="0" fo:hyphenation-ladder-count="no-limit"/>
      <style:text-properties officeooo:rsid="001a2d8c" officeooo:paragraph-rsid="001c40f3" fo:hyphenate="false" fo:hyphenation-remain-char-count="2" fo:hyphenation-push-char-count="2" loext:hyphenation-no-caps="false" loext:hyphenation-no-last-word="false" loext:hyphenation-word-char-count="5" loext:hyphenation-zone="no-limit"/>
    </style:style>
    <style:style style:name="P187" style:family="paragraph" style:parent-style-name="Standard" style:list-style-name="L5">
      <style:paragraph-properties fo:margin-top="0.212cm" fo:margin-bottom="0cm" style:contextual-spacing="false" fo:line-height="100%" fo:text-align="justify" style:justify-single-word="false" fo:orphans="0" fo:widows="0" fo:hyphenation-ladder-count="no-limit"/>
      <style:text-properties officeooo:rsid="001a2d8c" officeooo:paragraph-rsid="001c40f3" fo:hyphenate="false" fo:hyphenation-remain-char-count="2" fo:hyphenation-push-char-count="2" loext:hyphenation-no-caps="false" loext:hyphenation-no-last-word="false" loext:hyphenation-word-char-count="5" loext:hyphenation-zone="no-limit"/>
    </style:style>
    <style:style style:name="P188" style:family="paragraph" style:parent-style-name="Standard" style:list-style-name="L6">
      <style:paragraph-properties fo:margin-top="0.212cm" fo:margin-bottom="0cm" style:contextual-spacing="false" fo:line-height="100%" fo:text-align="justify" style:justify-single-word="false" fo:orphans="0" fo:widows="0" fo:hyphenation-ladder-count="no-limit"/>
      <style:text-properties officeooo:rsid="001a2d8c" officeooo:paragraph-rsid="001c40f3" fo:hyphenate="false" fo:hyphenation-remain-char-count="2" fo:hyphenation-push-char-count="2" loext:hyphenation-no-caps="false" loext:hyphenation-no-last-word="false" loext:hyphenation-word-char-count="5" loext:hyphenation-zone="no-limit"/>
    </style:style>
    <style:style style:name="P189" style:family="paragraph" style:parent-style-name="Standard" style:list-style-name="L7">
      <style:paragraph-properties fo:margin-top="0.212cm" fo:margin-bottom="0cm" style:contextual-spacing="false" fo:line-height="100%" fo:text-align="start" style:justify-single-word="false" fo:orphans="0" fo:widows="0" fo:hyphenation-ladder-count="no-limit"/>
      <style:text-properties fo:font-weight="bold" officeooo:paragraph-rsid="00154483" style:font-weight-asian="bold" style:font-weight-complex="bold" fo:hyphenate="false" fo:hyphenation-remain-char-count="2" fo:hyphenation-push-char-count="2" loext:hyphenation-no-caps="false" loext:hyphenation-no-last-word="false" loext:hyphenation-word-char-count="5" loext:hyphenation-zone="no-limit"/>
    </style:style>
    <style:style style:name="P190" style:family="paragraph" style:parent-style-name="Standard" style:list-style-name="L7">
      <style:paragraph-properties fo:margin-top="0.212cm" fo:margin-bottom="0cm" style:contextual-spacing="false" fo:line-height="100%" fo:text-align="start" style:justify-single-word="false" fo:orphans="0" fo:widows="0" fo:hyphenation-ladder-count="no-limit"/>
      <style:text-properties fo:font-weight="bold" officeooo:paragraph-rsid="002e765c" style:font-weight-asian="bold" style:font-weight-complex="bold" fo:hyphenate="false" fo:hyphenation-remain-char-count="2" fo:hyphenation-push-char-count="2" loext:hyphenation-no-caps="false" loext:hyphenation-no-last-word="false" loext:hyphenation-word-char-count="5" loext:hyphenation-zone="no-limit"/>
    </style:style>
    <style:style style:name="P191" style:family="paragraph" style:parent-style-name="Standard" style:list-style-name="L31">
      <style:paragraph-properties fo:margin-top="0.212cm" fo:margin-bottom="0cm" style:contextual-spacing="false" fo:line-height="100%" fo:text-align="justify" style:justify-single-word="false" fo:orphans="0" fo:widows="0" fo:hyphenation-ladder-count="no-limit"/>
      <style:text-properties fo:font-weight="bold" officeooo:paragraph-rsid="00297707" style:font-weight-asian="bold" style:font-weight-complex="bold" fo:hyphenate="false" fo:hyphenation-remain-char-count="2" fo:hyphenation-push-char-count="2" loext:hyphenation-no-caps="false" loext:hyphenation-no-last-word="false" loext:hyphenation-word-char-count="5" loext:hyphenation-zone="no-limit"/>
    </style:style>
    <style:style style:name="P192" style:family="paragraph" style:parent-style-name="Standard" style:list-style-name="L1">
      <style:paragraph-properties fo:margin-top="0.212cm" fo:margin-bottom="0cm" style:contextual-spacing="false" fo:line-height="100%" fo:text-align="justify" style:justify-single-word="false" fo:orphans="0" fo:widows="0" fo:hyphenation-ladder-count="no-limit"/>
      <style:text-properties fo:font-weight="bold" officeooo:rsid="001a2d8c" officeooo:paragraph-rsid="001c40f3" style:font-weight-asian="bold" style:font-weight-complex="bold" fo:hyphenate="false" fo:hyphenation-remain-char-count="2" fo:hyphenation-push-char-count="2" loext:hyphenation-no-caps="false" loext:hyphenation-no-last-word="false" loext:hyphenation-word-char-count="5" loext:hyphenation-zone="no-limit"/>
    </style:style>
    <style:style style:name="P193" style:family="paragraph" style:parent-style-name="Standard" style:list-style-name="L23">
      <style:paragraph-properties fo:margin-top="0.212cm" fo:margin-bottom="0cm" style:contextual-spacing="false" fo:line-height="100%" fo:text-align="justify" style:justify-single-word="false" fo:orphans="0" fo:widows="0" fo:hyphenation-ladder-count="no-limit"/>
      <style:text-properties fo:font-weight="bold" officeooo:rsid="0021cdd6" officeooo:paragraph-rsid="0021cdd6" style:font-weight-asian="bold" style:font-weight-complex="bold" fo:hyphenate="false" fo:hyphenation-remain-char-count="2" fo:hyphenation-push-char-count="2" loext:hyphenation-no-caps="false" loext:hyphenation-no-last-word="false" loext:hyphenation-word-char-count="5" loext:hyphenation-zone="no-limit"/>
    </style:style>
    <style:style style:name="P194" style:family="paragraph" style:parent-style-name="Standard" style:list-style-name="L31">
      <style:paragraph-properties fo:margin-top="0.212cm" fo:margin-bottom="0cm" style:contextual-spacing="false" fo:line-height="100%" fo:text-align="justify" style:justify-single-word="false" fo:orphans="0" fo:widows="0" fo:hyphenation-ladder-count="no-limit"/>
      <style:text-properties fo:font-weight="bold" officeooo:rsid="00297707" officeooo:paragraph-rsid="00297707" style:font-weight-asian="bold" style:font-weight-complex="bold" fo:hyphenate="false" fo:hyphenation-remain-char-count="2" fo:hyphenation-push-char-count="2" loext:hyphenation-no-caps="false" loext:hyphenation-no-last-word="false" loext:hyphenation-word-char-count="5" loext:hyphenation-zone="no-limit"/>
    </style:style>
    <style:style style:name="P195" style:family="paragraph" style:parent-style-name="Standard" style:list-style-name="L37">
      <style:paragraph-properties fo:margin-top="0.212cm" fo:margin-bottom="0cm" style:contextual-spacing="false" fo:line-height="100%" fo:text-align="justify" style:justify-single-word="false" fo:orphans="0" fo:widows="0" fo:hyphenation-ladder-count="no-limit"/>
      <style:text-properties fo:font-weight="bold" officeooo:rsid="002f24d8" officeooo:paragraph-rsid="002f24d8" style:font-weight-asian="bold" style:font-weight-complex="bold" fo:hyphenate="false" fo:hyphenation-remain-char-count="2" fo:hyphenation-push-char-count="2" loext:hyphenation-no-caps="false" loext:hyphenation-no-last-word="false" loext:hyphenation-word-char-count="5" loext:hyphenation-zone="no-limit"/>
    </style:style>
    <style:style style:name="P196" style:family="paragraph" style:parent-style-name="Standard">
      <style:paragraph-properties fo:margin-top="0.212cm" fo:margin-bottom="0cm" style:contextual-spacing="false" fo:line-height="100%" fo:text-align="justify" style:justify-single-word="false" fo:orphans="0" fo:widows="0" fo:hyphenation-ladder-count="no-limit"/>
      <style:text-properties officeooo:rsid="001a5251" officeooo:paragraph-rsid="001a5251" fo:hyphenate="false" fo:hyphenation-remain-char-count="2" fo:hyphenation-push-char-count="2" loext:hyphenation-no-caps="false" loext:hyphenation-no-last-word="false" loext:hyphenation-word-char-count="5" loext:hyphenation-zone="no-limit"/>
    </style:style>
    <style:style style:name="P197" style:family="paragraph" style:parent-style-name="Standard">
      <style:paragraph-properties fo:margin-top="0.212cm" fo:margin-bottom="0cm" style:contextual-spacing="false" fo:line-height="100%" fo:text-align="start" style:justify-single-word="false" fo:orphans="0" fo:widows="0" fo:hyphenation-ladder-count="no-limit"/>
      <style:text-properties officeooo:rsid="0021cdd6" officeooo:paragraph-rsid="0021cdd6" fo:hyphenate="false" fo:hyphenation-remain-char-count="2" fo:hyphenation-push-char-count="2" loext:hyphenation-no-caps="false" loext:hyphenation-no-last-word="false" loext:hyphenation-word-char-count="5" loext:hyphenation-zone="no-limit"/>
    </style:style>
    <style:style style:name="P198" style:family="paragraph" style:parent-style-name="Standard">
      <style:paragraph-properties fo:margin-top="0.212cm" fo:margin-bottom="0cm" style:contextual-spacing="false" fo:line-height="100%" fo:text-align="justify" style:justify-single-word="false" fo:orphans="0" fo:widows="0" fo:hyphenation-ladder-count="no-limit"/>
      <style:text-properties officeooo:rsid="0021cdd6" officeooo:paragraph-rsid="0021cdd6" fo:hyphenate="false" fo:hyphenation-remain-char-count="2" fo:hyphenation-push-char-count="2" loext:hyphenation-no-caps="false" loext:hyphenation-no-last-word="false" loext:hyphenation-word-char-count="5" loext:hyphenation-zone="no-limit"/>
    </style:style>
    <style:style style:name="P199" style:family="paragraph" style:parent-style-name="Standard" style:list-style-name="L24">
      <style:paragraph-properties fo:margin-top="0.212cm" fo:margin-bottom="0cm" style:contextual-spacing="false" fo:line-height="100%" fo:text-align="justify" style:justify-single-word="false" fo:orphans="0" fo:widows="0" fo:hyphenation-ladder-count="no-limit"/>
      <style:text-properties officeooo:rsid="0021cdd6" officeooo:paragraph-rsid="0021cdd6" fo:hyphenate="false" fo:hyphenation-remain-char-count="2" fo:hyphenation-push-char-count="2" loext:hyphenation-no-caps="false" loext:hyphenation-no-last-word="false" loext:hyphenation-word-char-count="5" loext:hyphenation-zone="no-limit"/>
    </style:style>
    <style:style style:name="P200" style:family="paragraph" style:parent-style-name="Standard" style:list-style-name="L25">
      <style:paragraph-properties fo:margin-top="0.212cm" fo:margin-bottom="0cm" style:contextual-spacing="false" fo:line-height="100%" fo:text-align="justify" style:justify-single-word="false" fo:orphans="0" fo:widows="0" fo:hyphenation-ladder-count="no-limit"/>
      <style:text-properties officeooo:rsid="0021cdd6" officeooo:paragraph-rsid="0021cdd6" fo:hyphenate="false" fo:hyphenation-remain-char-count="2" fo:hyphenation-push-char-count="2" loext:hyphenation-no-caps="false" loext:hyphenation-no-last-word="false" loext:hyphenation-word-char-count="5" loext:hyphenation-zone="no-limit"/>
    </style:style>
    <style:style style:name="P201" style:family="paragraph" style:parent-style-name="Standard" style:list-style-name="L26">
      <style:paragraph-properties fo:margin-top="0.212cm" fo:margin-bottom="0cm" style:contextual-spacing="false" fo:line-height="100%" fo:text-align="justify" style:justify-single-word="false" fo:orphans="0" fo:widows="0" fo:hyphenation-ladder-count="no-limit"/>
      <style:text-properties officeooo:rsid="0021cdd6" officeooo:paragraph-rsid="0021cdd6" fo:hyphenate="false" fo:hyphenation-remain-char-count="2" fo:hyphenation-push-char-count="2" loext:hyphenation-no-caps="false" loext:hyphenation-no-last-word="false" loext:hyphenation-word-char-count="5" loext:hyphenation-zone="no-limit"/>
    </style:style>
    <style:style style:name="P202" style:family="paragraph" style:parent-style-name="Standard" style:list-style-name="L27">
      <style:paragraph-properties fo:margin-top="0.212cm" fo:margin-bottom="0cm" style:contextual-spacing="false" fo:line-height="100%" fo:text-align="justify" style:justify-single-word="false" fo:orphans="0" fo:widows="0" fo:hyphenation-ladder-count="no-limit"/>
      <style:text-properties officeooo:rsid="0021cdd6" officeooo:paragraph-rsid="0021cdd6" fo:hyphenate="false" fo:hyphenation-remain-char-count="2" fo:hyphenation-push-char-count="2" loext:hyphenation-no-caps="false" loext:hyphenation-no-last-word="false" loext:hyphenation-word-char-count="5" loext:hyphenation-zone="no-limit"/>
    </style:style>
    <style:style style:name="P203" style:family="paragraph" style:parent-style-name="Standard" style:list-style-name="L28">
      <style:paragraph-properties fo:margin-top="0.212cm" fo:margin-bottom="0cm" style:contextual-spacing="false" fo:line-height="100%" fo:text-align="justify" style:justify-single-word="false" fo:orphans="0" fo:widows="0" fo:hyphenation-ladder-count="no-limit"/>
      <style:text-properties officeooo:rsid="0021cdd6" officeooo:paragraph-rsid="0021cdd6" fo:hyphenate="false" fo:hyphenation-remain-char-count="2" fo:hyphenation-push-char-count="2" loext:hyphenation-no-caps="false" loext:hyphenation-no-last-word="false" loext:hyphenation-word-char-count="5" loext:hyphenation-zone="no-limit"/>
    </style:style>
    <style:style style:name="P204" style:family="paragraph" style:parent-style-name="Standard">
      <style:paragraph-properties fo:margin-top="0.212cm" fo:margin-bottom="0cm" style:contextual-spacing="false" fo:line-height="100%" fo:text-align="justify" style:justify-single-word="false" fo:orphans="0" fo:widows="0" fo:hyphenation-ladder-count="no-limit"/>
      <style:text-properties officeooo:rsid="0021cdd6" officeooo:paragraph-rsid="00232ed4" fo:hyphenate="false" fo:hyphenation-remain-char-count="2" fo:hyphenation-push-char-count="2" loext:hyphenation-no-caps="false" loext:hyphenation-no-last-word="false" loext:hyphenation-word-char-count="5" loext:hyphenation-zone="no-limit"/>
    </style:style>
    <style:style style:name="P205" style:family="paragraph" style:parent-style-name="Standard" style:list-style-name="L29">
      <style:paragraph-properties fo:margin-top="0.212cm" fo:margin-bottom="0cm" style:contextual-spacing="false" fo:line-height="100%" fo:text-align="justify" style:justify-single-word="false" fo:orphans="0" fo:widows="0" fo:hyphenation-ladder-count="no-limit"/>
      <style:text-properties officeooo:rsid="0021cdd6" officeooo:paragraph-rsid="0024fa7d" fo:hyphenate="false" fo:hyphenation-remain-char-count="2" fo:hyphenation-push-char-count="2" loext:hyphenation-no-caps="false" loext:hyphenation-no-last-word="false" loext:hyphenation-word-char-count="5" loext:hyphenation-zone="no-limit"/>
    </style:style>
    <style:style style:name="P206" style:family="paragraph" style:parent-style-name="Standard" style:list-style-name="L30">
      <style:paragraph-properties fo:margin-top="0.212cm" fo:margin-bottom="0cm" style:contextual-spacing="false" fo:line-height="100%" fo:text-align="justify" style:justify-single-word="false" fo:orphans="0" fo:widows="0" fo:hyphenation-ladder-count="no-limit"/>
      <style:text-properties fo:font-weight="normal" officeooo:rsid="0021cdd6" officeooo:paragraph-rsid="0021cdd6" style:font-weight-asian="normal" style:font-weight-complex="normal" fo:hyphenate="false" fo:hyphenation-remain-char-count="2" fo:hyphenation-push-char-count="2" loext:hyphenation-no-caps="false" loext:hyphenation-no-last-word="false" loext:hyphenation-word-char-count="5" loext:hyphenation-zone="no-limit"/>
    </style:style>
    <style:style style:name="P207" style:family="paragraph" style:parent-style-name="Standard" style:list-style-name="L30">
      <style:paragraph-properties fo:margin-top="0.212cm" fo:margin-bottom="0cm" style:contextual-spacing="false" fo:line-height="100%" fo:text-align="justify" style:justify-single-word="false" fo:orphans="0" fo:widows="0" fo:hyphenation-ladder-count="no-limit"/>
      <style:text-properties fo:font-weight="normal" officeooo:paragraph-rsid="0021cdd6" style:font-weight-asian="normal" style:font-weight-complex="normal" fo:hyphenate="false" fo:hyphenation-remain-char-count="2" fo:hyphenation-push-char-count="2" loext:hyphenation-no-caps="false" loext:hyphenation-no-last-word="false" loext:hyphenation-word-char-count="5" loext:hyphenation-zone="no-limit"/>
    </style:style>
    <style:style style:name="P208" style:family="paragraph" style:parent-style-name="Standard">
      <style:text-properties officeooo:paragraph-rsid="000db8c7"/>
    </style:style>
    <style:style style:name="P209" style:family="paragraph" style:parent-style-name="Standard">
      <style:text-properties officeooo:paragraph-rsid="0027307d"/>
    </style:style>
    <style:style style:name="P210" style:family="paragraph" style:parent-style-name="Standard">
      <style:paragraph-properties fo:margin-top="0.212cm" fo:margin-bottom="0cm" style:contextual-spacing="false" fo:line-height="100%" fo:text-align="start" style:justify-single-word="false" fo:orphans="0" fo:widows="0" fo:hyphenation-ladder-count="no-limit">
        <style:tab-stops>
          <style:tab-stop style:position="0.06cm"/>
          <style:tab-stop style:position="16.002cm" style:type="right" style:leader-style="dotted" style:leader-text="."/>
        </style:tab-stops>
      </style:paragraph-properties>
      <style:text-properties officeooo:rsid="0027307d" officeooo:paragraph-rsid="0027307d" fo:hyphenate="false" fo:hyphenation-remain-char-count="2" fo:hyphenation-push-char-count="2" loext:hyphenation-no-caps="false" loext:hyphenation-no-last-word="false" loext:hyphenation-word-char-count="5" loext:hyphenation-zone="no-limit"/>
    </style:style>
    <style:style style:name="P211" style:family="paragraph" style:parent-style-name="Standard">
      <style:paragraph-properties fo:margin-top="0cm" fo:margin-bottom="0.212cm" style:contextual-spacing="false" fo:line-height="100%" fo:text-align="start" style:justify-single-word="false" fo:orphans="0" fo:widows="0" fo:hyphenation-ladder-count="no-limit"/>
      <style:text-properties fo:color="#404040" loext:opacity="100%" fo:font-size="12pt" fo:language="fr" fo:country="FR" fo:font-weight="normal" officeooo:paragraph-rsid="0027307d" style:letter-kerning="false" style:font-name-asian="Calibri1" style:font-size-asian="12pt" style:language-asian="fr" style:country-asian="FR" style:font-weight-asian="normal" style:font-name-complex="Calibri1" style:font-size-complex="12pt" style:language-complex="ar" style:country-complex="SA" style:font-weight-complex="normal" fo:hyphenate="false" fo:hyphenation-remain-char-count="2" fo:hyphenation-push-char-count="2" loext:hyphenation-no-caps="false" loext:hyphenation-no-last-word="false" loext:hyphenation-word-char-count="5" loext:hyphenation-zone="no-limit">
        <loext:char-complex-color loext:theme-type="dark1" loext:color-type="theme">
          <loext:transformation loext:type="tint" loext:value="2509"/>
        </loext:char-complex-color>
      </style:text-properties>
    </style:style>
    <style:style style:name="P212" style:family="paragraph" style:parent-style-name="Standard">
      <style:paragraph-properties fo:margin-top="0.212cm" fo:margin-bottom="0cm" style:contextual-spacing="false" fo:line-height="100%" fo:text-align="justify" style:justify-single-word="false" fo:orphans="0" fo:widows="0" fo:hyphenation-ladder-count="no-limit"/>
      <style:text-properties officeooo:rsid="00297707" officeooo:paragraph-rsid="00297707" fo:hyphenate="false" fo:hyphenation-remain-char-count="2" fo:hyphenation-push-char-count="2" loext:hyphenation-no-caps="false" loext:hyphenation-no-last-word="false" loext:hyphenation-word-char-count="5" loext:hyphenation-zone="no-limit"/>
    </style:style>
    <style:style style:name="P213" style:family="paragraph" style:parent-style-name="Standard" style:list-style-name="L35">
      <style:paragraph-properties fo:margin-top="0.212cm" fo:margin-bottom="0cm" style:contextual-spacing="false" fo:line-height="100%" fo:text-align="justify" style:justify-single-word="false" fo:orphans="0" fo:widows="0" fo:hyphenation-ladder-count="no-limit"/>
      <style:text-properties officeooo:rsid="00297707" officeooo:paragraph-rsid="00297707" fo:hyphenate="false" fo:hyphenation-remain-char-count="2" fo:hyphenation-push-char-count="2" loext:hyphenation-no-caps="false" loext:hyphenation-no-last-word="false" loext:hyphenation-word-char-count="5" loext:hyphenation-zone="no-limit"/>
    </style:style>
    <style:style style:name="P214" style:family="paragraph" style:parent-style-name="Standard">
      <style:paragraph-properties fo:margin-top="0.212cm" fo:margin-bottom="0cm" style:contextual-spacing="false" fo:line-height="100%" fo:text-align="justify" style:justify-single-word="false" fo:orphans="0" fo:widows="0" fo:hyphenation-ladder-count="no-limit"/>
      <style:text-properties officeooo:rsid="00297707" officeooo:paragraph-rsid="002e765c" fo:hyphenate="false" fo:hyphenation-remain-char-count="2" fo:hyphenation-push-char-count="2" loext:hyphenation-no-caps="false" loext:hyphenation-no-last-word="false" loext:hyphenation-word-char-count="5" loext:hyphenation-zone="no-limit"/>
    </style:style>
    <style:style style:name="P215" style:family="paragraph" style:parent-style-name="Standard">
      <style:paragraph-properties fo:margin-top="0cm" fo:margin-bottom="0cm" style:contextual-spacing="false" fo:line-height="100%" fo:text-align="start" style:justify-single-word="false" fo:orphans="0" fo:widows="0" fo:hyphenation-ladder-count="no-limit"/>
      <style:text-properties officeooo:rsid="002ba566" officeooo:paragraph-rsid="002ba566" fo:hyphenate="false" fo:hyphenation-remain-char-count="2" fo:hyphenation-push-char-count="2" loext:hyphenation-no-caps="false" loext:hyphenation-no-last-word="false" loext:hyphenation-word-char-count="5" loext:hyphenation-zone="no-limit"/>
    </style:style>
    <style:style style:name="P216" style:family="paragraph" style:parent-style-name="Standard">
      <style:paragraph-properties fo:margin-top="0cm" fo:margin-bottom="0cm" style:contextual-spacing="false" fo:line-height="100%" fo:text-align="start" style:justify-single-word="false" fo:orphans="0" fo:widows="0" fo:hyphenation-ladder-count="no-limit"/>
      <style:text-properties officeooo:rsid="002e817a" officeooo:paragraph-rsid="002e817a" fo:hyphenate="false" fo:hyphenation-remain-char-count="2" fo:hyphenation-push-char-count="2" loext:hyphenation-no-caps="false" loext:hyphenation-no-last-word="false" loext:hyphenation-word-char-count="5" loext:hyphenation-zone="no-limit"/>
    </style:style>
    <style:style style:name="P217" style:family="paragraph" style:parent-style-name="Standard">
      <style:paragraph-properties fo:margin-top="0.212cm" fo:margin-bottom="0cm" style:contextual-spacing="false" fo:line-height="100%" fo:text-align="justify" style:justify-single-word="false" fo:orphans="0" fo:widows="0" fo:hyphenation-ladder-count="no-limit"/>
      <style:text-properties officeooo:rsid="002f24d8" officeooo:paragraph-rsid="002f24d8" fo:hyphenate="false" fo:hyphenation-remain-char-count="2" fo:hyphenation-push-char-count="2" loext:hyphenation-no-caps="false" loext:hyphenation-no-last-word="false" loext:hyphenation-word-char-count="5" loext:hyphenation-zone="no-limit"/>
    </style:style>
    <style:style style:name="P218" style:family="paragraph" style:parent-style-name="Standard" style:list-style-name="L39">
      <style:paragraph-properties fo:margin-top="0.212cm" fo:margin-bottom="0cm" style:contextual-spacing="false" fo:line-height="100%" fo:text-align="justify" style:justify-single-word="false" fo:orphans="0" fo:widows="0" fo:hyphenation-ladder-count="no-limit"/>
      <style:text-properties officeooo:rsid="002f24d8" officeooo:paragraph-rsid="002f24d8" fo:hyphenate="false" fo:hyphenation-remain-char-count="2" fo:hyphenation-push-char-count="2" loext:hyphenation-no-caps="false" loext:hyphenation-no-last-word="false" loext:hyphenation-word-char-count="5" loext:hyphenation-zone="no-limit"/>
    </style:style>
    <style:style style:name="P219" style:family="paragraph" style:parent-style-name="Standard" style:list-style-name="L40">
      <style:paragraph-properties fo:margin-top="0.212cm" fo:margin-bottom="0cm" style:contextual-spacing="false" fo:line-height="100%" fo:text-align="justify" style:justify-single-word="false" fo:orphans="0" fo:widows="0" fo:hyphenation-ladder-count="no-limit"/>
      <style:text-properties officeooo:rsid="002f24d8" officeooo:paragraph-rsid="002f24d8" fo:hyphenate="false" fo:hyphenation-remain-char-count="2" fo:hyphenation-push-char-count="2" loext:hyphenation-no-caps="false" loext:hyphenation-no-last-word="false" loext:hyphenation-word-char-count="5" loext:hyphenation-zone="no-limit"/>
    </style:style>
    <style:style style:name="P220" style:family="paragraph" style:parent-style-name="Standard" style:list-style-name="L41">
      <style:paragraph-properties fo:margin-top="0.212cm" fo:margin-bottom="0cm" style:contextual-spacing="false" fo:line-height="100%" fo:text-align="justify" style:justify-single-word="false" fo:orphans="0" fo:widows="0" fo:hyphenation-ladder-count="no-limit"/>
      <style:text-properties officeooo:rsid="002f24d8" officeooo:paragraph-rsid="002f24d8" fo:hyphenate="false" fo:hyphenation-remain-char-count="2" fo:hyphenation-push-char-count="2" loext:hyphenation-no-caps="false" loext:hyphenation-no-last-word="false" loext:hyphenation-word-char-count="5" loext:hyphenation-zone="no-limit"/>
    </style:style>
    <style:style style:name="P221" style:family="paragraph" style:parent-style-name="Standard" style:list-style-name="L42">
      <style:paragraph-properties fo:margin-top="0.212cm" fo:margin-bottom="0cm" style:contextual-spacing="false" fo:line-height="100%" fo:text-align="justify" style:justify-single-word="false" fo:orphans="0" fo:widows="0" fo:hyphenation-ladder-count="no-limit"/>
      <style:text-properties officeooo:rsid="002f24d8" officeooo:paragraph-rsid="002f24d8" fo:hyphenate="false" fo:hyphenation-remain-char-count="2" fo:hyphenation-push-char-count="2" loext:hyphenation-no-caps="false" loext:hyphenation-no-last-word="false" loext:hyphenation-word-char-count="5" loext:hyphenation-zone="no-limit"/>
    </style:style>
    <style:style style:name="P222" style:family="paragraph" style:parent-style-name="Standard" style:list-style-name="L43">
      <style:paragraph-properties fo:margin-top="0.212cm" fo:margin-bottom="0cm" style:contextual-spacing="false" fo:line-height="100%" fo:text-align="justify" style:justify-single-word="false" fo:orphans="0" fo:widows="0" fo:hyphenation-ladder-count="no-limit"/>
      <style:text-properties officeooo:rsid="002f24d8" officeooo:paragraph-rsid="002f24d8" fo:hyphenate="false" fo:hyphenation-remain-char-count="2" fo:hyphenation-push-char-count="2" loext:hyphenation-no-caps="false" loext:hyphenation-no-last-word="false" loext:hyphenation-word-char-count="5" loext:hyphenation-zone="no-limit"/>
    </style:style>
    <style:style style:name="P223" style:family="paragraph" style:parent-style-name="Standard">
      <style:paragraph-properties fo:margin-top="0.212cm" fo:margin-bottom="0cm" style:contextual-spacing="false" fo:line-height="100%" fo:text-align="start" style:justify-single-word="false" fo:orphans="0" fo:widows="0" fo:hyphenation-ladder-count="no-limit"/>
      <style:text-properties officeooo:rsid="002f24d8" officeooo:paragraph-rsid="002f24d8" fo:hyphenate="false" fo:hyphenation-remain-char-count="2" fo:hyphenation-push-char-count="2" loext:hyphenation-no-caps="false" loext:hyphenation-no-last-word="false" loext:hyphenation-word-char-count="5" loext:hyphenation-zone="no-limit"/>
    </style:style>
    <style:style style:name="P224" style:family="paragraph" style:parent-style-name="Standard">
      <style:paragraph-properties fo:margin-top="0.212cm" fo:margin-bottom="0cm" style:contextual-spacing="false" fo:line-height="100%" fo:text-align="start" style:justify-single-word="false" fo:orphans="0" fo:widows="0" fo:hyphenation-ladder-count="no-limit"/>
      <style:text-properties officeooo:rsid="0031048b" officeooo:paragraph-rsid="0031048b" fo:hyphenate="false" fo:hyphenation-remain-char-count="2" fo:hyphenation-push-char-count="2" loext:hyphenation-no-caps="false" loext:hyphenation-no-last-word="false" loext:hyphenation-word-char-count="5" loext:hyphenation-zone="no-limit"/>
    </style:style>
    <style:style style:name="P225" style:family="paragraph">
      <style:paragraph-properties fo:margin-top="0cm" fo:margin-bottom="0.353cm"/>
    </style:style>
    <style:style style:name="P226" style:family="paragraph">
      <loext:graphic-properties draw:fill="none"/>
      <style:paragraph-properties fo:margin-top="0cm" fo:margin-bottom="0.353cm" fo:text-align="start"/>
      <style:text-properties fo:color="#000000" loext:opacity="100%" fo:font-size="18pt"/>
    </style:style>
    <style:style style:name="P227" style:family="paragraph">
      <loext:graphic-properties draw:fill="none"/>
      <style:paragraph-properties fo:text-align="start"/>
      <style:text-properties fo:color="#000000" loext:opacity="100%" fo:font-size="18pt"/>
    </style:style>
    <style:style style:name="P228" style:family="paragraph">
      <style:paragraph-properties fo:margin-top="0cm" fo:margin-bottom="0.353cm" fo:text-align="start"/>
      <style:text-properties fo:color="#000000" loext:opacity="100%" fo:font-size="18pt"/>
    </style:style>
    <style:style style:name="P229" style:family="paragraph">
      <loext:graphic-properties draw:fill="none"/>
      <style:paragraph-properties fo:text-align="start" style:writing-mode="lr-tb"/>
      <style:text-properties fo:color="#000000" loext:opacity="100%" fo:font-size="18pt"/>
    </style:style>
    <style:style style:name="T1" style:family="text">
      <style:text-properties fo:font-variant="small-caps" style:font-name="Arial" fo:font-size="18pt" style:font-size-asian="18pt" style:font-name-complex="Arial1" style:font-size-complex="18pt"/>
    </style:style>
    <style:style style:name="T2" style:family="text">
      <style:text-properties fo:font-variant="small-caps" style:font-name="Arial" fo:font-size="10pt" style:font-size-asian="10pt" style:font-name-complex="Arial1" style:font-size-complex="10pt"/>
    </style:style>
    <style:style style:name="T3" style:family="text">
      <style:text-properties fo:font-variant="small-caps" style:font-name="Arial" fo:font-size="1pt" style:font-size-asian="1pt" style:font-name-complex="Arial1" style:font-size-complex="1pt"/>
    </style:style>
    <style:style style:name="T4" style:family="text">
      <style:text-properties fo:font-variant="small-caps" style:font-name="Arial" fo:font-size="16pt" style:font-size-asian="16pt" style:font-name-complex="Arial1" style:font-size-complex="16pt"/>
    </style:style>
    <style:style style:name="T5" style:family="text">
      <style:text-properties fo:font-variant="small-caps" fo:font-size="24pt" style:font-size-asian="24pt" style:font-name-complex="Calibri1" style:font-size-complex="24pt"/>
    </style:style>
    <style:style style:name="T6" style:family="text">
      <style:text-properties fo:font-variant="small-caps" fo:color="#595959" loext:opacity="100%" fo:font-size="36pt" fo:language="fr" fo:country="FR" fo:font-weight="bold" style:letter-kerning="false" style:font-name-asian="Calibri1" style:font-size-asian="36pt" style:language-asian="en" style:country-asian="US" style:font-weight-asian="bold" style:font-name-complex="Calibri1" style:font-size-complex="36pt" style:language-complex="ar" style:country-complex="SA">
        <loext:char-complex-color loext:theme-type="dark1" loext:color-type="theme">
          <loext:transformation loext:type="tint" loext:value="3490"/>
        </loext:char-complex-color>
      </style:text-properties>
    </style:style>
    <style:style style:name="T7" style:family="text">
      <style:text-properties fo:font-variant="small-caps" fo:color="#595959" loext:opacity="100%" fo:font-size="24pt" fo:language="fr" fo:country="FR" style:letter-kerning="false" style:font-name-asian="Calibri1" style:font-size-asian="24pt" style:language-asian="en" style:country-asian="US" style:font-name-complex="Calibri1" style:font-size-complex="24pt" style:language-complex="ar" style:country-complex="SA">
        <loext:char-complex-color loext:theme-type="dark1" loext:color-type="theme">
          <loext:transformation loext:type="tint" loext:value="3490"/>
        </loext:char-complex-color>
      </style:text-properties>
    </style:style>
    <style:style style:name="T8" style:family="text">
      <style:text-properties fo:font-variant="small-caps" fo:color="#595959" loext:opacity="100%" fo:font-size="24pt" fo:language="fr" fo:country="FR" fo:font-weight="bold" style:letter-kerning="false" style:font-name-asian="Calibri1" style:font-size-asian="24pt" style:language-asian="en" style:country-asian="US" style:font-weight-asian="bold" style:font-name-complex="Calibri1" style:font-size-complex="24pt" style:language-complex="ar" style:country-complex="SA">
        <loext:char-complex-color loext:theme-type="dark1" loext:color-type="theme">
          <loext:transformation loext:type="tint" loext:value="3490"/>
        </loext:char-complex-color>
      </style:text-properties>
    </style:style>
    <style:style style:name="T9" style:family="text">
      <style:text-properties fo:font-variant="small-caps" fo:color="#595959" loext:opacity="100%" style:text-position="14% 100%" fo:font-size="22pt" fo:language="fr" fo:country="FR" style:letter-kerning="false" style:font-name-asian="Calibri1" style:font-size-asian="22pt" style:language-asian="en" style:country-asian="US" style:font-name-complex="Calibri1" style:font-size-complex="22pt" style:language-complex="ar" style:country-complex="SA">
        <loext:char-complex-color loext:theme-type="dark1" loext:color-type="theme">
          <loext:transformation loext:type="tint" loext:value="3490"/>
        </loext:char-complex-color>
      </style:text-properties>
    </style:style>
    <style:style style:name="T10" style:family="text">
      <style:text-properties fo:font-variant="small-caps" fo:color="#595959" loext:opacity="100%" style:text-position="21% 100%" fo:font-size="14pt" fo:language="fr" fo:country="FR" style:letter-kerning="false" style:font-name-asian="Calibri1" style:font-size-asian="14pt" style:language-asian="en" style:country-asian="US" style:font-name-complex="Calibri1" style:font-size-complex="14pt" style:language-complex="ar" style:country-complex="SA">
        <loext:char-complex-color loext:theme-type="dark1" loext:color-type="theme">
          <loext:transformation loext:type="tint" loext:value="3490"/>
        </loext:char-complex-color>
      </style:text-properties>
    </style:style>
    <style:style style:name="T11" style:family="text">
      <style:text-properties fo:font-variant="small-caps" fo:color="#ffffff" loext:opacity="100%" style:font-name="Arial" fo:font-size="18pt" fo:language="fr" fo:country="FR" style:letter-kerning="false" style:font-name-asian="Calibri1" style:font-size-asian="18pt" style:language-asian="en" style:country-asian="US" style:font-name-complex="Arial1" style:font-size-complex="18pt" style:language-complex="ar" style:country-complex="SA">
        <loext:char-complex-color loext:theme-type="light1" loext:color-type="theme"/>
      </style:text-properties>
    </style:style>
    <style:style style:name="T12" style:family="text">
      <style:text-properties fo:font-variant="small-caps" fo:color="#ffffff" loext:opacity="100%" style:font-name="Arial" fo:font-size="16pt" fo:language="fr" fo:country="FR" style:letter-kerning="false" style:font-name-asian="Calibri1" style:font-size-asian="16pt" style:language-asian="en" style:country-asian="US" style:font-name-complex="Arial1" style:font-size-complex="16pt" style:language-complex="ar" style:country-complex="SA">
        <loext:char-complex-color loext:theme-type="light1" loext:color-type="theme"/>
      </style:text-properties>
    </style:style>
    <style:style style:name="T13" style:family="text">
      <style:text-properties fo:font-variant="small-caps" fo:color="#ffffff" loext:opacity="100%" fo:font-size="20pt" fo:language="fr" fo:country="FR" fo:font-weight="bold" style:letter-kerning="false" style:font-name-asian="Calibri1" style:font-size-asian="20pt" style:language-asian="en" style:country-asian="US" style:font-weight-asian="bold" style:font-name-complex="Calibri1" style:font-size-complex="20pt" style:language-complex="ar" style:country-complex="SA">
        <loext:char-complex-color loext:theme-type="light1" loext:color-type="theme"/>
      </style:text-properties>
    </style:style>
    <style:style style:name="T14" style:family="text">
      <style:text-properties fo:font-variant="small-caps" fo:color="#404040" loext:opacity="100%" fo:font-size="18pt" fo:language="fr" fo:country="FR" fo:font-weight="bold" style:letter-kerning="false" style:font-name-asian="Calibri1" style:font-size-asian="18pt" style:language-asian="en" style:country-asian="US" style:font-weight-asian="bold" style:font-name-complex="Calibri1" style:font-size-complex="18pt" style:language-complex="ar" style:country-complex="SA">
        <loext:char-complex-color loext:theme-type="dark1" loext:color-type="theme">
          <loext:transformation loext:type="tint" loext:value="2509"/>
        </loext:char-complex-color>
      </style:text-properties>
    </style:style>
    <style:style style:name="T15" style:family="text">
      <style:text-properties fo:font-variant="small-caps" fo:color="#404040" loext:opacity="100%" fo:font-size="48pt" fo:font-weight="bold" style:font-size-asian="48pt" style:font-weight-asian="bold" style:font-name-complex="Calibri1" style:font-size-complex="48pt">
        <loext:char-complex-color loext:theme-type="dark1" loext:color-type="theme">
          <loext:transformation loext:type="tint" loext:value="2509"/>
        </loext:char-complex-color>
      </style:text-properties>
    </style:style>
    <style:style style:name="T16" style:family="text">
      <style:text-properties fo:font-variant="small-caps" fo:color="#404040" loext:opacity="100%" fo:font-size="18pt" fo:font-weight="bold" style:font-size-asian="18pt" style:font-weight-asian="bold" style:font-name-complex="Calibri1" style:font-size-complex="18pt"/>
    </style:style>
    <style:style style:name="T17" style:family="text">
      <style:text-properties fo:font-variant="small-caps" fo:color="#404040" loext:opacity="100%" fo:font-size="48pt" fo:font-weight="bold" style:font-size-asian="48pt" style:font-weight-asian="bold" style:font-name-complex="Calibri1" style:font-size-complex="48pt"/>
    </style:style>
    <style:style style:name="T18" style:family="text">
      <style:text-properties fo:font-variant="small-caps" fo:color="#404040" loext:opacity="100%" fo:font-size="14pt" fo:font-weight="bold" style:font-size-asian="14pt" style:font-weight-asian="bold" style:font-name-complex="Calibri1" style:font-size-complex="14pt"/>
    </style:style>
    <style:style style:name="T19" style:family="text">
      <style:text-properties fo:color="#ffffff" loext:opacity="100%" style:font-name="Wingdings 31" fo:font-size="24pt" fo:language="fr" fo:country="FR" style:letter-kerning="false" style:font-name-asian="Calibri1" style:font-size-asian="24pt" style:language-asian="en" style:country-asian="US" style:font-name-complex="Calibri1" style:font-size-complex="24pt" style:language-complex="ar" style:country-complex="SA">
        <loext:char-complex-color loext:theme-type="light1" loext:color-type="theme"/>
      </style:text-properties>
    </style:style>
    <style:style style:name="T20" style:family="text">
      <style:text-properties fo:color="#ffffff" loext:opacity="100%" style:font-name="Wingdings 31" fo:font-size="16pt" fo:language="fr" fo:country="FR" style:letter-kerning="false" style:font-name-asian="Calibri1" style:font-size-asian="16pt" style:language-asian="en" style:country-asian="US" style:font-name-complex="Calibri1" style:font-size-complex="16pt" style:language-complex="ar" style:country-complex="SA">
        <loext:char-complex-color loext:theme-type="light1" loext:color-type="theme"/>
      </style:text-properties>
    </style:style>
    <style:style style:name="T21" style:family="text">
      <style:text-properties fo:color="#ffffff" loext:opacity="100%" fo:font-size="20pt" fo:language="fr" fo:country="FR" fo:font-weight="bold" style:letter-kerning="false" style:font-name-asian="Calibri1" style:font-size-asian="20pt" style:language-asian="en" style:country-asian="US" style:font-weight-asian="bold" style:font-name-complex="Calibri1" style:font-size-complex="20pt" style:language-complex="ar" style:country-complex="SA">
        <loext:char-complex-color loext:theme-type="light1" loext:color-type="theme"/>
      </style:text-properties>
    </style:style>
    <style:style style:name="T22" style:family="text">
      <style:text-properties fo:color="#ffffff" loext:opacity="100%" fo:font-size="10pt" fo:font-weight="bold" style:font-size-asian="10pt" style:font-weight-asian="bold" style:font-name-complex="Calibri1" style:font-size-complex="10pt">
        <loext:char-complex-color loext:theme-type="light1" loext:color-type="theme"/>
      </style:text-properties>
    </style:style>
    <style:style style:name="T23" style:family="text">
      <style:text-properties fo:color="#7f7f7f" loext:opacity="100%" fo:font-size="9pt" style:font-size-asian="9pt" style:font-size-complex="9pt"/>
    </style:style>
    <style:style style:name="T24" style:family="text">
      <style:text-properties fo:color="#7f7f7f" loext:opacity="100%" fo:font-size="9pt" fo:font-style="italic" style:font-size-asian="9pt" style:font-style-asian="italic" style:font-name-complex="Calibri1" style:font-size-complex="9pt"/>
    </style:style>
    <style:style style:name="T25" style:family="text">
      <style:text-properties fo:color="#404040" loext:opacity="100%" style:font-name="Cambria" fo:font-size="14pt" fo:font-weight="bold" style:font-size-asian="14pt" style:font-weight-asian="bold" style:font-size-complex="14pt" style:font-style-complex="italic"/>
    </style:style>
    <style:style style:name="T26" style:family="text">
      <style:text-properties fo:color="#404040" loext:opacity="100%" fo:font-size="14pt" fo:font-weight="bold" style:font-size-asian="14pt" style:font-weight-asian="bold" style:font-name-complex="Calibri1" style:font-size-complex="14pt"/>
    </style:style>
    <style:style style:name="T27" style:family="text">
      <style:text-properties fo:color="#404040" loext:opacity="100%" fo:font-size="14pt" fo:font-style="italic" style:font-size-asian="14pt" style:font-style-asian="italic" style:font-name-complex="Calibri1" style:font-size-complex="14pt"/>
    </style:style>
    <style:style style:name="T28" style:family="text">
      <style:text-properties fo:color="#404040" loext:opacity="100%" fo:font-size="14pt" fo:font-style="italic" style:font-size-asian="14pt" style:language-asian="fr" style:country-asian="FR" style:font-style-asian="italic" style:font-name-complex="Calibri1" style:font-size-complex="14pt"/>
    </style:style>
    <style:style style:name="T29" style:family="text">
      <style:text-properties fo:color="#404040" loext:opacity="100%" fo:font-size="14pt" style:font-size-asian="14pt" style:language-asian="fr" style:country-asian="FR" style:font-name-complex="Calibri1" style:font-size-complex="14pt"/>
    </style:style>
    <style:style style:name="T30" style:family="text">
      <style:text-properties fo:color="#404040" loext:opacity="100%" style:language-asian="fr" style:country-asian="FR" style:font-name-complex="Calibri1"/>
    </style:style>
    <style:style style:name="T31" style:family="text">
      <style:text-properties fo:color="#404040" loext:opacity="100%" fo:font-size="6pt" style:font-size-asian="6pt" style:language-asian="fr" style:country-asian="FR" style:font-name-complex="Calibri1" style:font-size-complex="6pt"/>
    </style:style>
    <style:style style:name="T32" style:family="text">
      <style:text-properties fo:color="#404040" loext:opacity="100%" fo:font-size="6pt" style:font-size-asian="6pt" style:font-name-complex="Calibri1" style:font-size-complex="6pt"/>
    </style:style>
    <style:style style:name="T33" style:family="text">
      <style:text-properties fo:color="#404040" loext:opacity="100%" fo:font-size="16pt" fo:font-weight="bold" style:font-size-asian="16pt" style:font-weight-asian="bold" style:font-name-complex="Calibri1" style:font-size-complex="16pt"/>
    </style:style>
    <style:style style:name="T34" style:family="text">
      <style:text-properties fo:color="#404040" loext:opacity="100%" fo:font-size="16pt" style:font-size-asian="16pt" style:font-name-complex="Calibri1" style:font-size-complex="16pt"/>
    </style:style>
    <style:style style:name="T35" style:family="text">
      <style:text-properties fo:color="#404040" loext:opacity="100%" fo:font-size="16pt" fo:language="fr" fo:country="FR" fo:font-weight="bold" style:letter-kerning="false" style:font-name-asian="Calibri1" style:font-size-asian="16pt" style:language-asian="en" style:country-asian="US" style:font-weight-asian="bold" style:font-name-complex="Calibri1" style:font-size-complex="16pt" style:language-complex="ar" style:country-complex="SA"/>
    </style:style>
    <style:style style:name="T36" style:family="text">
      <style:text-properties fo:color="#404040" loext:opacity="100%" style:font-name="MS Gothic" style:font-name-asian="MS Gothic1" style:language-asian="fr" style:country-asian="FR" style:font-name-complex="Calibri1"/>
    </style:style>
    <style:style style:name="T37" style:family="text">
      <style:text-properties fo:color="#404040" loext:opacity="100%" fo:font-size="10pt" style:font-size-asian="10pt" style:font-name-complex="Calibri1" style:font-size-complex="10pt"/>
    </style:style>
    <style:style style:name="T38" style:family="text">
      <style:text-properties fo:color="#404040" loext:opacity="100%" fo:font-size="10pt" fo:font-weight="bold" style:font-size-asian="10pt" style:font-weight-asian="bold" style:font-name-complex="Calibri1" style:font-size-complex="10pt"/>
    </style:style>
    <style:style style:name="T39" style:family="text">
      <style:text-properties fo:color="#404040" loext:opacity="100%" fo:font-size="10pt" fo:language="fr" fo:country="FR" fo:font-weight="bold" officeooo:rsid="000d1b54" style:letter-kerning="false" style:font-name-asian="Calibri1" style:font-size-asian="10pt" style:language-asian="en" style:country-asian="US" style:font-weight-asian="bold" style:font-name-complex="Calibri1" style:font-size-complex="10pt" style:language-complex="ar" style:country-complex="SA"/>
    </style:style>
    <style:style style:name="T40" style:family="text">
      <style:text-properties fo:color="#404040" loext:opacity="100%" fo:font-size="18pt" fo:font-weight="bold" style:font-size-asian="18pt" style:font-weight-asian="bold" style:font-name-complex="Calibri1" style:font-size-complex="18pt"/>
    </style:style>
    <style:style style:name="T41" style:family="text">
      <style:text-properties fo:color="#404040" loext:opacity="100%" fo:font-size="8pt" fo:font-weight="bold" style:font-size-asian="8pt" style:font-weight-asian="bold" style:font-name-complex="Calibri1" style:font-size-complex="8pt"/>
    </style:style>
    <style:style style:name="T42" style:family="text">
      <style:text-properties fo:color="#404040" loext:opacity="100%" style:font-name-complex="Calibri1"/>
    </style:style>
    <style:style style:name="T43" style:family="text">
      <style:text-properties fo:color="#404040" loext:opacity="100%" style:font-name="Wingdings 31" fo:font-size="24pt" style:font-size-asian="24pt" style:font-name-complex="Calibri1" style:font-size-complex="24pt"/>
    </style:style>
    <style:style style:name="T44" style:family="text">
      <style:text-properties fo:color="#404040" loext:opacity="100%" style:font-name="Wingdings 31" fo:font-size="24pt" fo:language="fr" fo:country="FR" style:letter-kerning="false" style:font-name-asian="Calibri1" style:font-size-asian="24pt" style:language-asian="en" style:country-asian="US" style:font-name-complex="Calibri1" style:font-size-complex="24pt" style:language-complex="ar" style:country-complex="SA"/>
    </style:style>
    <style:style style:name="T45" style:family="text">
      <style:text-properties fo:color="#404040" loext:opacity="100%" style:font-name="Wingdings 31" fo:font-size="6pt" fo:language="fr" fo:country="FR" style:letter-kerning="false" style:font-name-asian="Calibri1" style:font-size-asian="6pt" style:language-asian="fr" style:country-asian="FR" style:font-name-complex="Calibri1" style:font-size-complex="6pt" style:language-complex="ar" style:country-complex="SA"/>
    </style:style>
    <style:style style:name="T46" style:family="text">
      <style:text-properties fo:color="#404040" loext:opacity="100%" style:font-name="Wingdings 31" fo:font-size="6pt" fo:language="fr" fo:country="FR" fo:font-weight="bold" style:letter-kerning="false" style:font-name-asian="Calibri1" style:font-size-asian="6pt" style:language-asian="fr" style:country-asian="FR" style:font-weight-asian="bold" style:font-name-complex="Calibri1" style:font-size-complex="6pt" style:language-complex="ar" style:country-complex="SA"/>
    </style:style>
    <style:style style:name="T47" style:family="text">
      <style:text-properties fo:color="#404040" loext:opacity="100%" fo:font-size="24pt" fo:font-weight="bold" style:font-size-asian="24pt" style:font-weight-asian="bold" style:font-name-complex="Calibri1" style:font-size-complex="24pt"/>
    </style:style>
    <style:style style:name="T48" style:family="text">
      <style:text-properties fo:color="#404040" loext:opacity="100%" fo:font-size="24pt" fo:language="fr" fo:country="FR" fo:font-weight="bold" style:letter-kerning="false" style:font-name-asian="Calibri1" style:font-size-asian="24pt" style:language-asian="en" style:country-asian="US" style:font-weight-asian="bold" style:font-name-complex="Calibri1" style:font-size-complex="24pt" style:language-complex="ar" style:country-complex="SA"/>
    </style:style>
    <style:style style:name="T49" style:family="text">
      <style:text-properties fo:color="#404040" loext:opacity="100%" fo:font-weight="bold" style:language-asian="fr" style:country-asian="FR" style:font-weight-asian="bold" style:font-name-complex="Calibri1"/>
    </style:style>
    <style:style style:name="T50" style:family="text">
      <style:text-properties fo:color="#404040" loext:opacity="100%" fo:font-weight="bold" style:font-weight-asian="bold" style:font-name-complex="Calibri1"/>
    </style:style>
    <style:style style:name="T51" style:family="text">
      <style:text-properties fo:color="#404040" loext:opacity="100%" fo:font-size="12pt" fo:font-weight="bold" style:font-size-asian="12pt" style:font-weight-asian="bold" style:font-name-complex="Calibri1" style:font-size-complex="12pt"/>
    </style:style>
    <style:style style:name="T52" style:family="text">
      <style:text-properties fo:color="#404040" loext:opacity="100%" fo:font-size="12pt" style:font-size-asian="12pt" style:font-name-complex="Calibri1" style:font-size-complex="12pt"/>
    </style:style>
    <style:style style:name="T53" style:family="text">
      <style:text-properties fo:color="#404040" loext:opacity="100%" fo:font-size="12pt" fo:font-style="italic" fo:font-weight="bold" style:font-size-asian="12pt" style:font-style-asian="italic" style:font-weight-asian="bold" style:font-name-complex="Calibri1" style:font-size-complex="12pt"/>
    </style:style>
    <style:style style:name="T54" style:family="text">
      <style:text-properties fo:color="#404040" loext:opacity="100%" fo:font-size="1pt" fo:font-weight="bold" style:font-size-asian="1pt" style:font-weight-asian="bold" style:font-name-complex="Calibri1" style:font-size-complex="1pt"/>
    </style:style>
    <style:style style:name="T55" style:family="text">
      <style:text-properties fo:color="#404040" loext:opacity="100%" fo:font-size="4pt" fo:font-weight="bold" style:font-size-asian="4pt" style:font-weight-asian="bold" style:font-name-complex="Calibri1" style:font-size-complex="4pt"/>
    </style:style>
    <style:style style:name="T56" style:family="text">
      <style:text-properties fo:color="#404040" loext:opacity="100%" fo:font-style="italic" fo:font-weight="bold" style:font-style-asian="italic" style:font-weight-asian="bold" style:font-name-complex="Calibri1"/>
    </style:style>
    <style:style style:name="T57" style:family="text">
      <style:text-properties fo:color="#404040" loext:opacity="100%" fo:font-size="11pt" fo:language="fr" fo:country="FR" style:letter-kerning="false" style:font-name-asian="Calibri1" style:font-size-asian="11pt" style:language-asian="fr" style:country-asian="FR" style:font-name-complex="Calibri1" style:font-size-complex="11pt" style:language-complex="ar" style:country-complex="SA"/>
    </style:style>
    <style:style style:name="T58" style:family="text">
      <style:text-properties fo:color="#7f7f7f" loext:opacity="100%">
        <loext:char-complex-color loext:theme-type="dark1" loext:color-type="theme">
          <loext:transformation loext:type="tint" loext:value="4980"/>
        </loext:char-complex-color>
      </style:text-properties>
    </style:style>
    <style:style style:name="T59" style:family="text">
      <style:text-properties fo:color="#7f7f7f" loext:opacity="100%" fo:font-size="10pt" fo:font-weight="bold" style:font-size-asian="10pt" style:font-weight-asian="bold" style:font-name-complex="Calibri1" style:font-size-complex="10pt">
        <loext:char-complex-color loext:theme-type="dark1" loext:color-type="theme">
          <loext:transformation loext:type="tint" loext:value="4980"/>
        </loext:char-complex-color>
      </style:text-properties>
    </style:style>
    <style:style style:name="T60" style:family="text">
      <style:text-properties fo:color="#7f7f7f" loext:opacity="100%" fo:font-size="10pt" style:font-size-asian="10pt" style:font-size-complex="10pt">
        <loext:char-complex-color loext:theme-type="dark1" loext:color-type="theme">
          <loext:transformation loext:type="tint" loext:value="4980"/>
        </loext:char-complex-color>
      </style:text-properties>
    </style:style>
    <style:style style:name="T61" style:family="text">
      <style:text-properties fo:color="#7f7f7f" loext:opacity="100%" fo:font-size="10pt" fo:language="fr" fo:country="FR" fo:font-style="italic" style:letter-kerning="false" style:font-name-asian="Calibri1" style:font-size-asian="10pt" style:language-asian="en" style:country-asian="US" style:font-style-asian="italic" style:font-name-complex="Calibri1" style:font-size-complex="10pt" style:language-complex="ar" style:country-complex="SA">
        <loext:char-complex-color loext:theme-type="dark1" loext:color-type="theme">
          <loext:transformation loext:type="tint" loext:value="4980"/>
        </loext:char-complex-color>
      </style:text-properties>
    </style:style>
    <style:style style:name="T62" style:family="text">
      <style:text-properties fo:color="#7f7f7f" loext:opacity="100%" fo:font-size="9pt" style:font-size-asian="9pt" style:font-size-complex="9pt">
        <loext:char-complex-color loext:theme-type="dark1" loext:color-type="theme">
          <loext:transformation loext:type="tint" loext:value="4980"/>
        </loext:char-complex-color>
      </style:text-properties>
    </style:style>
    <style:style style:name="T63" style:family="text">
      <style:text-properties fo:color="#7f7f7f" loext:opacity="100%" fo:font-size="9pt" fo:language="fr" fo:country="FR" fo:font-style="italic" style:letter-kerning="false" style:font-name-asian="Calibri1" style:font-size-asian="9pt" style:language-asian="en" style:country-asian="US" style:font-style-asian="italic" style:font-name-complex="Calibri1" style:font-size-complex="9pt" style:language-complex="ar" style:country-complex="SA">
        <loext:char-complex-color loext:theme-type="dark1" loext:color-type="theme">
          <loext:transformation loext:type="tint" loext:value="4980"/>
        </loext:char-complex-color>
      </style:text-properties>
    </style:style>
    <style:style style:name="T64" style:family="text">
      <style:text-properties fo:color="#d60093" loext:opacity="100%" fo:font-size="12pt" fo:font-style="italic" style:font-size-asian="12pt" style:font-style-asian="italic" style:font-name-complex="Calibri1" style:font-size-complex="12pt"/>
    </style:style>
    <style:style style:name="T65" style:family="text">
      <style:text-properties fo:color="#d60093" loext:opacity="100%" fo:font-size="12pt" fo:language="fr" fo:country="FR" fo:font-style="italic" style:letter-kerning="false" style:font-name-asian="Calibri1" style:font-size-asian="12pt" style:language-asian="en" style:country-asian="US" style:font-style-asian="italic" style:font-name-complex="Calibri1" style:font-size-complex="12pt" style:language-complex="ar" style:country-complex="SA"/>
    </style:style>
    <style:style style:name="T66" style:family="text">
      <style:text-properties fo:color="#d60093" loext:opacity="100%" fo:font-size="12pt" fo:language="fr" fo:country="FR" fo:font-style="italic" style:letter-kerning="false" style:font-name-asian="Calibri1" style:font-size-asian="12pt" style:language-asian="fr" style:country-asian="FR" style:font-style-asian="italic" style:font-name-complex="Calibri1" style:font-size-complex="12pt" style:language-complex="ar" style:country-complex="SA"/>
    </style:style>
    <style:style style:name="T67" style:family="text">
      <style:text-properties fo:color="#d60093" loext:opacity="100%" fo:font-style="italic" style:language-asian="fr" style:country-asian="FR" style:font-style-asian="italic" style:font-name-complex="Calibri1"/>
    </style:style>
    <style:style style:name="T68" style:family="text">
      <style:text-properties fo:color="#d60093" loext:opacity="100%" fo:font-style="italic" fo:font-weight="bold" style:font-style-asian="italic" style:font-weight-asian="bold" style:font-name-complex="Calibri1"/>
    </style:style>
    <style:style style:name="T69" style:family="text">
      <style:text-properties fo:color="#d60093" loext:opacity="100%" style:font-name="Wingdings 31" fo:font-size="6pt" fo:language="fr" fo:country="FR" style:letter-kerning="false" style:font-name-asian="Calibri1" style:font-size-asian="6pt" style:language-asian="fr" style:country-asian="FR" style:font-name-complex="Calibri1" style:font-size-complex="6pt" style:language-complex="ar" style:country-complex="SA"/>
    </style:style>
    <style:style style:name="T70" style:family="text">
      <style:text-properties fo:color="#d60093" loext:opacity="100%" style:font-name="Wingdings 31" fo:font-size="6pt" style:font-size-asian="6pt" style:language-asian="fr" style:country-asian="FR" style:font-name-complex="Calibri1" style:font-size-complex="6pt"/>
    </style:style>
    <style:style style:name="T71" style:family="text">
      <style:text-properties fo:color="#d60093" loext:opacity="100%" style:font-name="Wingdings 31" fo:font-size="24pt" fo:language="fr" fo:country="FR" style:letter-kerning="false" style:font-name-asian="Calibri1" style:font-size-asian="24pt" style:language-asian="en" style:country-asian="US" style:font-name-complex="Calibri1" style:font-size-complex="24pt" style:language-complex="ar" style:country-complex="SA"/>
    </style:style>
    <style:style style:name="T72" style:family="text">
      <style:text-properties fo:color="#d60093" loext:opacity="100%" fo:font-size="24pt" fo:language="fr" fo:country="FR" fo:font-weight="bold" style:letter-kerning="false" style:font-name-asian="Calibri1" style:font-size-asian="24pt" style:language-asian="en" style:country-asian="US" style:font-weight-asian="bold" style:font-name-complex="Calibri1" style:font-size-complex="24pt" style:language-complex="ar" style:country-complex="SA"/>
    </style:style>
    <style:style style:name="T73" style:family="text">
      <style:text-properties fo:color="#d60093" loext:opacity="100%" fo:font-size="6pt" style:font-size-asian="6pt" style:language-asian="fr" style:country-asian="FR" style:font-name-complex="Calibri1" style:font-size-complex="6pt"/>
    </style:style>
    <style:style style:name="T74" style:family="text">
      <style:text-properties fo:color="#d60093" loext:opacity="100%" fo:font-size="18pt" fo:font-weight="bold" style:font-size-asian="18pt" style:font-weight-asian="bold" style:font-name-complex="Calibri1" style:font-size-complex="18pt"/>
    </style:style>
    <style:style style:name="T75" style:family="text">
      <style:text-properties fo:color="#d60093" loext:opacity="100%" fo:font-size="18pt" fo:language="fr" fo:country="FR" fo:font-weight="bold" style:letter-kerning="false" style:font-name-asian="Calibri1" style:font-size-asian="18pt" style:language-asian="en" style:country-asian="US" style:font-weight-asian="bold" style:font-name-complex="Calibri1" style:font-size-complex="18pt" style:language-complex="ar" style:country-complex="SA"/>
    </style:style>
    <style:style style:name="T76" style:family="text">
      <style:text-properties fo:color="#d60093" loext:opacity="100%" fo:font-size="1pt" fo:font-style="italic" fo:font-weight="bold" style:font-size-asian="1pt" style:font-style-asian="italic" style:font-weight-asian="bold" style:font-name-complex="Calibri1" style:font-size-complex="1pt"/>
    </style:style>
    <style:style style:name="T77" style:family="text">
      <style:text-properties fo:font-size="11pt" fo:language="fr" fo:country="FR" style:letter-kerning="false" style:font-name-asian="Calibri1" style:font-size-asian="11pt" style:language-asian="en" style:country-asian="US" style:font-size-complex="11pt" style:language-complex="ar" style:country-complex="SA"/>
    </style:style>
    <style:style style:name="T78" style:family="text">
      <style:text-properties fo:font-size="11pt" fo:language="fr" fo:country="FR" officeooo:rsid="000fb85d" style:letter-kerning="false" style:font-name-asian="Calibri1" style:font-size-asian="11pt" style:language-asian="en" style:country-asian="US" style:font-size-complex="11pt" style:language-complex="ar" style:country-complex="SA"/>
    </style:style>
    <style:style style:name="T79" style:family="text">
      <style:text-properties fo:font-size="11pt" fo:language="fr" fo:country="FR" officeooo:rsid="0011b983" style:letter-kerning="false" style:font-name-asian="Calibri1" style:font-size-asian="11pt" style:language-asian="en" style:country-asian="US" style:font-size-complex="11pt" style:language-complex="ar" style:country-complex="SA"/>
    </style:style>
    <style:style style:name="T80" style:family="text">
      <style:text-properties fo:font-size="11pt" fo:language="fr" fo:country="FR" officeooo:rsid="00154483" style:letter-kerning="false" style:font-name-asian="Calibri1" style:font-size-asian="11pt" style:language-asian="en" style:country-asian="US" style:font-size-complex="11pt" style:language-complex="ar" style:country-complex="SA"/>
    </style:style>
    <style:style style:name="T81" style:family="text">
      <style:text-properties fo:font-size="11pt" fo:language="fr" fo:country="FR" officeooo:rsid="0015b47b" style:letter-kerning="false" style:font-name-asian="Calibri1" style:font-size-asian="11pt" style:language-asian="en" style:country-asian="US" style:font-size-complex="11pt" style:language-complex="ar" style:country-complex="SA"/>
    </style:style>
    <style:style style:name="T82" style:family="text">
      <style:text-properties fo:font-size="11pt" fo:language="fr" fo:country="FR" officeooo:rsid="0016453d" style:letter-kerning="false" style:font-name-asian="Calibri1" style:font-size-asian="11pt" style:language-asian="en" style:country-asian="US" style:font-size-complex="11pt" style:language-complex="ar" style:country-complex="SA"/>
    </style:style>
    <style:style style:name="T83" style:family="text">
      <style:text-properties fo:font-size="11pt" fo:language="fr" fo:country="FR" officeooo:rsid="0017743a" style:letter-kerning="false" style:font-name-asian="Calibri1" style:font-size-asian="11pt" style:language-asian="en" style:country-asian="US" style:font-size-complex="11pt" style:language-complex="ar" style:country-complex="SA"/>
    </style:style>
    <style:style style:name="T84" style:family="text">
      <style:text-properties fo:font-size="11pt" fo:language="fr" fo:country="FR" officeooo:rsid="0017cf16" style:letter-kerning="false" style:font-name-asian="Calibri1" style:font-size-asian="11pt" style:language-asian="en" style:country-asian="US" style:font-size-complex="11pt" style:language-complex="ar" style:country-complex="SA"/>
    </style:style>
    <style:style style:name="T85" style:family="text">
      <style:text-properties fo:font-size="11pt" fo:language="fr" fo:country="FR" officeooo:rsid="001a5251" style:letter-kerning="false" style:font-name-asian="Calibri1" style:font-size-asian="11pt" style:language-asian="en" style:country-asian="US" style:font-size-complex="11pt" style:language-complex="ar" style:country-complex="SA"/>
    </style:style>
    <style:style style:name="T86" style:family="text">
      <style:text-properties fo:font-size="11pt" fo:language="fr" fo:country="FR" officeooo:rsid="001e26bf" style:letter-kerning="false" style:font-name-asian="Calibri1" style:font-size-asian="11pt" style:language-asian="en" style:country-asian="US" style:font-size-complex="11pt" style:language-complex="ar" style:country-complex="SA"/>
    </style:style>
    <style:style style:name="T87" style:family="text">
      <style:text-properties fo:font-size="11pt" fo:language="fr" fo:country="FR" officeooo:rsid="0021cdd6" style:letter-kerning="false" style:font-name-asian="Calibri1" style:font-size-asian="11pt" style:language-asian="en" style:country-asian="US" style:font-size-complex="11pt" style:language-complex="ar" style:country-complex="SA"/>
    </style:style>
    <style:style style:name="T88" style:family="text">
      <style:text-properties fo:font-size="11pt" fo:language="fr" fo:country="FR" officeooo:rsid="0024fa7d" style:letter-kerning="false" style:font-name-asian="Calibri1" style:font-size-asian="11pt" style:language-asian="en" style:country-asian="US" style:font-size-complex="11pt" style:language-complex="ar" style:country-complex="SA"/>
    </style:style>
    <style:style style:name="T89" style:family="text">
      <style:text-properties fo:font-size="11pt" fo:language="fr" fo:country="FR" officeooo:rsid="002ba566" style:letter-kerning="false" style:font-name-asian="Calibri1" style:font-size-asian="11pt" style:language-asian="en" style:country-asian="US" style:font-size-complex="11pt" style:language-complex="ar" style:country-complex="SA"/>
    </style:style>
    <style:style style:name="T90" style:family="text">
      <style:text-properties fo:font-size="11pt" fo:language="fr" fo:country="FR" officeooo:rsid="002e765c" style:letter-kerning="false" style:font-name-asian="Calibri1" style:font-size-asian="11pt" style:language-asian="en" style:country-asian="US" style:font-size-complex="11pt" style:language-complex="ar" style:country-complex="SA"/>
    </style:style>
    <style:style style:name="T91" style:family="text">
      <style:text-properties fo:font-size="11pt" fo:language="fr" fo:country="FR" officeooo:rsid="002e817a" style:letter-kerning="false" style:font-name-asian="Calibri1" style:font-size-asian="11pt" style:language-asian="en" style:country-asian="US" style:font-size-complex="11pt" style:language-complex="ar" style:country-complex="SA"/>
    </style:style>
    <style:style style:name="T92" style:family="text">
      <style:text-properties fo:font-size="11pt" fo:language="fr" fo:country="FR" officeooo:rsid="002f24d8" style:letter-kerning="false" style:font-name-asian="Calibri1" style:font-size-asian="11pt" style:language-asian="en" style:country-asian="US" style:font-size-complex="11pt" style:language-complex="ar" style:country-complex="SA"/>
    </style:style>
    <style:style style:name="T93" style:family="text">
      <style:text-properties fo:font-size="11pt" fo:language="fr" fo:country="FR" style:letter-kerning="false" fo:background-color="transparent" loext:char-shading-value="0" style:font-name-asian="Calibri1" style:font-size-asian="11pt" style:language-asian="en" style:country-asian="US" style:font-size-complex="11pt" style:language-complex="ar" style:country-complex="SA"/>
    </style:style>
    <style:style style:name="T94" style:family="text">
      <style:text-properties fo:font-size="11pt" fo:language="fr" fo:country="FR" officeooo:rsid="000fb85d" style:letter-kerning="false" fo:background-color="transparent" loext:char-shading-value="0" style:font-name-asian="Calibri1" style:font-size-asian="11pt" style:language-asian="en" style:country-asian="US" style:font-size-complex="11pt" style:language-complex="ar" style:country-complex="SA"/>
    </style:style>
    <style:style style:name="T95" style:family="text">
      <style:text-properties fo:font-size="11pt" fo:language="fr" fo:country="FR" officeooo:rsid="001c40f3" style:letter-kerning="false" fo:background-color="transparent" loext:char-shading-value="0" style:font-name-asian="Calibri1" style:font-size-asian="11pt" style:language-asian="en" style:country-asian="US" style:font-size-complex="11pt" style:language-complex="ar" style:country-complex="SA"/>
    </style:style>
    <style:style style:name="T96" style:family="text">
      <style:text-properties fo:font-size="11pt" fo:language="fr" fo:country="FR" officeooo:rsid="00297707" style:letter-kerning="false" fo:background-color="transparent" loext:char-shading-value="0" style:font-name-asian="Calibri1" style:font-size-asian="11pt" style:language-asian="en" style:country-asian="US" style:font-size-complex="11pt" style:language-complex="ar" style:country-complex="SA"/>
    </style:style>
    <style:style style:name="T97" style:family="text">
      <style:text-properties fo:font-size="11pt" fo:language="fr" fo:country="FR" officeooo:rsid="0019186c" style:letter-kerning="false" fo:background-color="transparent" loext:char-shading-value="0" style:font-name-asian="Calibri1" style:font-size-asian="11pt" style:language-asian="en" style:country-asian="US" style:font-size-complex="11pt" style:language-complex="ar" style:country-complex="SA"/>
    </style:style>
    <style:style style:name="T98" style:family="text">
      <style:text-properties fo:font-size="11pt" fo:language="fr" fo:country="FR" officeooo:rsid="002cfa72" style:letter-kerning="false" fo:background-color="transparent" loext:char-shading-value="0" style:font-name-asian="Calibri1" style:font-size-asian="11pt" style:language-asian="en" style:country-asian="US" style:font-size-complex="11pt" style:language-complex="ar" style:country-complex="SA"/>
    </style:style>
    <style:style style:name="T99" style:family="text">
      <style:text-properties fo:font-size="11pt" fo:language="fr" fo:country="FR" officeooo:rsid="002e817a" style:letter-kerning="false" fo:background-color="transparent" loext:char-shading-value="0" style:font-name-asian="Calibri1" style:font-size-asian="11pt" style:language-asian="en" style:country-asian="US" style:font-size-complex="11pt" style:language-complex="ar" style:country-complex="SA"/>
    </style:style>
    <style:style style:name="T100" style:family="text">
      <style:text-properties fo:font-size="11pt" fo:language="fr" fo:country="FR" officeooo:rsid="002f24d8" style:letter-kerning="false" fo:background-color="transparent" loext:char-shading-value="0" style:font-name-asian="Calibri1" style:font-size-asian="11pt" style:language-asian="en" style:country-asian="US" style:font-size-complex="11pt" style:language-complex="ar" style:country-complex="SA"/>
    </style:style>
    <style:style style:name="T101" style:family="text">
      <style:text-properties fo:font-size="11pt" fo:language="fr" fo:country="FR" officeooo:rsid="002f24d8" style:letter-kerning="false" fo:background-color="transparent" loext:char-shading-value="0" style:font-name-asian="Calibri1" style:font-size-asian="11pt" style:language-asian="en" style:country-asian="US" style:font-size-complex="11pt" style:language-complex="ar" style:country-complex="SA"/>
    </style:style>
    <style:style style:name="T102" style:family="text">
      <style:text-properties fo:font-size="11pt" fo:language="fr" fo:country="FR" officeooo:rsid="0019186c" style:letter-kerning="false" fo:background-color="#ffff00" loext:char-shading-value="0" style:font-name-asian="Calibri1" style:font-size-asian="11pt" style:language-asian="en" style:country-asian="US" style:font-size-complex="11pt" style:language-complex="ar" style:country-complex="SA"/>
    </style:style>
    <style:style style:name="T103" style:family="text">
      <style:text-properties fo:color="#ffffff" loext:opacity="100%" fo:font-size="20pt" fo:font-weight="bold" style:font-size-asian="20pt" style:font-weight-asian="bold" style:font-name-complex="Calibri1" style:font-size-complex="20pt"/>
    </style:style>
    <style:style style:name="T104" style:family="text">
      <style:text-properties fo:color="#ffffff" loext:opacity="100%" fo:font-size="1pt" fo:font-weight="bold" style:font-size-asian="1pt" style:font-weight-asian="bold" style:font-name-complex="Calibri1" style:font-size-complex="1pt"/>
    </style:style>
    <style:style style:name="T105" style:family="text">
      <style:text-properties fo:color="#404040" loext:opacity="100%" style:font-name="MS Gothic" fo:font-size="14pt" fo:language="fr" fo:country="FR" fo:font-weight="bold" style:letter-kerning="false" style:font-name-asian="MS Gothic1" style:font-size-asian="14pt" style:language-asian="fr" style:country-asian="FR" style:font-weight-asian="bold" style:font-name-complex="Calibri1" style:font-size-complex="14pt" style:language-complex="ar" style:country-complex="SA" style:font-weight-complex="bold">
        <loext:char-complex-color loext:theme-type="dark1" loext:color-type="theme">
          <loext:transformation loext:type="tint" loext:value="2509"/>
        </loext:char-complex-color>
      </style:text-properties>
    </style:style>
    <style:style style:name="T106" style:family="text">
      <style:text-properties fo:color="#404040" loext:opacity="100%" style:font-name="MS Gothic" fo:font-size="11pt" fo:language="fr" fo:country="FR" style:letter-kerning="false" style:font-name-asian="MS Gothic1" style:font-size-asian="11pt" style:language-asian="fr" style:country-asian="FR" style:font-name-complex="MS Gothic1" style:font-size-complex="11pt" style:language-complex="ar" style:country-complex="SA">
        <loext:char-complex-color loext:theme-type="dark1" loext:color-type="theme">
          <loext:transformation loext:type="tint" loext:value="2509"/>
        </loext:char-complex-color>
      </style:text-properties>
    </style:style>
    <style:style style:name="T107" style:family="text">
      <style:text-properties fo:color="#404040" loext:opacity="100%" style:font-name="MS Gothic" fo:font-size="11pt" fo:language="fr" fo:country="FR" style:letter-kerning="false" style:font-name-asian="MS Gothic1" style:font-size-asian="11pt" style:language-asian="fr" style:country-asian="FR" style:font-name-complex="Calibri1" style:font-size-complex="11pt" style:language-complex="ar" style:country-complex="SA">
        <loext:char-complex-color loext:theme-type="dark1" loext:color-type="theme">
          <loext:transformation loext:type="tint" loext:value="2509"/>
        </loext:char-complex-color>
      </style:text-properties>
    </style:style>
    <style:style style:name="T108" style:family="text">
      <style:text-properties fo:color="#404040" loext:opacity="100%" fo:font-size="16pt" fo:language="fr" fo:country="FR" style:letter-kerning="false" style:font-name-asian="Calibri1" style:font-size-asian="16pt" style:language-asian="en" style:country-asian="US" style:font-name-complex="Calibri1" style:font-size-complex="16pt" style:language-complex="ar" style:country-complex="SA">
        <loext:char-complex-color loext:theme-type="dark1" loext:color-type="theme">
          <loext:transformation loext:type="tint" loext:value="2509"/>
        </loext:char-complex-color>
      </style:text-properties>
    </style:style>
    <style:style style:name="T109" style:family="text">
      <style:text-properties fo:color="#404040" loext:opacity="100%" fo:font-size="16pt" fo:language="fr" fo:country="FR" fo:font-weight="bold" style:letter-kerning="false" style:font-name-asian="Calibri1" style:font-size-asian="16pt" style:language-asian="en" style:country-asian="US" style:font-weight-asian="bold" style:font-name-complex="Calibri1" style:font-size-complex="16pt" style:language-complex="ar" style:country-complex="SA">
        <loext:char-complex-color loext:theme-type="dark1" loext:color-type="theme">
          <loext:transformation loext:type="tint" loext:value="2509"/>
        </loext:char-complex-color>
      </style:text-properties>
    </style:style>
    <style:style style:name="T110" style:family="text">
      <style:text-properties fo:color="#404040" loext:opacity="100%" fo:font-size="11pt" fo:language="fr" fo:country="FR" style:letter-kerning="false" style:font-name-asian="Calibri1" style:font-size-asian="11pt" style:language-asian="en" style:country-asian="US" style:font-name-complex="Calibri1" style:font-size-complex="11pt" style:language-complex="ar" style:country-complex="SA">
        <loext:char-complex-color loext:theme-type="dark1" loext:color-type="theme">
          <loext:transformation loext:type="tint" loext:value="2509"/>
        </loext:char-complex-color>
      </style:text-properties>
    </style:style>
    <style:style style:name="T111" style:family="text">
      <style:text-properties fo:color="#404040" loext:opacity="100%" fo:font-size="11pt" fo:language="fr" fo:country="FR" fo:font-weight="bold" style:letter-kerning="false" style:font-name-asian="Calibri1" style:font-size-asian="11pt" style:language-asian="en" style:country-asian="US" style:font-weight-asian="bold" style:font-name-complex="Calibri1" style:font-size-complex="11pt" style:language-complex="ar" style:country-complex="SA">
        <loext:char-complex-color loext:theme-type="dark1" loext:color-type="theme">
          <loext:transformation loext:type="tint" loext:value="2509"/>
        </loext:char-complex-color>
      </style:text-properties>
    </style:style>
    <style:style style:name="T112" style:family="text">
      <style:text-properties fo:color="#404040" loext:opacity="100%" fo:font-size="11pt" fo:language="fr" fo:country="FR" fo:font-style="italic" fo:font-weight="bold" style:letter-kerning="false" style:font-name-asian="Calibri1" style:font-size-asian="11pt" style:language-asian="en" style:country-asian="US" style:font-style-asian="italic" style:font-weight-asian="bold" style:font-name-complex="Calibri1" style:font-size-complex="11pt" style:language-complex="ar" style:country-complex="SA">
        <loext:char-complex-color loext:theme-type="dark1" loext:color-type="theme">
          <loext:transformation loext:type="tint" loext:value="2509"/>
        </loext:char-complex-color>
      </style:text-properties>
    </style:style>
    <style:style style:name="T113" style:family="text">
      <style:text-properties fo:color="#404040" loext:opacity="100%" fo:font-size="11pt" fo:language="fr" fo:country="FR" fo:font-style="italic" fo:font-weight="bold" officeooo:rsid="0027307d" style:letter-kerning="false" style:font-name-asian="Calibri1" style:font-size-asian="11pt" style:language-asian="en" style:country-asian="US" style:font-style-asian="italic" style:font-weight-asian="bold" style:font-name-complex="Calibri1" style:font-size-complex="11pt" style:language-complex="ar" style:country-complex="SA">
        <loext:char-complex-color loext:theme-type="dark1" loext:color-type="theme">
          <loext:transformation loext:type="tint" loext:value="2509"/>
        </loext:char-complex-color>
      </style:text-properties>
    </style:style>
    <style:style style:name="T114" style:family="text">
      <style:text-properties fo:color="#404040" loext:opacity="100%" fo:font-size="11pt" fo:language="fr" fo:country="FR" fo:font-style="italic" fo:font-weight="bold" officeooo:rsid="00276124" style:letter-kerning="false" style:font-name-asian="Calibri1" style:font-size-asian="11pt" style:language-asian="en" style:country-asian="US" style:font-style-asian="italic" style:font-weight-asian="bold" style:font-name-complex="Calibri1" style:font-size-complex="11pt" style:language-complex="ar" style:country-complex="SA">
        <loext:char-complex-color loext:theme-type="dark1" loext:color-type="theme">
          <loext:transformation loext:type="tint" loext:value="2509"/>
        </loext:char-complex-color>
      </style:text-properties>
    </style:style>
    <style:style style:name="T115" style:family="text">
      <style:text-properties fo:color="#404040" loext:opacity="100%" fo:font-size="11pt" fo:language="fr" fo:country="FR" fo:font-style="italic" style:letter-kerning="false" style:font-name-asian="Calibri1" style:font-size-asian="11pt" style:language-asian="en" style:country-asian="US" style:font-style-asian="italic" style:font-name-complex="Calibri1" style:font-size-complex="11pt" style:language-complex="ar" style:country-complex="SA">
        <loext:char-complex-color loext:theme-type="dark1" loext:color-type="theme">
          <loext:transformation loext:type="tint" loext:value="2509"/>
        </loext:char-complex-color>
      </style:text-properties>
    </style:style>
    <style:style style:name="T116" style:family="text">
      <style:text-properties fo:color="#404040" loext:opacity="100%" style:font-name-complex="Calibri1">
        <loext:char-complex-color loext:theme-type="dark1" loext:color-type="theme">
          <loext:transformation loext:type="tint" loext:value="2509"/>
        </loext:char-complex-color>
      </style:text-properties>
    </style:style>
    <style:style style:name="T117" style:family="text">
      <style:text-properties fo:color="#404040" loext:opacity="100%" fo:font-size="14pt" fo:language="fr" fo:country="FR" fo:font-weight="bold" style:letter-kerning="false" style:font-name-asian="Calibri1" style:font-size-asian="14pt" style:language-asian="en" style:country-asian="US" style:font-weight-asian="bold" style:font-name-complex="Calibri1" style:font-size-complex="14pt" style:language-complex="ar" style:country-complex="SA">
        <loext:char-complex-color loext:theme-type="dark1" loext:color-type="theme">
          <loext:transformation loext:type="tint" loext:value="2509"/>
        </loext:char-complex-color>
      </style:text-properties>
    </style:style>
    <style:style style:name="T118" style:family="text">
      <style:text-properties fo:color="#404040" loext:opacity="100%" fo:font-size="14pt" fo:language="fr" fo:country="FR" fo:font-style="italic" style:letter-kerning="false" style:font-name-asian="Calibri1" style:font-size-asian="14pt" style:language-asian="en" style:country-asian="US" style:font-style-asian="italic" style:font-name-complex="Calibri1" style:font-size-complex="14pt" style:language-complex="ar" style:country-complex="SA">
        <loext:char-complex-color loext:theme-type="dark1" loext:color-type="theme">
          <loext:transformation loext:type="tint" loext:value="2509"/>
        </loext:char-complex-color>
      </style:text-properties>
    </style:style>
    <style:style style:name="T119" style:family="text">
      <style:text-properties fo:color="#404040" loext:opacity="100%" fo:font-size="14pt" fo:language="fr" fo:country="FR" fo:font-style="italic" style:letter-kerning="false" style:font-name-asian="Calibri1" style:font-size-asian="14pt" style:language-asian="fr" style:country-asian="FR" style:font-style-asian="italic" style:font-name-complex="Calibri1" style:font-size-complex="14pt" style:language-complex="ar" style:country-complex="SA">
        <loext:char-complex-color loext:theme-type="dark1" loext:color-type="theme">
          <loext:transformation loext:type="tint" loext:value="2509"/>
        </loext:char-complex-color>
      </style:text-properties>
    </style:style>
    <style:style style:name="T120" style:family="text">
      <style:text-properties fo:color="#404040" loext:opacity="100%" fo:font-size="14pt" fo:language="fr" fo:country="FR" fo:font-style="italic" fo:font-weight="bold" style:letter-kerning="false" style:font-name-asian="Calibri1" style:font-size-asian="14pt" style:language-asian="en" style:country-asian="US" style:font-style-asian="italic" style:font-weight-asian="bold" style:font-name-complex="Calibri1" style:font-size-complex="14pt" style:language-complex="ar" style:country-complex="SA">
        <loext:char-complex-color loext:theme-type="dark1" loext:color-type="theme">
          <loext:transformation loext:type="tint" loext:value="2509"/>
        </loext:char-complex-color>
      </style:text-properties>
    </style:style>
    <style:style style:name="T121" style:family="text">
      <style:text-properties fo:color="#404040" loext:opacity="100%" fo:font-size="10pt" fo:language="fr" fo:country="FR" style:letter-kerning="false" style:font-name-asian="Calibri1" style:font-size-asian="10pt" style:language-asian="en" style:country-asian="US" style:font-name-complex="Calibri1" style:font-size-complex="10pt" style:language-complex="ar" style:country-complex="SA">
        <loext:char-complex-color loext:theme-type="dark1" loext:color-type="theme">
          <loext:transformation loext:type="tint" loext:value="2509"/>
        </loext:char-complex-color>
      </style:text-properties>
    </style:style>
    <style:style style:name="T122" style:family="text">
      <style:text-properties fo:color="#404040" loext:opacity="100%" fo:font-size="10pt" fo:language="fr" fo:country="FR" fo:font-weight="bold" style:letter-kerning="false" style:font-name-asian="Calibri1" style:font-size-asian="10pt" style:language-asian="en" style:country-asian="US" style:font-weight-asian="bold" style:font-name-complex="Calibri1" style:font-size-complex="10pt" style:language-complex="ar" style:country-complex="SA">
        <loext:char-complex-color loext:theme-type="dark1" loext:color-type="theme">
          <loext:transformation loext:type="tint" loext:value="2509"/>
        </loext:char-complex-color>
      </style:text-properties>
    </style:style>
    <style:style style:name="T123" style:family="text">
      <style:text-properties fo:color="#404040" loext:opacity="100%" fo:font-size="10pt" fo:language="fr" fo:country="FR" fo:font-style="italic" style:letter-kerning="false" style:font-name-asian="Calibri1" style:font-size-asian="10pt" style:language-asian="en" style:country-asian="US" style:font-style-asian="italic" style:font-name-complex="Calibri1" style:font-size-complex="10pt" style:language-complex="ar" style:country-complex="SA">
        <loext:char-complex-color loext:theme-type="dark1" loext:color-type="theme">
          <loext:transformation loext:type="tint" loext:value="2509"/>
        </loext:char-complex-color>
      </style:text-properties>
    </style:style>
    <style:style style:name="T124" style:family="text">
      <style:text-properties fo:color="#404040" loext:opacity="100%" fo:font-size="12pt" fo:language="fr" fo:country="FR" fo:font-weight="bold" style:letter-kerning="false" style:font-name-asian="Calibri1" style:font-size-asian="12pt" style:language-asian="en" style:country-asian="US" style:font-weight-asian="bold" style:font-name-complex="Calibri1" style:font-size-complex="12pt" style:language-complex="ar" style:country-complex="SA">
        <loext:char-complex-color loext:theme-type="dark1" loext:color-type="theme">
          <loext:transformation loext:type="tint" loext:value="2509"/>
        </loext:char-complex-color>
      </style:text-properties>
    </style:style>
    <style:style style:name="T125" style:family="text">
      <style:text-properties fo:color="#404040" loext:opacity="100%" fo:font-size="12pt" fo:language="fr" fo:country="FR" fo:font-weight="bold" style:letter-kerning="false" style:font-name-asian="Calibri1" style:font-size-asian="12pt" style:language-asian="fr" style:country-asian="FR" style:font-weight-asian="bold" style:font-name-complex="Calibri1" style:font-size-complex="12pt" style:language-complex="ar" style:country-complex="SA">
        <loext:char-complex-color loext:theme-type="dark1" loext:color-type="theme">
          <loext:transformation loext:type="tint" loext:value="2509"/>
        </loext:char-complex-color>
      </style:text-properties>
    </style:style>
    <style:style style:name="T126" style:family="text">
      <style:text-properties fo:color="#404040" loext:opacity="100%" fo:font-size="12pt" fo:language="fr" fo:country="FR" fo:font-style="italic" fo:font-weight="bold" style:letter-kerning="false" style:font-name-asian="Calibri1" style:font-size-asian="12pt" style:language-asian="en" style:country-asian="US" style:font-style-asian="italic" style:font-weight-asian="bold" style:font-name-complex="Calibri1" style:font-size-complex="12pt" style:language-complex="ar" style:country-complex="SA">
        <loext:char-complex-color loext:theme-type="dark1" loext:color-type="theme">
          <loext:transformation loext:type="tint" loext:value="2509"/>
        </loext:char-complex-color>
      </style:text-properties>
    </style:style>
    <style:style style:name="T127" style:family="text">
      <style:text-properties fo:color="#404040" loext:opacity="100%" fo:font-size="12pt" style:font-size-asian="12pt" style:font-name-complex="Calibri1" style:font-size-complex="12pt">
        <loext:char-complex-color loext:theme-type="dark1" loext:color-type="theme">
          <loext:transformation loext:type="tint" loext:value="2509"/>
        </loext:char-complex-color>
      </style:text-properties>
    </style:style>
    <style:style style:name="T128" style:family="text">
      <style:text-properties fo:color="#404040" loext:opacity="100%" fo:font-size="14pt" fo:font-weight="bold" style:font-size-asian="14pt" style:font-weight-asian="bold" style:font-name-complex="Calibri1" style:font-size-complex="14pt">
        <loext:char-complex-color loext:theme-type="light1" loext:color-type="theme"/>
      </style:text-properties>
    </style:style>
    <style:style style:name="T129" style:family="text">
      <style:text-properties fo:color="#404040" loext:opacity="100%" fo:font-size="18pt" fo:language="fr" fo:country="FR" fo:font-weight="bold" style:letter-kerning="false" style:font-name-asian="Calibri1" style:font-size-asian="18pt" style:language-asian="en" style:country-asian="US" style:font-weight-asian="bold" style:font-name-complex="Calibri1" style:font-size-complex="18pt" style:language-complex="ar" style:country-complex="SA">
        <loext:char-complex-color loext:theme-type="light1" loext:color-type="theme"/>
      </style:text-properties>
    </style:style>
    <style:style style:name="T130" style:family="text">
      <style:text-properties fo:font-size="14pt" fo:language="fr" fo:country="FR" fo:font-weight="bold" style:letter-kerning="false" style:font-name-asian="Calibri1" style:font-size-asian="14pt" style:language-asian="en" style:country-asian="US" style:font-weight-asian="bold" style:font-name-complex="Calibri1" style:font-size-complex="14pt" style:language-complex="ar" style:country-complex="SA"/>
    </style:style>
    <style:style style:name="T131" style:family="text">
      <style:text-properties fo:color="#bfbfbf" loext:opacity="100%" fo:font-size="12pt" style:font-size-asian="12pt" style:font-name-complex="Calibri1" style:font-size-complex="12pt">
        <loext:char-complex-color loext:theme-type="light1" loext:color-type="theme">
          <loext:transformation loext:type="shade" loext:value="2509"/>
        </loext:char-complex-color>
      </style:text-properties>
    </style:style>
    <style:style style:name="T132" style:family="text">
      <style:text-properties fo:color="#bfbfbf" loext:opacity="100%" fo:font-size="12pt" style:font-size-asian="12pt" style:font-name-complex="Calibri1" style:font-size-complex="12pt"/>
    </style:style>
    <style:style style:name="T133" style:family="text">
      <style:text-properties officeooo:rsid="001fb135"/>
    </style:style>
    <style:style style:name="T134" style:family="text">
      <style:text-properties officeooo:rsid="00297707"/>
    </style:style>
    <style:style style:name="T135" style:family="text">
      <style:text-properties fo:background-color="transparent" loext:char-shading-value="0"/>
    </style:style>
    <style:style style:name="T136" style:family="text">
      <style:text-properties officeooo:rsid="002f24d8"/>
    </style:style>
    <style:style style:name="T137" style:family="text">
      <style:text-properties fo:color="#404040" loext:opacity="100%" fo:font-size="12pt" fo:font-style="italic" style:font-size-asian="12pt" style:font-style-asian="italic" style:font-size-complex="12pt">
        <loext:char-complex-color loext:theme-type="dark1" loext:color-type="theme">
          <loext:transformation loext:type="tint" loext:value="2509"/>
        </loext:char-complex-color>
      </style:text-properties>
    </style:style>
    <style:style style:name="T138" style:family="text">
      <style:text-properties fo:color="#000000" loext:opacity="100%"/>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width="0cm" svg:stroke-color="#d9d9d9" draw:fill="none" loext:fill-use-slide-background="false" draw:textarea-vertical-align="middle" draw:auto-grow-height="false" fo:min-height="5.786cm" fo:min-width="5.576cm" fo:padding-top="0.127cm" fo:padding-bottom="0.127cm" fo:padding-left="0.254cm" fo:padding-right="0.254cm" fo:wrap-option="wrap" loext:decorative="false" fo:margin-left="0.004cm" fo:margin-right="0.004cm" fo:margin-top="0.004cm" fo:margin-bottom="0.004cm" style:run-through="background" style:wrap="run-through" style:number-wrapped-paragraphs="no-limit" style:vertical-pos="from-top" style:vertical-rel="page" style:horizontal-pos="from-left" style:horizontal-rel="page-content" draw:wrap-influence-on-position="once-concurrent" loext:allow-overlap="true" style:flow-with-text="false" loext:rel-height-rel="page"/>
      <style:paragraph-properties style:writing-mode="lr-tb"/>
    </style:style>
    <style:style style:name="gr2" style:family="graphic">
      <style:graphic-properties draw:stroke="solid" svg:stroke-width="0cm" svg:stroke-color="#d9d9d9" draw:fill="none" loext:fill-use-slide-background="false" draw:textarea-vertical-align="middle" draw:auto-grow-height="false" fo:min-height="1.284cm" fo:min-width="0.268cm" fo:padding-top="0.127cm" fo:padding-bottom="0.127cm" fo:padding-left="0.254cm" fo:padding-right="0.254cm" fo:wrap-option="wrap" loext:decorative="false" fo:margin-left="0.004cm" fo:margin-right="0.004cm" fo:margin-top="0.004cm" fo:margin-bottom="0.004cm" style:run-through="background" style:wrap="run-through" style:number-wrapped-paragraphs="no-limit" style:vertical-pos="from-top" style:vertical-rel="page" style:horizontal-pos="from-left" style:horizontal-rel="page-content" draw:wrap-influence-on-position="once-concurrent" loext:allow-overlap="true" style:flow-with-text="false"/>
    </style:style>
    <style:style style:name="gr3" style:family="graphic">
      <style:graphic-properties draw:stroke="none" svg:stroke-width="0cm" draw:fill="none" loext:fill-use-slide-background="false" draw:textarea-vertical-align="middle" draw:auto-grow-height="false" fo:min-height="0.656cm" fo:min-width="0.586cm" fo:padding-top="0.127cm" fo:padding-bottom="0.127cm" fo:padding-left="0.254cm" fo:padding-right="0.254cm" fo:wrap-option="wrap" style:writing-mode="lr-tb" loext:decorative="false" fo:margin-left="0.305cm" fo:margin-right="0.319cm" fo:margin-top="0.002cm" fo:margin-bottom="0cm" style:run-through="background" style:wrap="parallel" style:number-wrapped-paragraphs="no-limit" style:wrap-contour="false" style:vertical-pos="from-top" style:vertical-rel="page" style:horizontal-pos="from-left" style:horizontal-rel="page-content" draw:wrap-influence-on-position="once-concurrent" loext:allow-overlap="true" style:flow-with-text="false"/>
      <style:paragraph-properties style:writing-mode="lr-tb"/>
    </style:style>
    <style:style style:name="gr4" style:family="graphic">
      <style:graphic-properties draw:stroke="solid" svg:stroke-width="0cm" svg:stroke-color="#d9d9d9" draw:fill="none" loext:fill-use-slide-background="false" draw:textarea-vertical-align="middle" draw:auto-grow-height="false" fo:min-height="1.284cm" fo:min-width="0.268cm" fo:padding-top="0.127cm" fo:padding-bottom="0.127cm" fo:padding-left="0.254cm" fo:padding-right="0.254cm" fo:wrap-option="wrap" loext:decorative="false" fo:margin-left="0.004cm" fo:margin-right="0.004cm" fo:margin-top="0.004cm" fo:margin-bottom="0.004cm" style:run-through="background" style:wrap="run-through" style:number-wrapped-paragraphs="no-limit" style:vertical-pos="from-top" style:vertical-rel="page" style:horizontal-pos="from-left" style:horizontal-rel="page-content" draw:wrap-influence-on-position="once-concurrent" loext:allow-overlap="true" style:flow-with-text="false"/>
      <style:paragraph-properties style:writing-mode="lr-tb"/>
    </style:style>
    <style:style style:name="gr5" style:family="graphic" style:parent-style-name="Frame">
      <style:graphic-properties draw:stroke="solid" svg:stroke-width="0cm" svg:stroke-color="#d9d9d9" draw:fill="none" loext:fill-use-slide-background="false" draw:textarea-vertical-align="middle" draw:auto-grow-height="false" fo:min-height="1.284cm" fo:min-width="0.268cm" fo:padding-top="0.127cm" fo:padding-bottom="0.127cm" fo:padding-left="0.254cm" fo:padding-right="0.254cm" fo:wrap-option="wrap" loext:decorative="false" fo:margin-left="0.004cm" fo:margin-right="0.004cm" fo:margin-top="0.004cm" fo:margin-bottom="0.004cm" style:run-through="background" style:wrap="run-through" style:number-wrapped-paragraphs="no-limit" style:vertical-pos="from-top" style:vertical-rel="page" style:horizontal-pos="from-left" style:horizontal-rel="page-content" draw:wrap-influence-on-position="once-concurrent" loext:allow-overlap="true" style:flow-with-text="false"/>
    </style:style>
    <style:style style:name="gr6" style:family="graphic" style:parent-style-name="Frame">
      <style:graphic-properties draw:stroke="none" svg:stroke-width="0cm" draw:fill="none" loext:fill-use-slide-background="false" draw:textarea-vertical-align="middle" draw:auto-grow-height="false" fo:min-height="0.656cm" fo:min-width="0.586cm" fo:padding-top="0.127cm" fo:padding-bottom="0.127cm" fo:padding-left="0.254cm" fo:padding-right="0.254cm" fo:wrap-option="wrap" loext:decorative="false" fo:margin-left="0.305cm" fo:margin-right="0.319cm" fo:margin-top="0.002cm" fo:margin-bottom="0cm" style:run-through="background" style:wrap="parallel" style:number-wrapped-paragraphs="no-limit" style:wrap-contour="false" style:vertical-pos="from-top" style:vertical-rel="page" style:horizontal-pos="from-left" style:horizontal-rel="page-content" draw:wrap-influence-on-position="once-concurrent" loext:allow-overlap="true" style:flow-with-text="false"/>
    </style:style>
    <style:style style:name="gr7" style:family="graphic">
      <style:graphic-properties draw:stroke="none" svg:stroke-width="0cm" draw:fill="none" loext:fill-use-slide-background="false" draw:textarea-vertical-align="middle" draw:auto-grow-height="false" fo:min-height="0.656cm" fo:min-width="0.586cm" fo:padding-top="0.127cm" fo:padding-bottom="0.127cm" fo:padding-left="0.254cm" fo:padding-right="0.254cm" fo:wrap-option="wrap" loext:decorative="false" fo:margin-left="0.305cm" fo:margin-right="0.319cm" fo:margin-top="0.002cm" fo:margin-bottom="0cm" style:run-through="background" style:wrap="parallel" style:number-wrapped-paragraphs="no-limit" style:wrap-contour="false" style:vertical-pos="from-top" style:vertical-rel="page" style:horizontal-pos="from-left" style:horizontal-rel="page-content"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7" loext:marker-style-name="T26"><text:bookmark text:name="_GoBack"/></text:p>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138" loext:marker-style-name="T64"/>
          </table:table-cell>
          <table:table-cell table:style-name="Tableau1.A1" office:value-type="string">
            <text:p text:style-name="P92" loext:marker-style-name="T30"/>
          </table:table-cell>
          <table:table-cell table:style-name="Tableau1.A1" office:value-type="string">
            <text:p text:style-name="P92" loext:marker-style-name="T30"/>
          </table:table-cell>
        </table:table-row>
        <table:table-row table:style-name="Tableau1.1">
          <table:table-cell table:style-name="Tableau1.A2" office:value-type="string">
            <text:p text:style-name="P46" loext:marker-style-name="T67"><text:span text:style-name="T65">Nom de naissance</text:span><text:span text:style-name="T66"/></text:p>
          </table:table-cell>
          <table:table-cell table:style-name="Tableau1.B2" office:value-type="string">
            <text:p text:style-name="P47" loext:marker-style-name="T70"><text:span text:style-name="T69"></text:span><text:span text:style-name="T69"/></text:p>
          </table:table-cell>
          <table:table-cell table:style-name="Tableau1.A1" office:value-type="string">
            <text:p text:style-name="P46" loext:marker-style-name="T30"><text:span text:style-name="T78">Broudic</text:span><loext:content-control/></text:p>
          </table:table-cell>
        </table:table-row>
        <table:table-row table:style-name="Tableau1.1">
          <table:table-cell table:style-name="Tableau1.A2" office:value-type="string">
            <text:p text:style-name="P46" loext:marker-style-name="T67"><text:span text:style-name="T65">Nom d’usage</text:span><text:span text:style-name="T66"/></text:p>
          </table:table-cell>
          <table:table-cell table:style-name="Tableau1.B2" office:value-type="string">
            <text:p text:style-name="P47" loext:marker-style-name="T31"><text:span text:style-name="T69"></text:span><text:span text:style-name="T45"/></text:p>
          </table:table-cell>
          <table:table-cell table:style-name="Tableau1.A1" office:value-type="string">
            <text:p text:style-name="P153" loext:marker-style-name="T30"><text:span text:style-name="T57">Broudic</text:span></text:p>
          </table:table-cell>
        </table:table-row>
        <table:table-row table:style-name="Tableau1.1">
          <table:table-cell table:style-name="Tableau1.A2" office:value-type="string">
            <text:p text:style-name="P46" loext:marker-style-name="T67"><text:span text:style-name="T65">Prénom</text:span><text:span text:style-name="T66"/></text:p>
          </table:table-cell>
          <table:table-cell table:style-name="Tableau1.B2" office:value-type="string">
            <text:p text:style-name="P47" loext:marker-style-name="T31"><text:span text:style-name="T69"></text:span><text:span text:style-name="T45"/></text:p>
          </table:table-cell>
          <table:table-cell table:style-name="Tableau1.A1" office:value-type="string">
            <text:p text:style-name="P46" loext:marker-style-name="T30"><text:span text:style-name="T78">Emma</text:span><loext:content-control/></text:p>
          </table:table-cell>
        </table:table-row>
        <table:table-row table:style-name="Tableau1.1">
          <table:table-cell table:style-name="Tableau1.A2" office:value-type="string">
            <text:p text:style-name="P46" loext:marker-style-name="T67"><text:span text:style-name="T65">Adresse</text:span><text:span text:style-name="T66"/></text:p>
          </table:table-cell>
          <table:table-cell table:style-name="Tableau1.B2" office:value-type="string">
            <text:p text:style-name="P47" loext:marker-style-name="T31"><text:span text:style-name="T69"></text:span><text:span text:style-name="T45"/></text:p>
          </table:table-cell>
          <table:table-cell table:style-name="Tableau1.A1" table:number-rows-spanned="2" office:value-type="string">
            <text:p text:style-name="P50" loext:marker-style-name="T30"><text:span text:style-name="T78">24 rue Georges Bizot</text:span></text:p>
            <text:p text:style-name="P50" loext:marker-style-name="T30"><text:span text:style-name="T78">44300 Nantes</text:span><loext:content-control/></text:p>
          </table:table-cell>
        </table:table-row>
        <table:table-row table:style-name="Tableau1.1">
          <table:table-cell table:style-name="Tableau1.A2" office:value-type="string">
            <text:p text:style-name="P138" loext:marker-style-name="T64"/>
          </table:table-cell>
          <table:table-cell table:style-name="Tableau1.B2" office:value-type="string">
            <text:p text:style-name="P139" loext:marker-style-name="T70"/>
          </table:table-cell>
          <table:covered-table-cell table:style-name="Tableau1.A1"/>
        </table:table-row>
      </table:table>
      <text:p text:style-name="P87" loext:marker-style-name="T26"/>
      <text:p text:style-name="P87" loext:marker-style-name="T26"/>
      <table:table table:name="Tableau2" table:style-name="Tableau2">
        <table:table-column table:style-name="Tableau2.A"/>
        <table:table-column table:style-name="Tableau2.B"/>
        <table:table-row table:style-name="Tableau2.1">
          <table:table-cell table:style-name="Tableau2.A1" table:number-columns-spanned="2" office:value-type="string">
            <text:p text:style-name="P30" loext:marker-style-name="T103"><text:span text:style-name="T21">Titre professionnel visé</text:span><text:span text:style-name="T21"/></text:p>
          </table:table-cell>
          <table:covered-table-cell/>
        </table:table-row>
        <table:table-row table:style-name="Tableau2.2">
          <table:table-cell table:style-name="Tableau2.A2" table:number-columns-spanned="2" office:value-type="string">
            <text:p text:style-name="P154" loext:marker-style-name="T104"/>
          </table:table-cell>
          <table:covered-table-cell/>
        </table:table-row>
        <table:table-row table:style-name="Tableau2.3">
          <table:table-cell table:style-name="Tableau2.A3" table:number-columns-spanned="2" office:value-type="string">
            <text:p text:style-name="P30" loext:marker-style-name="T33"><text:span text:style-name="T77">CONCEPTEUR DÉVELOPPEUR D’APPLICATIONS</text:span><text:span text:style-name="T35"/></text:p>
          </table:table-cell>
          <table:covered-table-cell/>
        </table:table-row>
        <table:table-row table:style-name="Tableau2.4">
          <table:table-cell table:style-name="Tableau2.A4" table:number-columns-spanned="2" office:value-type="string">
            <text:p text:style-name="P92" loext:marker-style-name="T30"/>
          </table:table-cell>
          <table:covered-table-cell/>
        </table:table-row>
        <table:table-row table:style-name="Tableau2.5">
          <table:table-cell table:style-name="Tableau2.A5" table:number-columns-spanned="2" office:value-type="string">
            <text:p text:style-name="P46" loext:marker-style-name="T16"><text:span text:style-name="T14">Modalité d’accès :</text:span><text:span text:style-name="T14"/></text:p>
          </table:table-cell>
          <table:covered-table-cell/>
        </table:table-row>
        <table:table-row table:style-name="Tableau2.1">
          <table:table-cell table:style-name="Tableau2.A6" table:number-columns-spanned="2" office:value-type="string">
            <text:p text:style-name="P88" loext:marker-style-name="T26"/>
          </table:table-cell>
          <table:covered-table-cell/>
        </table:table-row>
        <table:table-row table:style-name="Tableau2.1">
          <table:table-cell table:style-name="Tableau2.A7" office:value-type="string">
            <text:p text:style-name="P32" loext:marker-style-name="T36"><text:span text:style-name="T105">x</text:span><text:span text:style-name="T105"/></text:p>
          </table:table-cell>
          <table:table-cell table:style-name="Tableau2.B7" office:value-type="string">
            <text:p text:style-name="P46" loext:marker-style-name="T33"><text:span text:style-name="T108">Parcours de formation</text:span><text:span text:style-name="T109"/></text:p>
          </table:table-cell>
        </table:table-row>
        <table:table-row table:style-name="Tableau2.1">
          <table:table-cell table:style-name="Tableau2.A7" office:value-type="string">
            <text:p text:style-name="P32" loext:marker-style-name="T30"><text:span text:style-name="T106">☐</text:span><text:span text:style-name="T107"/></text:p>
          </table:table-cell>
          <table:table-cell table:style-name="Tableau2.B8" office:value-type="string">
            <text:p text:style-name="P46" loext:marker-style-name="T34"><text:span text:style-name="T108">Validation des Acquis de l’Expérience (VAE)</text:span><text:span text:style-name="T108"/></text:p>
          </table:table-cell>
        </table:table-row>
        <table:table-row table:style-name="Tableau2.9">
          <table:table-cell table:style-name="Tableau2.A9" table:number-columns-spanned="2" office:value-type="string">
            <text:p text:style-name="P93" loext:marker-style-name="T37"/>
          </table:table-cell>
          <table:covered-table-cell/>
        </table:table-row>
      </table:table>
      <text:p text:style-name="P87" loext:marker-style-name="T26"/>
      <text:p text:style-name="P155" loext:marker-style-name="T26"><text:span text:style-name="T22"><text:s/></text:span><text:span text:style-name="T128"/></text:p>
      <table:table table:name="Tableau5" table:style-name="Tableau5">
        <table:table-column table:style-name="Tableau5.A"/>
        <table:table-column table:style-name="Tableau5.B"/>
        <table:table-column table:style-name="Tableau5.C"/>
        <table:table-column table:style-name="Tableau5.D"/>
        <table:table-row table:style-name="Tableau5.1">
          <table:table-cell table:style-name="Tableau5.A1" table:number-columns-spanned="4" office:value-type="string">
            <text:p text:style-name="P30" loext:marker-style-name="T40"><text:span text:style-name="T21">Présentation du dossier</text:span><text:span text:style-name="T129"/></text:p>
          </table:table-cell>
          <table:covered-table-cell/>
          <table:covered-table-cell/>
          <table:covered-table-cell/>
        </table:table-row>
        <table:table-row table:style-name="Tableau5.2">
          <table:table-cell table:style-name="Tableau5.A2" table:number-columns-spanned="4" office:value-type="string">
            <text:p text:style-name="P154" loext:marker-style-name="T104"/>
          </table:table-cell>
          <table:covered-table-cell/>
          <table:covered-table-cell/>
          <table:covered-table-cell/>
        </table:table-row>
        <table:table-row table:style-name="Tableau5.2">
          <table:table-cell table:style-name="Tableau5.A3" table:number-columns-spanned="4" office:value-type="string">
            <text:p text:style-name="P92" loext:marker-style-name="T30"/>
          </table:table-cell>
          <table:covered-table-cell/>
          <table:covered-table-cell/>
          <table:covered-table-cell/>
        </table:table-row>
        <table:table-row table:style-name="Tableau5.4">
          <table:table-cell table:style-name="Tableau5.A4" table:number-columns-spanned="4" office:value-type="string">
            <text:p text:style-name="P100" loext:marker-style-name="T41"/>
          </table:table-cell>
          <table:covered-table-cell/>
          <table:covered-table-cell/>
          <table:covered-table-cell/>
        </table:table-row>
        <table:table-row table:style-name="Tableau5.1">
          <table:table-cell table:style-name="Tableau5.A5" office:value-type="string">
            <text:p text:style-name="P106" loext:marker-style-name="T42"/>
          </table:table-cell>
          <table:table-cell table:style-name="Tableau5.B5" table:number-columns-spanned="2" office:value-type="string">
            <text:p text:style-name="P51" loext:marker-style-name="T42"><text:span text:style-name="T110">Le dossier professionnel (DP) constitue un élément du système de validation du titre professionnel. </text:span><text:span text:style-name="T111">Ce titre est délivré par le Ministère chargé de l’emploi.</text:span></text:p>
            <text:p text:style-name="P51" loext:marker-style-name="T42"><text:span text:style-name="T110">Le DP appartient au candidat. Il le conserve, l’actualise durant son parcours et le présente </text:span><text:span text:style-name="T111">obligatoirement à chaque session d’examen</text:span><text:span text:style-name="T110">.</text:span></text:p>
            <text:p text:style-name="P51" loext:marker-style-name="T42"><text:span text:style-name="T110">Pour rédiger le DP, le candidat peut être aidé par un formateur ou par un accompagnateur VAE.</text:span><text:span text:style-name="T110"/></text:p>
            <text:p text:style-name="P51" loext:marker-style-name="T42"><text:span text:style-name="T110">Il est consulté par le jury au moment de la session d’examen.</text:span><text:span text:style-name="T110"/></text:p>
          </table:table-cell>
          <table:covered-table-cell/>
          <table:table-cell table:style-name="Tableau5.D5" office:value-type="string">
            <text:p text:style-name="P106" loext:marker-style-name="T42"/>
          </table:table-cell>
        </table:table-row>
        <table:table-row table:style-name="Tableau5.1">
          <table:table-cell table:style-name="Tableau5.A6" table:number-columns-spanned="4" office:value-type="string">
            <text:p text:style-name="P94" loext:marker-style-name="T37"/>
          </table:table-cell>
          <table:covered-table-cell/>
          <table:covered-table-cell/>
          <table:covered-table-cell/>
        </table:table-row>
        <table:table-row table:style-name="Tableau5.1">
          <table:table-cell table:style-name="Tableau5.A7" table:number-columns-spanned="4" office:value-type="string">
            <text:p text:style-name="P46" loext:marker-style-name="T26"><text:span text:style-name="T117">Pour prendre sa décision, le jury dispose :</text:span><text:span text:style-name="T117"/></text:p>
          </table:table-cell>
          <table:covered-table-cell/>
          <table:covered-table-cell/>
          <table:covered-table-cell/>
        </table:table-row>
        <table:table-row table:style-name="Tableau5.1">
          <table:table-cell table:style-name="Tableau5.A8" table:number-columns-spanned="4" office:value-type="string">
            <text:list text:style-name="WWNum2">
              <text:list-item>
                <text:p text:style-name="P7" loext:marker-style-name="T37"><text:span text:style-name="T121">des résultats de la mise en situation professionnelle complétés, éventuellement, du questionnaire professionnel ou de l’entretien professionnel ou de l’entretien technique ou du questionnement à partir de productions.</text:span><text:span text:style-name="T121"/></text:p>
              </text:list-item>
              <text:list-item>
                <text:p text:style-name="P7" loext:marker-style-name="T37"><text:span text:style-name="T121">du </text:span><text:span text:style-name="T122">Dossier Professionnel</text:span><text:span text:style-name="T121"> (DP) dans lequel le candidat a consigné les preuves de sa pratique professionnelle</text:span></text:p>
              </text:list-item>
              <text:list-item>
                <text:p text:style-name="P7" loext:marker-style-name="T37"><text:span text:style-name="T121">des résultats des évaluations passées en cours de formation lorsque le candidat évalué est issu d’un parcours de formation</text:span><text:span text:style-name="T121"/></text:p>
              </text:list-item>
              <text:list-item>
                <text:p text:style-name="P7" loext:marker-style-name="T37"><text:span text:style-name="T121">de l’entretien final (dans le cadre de la session titre).</text:span><text:span text:style-name="T121"/></text:p>
              </text:list-item>
            </text:list>
            <text:p text:style-name="P95" loext:marker-style-name="T37"/>
            <text:p text:style-name="P41" loext:marker-style-name="T24"><text:span text:style-name="T123"><text:tab/></text:span><text:span text:style-name="T61"><text:tab/></text:span><text:span text:style-name="T63">[Arrêté du 22 décembre 2015, relatif aux conditions de délivrance des titres professionnels</text:span></text:p>
            <text:p text:style-name="P41" loext:marker-style-name="T24"><text:span text:style-name="T63">du ministère chargé de l’Emploi]</text:span><text:span text:style-name="T63"/></text:p>
            <text:p text:style-name="P89" loext:marker-style-name="T26"/>
          </table:table-cell>
          <table:covered-table-cell/>
          <table:covered-table-cell/>
          <table:covered-table-cell/>
        </table:table-row>
        <table:table-row table:style-name="Tableau5.1">
          <table:table-cell table:style-name="Tableau5.A9" table:number-columns-spanned="4" office:value-type="string">
            <text:p text:style-name="P46" loext:marker-style-name="T26"><text:span text:style-name="T117">Ce dossier comporte :</text:span><text:span text:style-name="T117"/></text:p>
          </table:table-cell>
          <table:covered-table-cell/>
          <table:covered-table-cell/>
          <table:covered-table-cell/>
        </table:table-row>
        <table:table-row table:style-name="Tableau5.1">
          <table:table-cell table:style-name="Tableau5.A10" table:number-columns-spanned="4" office:value-type="string">
            <text:list text:style-name="WWNum1">
              <text:list-item>
                <text:p text:style-name="P9" loext:marker-style-name="T37"><text:span text:style-name="T121">pour chaque activité-type du titre visé, un à trois exemples de pratique professionnelle ;</text:span><text:span text:style-name="T121"/></text:p>
              </text:list-item>
              <text:list-item>
                <text:p text:style-name="P9" loext:marker-style-name="T37"><text:span text:style-name="T121">un tableau à renseigner si le candidat souhaite porter à la connaissance du jury la détention d’un titre, d’un diplôme, d’un certificat de qualification professionnelle (CQP) ou des attestations de formation ;</text:span><text:span text:style-name="T121"/></text:p>
              </text:list-item>
              <text:list-item>
                <text:p text:style-name="P9" loext:marker-style-name="T37"><text:span text:style-name="T121">une déclaration sur l’honneur à compléter et à signer ;</text:span><text:span text:style-name="T121"/></text:p>
              </text:list-item>
              <text:list-item>
                <text:p text:style-name="P9" loext:marker-style-name="T37"><text:span text:style-name="T121">des documents illustrant la pratique professionnelle du candidat (facultatif)</text:span><text:span text:style-name="T121"/></text:p>
              </text:list-item>
              <text:list-item>
                <text:p text:style-name="P9" loext:marker-style-name="T37"><text:span text:style-name="T121">des annexes, si nécessaire.</text:span><text:span text:style-name="T121"/></text:p>
              </text:list-item>
            </text:list>
          </table:table-cell>
          <table:covered-table-cell/>
          <table:covered-table-cell/>
          <table:covered-table-cell/>
        </table:table-row>
        <table:table-row table:style-name="Tableau5.11">
          <table:table-cell table:style-name="Tableau5.A11" table:number-columns-spanned="4" office:value-type="string">
            <text:p text:style-name="P33" loext:marker-style-name="T26"><text:span text:style-name="T123">Pour compléter ce dossier, le candidat dispose d’un site web en accès libre sur le site.</text:span><text:span text:style-name="T120"/></text:p>
          </table:table-cell>
          <table:covered-table-cell/>
          <table:covered-table-cell/>
          <table:covered-table-cell/>
        </table:table-row>
        <table:table-row table:style-name="Tableau5.12">
          <table:table-cell table:style-name="Tableau5.A12" table:number-columns-spanned="2" office:value-type="string">
            <text:p text:style-name="P32" loext:marker-style-name="T43"><text:span text:style-name="T71"></text:span><text:span text:style-name="T44"/></text:p>
          </table:table-cell>
          <table:covered-table-cell/>
          <table:table-cell table:style-name="Tableau5.C12" table:number-columns-spanned="2" office:value-type="string">
            <text:p text:style-name="P48" loext:marker-style-name="T26"><text:a xlink:type="simple" xlink:href="http://travail-emploi.gouv.fr/titres-professionnels" text:style-name="Internet_20_link" text:visited-style-name="Visited_20_Internet_20_Link"><text:span text:style-name="Internet_20_link"><text:span text:style-name="T130">http://travail-emploi.gouv.fr/titres-professionnels</text:span></text:span></text:a></text:p>
          </table:table-cell>
          <table:covered-table-cell/>
        </table:table-row>
      </table:table>
      <text:p text:style-name="P96" loext:marker-style-name="T38"/>
      <table:table table:name="Tableau6" table:style-name="Tableau6">
        <table:table-column table:style-name="Tableau6.A"/>
        <table:table-column table:style-name="Tableau6.B"/>
        <table:table-column table:style-name="Tableau6.C"/>
        <table:table-column table:style-name="Tableau6.D"/>
        <table:table-row table:style-name="Tableau6.1">
          <table:table-cell table:style-name="Tableau6.A1" table:number-columns-spanned="4" office:value-type="string">
            <text:p text:style-name="P46" loext:marker-style-name="T47"><text:span text:style-name="T72">Sommaire</text:span><text:span text:style-name="T48"/></text:p>
          </table:table-cell>
          <table:covered-table-cell/>
          <table:covered-table-cell/>
          <table:covered-table-cell/>
        </table:table-row>
        <table:table-row table:style-name="Tableau6.1">
          <table:table-cell table:style-name="Tableau6.A2" table:number-columns-spanned="4" office:value-type="string">
            <text:p text:style-name="P89" loext:marker-style-name="T26"/>
            <text:p text:style-name="P46" loext:marker-style-name="T26"><text:span text:style-name="T117">Exemples de pratique professionnelle</text:span><text:span text:style-name="T117"/></text:p>
            <text:p text:style-name="P89" loext:marker-style-name="T26"/>
          </table:table-cell>
          <table:covered-table-cell/>
          <table:covered-table-cell/>
          <table:covered-table-cell/>
        </table:table-row>
        <table:table-row table:style-name="Tableau6.3">
          <table:table-cell table:style-name="Tableau6.A3" table:number-columns-spanned="2" office:value-type="string">
            <text:p text:style-name="P51" loext:marker-style-name="T49"><text:span text:style-name="T124">Intitulé de l’activité-type n° 1 -</text:span><text:span text:style-name="T125"> Développer une application sécurisée</text:span></text:p>
          </table:table-cell>
          <table:covered-table-cell/>
          <table:table-cell table:style-name="Tableau6.C3" office:value-type="string">
            <text:p text:style-name="P30" loext:marker-style-name="T30"><text:span text:style-name="T124">p.</text:span><text:span text:style-name="T125"/></text:p>
          </table:table-cell>
          <table:table-cell table:style-name="Tableau6.C3" office:value-type="string">
            <text:p text:style-name="P115" loext:marker-style-name="T51"/>
          </table:table-cell>
        </table:table-row>
        <table:table-row table:style-name="Tableau6.1">
          <table:table-cell table:style-name="Tableau6.A4" office:value-type="string">
            <text:p text:style-name="P92" loext:marker-style-name="T30"/>
          </table:table-cell>
          <table:table-cell table:style-name="Tableau6.B4" office:value-type="string">
            <text:p text:style-name="P73" loext:marker-style-name="T42"><text:span text:style-name="T69"></text:span><text:span text:style-name="T110"> Intitulé de l’exemple n°1 - Installer et configurer son environnement de travail en</text:span></text:p>
            <text:p text:style-name="P73" loext:marker-style-name="T42"><text:span text:style-name="T110">fonction du projet.</text:span><text:span text:style-name="T110"/></text:p>
          </table:table-cell>
          <table:table-cell table:style-name="Tableau6.C4" office:value-type="string">
            <text:p text:style-name="P73" loext:marker-style-name="T42"><text:span text:style-name="T110">p.</text:span><text:span text:style-name="T110"/></text:p>
          </table:table-cell>
          <table:table-cell table:style-name="Tableau6.D4" office:value-type="string">
            <text:p text:style-name="P108" loext:marker-style-name="T42"/>
          </table:table-cell>
        </table:table-row>
        <table:table-row table:style-name="Tableau6.1">
          <table:table-cell table:style-name="Tableau6.A5" office:value-type="string">
            <text:p text:style-name="P92" loext:marker-style-name="T30"/>
          </table:table-cell>
          <table:table-cell table:style-name="Tableau6.B5" office:value-type="string">
            <text:p text:style-name="P73" loext:marker-style-name="T42"><text:span text:style-name="T69"></text:span><text:span text:style-name="T110"> Intitulé de l’exemple n°2 - Développer des interfaces utilisateur</text:span></text:p>
          </table:table-cell>
          <table:table-cell table:style-name="Tableau6.C5" office:value-type="string">
            <text:p text:style-name="P108" loext:marker-style-name="T42"/>
          </table:table-cell>
          <table:table-cell table:style-name="Tableau6.D5" office:value-type="string">
            <text:p text:style-name="P108" loext:marker-style-name="T42"/>
          </table:table-cell>
        </table:table-row>
        <table:table-row table:style-name="Tableau6.1">
          <table:table-cell table:style-name="Tableau6.A6" office:value-type="string">
            <text:p text:style-name="P92" loext:marker-style-name="T30"/>
          </table:table-cell>
          <table:table-cell table:style-name="Tableau6.B6" office:value-type="string">
            <text:p text:style-name="P73" loext:marker-style-name="T42"><text:span text:style-name="T69"></text:span><text:span text:style-name="T110"> Intitulé de l’exemple n°3 - Développer des composants métier</text:span></text:p>
          </table:table-cell>
          <table:table-cell table:style-name="Tableau6.C6" office:value-type="string">
            <text:p text:style-name="P73" loext:marker-style-name="T42"><text:span text:style-name="T110">p.</text:span><text:span text:style-name="T110"/></text:p>
          </table:table-cell>
          <table:table-cell table:style-name="Tableau6.D6" office:value-type="string">
            <text:p text:style-name="P108" loext:marker-style-name="T42"/>
          </table:table-cell>
        </table:table-row>
        <table:table-row table:style-name="Tableau6.1">
          <table:table-cell table:style-name="Tableau6.A7" office:value-type="string">
            <text:p text:style-name="P92" loext:marker-style-name="T30"/>
          </table:table-cell>
          <table:table-cell table:style-name="Tableau6.B7" office:value-type="string">
            <text:p text:style-name="P73" loext:marker-style-name="T42"><text:span text:style-name="T69"></text:span><text:span text:style-name="T110"> Intitulé de l’exemple n°4 - Contribuer à la gestion d’un projet informatique</text:span></text:p>
          </table:table-cell>
          <table:table-cell table:style-name="Tableau6.C7" office:value-type="string">
            <text:p text:style-name="P73" loext:marker-style-name="T42"><text:span text:style-name="T110">p.</text:span><text:span text:style-name="T110"/></text:p>
          </table:table-cell>
          <table:table-cell table:style-name="Tableau6.D7" office:value-type="string">
            <text:p text:style-name="P108" loext:marker-style-name="T42"/>
          </table:table-cell>
        </table:table-row>
        <table:table-row table:style-name="Tableau6.8">
          <table:table-cell table:style-name="Tableau6.A8" office:value-type="string">
            <text:p text:style-name="P140" loext:marker-style-name="T73"/>
            <text:p text:style-name="P140" loext:marker-style-name="T73"/>
          </table:table-cell>
          <table:table-cell table:style-name="Tableau6.B8" office:value-type="string">
            <text:p text:style-name="P108" loext:marker-style-name="T42"/>
          </table:table-cell>
          <table:table-cell table:style-name="Tableau6.C8" office:value-type="string">
            <text:p text:style-name="P121" loext:marker-style-name="T32"/>
          </table:table-cell>
          <table:table-cell table:style-name="Tableau6.D8" office:value-type="string">
            <text:p text:style-name="P125" loext:marker-style-name="T31"/>
          </table:table-cell>
        </table:table-row>
        <table:table-row table:style-name="Tableau6.8">
          <table:table-cell table:style-name="Tableau6.A9" office:value-type="string">
            <text:p text:style-name="P140" loext:marker-style-name="T73"/>
          </table:table-cell>
          <table:table-cell table:style-name="Tableau6.B9" office:value-type="string">
            <text:p text:style-name="P123" loext:marker-style-name="T32"/>
          </table:table-cell>
          <table:table-cell table:style-name="Tableau6.C9" office:value-type="string">
            <text:p text:style-name="P121" loext:marker-style-name="T32"/>
          </table:table-cell>
          <table:table-cell table:style-name="Tableau6.D9" office:value-type="string">
            <text:p text:style-name="P125" loext:marker-style-name="T31"/>
          </table:table-cell>
        </table:table-row>
        <table:table-row table:style-name="Tableau6.1">
          <table:table-cell table:style-name="Tableau6.A3" table:number-columns-spanned="2" office:value-type="string">
            <text:p text:style-name="P51" loext:marker-style-name="T49"><text:span text:style-name="T124">Intitulé de l’activité-type n° 2</text:span><text:span text:style-name="T125"> - Concevoir et développer une application sécurisée</text:span></text:p>
            <text:p text:style-name="P51" loext:marker-style-name="T49"><text:span text:style-name="T125">organisée en couches</text:span><text:span text:style-name="T125"/></text:p>
          </table:table-cell>
          <table:covered-table-cell/>
          <table:table-cell table:style-name="Tableau6.C3" office:value-type="string">
            <text:p text:style-name="P30" loext:marker-style-name="T30"><text:span text:style-name="T124">p.</text:span><text:span text:style-name="T125"/></text:p>
          </table:table-cell>
          <table:table-cell table:style-name="Tableau6.C3" office:value-type="string">
            <text:p text:style-name="P115" loext:marker-style-name="T51"/>
          </table:table-cell>
        </table:table-row>
        <table:table-row table:style-name="Tableau6.1">
          <table:table-cell table:style-name="Tableau6.A11" office:value-type="string">
            <text:p text:style-name="P92" loext:marker-style-name="T30"/>
          </table:table-cell>
          <table:table-cell table:style-name="Tableau6.B11" office:value-type="string">
            <text:p text:style-name="P73" loext:marker-style-name="T42"><text:span text:style-name="T69"></text:span><text:span text:style-name="T110"> Intitulé de l’exemple n° 1 - Analyser les besoins et maquetter une application</text:span></text:p>
          </table:table-cell>
          <table:table-cell table:style-name="Tableau6.C11" office:value-type="string">
            <text:p text:style-name="P73" loext:marker-style-name="T42"><text:span text:style-name="T110">p.</text:span><text:span text:style-name="T110"/></text:p>
          </table:table-cell>
          <table:table-cell table:style-name="Tableau6.D11" office:value-type="string">
            <text:p text:style-name="P108" loext:marker-style-name="T42"/>
          </table:table-cell>
        </table:table-row>
        <table:table-row table:style-name="Tableau6.1">
          <table:table-cell table:style-name="Tableau6.A12" office:value-type="string">
            <text:p text:style-name="P92" loext:marker-style-name="T30"/>
          </table:table-cell>
          <table:table-cell table:style-name="Tableau6.B12" office:value-type="string">
            <text:p text:style-name="P73" loext:marker-style-name="T42"><text:span text:style-name="T69"></text:span><text:span text:style-name="T110"> Intitulé de l’exemple n° 2 - Définir l’architecture logicielle d’une application</text:span></text:p>
          </table:table-cell>
          <table:table-cell table:style-name="Tableau6.C12" office:value-type="string">
            <text:p text:style-name="P73" loext:marker-style-name="T42"><text:span text:style-name="T110">p.</text:span><text:span text:style-name="T110"/></text:p>
          </table:table-cell>
          <table:table-cell table:style-name="Tableau6.D12" office:value-type="string">
            <text:p text:style-name="P108" loext:marker-style-name="T42"/>
          </table:table-cell>
        </table:table-row>
        <table:table-row table:style-name="Tableau6.1">
          <table:table-cell table:style-name="Tableau6.A13" office:value-type="string">
            <text:p text:style-name="P92" loext:marker-style-name="T30"/>
          </table:table-cell>
          <table:table-cell table:style-name="Tableau6.B13" office:value-type="string">
            <text:p text:style-name="P73" loext:marker-style-name="T42"><text:span text:style-name="T69"></text:span><text:span text:style-name="T110"> Intitulé de l’exemple n° 3 - Concevoir et mettre en place une base de données relationnelle</text:span></text:p>
          </table:table-cell>
          <table:table-cell table:style-name="Tableau6.C13" office:value-type="string">
            <text:p text:style-name="P108" loext:marker-style-name="T42"/>
          </table:table-cell>
          <table:table-cell table:style-name="Tableau6.D13" office:value-type="string">
            <text:p text:style-name="P108" loext:marker-style-name="T42"/>
          </table:table-cell>
        </table:table-row>
        <table:table-row table:style-name="Tableau6.1">
          <table:table-cell table:style-name="Tableau6.A14" office:value-type="string">
            <text:p text:style-name="P92" loext:marker-style-name="T30"/>
          </table:table-cell>
          <table:table-cell table:style-name="Tableau6.B14" office:value-type="string">
            <text:p text:style-name="P73" loext:marker-style-name="T42"><text:span text:style-name="T69"></text:span><text:span text:style-name="T110"> Intitulé de l’exemple n° 4 - Développer des composants d’accès aux données SQL</text:span></text:p>
            <text:p text:style-name="P73" loext:marker-style-name="T42"><text:span text:style-name="T110">et NoSQL</text:span><text:span text:style-name="T110"/></text:p>
          </table:table-cell>
          <table:table-cell table:style-name="Tableau6.C14" office:value-type="string">
            <text:p text:style-name="P73" loext:marker-style-name="T42"><text:span text:style-name="T110">p.</text:span><text:span text:style-name="T110"/></text:p>
          </table:table-cell>
          <table:table-cell table:style-name="Tableau6.D14" office:value-type="string">
            <text:p text:style-name="P108" loext:marker-style-name="T42"/>
          </table:table-cell>
        </table:table-row>
        <table:table-row table:style-name="Tableau6.1">
          <table:table-cell table:style-name="Tableau6.A15" office:value-type="string">
            <text:p text:style-name="P124" loext:marker-style-name="T32"/>
          </table:table-cell>
          <table:table-cell table:style-name="Tableau6.B15" office:value-type="string">
            <text:p text:style-name="P124" loext:marker-style-name="T32"/>
          </table:table-cell>
          <table:table-cell table:style-name="Tableau6.C15" office:value-type="string">
            <text:p text:style-name="P122" loext:marker-style-name="T32"/>
          </table:table-cell>
          <table:table-cell table:style-name="Tableau6.D15" office:value-type="string">
            <text:p text:style-name="P124" loext:marker-style-name="T32"/>
          </table:table-cell>
        </table:table-row>
        <table:table-row table:style-name="Tableau6.1">
          <table:table-cell table:style-name="Tableau6.A3" table:number-columns-spanned="2" office:value-type="string">
            <text:p text:style-name="P51" loext:marker-style-name="T49"><text:span text:style-name="T124">Intitulé de l’activité-type n° 3</text:span><text:span text:style-name="T125"> - Préparer le déploiement d’une application sécurisée</text:span></text:p>
          </table:table-cell>
          <table:covered-table-cell/>
          <table:table-cell table:style-name="Tableau6.C3" office:value-type="string">
            <text:p text:style-name="P30" loext:marker-style-name="T30"><text:span text:style-name="T124">p.</text:span><text:span text:style-name="T125"/></text:p>
          </table:table-cell>
          <table:table-cell table:style-name="Tableau6.C3" office:value-type="string">
            <text:p text:style-name="P115" loext:marker-style-name="T51"/>
          </table:table-cell>
        </table:table-row>
        <table:table-row table:style-name="Tableau6.1">
          <table:table-cell table:style-name="Tableau6.A17" office:value-type="string">
            <text:p text:style-name="P124" loext:marker-style-name="T32"/>
          </table:table-cell>
          <table:table-cell table:style-name="Tableau6.B17" office:value-type="string">
            <text:p text:style-name="P73" loext:marker-style-name="T42"><text:span text:style-name="T69"></text:span><text:span text:style-name="T110"> Intitulé de l’exemple n° 1 - Préparer et exécuter les plans de tests d’une</text:span></text:p>
            <text:p text:style-name="P73" loext:marker-style-name="T42"><text:span text:style-name="T110">application</text:span><text:span text:style-name="T110"/></text:p>
          </table:table-cell>
          <table:table-cell table:style-name="Tableau6.C17" office:value-type="string">
            <text:p text:style-name="P73" loext:marker-style-name="T42"><text:span text:style-name="T110">p.</text:span><text:span text:style-name="T110"/></text:p>
          </table:table-cell>
          <table:table-cell table:style-name="Tableau6.D17" office:value-type="string">
            <text:p text:style-name="P108" loext:marker-style-name="T42"/>
          </table:table-cell>
        </table:table-row>
        <table:table-row table:style-name="Tableau6.1">
          <table:table-cell table:style-name="Tableau6.A18" office:value-type="string">
            <text:p text:style-name="P124" loext:marker-style-name="T32"/>
          </table:table-cell>
          <table:table-cell table:style-name="Tableau6.B18" office:value-type="string">
            <text:p text:style-name="P73" loext:marker-style-name="T42"><text:span text:style-name="T69"></text:span><text:span text:style-name="T110"> Intitulé de l’exemple n° 2 - Préparer et documenter le déploiement d’une</text:span></text:p>
            <text:p text:style-name="P73" loext:marker-style-name="T42"><text:span text:style-name="T110">application</text:span><text:span text:style-name="T110"/></text:p>
          </table:table-cell>
          <table:table-cell table:style-name="Tableau6.C18" office:value-type="string">
            <text:p text:style-name="P73" loext:marker-style-name="T42"><text:span text:style-name="T110">p.</text:span><text:span text:style-name="T110"/></text:p>
          </table:table-cell>
          <table:table-cell table:style-name="Tableau6.D18" office:value-type="string">
            <text:p text:style-name="P108" loext:marker-style-name="T42"/>
          </table:table-cell>
        </table:table-row>
        <table:table-row table:style-name="Tableau6.1">
          <table:table-cell table:style-name="Tableau6.A19" office:value-type="string">
            <text:p text:style-name="P124" loext:marker-style-name="T32"/>
          </table:table-cell>
          <table:table-cell table:style-name="Tableau6.B19" office:value-type="string">
            <text:p text:style-name="P73" loext:marker-style-name="T42"><text:span text:style-name="T69"></text:span><text:span text:style-name="T110"> Intitulé de l’exemple n° 3 - Contribuer à la mise en production dans une démarche</text:span></text:p>
            <text:p text:style-name="P73" loext:marker-style-name="T42"><text:span text:style-name="T110">DevOps</text:span><text:span text:style-name="T110"/></text:p>
          </table:table-cell>
          <table:table-cell table:style-name="Tableau6.C19" office:value-type="string">
            <text:p text:style-name="P73" loext:marker-style-name="T42"><text:span text:style-name="T110">p.</text:span><text:span text:style-name="T110"/></text:p>
          </table:table-cell>
          <table:table-cell table:style-name="Tableau6.D19" office:value-type="string">
            <text:p text:style-name="P108" loext:marker-style-name="T42"/>
          </table:table-cell>
        </table:table-row>
        <table:table-row table:style-name="Tableau6.1">
          <table:table-cell table:style-name="Tableau6.A20" office:value-type="string">
            <text:p text:style-name="P124" loext:marker-style-name="T32"/>
          </table:table-cell>
          <table:table-cell table:style-name="Tableau6.B20" office:value-type="string">
            <text:p text:style-name="P124" loext:marker-style-name="T32"/>
          </table:table-cell>
          <table:table-cell table:style-name="Tableau6.C20" office:value-type="string">
            <text:p text:style-name="P122" loext:marker-style-name="T32"/>
          </table:table-cell>
          <table:table-cell table:style-name="Tableau6.D20" office:value-type="string">
            <text:p text:style-name="P124" loext:marker-style-name="T32"/>
          </table:table-cell>
        </table:table-row>
        <text:soft-page-break/>
        <table:table-row table:style-name="Tableau6.1">
          <table:table-cell table:style-name="Tableau6.A21" table:number-columns-spanned="2" office:value-type="string">
            <text:p text:style-name="P74" loext:marker-style-name="T52"><text:span text:style-name="T124">Titres, diplômes, CQP, attestations de formation </text:span><text:span text:style-name="T123">(facultatif)</text:span></text:p>
          </table:table-cell>
          <table:covered-table-cell/>
          <table:table-cell table:style-name="Tableau6.C21" office:value-type="string">
            <text:p text:style-name="P73" loext:marker-style-name="T42"><text:span text:style-name="T110">p.</text:span><text:span text:style-name="T110"/></text:p>
          </table:table-cell>
          <table:table-cell table:style-name="Tableau6.D21" office:value-type="string">
            <text:p text:style-name="P108" loext:marker-style-name="T42"/>
          </table:table-cell>
        </table:table-row>
        <table:table-row table:style-name="Tableau6.1">
          <table:table-cell table:style-name="Tableau6.A22" table:number-columns-spanned="2" office:value-type="string">
            <text:p text:style-name="P74" loext:marker-style-name="T52"><text:span text:style-name="T124">Déclaration sur l’honneur</text:span><text:span text:style-name="T124"/></text:p>
          </table:table-cell>
          <table:covered-table-cell/>
          <table:table-cell table:style-name="Tableau6.C22" office:value-type="string">
            <text:p text:style-name="P73" loext:marker-style-name="T42"><text:span text:style-name="T110">p.</text:span><text:span text:style-name="T110"/></text:p>
          </table:table-cell>
          <table:table-cell table:style-name="Tableau6.D22" office:value-type="string">
            <text:p text:style-name="P108" loext:marker-style-name="T42"/>
          </table:table-cell>
        </table:table-row>
        <table:table-row table:style-name="Tableau6.1">
          <table:table-cell table:style-name="Tableau6.A23" table:number-columns-spanned="2" office:value-type="string">
            <text:p text:style-name="P74" loext:marker-style-name="T52"><text:span text:style-name="T124">Documents illustrant la pratique professionnelle </text:span><text:span text:style-name="T123">(facultatif)</text:span></text:p>
          </table:table-cell>
          <table:covered-table-cell/>
          <table:table-cell table:style-name="Tableau6.C23" office:value-type="string">
            <text:p text:style-name="P73" loext:marker-style-name="T42"><text:span text:style-name="T110">p.</text:span><text:span text:style-name="T110"/></text:p>
          </table:table-cell>
          <table:table-cell table:style-name="Tableau6.D23" office:value-type="string">
            <text:p text:style-name="P108" loext:marker-style-name="T42"/>
          </table:table-cell>
        </table:table-row>
        <table:table-row table:style-name="Tableau6.1">
          <table:table-cell table:style-name="Tableau6.A24" table:number-columns-spanned="2" office:value-type="string">
            <text:p text:style-name="P74" loext:marker-style-name="T52"><text:span text:style-name="T124">Annexes </text:span><text:span text:style-name="T123">(Si le RC le prévoit)</text:span></text:p>
          </table:table-cell>
          <table:covered-table-cell/>
          <table:table-cell table:style-name="Tableau6.C24" office:value-type="string">
            <text:p text:style-name="P73" loext:marker-style-name="T42"><text:span text:style-name="T110">p.</text:span><text:span text:style-name="T110"/></text:p>
          </table:table-cell>
          <table:table-cell table:style-name="Tableau6.D24" office:value-type="string">
            <text:p text:style-name="P108" loext:marker-style-name="T42"/>
          </table:table-cell>
        </table:table-row>
      </table:table>
      <text:p text:style-name="P109" loext:marker-style-name="T42"/>
      <text:p text:style-name="P110" loext:marker-style-name="T42"/>
      <text:p text:style-name="P81" loext:marker-style-name="T17"/>
      <text:p text:style-name="P81" loext:marker-style-name="T17"/>
      <text:p text:style-name="P156" loext:marker-style-name="T17"><text:span text:style-name="T15">Exemples de pratique</text:span><text:span text:style-name="T15"/></text:p>
      <text:p text:style-name="P156" loext:marker-style-name="T17"><text:span text:style-name="T15">professionnelle</text:span><text:span text:style-name="T15"/></text:p>
      <text:p text:style-name="P112" loext:marker-style-name="T42"/>
      <text:p text:style-name="P112" loext:marker-style-name="T42"/>
      <text:p text:style-name="P114" loext:marker-style-name="T42"/>
      <table:table table:name="Tableau8" table:style-name="Tableau8">
        <table:table-column table:style-name="Tableau8.A"/>
        <table:table-column table:style-name="Tableau8.B"/>
        <table:table-column table:style-name="Tableau8.C"/>
        <table:table-column table:style-name="Tableau8.D"/>
        <table:table-column table:style-name="Tableau8.E"/>
        <table:table-column table:style-name="Tableau8.F"/>
        <table:table-column table:style-name="Tableau8.B"/>
        <table:table-column table:style-name="Tableau8.H"/>
        <table:table-column table:style-name="Tableau8.I"/>
        <table:table-row table:style-name="Tableau8.1">
          <table:table-cell table:style-name="Tableau8.A1" office:value-type="string">
            <text:p text:style-name="P141" loext:marker-style-name="T74"/>
          </table:table-cell>
          <table:table-cell table:style-name="Tableau8.A1" table:number-columns-spanned="3" office:value-type="string">
            <text:p text:style-name="P145" loext:marker-style-name="T74"/>
          </table:table-cell>
          <table:covered-table-cell/>
          <table:covered-table-cell/>
          <table:table-cell table:style-name="Tableau8.A1" table:number-columns-spanned="5" office:value-type="string">
            <text:p text:style-name="P115" loext:marker-style-name="T51"/>
          </table:table-cell>
          <table:covered-table-cell/>
          <table:covered-table-cell/>
          <table:covered-table-cell/>
          <table:covered-table-cell/>
        </table:table-row>
        <table:table-row table:style-name="Tableau8.2">
          <table:table-cell table:style-name="Tableau8.A1" office:value-type="string">
            <text:p text:style-name="P34" loext:marker-style-name="T74"><text:span text:style-name="T75">Activité-type</text:span><text:span text:style-name="T75"/></text:p>
          </table:table-cell>
          <table:table-cell table:style-name="Tableau8.A1" table:number-columns-spanned="3" office:value-type="string">
            <text:p text:style-name="P49" loext:marker-style-name="T74"><loext:content-control loext:dropdown="true"><loext:list-item loext:display-text="2" loext:value="2"/><loext:list-item loext:display-text="3" loext:value="3"/><loext:list-item loext:display-text="4" loext:value="4"/><loext:list-item loext:display-text="5" loext:value="5"/><loext:list-item loext:display-text="1" loext:value="1"/>1</loext:content-control><text:span text:style-name="T74"/></text:p>
          </table:table-cell>
          <table:covered-table-cell/>
          <table:covered-table-cell/>
          <table:table-cell table:style-name="Tableau8.A1" table:number-columns-spanned="5" office:value-type="string">
            <text:p text:style-name="P46" loext:marker-style-name="T50"><text:span text:style-name="T77">D</text:span><text:span text:style-name="T79">évelopper une application sécurisée</text:span><loext:content-control/></text:p>
          </table:table-cell>
          <table:covered-table-cell/>
          <table:covered-table-cell/>
          <table:covered-table-cell/>
          <table:covered-table-cell/>
        </table:table-row>
        <table:table-row table:style-name="Tableau8.3">
          <table:table-cell table:style-name="Tableau8.A3" table:number-columns-spanned="4" office:value-type="string">
            <text:p text:style-name="P42" loext:marker-style-name="T53"><text:span text:style-name="T112">Exemple n°1</text:span><text:span text:style-name="T126"> <text:s/></text:span><text:span text:style-name="T69"></text:span></text:p>
          </table:table-cell>
          <table:covered-table-cell/>
          <table:covered-table-cell/>
          <table:covered-table-cell/>
          <table:table-cell table:style-name="Tableau8.E3" table:number-columns-spanned="5" office:value-type="string">
            <text:p text:style-name="P75" loext:marker-style-name="T42"><text:span text:style-name="T110">Installer et configurer son environnement de travail en fonction du projet</text:span></text:p>
          </table:table-cell>
          <table:covered-table-cell/>
          <table:covered-table-cell/>
          <table:covered-table-cell/>
          <table:covered-table-cell/>
        </table:table-row>
        <table:table-row table:style-name="Tableau8.3">
          <table:table-cell table:style-name="Tableau8.A4" table:number-columns-spanned="4" office:value-type="string">
            <text:p text:style-name="P126" loext:marker-style-name="T50"/>
          </table:table-cell>
          <table:covered-table-cell/>
          <table:covered-table-cell/>
          <table:covered-table-cell/>
          <table:table-cell table:style-name="Tableau8.E4" table:number-columns-spanned="5" office:value-type="string">
            <text:p text:style-name="P126" loext:marker-style-name="T50"/>
          </table:table-cell>
          <table:covered-table-cell/>
          <table:covered-table-cell/>
          <table:covered-table-cell/>
          <table:covered-table-cell/>
        </table:table-row>
        <table:table-row table:style-name="Tableau8.5">
          <table:table-cell table:style-name="Tableau8.A5" table:number-columns-spanned="9" office:value-type="string">
            <text:p text:style-name="P46" loext:marker-style-name="T50"><text:span text:style-name="T111">1. Décrivez les tâches ou opérations que vous avez effectuées, et dans quelles conditions :</text:span><text:span text:style-name="T111"/></text:p>
          </table:table-cell>
          <table:covered-table-cell/>
          <table:covered-table-cell/>
          <table:covered-table-cell/>
          <table:covered-table-cell/>
          <table:covered-table-cell/>
          <table:covered-table-cell/>
          <table:covered-table-cell/>
          <table:covered-table-cell/>
        </table:table-row>
        <table:table-row table:style-name="Tableau8.6">
          <table:table-cell table:style-name="Tableau8.A6" table:number-columns-spanned="9" office:value-type="string">
            <text:p text:style-name="P13"><text:span text:style-name="T94">Dans le cadre de la formation de Concepteur Développeur d'Applications (CDA) à Simplon, j'ai été responsable de l'installation et de la configuration de l'environnement de travail pour l'équipe projet.</text:span></text:p>
            <text:p text:style-name="P13"><text:span text:style-name="T94">Le projet consistait à créer une application de quiz. Après avoir discuté et validé la stack technique avec l'équipe (PostgreSQL pour la base de données, NestJS pour le backend, SvelteKit pour le frontend), j'ai proposé l'utilisation de Docker pour standardiser et simplifier l'environnement de développement.</text:span></text:p>
            <text:p text:style-name="P13"><text:span text:style-name="T94"/></text:p>
            <text:p text:style-name="P162"><text:span text:style-name="T93">Pourquoi Docker ?</text:span></text:p>
            <text:p text:style-name="P162"><text:span text:style-name="T95">Pour la cohérence de l’environnement. En effet, </text:span><text:span text:style-name="T93">Docker garantit que tous les membres de l'équipe utilisent le même environnement, évitant ainsi les problèmes de compatibilité.</text:span></text:p>
            <text:p text:style-name="P162"><text:span text:style-name="T95">Pour la facilité de la configuration de l’environnement de travail pour les autres membres de l’équipe. </text:span><text:span text:style-name="T93">Une fois le Dockerfile et le docker-compose configurés, chaque membre peut facilement initialiser l'environnement de travail avec une seule commande </text:span><text:span text:style-name="T95">(docker-compose up)</text:span><text:span text:style-name="T93">.</text:span></text:p>
            <text:p text:style-name="P162"><text:span text:style-name="T95">Enfin, pour sa portabilité puisque </text:span><text:span text:style-name="T93">Docker facilite le déploiement de l'application sur différents environnements (local, staging, production).</text:span></text:p>
            <text:p text:style-name="P162"><text:span text:style-name="T93"/></text:p>
            <text:p text:style-name="P163"><text:span text:style-name="T93">Les étapes de réalisation ont été les suivantes :</text:span></text:p>
            <text:list xml:id="list1707712971" text:style-name="L1">
              <text:list-item>
                <text:p text:style-name="P192"><text:span text:style-name="T95">Choix de l’architecture :</text:span></text:p>
              </text:list-item>
            </text:list>
            <text:list text:style-name="L2">
              <text:list-item>
                <text:list>
                  <text:list-item>
                    <text:p text:style-name="P184"><text:span text:style-name="T95">Création d'un fichier docker-compose situé à la racine du projet</text:span></text:p>
                  </text:list-item>
                  <text:list-item>
                    <text:p text:style-name="P184"><text:span text:style-name="T95">Création de deux Dockerfiles, un pour le backend et un pour le frontend</text:span></text:p>
                  </text:list-item>
                </text:list>
              </text:list-item>
            </text:list>
            <text:list xml:id="list142903256474581" text:continue-list="list1707712971" text:style-name="L1">
              <text:list-item>
                <text:p text:style-name="P192"><text:span text:style-name="T95">Création du fichier docker-compose.yml :</text:span></text:p>
              </text:list-item>
            </text:list>
            <text:list text:style-name="L3">
              <text:list-item>
                <text:list>
                  <text:list-item>
                    <text:p text:style-name="P185"><text:span text:style-name="T95">Configuration des services nécessaires (frontend, backend, base de données, pgAdmin)</text:span></text:p>
                  </text:list-item>
                  <text:list-item>
                    <text:p text:style-name="P185"><text:span text:style-name="T95">Définition des volumes pour la persistance des données et le partage des répertoires de code</text:span></text:p>
                  </text:list-item>
                  <text:list-item>
                    <text:p text:style-name="P185"><text:span text:style-name="T95">Exposition des ports pour l'accès aux services depuis l'extérieur des conteneur</text:span></text:p>
                  </text:list-item>
                </text:list>
              </text:list-item>
            </text:list>
            <text:list xml:id="list142902847120409" text:continue-list="list142903256474581" text:style-name="L1">
              <text:list-item>
                <text:p text:style-name="P192"><text:span text:style-name="T95">Création du Dockerfile pour le front :</text:span></text:p>
              </text:list-item>
            </text:list>
            <text:list text:style-name="L4">
              <text:list-item>
                <text:list>
                  <text:list-item>
                    <text:p text:style-name="P186"><text:span text:style-name="T95">Configuration de l'image de base, des répertoires de travail et des commandes de build et de démarrage</text:span></text:p>
                  </text:list-item>
                </text:list>
              </text:list-item>
            </text:list>
            <text:list xml:id="list142903720153162" text:continue-list="list142902847120409" text:style-name="L1">
              <text:list-item>
                <text:p text:style-name="P192"><text:span text:style-name="T95">Création du Dockerfile pour le back :</text:span></text:p>
              </text:list-item>
            </text:list>
            <text:list text:style-name="L5">
              <text:list-item>
                <text:list>
                  <text:list-item>
                    <text:p text:style-name="P187"><text:span text:style-name="T95">Configuration de l'image de base, des répertoires de travail et des commandes de build et de démarrage pour différents environnements (production et développement)</text:span></text:p>
                  </text:list-item>
                </text:list>
              </text:list-item>
            </text:list>
            <text:list text:continue-list="list142903720153162" text:style-name="L1">
              <text:list-item>
                <text:p text:style-name="P192"><text:soft-page-break/><text:span text:style-name="T95">Tests :</text:span></text:p>
              </text:list-item>
            </text:list>
            <text:list text:style-name="L6">
              <text:list-item>
                <text:list>
                  <text:list-item>
                    <text:p text:style-name="P188"><text:span text:style-name="T95">Test de l'installation sur mon poste pour vérifier le bon fonctionnement de l'application</text:span></text:p>
                  </text:list-item>
                  <text:list-item>
                    <text:p text:style-name="P188"><text:span text:style-name="T95">Vérification que l'initialisation se fait correctement sur les postes des collègues en utilisant docker-compose up</text:span></text:p>
                  </text:list-item>
                </text:list>
              </text:list-item>
            </text:list>
            <text:p text:style-name="P12"/>
            <text:p text:style-name="P12"><loext:content-control><text:line-break/></loext:content-control></text:p>
          </table:table-cell>
          <table:covered-table-cell/>
          <table:covered-table-cell/>
          <table:covered-table-cell/>
          <table:covered-table-cell/>
          <table:covered-table-cell/>
          <table:covered-table-cell/>
          <table:covered-table-cell/>
          <table:covered-table-cell/>
        </table:table-row>
        <table:table-row table:style-name="Tableau8.7">
          <table:table-cell table:style-name="Tableau8.A7" table:number-columns-spanned="9" office:value-type="string">
            <text:p text:style-name="P104"/>
          </table:table-cell>
          <table:covered-table-cell/>
          <table:covered-table-cell/>
          <table:covered-table-cell/>
          <table:covered-table-cell/>
          <table:covered-table-cell/>
          <table:covered-table-cell/>
          <table:covered-table-cell/>
          <table:covered-table-cell/>
        </table:table-row>
        <table:table-row table:style-name="Tableau8.8">
          <table:table-cell table:style-name="Tableau8.A8" table:number-columns-spanned="9" office:value-type="string">
            <text:p text:style-name="P8"><text:span text:style-name="T111">2. Précisez les moyens utilisés :</text:span></text:p>
          </table:table-cell>
          <table:covered-table-cell/>
          <table:covered-table-cell/>
          <table:covered-table-cell/>
          <table:covered-table-cell/>
          <table:covered-table-cell/>
          <table:covered-table-cell/>
          <table:covered-table-cell/>
          <table:covered-table-cell/>
        </table:table-row>
        <table:table-row table:style-name="Tableau8.9">
          <table:table-cell table:style-name="Tableau8.A9" table:number-columns-spanned="9" office:value-type="string">
            <text:p text:style-name="P10"><text:span text:style-name="T82">IDE VSC</text:span></text:p>
            <text:p text:style-name="P10"><text:span text:style-name="T82">Docker-dekstop</text:span></text:p>
            <text:p text:style-name="P196"><text:span text:style-name="T82">P</text:span><text:span text:style-name="T77">G Admin</text:span></text:p>
            <text:p text:style-name="P166"><text:span text:style-name="T77">Gitbash</text:span></text:p>
            <text:p text:style-name="P166"><text:span text:style-name="T77">Powershell</text:span></text:p>
            <text:p text:style-name="P10"><text:span text:style-name="T82">Github</text:span><loext:content-control/></text:p>
          </table:table-cell>
          <table:covered-table-cell/>
          <table:covered-table-cell/>
          <table:covered-table-cell/>
          <table:covered-table-cell/>
          <table:covered-table-cell/>
          <table:covered-table-cell/>
          <table:covered-table-cell/>
          <table:covered-table-cell/>
        </table:table-row>
        <table:table-row table:style-name="Tableau8.10">
          <table:table-cell table:style-name="Tableau8.A10" table:number-columns-spanned="9" office:value-type="string">
            <text:p text:style-name="P126" loext:marker-style-name="T50"/>
            <text:p text:style-name="P126" loext:marker-style-name="T50"/>
          </table:table-cell>
          <table:covered-table-cell/>
          <table:covered-table-cell/>
          <table:covered-table-cell/>
          <table:covered-table-cell/>
          <table:covered-table-cell/>
          <table:covered-table-cell/>
          <table:covered-table-cell/>
          <table:covered-table-cell/>
        </table:table-row>
        <table:table-row table:style-name="Tableau8.11">
          <table:table-cell table:style-name="Tableau8.A11" table:number-columns-spanned="9" office:value-type="string">
            <text:p text:style-name="P46" loext:marker-style-name="T50"><text:span text:style-name="T111">3. Avec qui avez-vous travaillé ?</text:span><text:span text:style-name="T111"/></text:p>
          </table:table-cell>
          <table:covered-table-cell/>
          <table:covered-table-cell/>
          <table:covered-table-cell/>
          <table:covered-table-cell/>
          <table:covered-table-cell/>
          <table:covered-table-cell/>
          <table:covered-table-cell/>
          <table:covered-table-cell/>
        </table:table-row>
        <table:table-row table:style-name="Tableau8.12">
          <table:table-cell table:style-name="Tableau8.A12" table:number-columns-spanned="9" office:value-type="string">
            <text:p text:style-name="P14"><text:span text:style-name="T81">Nous étions une équipe de quatre personnes, composée de deux développeurs front-end et deux développeurs back-end. En tant que membre de l'équipe back-end, j'étais principalement responsable de la configuration du backend et de la base de données.</text:span></text:p>
            <text:p text:style-name="P14" loext:marker-style-name="T50"><text:span text:style-name="T86">Nous avons travaillé en mode Agile avec Scrum. Ainsi, chaque jour, </text:span><text:span text:style-name="T81">nous avions </text:span><text:span text:style-name="T86">une</text:span><text:span text:style-name="T81"> réunion de suivi </text:span><text:span text:style-name="T86">(daily) </text:span><text:span text:style-name="T81">pour discuter de l'avancement du projet, résoudre les problèmes et ajuster les tâches si nécessaire. Cette collaboration nous a permis de rester synchronisés et de garantir la cohérence de l'ensemble du projet.</text:span><loext:content-control/></text:p>
          </table:table-cell>
          <table:covered-table-cell/>
          <table:covered-table-cell/>
          <table:covered-table-cell/>
          <table:covered-table-cell/>
          <table:covered-table-cell/>
          <table:covered-table-cell/>
          <table:covered-table-cell/>
          <table:covered-table-cell/>
        </table:table-row>
        <table:table-row table:style-name="Tableau8.13">
          <table:table-cell table:style-name="Tableau8.A13" table:number-columns-spanned="9" office:value-type="string">
            <text:p text:style-name="P126" loext:marker-style-name="T50"/>
          </table:table-cell>
          <table:covered-table-cell/>
          <table:covered-table-cell/>
          <table:covered-table-cell/>
          <table:covered-table-cell/>
          <table:covered-table-cell/>
          <table:covered-table-cell/>
          <table:covered-table-cell/>
          <table:covered-table-cell/>
        </table:table-row>
        <table:table-row table:style-name="Tableau8.14">
          <table:table-cell table:style-name="Tableau8.A14" table:number-columns-spanned="9" office:value-type="string">
            <text:p text:style-name="P46" loext:marker-style-name="T50"><text:span text:style-name="T111">4. Contexte</text:span><text:span text:style-name="T111"/></text:p>
          </table:table-cell>
          <table:covered-table-cell/>
          <table:covered-table-cell/>
          <table:covered-table-cell/>
          <table:covered-table-cell/>
          <table:covered-table-cell/>
          <table:covered-table-cell/>
          <table:covered-table-cell/>
          <table:covered-table-cell/>
        </table:table-row>
        <table:table-row table:style-name="Tableau8.15">
          <table:table-cell table:style-name="Tableau8.A15" table:number-columns-spanned="6" office:value-type="string">
            <text:p text:style-name="P130" loext:marker-style-name="T54"/>
          </table:table-cell>
          <table:covered-table-cell/>
          <table:covered-table-cell/>
          <table:covered-table-cell/>
          <table:covered-table-cell/>
          <table:covered-table-cell/>
          <table:table-cell table:style-name="Tableau8.G15" table:number-columns-spanned="3" office:value-type="string">
            <text:p text:style-name="P149" loext:marker-style-name="T76"/>
          </table:table-cell>
          <table:covered-table-cell/>
          <table:covered-table-cell/>
        </table:table-row>
        <table:table-row table:style-name="Tableau8.16">
          <table:table-cell table:style-name="Tableau8.A16" table:number-columns-spanned="6" office:value-type="string">
            <text:p text:style-name="P46" loext:marker-style-name="T50"><text:span text:style-name="T111">Nom de l’entreprise, organisme ou association <text:s/></text:span><text:span text:style-name="T69"></text:span></text:p>
          </table:table-cell>
          <table:covered-table-cell/>
          <table:covered-table-cell/>
          <table:covered-table-cell/>
          <table:covered-table-cell/>
          <table:covered-table-cell/>
          <table:table-cell table:style-name="Tableau8.G16" table:number-columns-spanned="3" office:value-type="string">
            <text:p text:style-name="P46" loext:marker-style-name="T50"><text:span text:style-name="T77">S</text:span><text:span text:style-name="T89">implon.co</text:span><loext:content-control/></text:p>
          </table:table-cell>
          <table:covered-table-cell/>
          <table:covered-table-cell/>
        </table:table-row>
        <table:table-row table:style-name="Tableau8.17">
          <table:table-cell table:style-name="Tableau8.A17" table:number-columns-spanned="2" office:value-type="string">
            <text:p text:style-name="P134" loext:marker-style-name="T55"/>
          </table:table-cell>
          <table:covered-table-cell/>
          <table:table-cell table:style-name="Tableau8.C17" table:number-columns-spanned="7" office:value-type="string">
            <text:p text:style-name="P134" loext:marker-style-name="T55"/>
          </table:table-cell>
          <table:covered-table-cell/>
          <table:covered-table-cell/>
          <table:covered-table-cell/>
          <table:covered-table-cell/>
          <table:covered-table-cell/>
          <table:covered-table-cell/>
        </table:table-row>
        <table:table-row table:style-name="Tableau8.2">
          <table:table-cell table:style-name="Tableau8.A18" table:number-columns-spanned="2" office:value-type="string">
            <text:p text:style-name="P46" loext:marker-style-name="T50"><text:span text:style-name="T111">Chantier, atelier, service</text:span><text:span text:style-name="T111"/></text:p>
          </table:table-cell>
          <table:covered-table-cell/>
          <table:table-cell table:style-name="Tableau8.C18" office:value-type="string">
            <text:p text:style-name="P53" loext:marker-style-name="T50"><text:span text:style-name="T69"></text:span><text:span text:style-name="T46"/></text:p>
          </table:table-cell>
          <table:table-cell table:style-name="Tableau8.D18" table:number-columns-spanned="6" office:value-type="string">
            <text:p text:style-name="P215" loext:marker-style-name="T50">Travaux de groupe</text:p>
          </table:table-cell>
          <table:covered-table-cell/>
          <table:covered-table-cell/>
          <table:covered-table-cell/>
          <table:covered-table-cell/>
          <table:covered-table-cell/>
        </table:table-row>
        <table:table-row table:style-name="Tableau8.2">
          <table:table-cell table:style-name="Tableau8.A19" table:number-columns-spanned="2" office:value-type="string">
            <text:p text:style-name="P32" loext:marker-style-name="T50"><text:span text:style-name="T111">Période d’exercice</text:span><text:span text:style-name="T111"/></text:p>
          </table:table-cell>
          <table:covered-table-cell/>
          <table:table-cell table:style-name="Tableau8.C19" office:value-type="string">
            <text:p text:style-name="P53" loext:marker-style-name="T50"><text:span text:style-name="T69"></text:span><text:span text:style-name="T46"/></text:p>
          </table:table-cell>
          <table:table-cell table:style-name="Tableau8.D19" table:number-columns-spanned="2" office:value-type="string">
            <text:p text:style-name="P46" loext:marker-style-name="T50"><text:span text:style-name="T111">Du</text:span><text:span text:style-name="T111"/></text:p>
          </table:table-cell>
          <table:covered-table-cell/>
          <table:table-cell table:style-name="Tableau8.F19" table:number-columns-spanned="2" office:value-type="string">
            <text:p text:style-name="P46" loext:marker-style-name="T50"><loext:content-control loext:date="true" loext:date-format="dd/MM/yyyy" loext:date-rfc-language-tag="fr-FR" loext:current-date="2024-01-22T00:00:00Z"><text:span text:style-name="Placeholder_20_Text"><text:span text:style-name="T84">22/01/2024</text:span></text:span></loext:content-control></text:p>
          </table:table-cell>
          <table:covered-table-cell/>
          <table:table-cell table:style-name="Tableau8.H19" office:value-type="string">
            <text:p text:style-name="P46" loext:marker-style-name="T50"><text:span text:style-name="T111">au</text:span><text:span text:style-name="T111"/></text:p>
          </table:table-cell>
          <table:table-cell table:style-name="Tableau8.I19" office:value-type="string">
            <text:p text:style-name="P46" loext:marker-style-name="T50"><loext:content-control loext:date="true" loext:date-format="dd/MM/yyyy" loext:date-rfc-language-tag="fr-FR" loext:current-date="2024-02-02T00:00:00Z"><text:span text:style-name="Placeholder_20_Text"><text:span text:style-name="T84">02/02/2024</text:span></text:span></loext:content-control></text:p>
          </table:table-cell>
        </table:table-row>
        <table:table-row table:style-name="Tableau8.20">
          <table:table-cell table:style-name="Tableau8.A20" table:number-columns-spanned="9" office:value-type="string">
            <text:p text:style-name="P100" loext:marker-style-name="T41"/>
          </table:table-cell>
          <table:covered-table-cell/>
          <table:covered-table-cell/>
          <table:covered-table-cell/>
          <table:covered-table-cell/>
          <table:covered-table-cell/>
          <table:covered-table-cell/>
          <table:covered-table-cell/>
          <table:covered-table-cell/>
        </table:table-row>
        <table:table-row table:style-name="Tableau8.21">
          <table:table-cell table:style-name="Tableau8.A21" table:number-columns-spanned="9" office:value-type="string">
            <text:p text:style-name="P126" loext:marker-style-name="T50"/>
          </table:table-cell>
          <table:covered-table-cell/>
          <table:covered-table-cell/>
          <table:covered-table-cell/>
          <table:covered-table-cell/>
          <table:covered-table-cell/>
          <table:covered-table-cell/>
          <table:covered-table-cell/>
          <table:covered-table-cell/>
        </table:table-row>
        <text:soft-page-break/>
        <table:table-row table:style-name="Tableau8.22">
          <table:table-cell table:style-name="Tableau8.A22" table:number-columns-spanned="9" office:value-type="string">
            <text:p text:style-name="P46" loext:marker-style-name="T56"><text:span text:style-name="T111">5. Informations complémentaires </text:span><text:span text:style-name="T115">(facultatif)</text:span></text:p>
          </table:table-cell>
          <table:covered-table-cell/>
          <table:covered-table-cell/>
          <table:covered-table-cell/>
          <table:covered-table-cell/>
          <table:covered-table-cell/>
          <table:covered-table-cell/>
          <table:covered-table-cell/>
          <table:covered-table-cell/>
        </table:table-row>
        <table:table-row table:style-name="Tableau8.23">
          <table:table-cell table:style-name="Tableau8.A23" table:number-columns-spanned="9" office:value-type="string">
            <text:p text:style-name="P27" loext:marker-style-name="T50"><text:span text:style-name="T101">Ici</text:span><text:span text:style-name="T98">, nous avons travaillé avec un tableau Kanban sur GitHub et généré des tickets. Cette méthode nous a permis de suivre de manière organisée les différentes tâches à accomplir, de prioriser les activités et de collaborer efficacement. Nous avons également pratiqué les pull requests, ce qui nous a donné l'occasion de passer en revue le code de nos collègues et d'apporter des commentaires constructifs. Après cette relecture, nous avons validé les modifications avant leur fusion dans la branche principale du projet. Cette approche a été particulièrement formatrice.</text:span><loext:content-control/></text:p>
          </table:table-cell>
          <table:covered-table-cell/>
          <table:covered-table-cell/>
          <table:covered-table-cell/>
          <table:covered-table-cell/>
          <table:covered-table-cell/>
          <table:covered-table-cell/>
          <table:covered-table-cell/>
          <table:covered-table-cell/>
        </table:table-row>
      </table:table>
      <text:p text:style-name="P114" loext:marker-style-name="T42"/>
      <table:table table:name="Tableau15" table:style-name="Tableau15">
        <table:table-column table:style-name="Tableau15.A"/>
        <table:table-column table:style-name="Tableau15.B"/>
        <table:table-column table:style-name="Tableau15.C"/>
        <table:table-column table:style-name="Tableau15.D"/>
        <table:table-column table:style-name="Tableau15.E"/>
        <table:table-column table:style-name="Tableau15.F"/>
        <table:table-column table:style-name="Tableau15.B"/>
        <table:table-column table:style-name="Tableau15.H"/>
        <table:table-column table:style-name="Tableau15.I"/>
        <table:table-row table:style-name="Tableau15.1">
          <table:table-cell table:style-name="Tableau15.A1" office:value-type="string">
            <text:p text:style-name="P142" loext:marker-style-name="T74"/>
          </table:table-cell>
          <table:table-cell table:style-name="Tableau15.A1" table:number-columns-spanned="3" office:value-type="string">
            <text:p text:style-name="P146" loext:marker-style-name="T74"/>
          </table:table-cell>
          <table:covered-table-cell/>
          <table:covered-table-cell/>
          <table:table-cell table:style-name="Tableau15.A1" table:number-columns-spanned="5" office:value-type="string">
            <text:p text:style-name="P116" loext:marker-style-name="T51"/>
          </table:table-cell>
          <table:covered-table-cell/>
          <table:covered-table-cell/>
          <table:covered-table-cell/>
          <table:covered-table-cell/>
        </table:table-row>
        <table:table-row table:style-name="Tableau15.2">
          <table:table-cell table:style-name="Tableau15.A1" office:value-type="string">
            <text:p text:style-name="P35" loext:marker-style-name="T74"><text:span text:style-name="T75">Activité-type</text:span></text:p>
          </table:table-cell>
          <table:table-cell table:style-name="Tableau15.A1" table:number-columns-spanned="3" office:value-type="string">
            <text:p text:style-name="P54" loext:marker-style-name="T74"><loext:content-control loext:dropdown="true"><loext:list-item loext:display-text="2" loext:value="2"/><loext:list-item loext:display-text="3" loext:value="3"/><loext:list-item loext:display-text="4" loext:value="4"/><loext:list-item loext:display-text="5" loext:value="5"/><loext:list-item loext:display-text="1" loext:value="1"/>1</loext:content-control></text:p>
          </table:table-cell>
          <table:covered-table-cell/>
          <table:covered-table-cell/>
          <table:table-cell table:style-name="Tableau15.A1" table:number-columns-spanned="5" office:value-type="string">
            <text:p text:style-name="P55" loext:marker-style-name="T50"><loext:content-control><text:span text:style-name="T77">Développer une application sécurisée</text:span></loext:content-control></text:p>
          </table:table-cell>
          <table:covered-table-cell/>
          <table:covered-table-cell/>
          <table:covered-table-cell/>
          <table:covered-table-cell/>
        </table:table-row>
        <table:table-row table:style-name="Tableau15.3">
          <table:table-cell table:style-name="Tableau15.A3" table:number-columns-spanned="4" office:value-type="string">
            <text:p text:style-name="P43" loext:marker-style-name="T53"><text:span text:style-name="T112">Exemple n°</text:span><text:span text:style-name="T113">2</text:span><text:span text:style-name="T126"> <text:s/></text:span><text:span text:style-name="T69"></text:span></text:p>
          </table:table-cell>
          <table:covered-table-cell/>
          <table:covered-table-cell/>
          <table:covered-table-cell/>
          <table:table-cell table:style-name="Tableau15.E3" table:number-columns-spanned="5" office:value-type="string">
            <text:p text:style-name="P75" loext:marker-style-name="T42"><text:span text:style-name="T110">Développer des interfaces utilisateur</text:span></text:p>
          </table:table-cell>
          <table:covered-table-cell/>
          <table:covered-table-cell/>
          <table:covered-table-cell/>
          <table:covered-table-cell/>
        </table:table-row>
        <table:table-row table:style-name="Tableau15.3">
          <table:table-cell table:style-name="Tableau15.A4" table:number-columns-spanned="4" office:value-type="string">
            <text:p text:style-name="P127" loext:marker-style-name="T50"/>
          </table:table-cell>
          <table:covered-table-cell/>
          <table:covered-table-cell/>
          <table:covered-table-cell/>
          <table:table-cell table:style-name="Tableau15.E4" table:number-columns-spanned="5" office:value-type="string">
            <text:p text:style-name="P127" loext:marker-style-name="T50"/>
          </table:table-cell>
          <table:covered-table-cell/>
          <table:covered-table-cell/>
          <table:covered-table-cell/>
          <table:covered-table-cell/>
        </table:table-row>
        <table:table-row table:style-name="Tableau15.5">
          <table:table-cell table:style-name="Tableau15.A5" table:number-columns-spanned="9" office:value-type="string">
            <text:p text:style-name="P55" loext:marker-style-name="T50"><text:span text:style-name="T111">1. Décrivez les tâches ou opérations que vous avez effectuées, et dans quelles conditions :</text:span></text:p>
          </table:table-cell>
          <table:covered-table-cell/>
          <table:covered-table-cell/>
          <table:covered-table-cell/>
          <table:covered-table-cell/>
          <table:covered-table-cell/>
          <table:covered-table-cell/>
          <table:covered-table-cell/>
          <table:covered-table-cell/>
        </table:table-row>
        <table:table-row table:style-name="Tableau15.6">
          <table:table-cell table:style-name="Tableau15.A6" table:number-columns-spanned="9" office:value-type="string">
            <text:p text:style-name="P161"><text:span text:style-name="T77">Dans le cadre de </text:span><text:span text:style-name="T92">l</text:span><text:span text:style-name="T77">a formation de Développeur web chez OpenClassrooms, j'ai développé un projet React. Il s'agissait de créer une interface front dynamique pour un site web d'agence de location immobilière.</text:span></text:p>
            <text:p text:style-name="P161"><text:span text:style-name="T77"/></text:p>
            <text:p text:style-name="P161"><text:span text:style-name="T77">Les étapes de réalisation ont été les suivantes :</text:span></text:p>
            <text:list xml:id="list415441225" text:style-name="L7">
              <text:list-item>
                <text:p text:style-name="P189"><text:span text:style-name="T80">Initialisation du projet React</text:span></text:p>
              </text:list-item>
            </text:list>
            <text:list text:style-name="L8">
              <text:list-item>
                <text:list>
                  <text:list-item>
                    <text:p text:style-name="P160"><text:span text:style-name="T77">Création d'une nouvelle application React en utilisant create-react-app</text:span></text:p>
                  </text:list-item>
                  <text:list-item>
                    <text:p text:style-name="P71"><text:span text:style-name="T80">Configuration de l'environnement de développement avec Visual Studio Code (VSC)</text:span></text:p>
                  </text:list-item>
                </text:list>
              </text:list-item>
            </text:list>
            <text:list xml:id="list142903152636125" text:continue-list="list415441225" text:style-name="L7">
              <text:list-item>
                <text:p text:style-name="P190"><text:span text:style-name="T90">Conception de l’architecture du projet</text:span></text:p>
              </text:list-item>
            </text:list>
            <text:list text:style-name="L9">
              <text:list-item>
                <text:list>
                  <text:list-item>
                    <text:p text:style-name="P70"><text:span text:style-name="T90">Dans le dossier src, découpages en cinq sous-dossiers afin de respecter la logique modulaire de ReactJS : pages, images, fonts, data, components</text:span></text:p>
                  </text:list-item>
                </text:list>
              </text:list-item>
            </text:list>
            <text:list xml:id="list142902941374887" text:continue-list="list142903152636125" text:style-name="L7">
              <text:list-item>
                <text:p text:style-name="P189"><text:span text:style-name="T80">Ajout de React Router pour la navigation</text:span></text:p>
              </text:list-item>
            </text:list>
            <text:list text:style-name="L10">
              <text:list-item>
                <text:list>
                  <text:list-item>
                    <text:p text:style-name="P157"><text:span text:style-name="T77">Intégration de la bibliothèque react-router-dom pour gérer la navigation entre les différentes pages</text:span></text:p>
                  </text:list-item>
                  <text:list-item>
                    <text:p text:style-name="P157"><text:span text:style-name="T77">Mise en place des routes pour les différentes pages (accueil, informations, logement)</text:span></text:p>
                  </text:list-item>
                </text:list>
              </text:list-item>
            </text:list>
            <text:list xml:id="list142903695415227" text:continue-list="list142902941374887" text:style-name="L7">
              <text:list-item>
                <text:p text:style-name="P189"><text:span text:style-name="T80">Création et gestion du routeur</text:span></text:p>
              </text:list-item>
            </text:list>
            <text:list text:style-name="L11">
              <text:list-item>
                <text:list>
                  <text:list-item>
                    <text:p text:style-name="P62"><text:span text:style-name="T80">Configuration du routeur principal pour gérer les URLs personnalisées et les redirections vers une page d'erreur en cas de route non valide</text:span></text:p>
                  </text:list-item>
                </text:list>
              </text:list-item>
            </text:list>
            <text:list xml:id="list142902213151984" text:continue-list="list142903695415227" text:style-name="L7">
              <text:list-item>
                <text:p text:style-name="P189"><text:span text:style-name="T80">Développement de la page d'accueil</text:span></text:p>
              </text:list-item>
            </text:list>
            <text:list text:style-name="L12">
              <text:list-item>
                <text:list>
                  <text:list-item>
                    <text:p text:style-name="P63"><text:span text:style-name="T80">Conception et mise en place de la page d'accueil en récupérant dynamiquement le contenu (images et titres) des annonces immobilières à partir d'un fichier JSON local</text:span></text:p>
                  </text:list-item>
                </text:list>
              </text:list-item>
            </text:list>
            <text:list xml:id="list142902053179228" text:continue-list="list142902213151984" text:style-name="L7">
              <text:list-item>
                <text:p text:style-name="P189"><text:span text:style-name="T80">Création d'une page d'information avec un composant « Collapse » réutilisable</text:span></text:p>
              </text:list-item>
            </text:list>
            <text:list text:style-name="L13">
              <text:list-item>
                <text:list>
                  <text:list-item>
                    <text:p text:style-name="P158"><text:span text:style-name="T77">Développement d'un composant « Collapse » pour afficher et masquer des sections de contenu</text:span></text:p>
                  </text:list-item>
                  <text:list-item>
                    <text:p text:style-name="P158"><text:span text:style-name="T77">Intégration de ce composant dans la page d'information pour offrir une expérience utilisateur interactive</text:span></text:p>
                  </text:list-item>
                </text:list>
              </text:list-item>
            </text:list>
            <text:list xml:id="list142902635656956" text:continue-list="list142902053179228" text:style-name="L7">
              <text:list-item>
                <text:p text:style-name="P189"><text:span text:style-name="T80">Développement de la page logement avec URL personnalisé</text:span></text:p>
              </text:list-item>
            </text:list>
            <text:list text:style-name="L14">
              <text:list-item>
                <text:list>
                  <text:list-item>
                    <text:p text:style-name="P159"><text:span text:style-name="T77">Création de la page de détails pour chaque logement, accessible via une URL personnalisée</text:span></text:p>
                  </text:list-item>
                  <text:list-item>
                    <text:p text:style-name="P159"><text:span text:style-name="T77">Réutilisation du composant « Collapse » et ajout d'un carrousel d'images animé pour présenter les photos des logements</text:span></text:p>
                  </text:list-item>
                </text:list>
              </text:list-item>
            </text:list>
            <text:list text:continue-list="list142902635656956" text:style-name="L7">
              <text:list-item>
                <text:p text:style-name="P189"><text:soft-page-break/><text:span text:style-name="T80">Tests de l'interface</text:span></text:p>
              </text:list-item>
            </text:list>
            <text:list text:style-name="L15">
              <text:list-item>
                <text:list>
                  <text:list-item>
                    <text:p text:style-name="P61" loext:marker-style-name="T50"><text:span text:style-name="T80">Réalisation de tests manuels pour vérifier la navigation, l'affichage dynamique du contenu et le bon fonctionnement des composants interactifs</text:span></text:p>
                  </text:list-item>
                </text:list>
              </text:list-item>
            </text:list>
          </table:table-cell>
          <table:covered-table-cell/>
          <table:covered-table-cell/>
          <table:covered-table-cell/>
          <table:covered-table-cell/>
          <table:covered-table-cell/>
          <table:covered-table-cell/>
          <table:covered-table-cell/>
          <table:covered-table-cell/>
        </table:table-row>
        <table:table-row table:style-name="Tableau15.7">
          <table:table-cell table:style-name="Tableau15.A7" table:number-columns-spanned="9" office:value-type="string">
            <text:p text:style-name="P101" loext:marker-style-name="T41"/>
          </table:table-cell>
          <table:covered-table-cell/>
          <table:covered-table-cell/>
          <table:covered-table-cell/>
          <table:covered-table-cell/>
          <table:covered-table-cell/>
          <table:covered-table-cell/>
          <table:covered-table-cell/>
          <table:covered-table-cell/>
        </table:table-row>
        <table:table-row table:style-name="Tableau15.8">
          <table:table-cell table:style-name="Tableau15.A8" table:number-columns-spanned="9" office:value-type="string">
            <text:p text:style-name="P55" loext:marker-style-name="T50"><text:span text:style-name="T111">2. Précisez les moyens utilisés :</text:span></text:p>
          </table:table-cell>
          <table:covered-table-cell/>
          <table:covered-table-cell/>
          <table:covered-table-cell/>
          <table:covered-table-cell/>
          <table:covered-table-cell/>
          <table:covered-table-cell/>
          <table:covered-table-cell/>
          <table:covered-table-cell/>
        </table:table-row>
        <table:table-row table:style-name="Tableau15.9">
          <table:table-cell table:style-name="Tableau15.A9" table:number-columns-spanned="9" office:value-type="string">
            <text:p text:style-name="P52" loext:marker-style-name="T50"><text:span text:style-name="T82">IDE VSC</text:span></text:p>
            <text:p text:style-name="P52" loext:marker-style-name="T50"><text:span text:style-name="T82">ReactJS</text:span></text:p>
            <text:p text:style-name="P52" loext:marker-style-name="T50"><text:span text:style-name="T82">Gitbash</text:span></text:p>
            <text:p text:style-name="P52" loext:marker-style-name="T50"><text:span text:style-name="T82">Powershell</text:span></text:p>
            <text:p text:style-name="P52" loext:marker-style-name="T50"><text:span text:style-name="T82">Github</text:span><loext:content-control/></text:p>
          </table:table-cell>
          <table:covered-table-cell/>
          <table:covered-table-cell/>
          <table:covered-table-cell/>
          <table:covered-table-cell/>
          <table:covered-table-cell/>
          <table:covered-table-cell/>
          <table:covered-table-cell/>
          <table:covered-table-cell/>
        </table:table-row>
        <table:table-row table:style-name="Tableau15.10">
          <table:table-cell table:style-name="Tableau15.A10" table:number-columns-spanned="9" office:value-type="string">
            <text:p text:style-name="P127" loext:marker-style-name="T50"/>
            <text:p text:style-name="P127" loext:marker-style-name="T50"/>
          </table:table-cell>
          <table:covered-table-cell/>
          <table:covered-table-cell/>
          <table:covered-table-cell/>
          <table:covered-table-cell/>
          <table:covered-table-cell/>
          <table:covered-table-cell/>
          <table:covered-table-cell/>
          <table:covered-table-cell/>
        </table:table-row>
        <table:table-row table:style-name="Tableau15.11">
          <table:table-cell table:style-name="Tableau15.A11" table:number-columns-spanned="9" office:value-type="string">
            <text:p text:style-name="P55" loext:marker-style-name="T50"><text:span text:style-name="T111">3. Avec qui avez-vous travaillé ?</text:span></text:p>
          </table:table-cell>
          <table:covered-table-cell/>
          <table:covered-table-cell/>
          <table:covered-table-cell/>
          <table:covered-table-cell/>
          <table:covered-table-cell/>
          <table:covered-table-cell/>
          <table:covered-table-cell/>
          <table:covered-table-cell/>
        </table:table-row>
        <table:table-row table:style-name="Tableau15.12">
          <table:table-cell table:style-name="Tableau15.A12" table:number-columns-spanned="9" office:value-type="string">
            <text:p text:style-name="P11" loext:marker-style-name="T50"><text:span text:style-name="T92">Ici</text:span><text:span text:style-name="T81">, j’ai travaillé seul</text:span><text:span text:style-name="T85">e</text:span><text:span text:style-name="T81">.</text:span></text:p>
            <text:p text:style-name="P11" loext:marker-style-name="T50"><text:span text:style-name="T82">Cependant, j'avais des rendez-vous hebdomadaires avec mon mentor OpenClassrooms. Ce mentorat m'a permis de recevoir des conseils précieux, de valider mes choix techniques, et de trouver des solutions à certains points de blocage. </text:span><loext:content-control/></text:p>
          </table:table-cell>
          <table:covered-table-cell/>
          <table:covered-table-cell/>
          <table:covered-table-cell/>
          <table:covered-table-cell/>
          <table:covered-table-cell/>
          <table:covered-table-cell/>
          <table:covered-table-cell/>
          <table:covered-table-cell/>
        </table:table-row>
        <table:table-row table:style-name="Tableau15.13">
          <table:table-cell table:style-name="Tableau15.A13" table:number-columns-spanned="9" office:value-type="string">
            <text:p text:style-name="P127" loext:marker-style-name="T50"/>
          </table:table-cell>
          <table:covered-table-cell/>
          <table:covered-table-cell/>
          <table:covered-table-cell/>
          <table:covered-table-cell/>
          <table:covered-table-cell/>
          <table:covered-table-cell/>
          <table:covered-table-cell/>
          <table:covered-table-cell/>
        </table:table-row>
        <table:table-row table:style-name="Tableau15.14">
          <table:table-cell table:style-name="Tableau15.A14" table:number-columns-spanned="9" office:value-type="string">
            <text:p text:style-name="P55" loext:marker-style-name="T50"><text:span text:style-name="T111">4. Contexte</text:span></text:p>
          </table:table-cell>
          <table:covered-table-cell/>
          <table:covered-table-cell/>
          <table:covered-table-cell/>
          <table:covered-table-cell/>
          <table:covered-table-cell/>
          <table:covered-table-cell/>
          <table:covered-table-cell/>
          <table:covered-table-cell/>
        </table:table-row>
        <table:table-row table:style-name="Tableau15.15">
          <table:table-cell table:style-name="Tableau15.A15" table:number-columns-spanned="6" office:value-type="string">
            <text:p text:style-name="P131" loext:marker-style-name="T54"/>
          </table:table-cell>
          <table:covered-table-cell/>
          <table:covered-table-cell/>
          <table:covered-table-cell/>
          <table:covered-table-cell/>
          <table:covered-table-cell/>
          <table:table-cell table:style-name="Tableau15.G15" table:number-columns-spanned="3" office:value-type="string">
            <text:p text:style-name="P150" loext:marker-style-name="T76"/>
          </table:table-cell>
          <table:covered-table-cell/>
          <table:covered-table-cell/>
        </table:table-row>
        <table:table-row table:style-name="Tableau15.16">
          <table:table-cell table:style-name="Tableau15.A16" table:number-columns-spanned="6" office:value-type="string">
            <text:p text:style-name="P55" loext:marker-style-name="T50"><text:span text:style-name="T111">Nom de l’entreprise, organisme ou association <text:s/></text:span><text:span text:style-name="T69"></text:span></text:p>
          </table:table-cell>
          <table:covered-table-cell/>
          <table:covered-table-cell/>
          <table:covered-table-cell/>
          <table:covered-table-cell/>
          <table:covered-table-cell/>
          <table:table-cell table:style-name="Tableau15.G16" table:number-columns-spanned="3" office:value-type="string">
            <text:p text:style-name="P55" loext:marker-style-name="T50"><text:span text:style-name="T90">OpenClassrooms</text:span><loext:content-control/></text:p>
          </table:table-cell>
          <table:covered-table-cell/>
          <table:covered-table-cell/>
        </table:table-row>
        <table:table-row table:style-name="Tableau15.17">
          <table:table-cell table:style-name="Tableau15.A17" table:number-columns-spanned="2" office:value-type="string">
            <text:p text:style-name="P135" loext:marker-style-name="T55"/>
          </table:table-cell>
          <table:covered-table-cell/>
          <table:table-cell table:style-name="Tableau15.C17" table:number-columns-spanned="7" office:value-type="string">
            <text:p text:style-name="P135" loext:marker-style-name="T55"/>
          </table:table-cell>
          <table:covered-table-cell/>
          <table:covered-table-cell/>
          <table:covered-table-cell/>
          <table:covered-table-cell/>
          <table:covered-table-cell/>
          <table:covered-table-cell/>
        </table:table-row>
        <table:table-row table:style-name="Tableau15.2">
          <table:table-cell table:style-name="Tableau15.A18" table:number-columns-spanned="2" office:value-type="string">
            <text:p text:style-name="P55" loext:marker-style-name="T50"><text:span text:style-name="T111">Chantier, atelier, service</text:span></text:p>
          </table:table-cell>
          <table:covered-table-cell/>
          <table:table-cell table:style-name="Tableau15.C18" office:value-type="string">
            <text:p text:style-name="P57" loext:marker-style-name="T50"><text:span text:style-name="T69"></text:span></text:p>
          </table:table-cell>
          <table:table-cell table:style-name="Tableau15.D18" table:number-columns-spanned="6" office:value-type="string">
            <text:p text:style-name="P55" loext:marker-style-name="T50"><text:span text:style-name="T90">Projet d’étude</text:span><loext:content-control/></text:p>
          </table:table-cell>
          <table:covered-table-cell/>
          <table:covered-table-cell/>
          <table:covered-table-cell/>
          <table:covered-table-cell/>
          <table:covered-table-cell/>
        </table:table-row>
        <table:table-row table:style-name="Tableau15.2">
          <table:table-cell table:style-name="Tableau15.A19" table:number-columns-spanned="2" office:value-type="string">
            <text:p text:style-name="P36" loext:marker-style-name="T50"><text:span text:style-name="T111">Période d’exercice</text:span></text:p>
          </table:table-cell>
          <table:covered-table-cell/>
          <table:table-cell table:style-name="Tableau15.C19" office:value-type="string">
            <text:p text:style-name="P57" loext:marker-style-name="T50"><text:span text:style-name="T69"></text:span></text:p>
          </table:table-cell>
          <table:table-cell table:style-name="Tableau15.D19" table:number-columns-spanned="2" office:value-type="string">
            <text:p text:style-name="P55" loext:marker-style-name="T50"><text:span text:style-name="T111">Du</text:span></text:p>
          </table:table-cell>
          <table:covered-table-cell/>
          <table:table-cell table:style-name="Tableau15.F19" table:number-columns-spanned="2" office:value-type="string">
            <text:p text:style-name="P55" loext:marker-style-name="T50"><loext:content-control loext:date="true" loext:date-format="dd/MM/yyyy" loext:date-rfc-language-tag="fr-FR" loext:current-date="2023-05-27T00:00:00Z"><text:span text:style-name="Placeholder_20_Text"><text:span text:style-name="T83">27/05/2023</text:span></text:span></loext:content-control></text:p>
          </table:table-cell>
          <table:covered-table-cell/>
          <table:table-cell table:style-name="Tableau15.H19" office:value-type="string">
            <text:p text:style-name="P55" loext:marker-style-name="T50"><text:span text:style-name="T111">au</text:span></text:p>
          </table:table-cell>
          <table:table-cell table:style-name="Tableau15.I19" office:value-type="string">
            <text:p text:style-name="P55" loext:marker-style-name="T50"><loext:content-control loext:date="true" loext:date-format="dd/MM/yyyy" loext:date-rfc-language-tag="fr-FR" loext:current-date="2023-06-20T00:00:00Z"><text:span text:style-name="Placeholder_20_Text"><text:span text:style-name="T83">20/06/2023</text:span></text:span></loext:content-control></text:p>
          </table:table-cell>
        </table:table-row>
        <table:table-row table:style-name="Tableau15.20">
          <table:table-cell table:style-name="Tableau15.A20" table:number-columns-spanned="9" office:value-type="string">
            <text:p text:style-name="P101" loext:marker-style-name="T41"/>
          </table:table-cell>
          <table:covered-table-cell/>
          <table:covered-table-cell/>
          <table:covered-table-cell/>
          <table:covered-table-cell/>
          <table:covered-table-cell/>
          <table:covered-table-cell/>
          <table:covered-table-cell/>
          <table:covered-table-cell/>
        </table:table-row>
        <table:table-row table:style-name="Tableau15.21">
          <table:table-cell table:style-name="Tableau15.A21" table:number-columns-spanned="9" office:value-type="string">
            <text:p text:style-name="P127" loext:marker-style-name="T50"/>
          </table:table-cell>
          <table:covered-table-cell/>
          <table:covered-table-cell/>
          <table:covered-table-cell/>
          <table:covered-table-cell/>
          <table:covered-table-cell/>
          <table:covered-table-cell/>
          <table:covered-table-cell/>
          <table:covered-table-cell/>
        </table:table-row>
        <table:table-row table:style-name="Tableau15.22">
          <table:table-cell table:style-name="Tableau15.A22" table:number-columns-spanned="9" office:value-type="string">
            <text:p text:style-name="P55" loext:marker-style-name="T56"><text:span text:style-name="T111">5. Informations complémentaires </text:span><text:span text:style-name="T115">(facultatif)</text:span></text:p>
          </table:table-cell>
          <table:covered-table-cell/>
          <table:covered-table-cell/>
          <table:covered-table-cell/>
          <table:covered-table-cell/>
          <table:covered-table-cell/>
          <table:covered-table-cell/>
          <table:covered-table-cell/>
          <table:covered-table-cell/>
        </table:table-row>
        <table:table-row table:style-name="Tableau15.23">
          <table:table-cell table:style-name="Tableau15.A23" table:number-columns-spanned="9" office:value-type="string">
            <text:p text:style-name="P56" loext:marker-style-name="T50"><loext:content-control><text:span text:style-name="T77">Cliquez ici pour taper du texte.</text:span></loext:content-control></text:p>
          </table:table-cell>
          <table:covered-table-cell/>
          <table:covered-table-cell/>
          <table:covered-table-cell/>
          <table:covered-table-cell/>
          <table:covered-table-cell/>
          <table:covered-table-cell/>
          <table:covered-table-cell/>
          <table:covered-table-cell/>
        </table:table-row>
      </table:table>
      <text:p text:style-name="P208"/>
      <table:table table:name="Tableau18" table:style-name="Tableau18">
        <table:table-column table:style-name="Tableau18.A"/>
        <table:table-column table:style-name="Tableau18.B"/>
        <table:table-column table:style-name="Tableau18.C"/>
        <table:table-column table:style-name="Tableau18.D"/>
        <table:table-column table:style-name="Tableau18.E"/>
        <table:table-column table:style-name="Tableau18.F"/>
        <table:table-column table:style-name="Tableau18.B"/>
        <table:table-column table:style-name="Tableau18.H"/>
        <table:table-column table:style-name="Tableau18.I"/>
        <table:table-row table:style-name="Tableau18.1">
          <table:table-cell table:style-name="Tableau18.A1" office:value-type="string">
            <text:p text:style-name="P39" loext:marker-style-name="T74"><text:span text:style-name="T75">Activité-type</text:span></text:p>
          </table:table-cell>
          <table:table-cell table:style-name="Tableau18.A1" table:number-columns-spanned="3" office:value-type="string">
            <text:p text:style-name="P66" loext:marker-style-name="T74"><loext:content-control loext:dropdown="true"><loext:list-item loext:display-text="2" loext:value="2"/><loext:list-item loext:display-text="3" loext:value="3"/><loext:list-item loext:display-text="4" loext:value="4"/><loext:list-item loext:display-text="5" loext:value="5"/><loext:list-item loext:display-text="1" loext:value="1"/>1</loext:content-control></text:p>
          </table:table-cell>
          <table:covered-table-cell/>
          <table:covered-table-cell/>
          <table:table-cell table:style-name="Tableau18.A1" table:number-columns-spanned="5" office:value-type="string">
            <text:p text:style-name="P67" loext:marker-style-name="T50"><text:span text:style-name="T77">D</text:span><text:span text:style-name="T79">évelopper une application sécurisée</text:span><loext:content-control/></text:p>
          </table:table-cell>
          <table:covered-table-cell/>
          <table:covered-table-cell/>
          <table:covered-table-cell/>
          <table:covered-table-cell/>
        </table:table-row>
        <table:table-row table:style-name="Tableau18.2">
          <table:table-cell table:style-name="Tableau18.A2" table:number-columns-spanned="4" office:value-type="string">
            <text:p text:style-name="P45" loext:marker-style-name="T53"><text:span text:style-name="T112">Exemple n°</text:span><text:span text:style-name="T113">3</text:span><text:span text:style-name="T126"> <text:s/></text:span><text:span text:style-name="T69"></text:span></text:p>
          </table:table-cell>
          <table:covered-table-cell/>
          <table:covered-table-cell/>
          <table:covered-table-cell/>
          <table:table-cell table:style-name="Tableau18.E2" table:number-columns-spanned="5" office:value-type="string">
            <text:p text:style-name="P210" loext:marker-style-name="T42"><text:span text:style-name="T110">Développer des composants métier</text:span></text:p>
          </table:table-cell>
          <table:covered-table-cell/>
          <table:covered-table-cell/>
          <table:covered-table-cell/>
          <table:covered-table-cell/>
        </table:table-row>
        <table:table-row table:style-name="Tableau18.2">
          <table:table-cell table:style-name="Tableau18.A3" table:number-columns-spanned="4" office:value-type="string">
            <text:p text:style-name="P129" loext:marker-style-name="T50"/>
          </table:table-cell>
          <table:covered-table-cell/>
          <table:covered-table-cell/>
          <table:covered-table-cell/>
          <table:table-cell table:style-name="Tableau18.E3" table:number-columns-spanned="5" office:value-type="string">
            <text:p text:style-name="P129" loext:marker-style-name="T50"/>
          </table:table-cell>
          <table:covered-table-cell/>
          <table:covered-table-cell/>
          <table:covered-table-cell/>
          <table:covered-table-cell/>
        </table:table-row>
        <table:table-row table:style-name="Tableau18.4">
          <table:table-cell table:style-name="Tableau18.A4" table:number-columns-spanned="9" office:value-type="string">
            <text:p text:style-name="P67" loext:marker-style-name="T50"><text:span text:style-name="T111">1. Décrivez les tâches ou opérations que vous avez effectuées, et dans quelles conditions :</text:span></text:p>
          </table:table-cell>
          <table:covered-table-cell/>
          <table:covered-table-cell/>
          <table:covered-table-cell/>
          <table:covered-table-cell/>
          <table:covered-table-cell/>
          <table:covered-table-cell/>
          <table:covered-table-cell/>
          <table:covered-table-cell/>
        </table:table-row>
        <table:table-row table:style-name="Tableau18.5">
          <table:table-cell table:style-name="Tableau18.A5" table:number-columns-spanned="9" office:value-type="string">
            <text:p text:style-name="P214"><text:span text:style-name="T100">Dans le cadre de la formation de Concepteur Développeur d’Application chez Simplon,</text:span><text:span text:style-name="T93"> j’ai travaillé en binôme à la conception et au développement d’une API Rest.</text:span></text:p>
            <text:p text:style-name="P214"><text:span text:style-name="T93">Cette API devait permettre d’effectuer des traitements sur des données relatives à la géographie (pays, régions, continents, fleuves, etc.).</text:span></text:p>
            <text:p text:style-name="P212"><text:span text:style-name="T93"/></text:p>
            <text:p text:style-name="P164"><text:span text:style-name="T93">Les étapes de réalisation ont été les suivantes :</text:span></text:p>
            <text:list xml:id="list441629185" text:style-name="L31">
              <text:list-item>
                <text:p text:style-name="P191"><text:span text:style-name="T96">Initialisation d’un Spring Starter Project</text:span></text:p>
              </text:list-item>
            </text:list>
            <text:list text:style-name="L32">
              <text:list-item>
                <text:list>
                  <text:list-item>
                    <text:p text:style-name="P23"><text:span text:style-name="T96">Utilisation de Spring Initializr pour configurer un projet de démarrage avec les dépendances nécessaires (Spring Web).</text:span></text:p>
                  </text:list-item>
                </text:list>
              </text:list-item>
            </text:list>
            <text:list xml:id="list142903952523873" text:continue-list="list441629185" text:style-name="L31">
              <text:list-item>
                <text:p text:style-name="P191"><text:span text:style-name="T96">Conception de l’architecture de l’API</text:span></text:p>
              </text:list-item>
            </text:list>
            <text:list text:style-name="L33">
              <text:list-item>
                <text:list>
                  <text:list-item>
                    <text:p text:style-name="P24"><text:span text:style-name="T96">Découpage des responsabilités en plusieurs couches :</text:span></text:p>
                    <text:list>
                      <text:list-item>
                        <text:p text:style-name="P24"><text:span text:style-name="T96">Contrôleurs (Controllers) : Gestion des requêtes HTTP et des réponses</text:span></text:p>
                      </text:list-item>
                      <text:list-item>
                        <text:p text:style-name="P24"><text:span text:style-name="T96">Services : Contiennent la logique métier</text:span></text:p>
                      </text:list-item>
                      <text:list-item>
                        <text:p text:style-name="P24"><text:span text:style-name="T96">Entités : Modélisation des objets de la base de données</text:span></text:p>
                      </text:list-item>
                    </text:list>
                  </text:list-item>
                  <text:list-item>
                    <text:p text:style-name="P24"><text:span text:style-name="T96">À ce stade, la base de données était en mémoire vive, donc pas de couche de repositories nécessaire</text:span></text:p>
                  </text:list-item>
                </text:list>
              </text:list-item>
            </text:list>
            <text:list xml:id="list142902554496451" text:continue-list="list142903952523873" text:style-name="L31">
              <text:list-item>
                <text:p text:style-name="P191"><text:span text:style-name="T96">Implémentation</text:span></text:p>
              </text:list-item>
            </text:list>
            <text:list text:style-name="L34">
              <text:list-item>
                <text:list>
                  <text:list-item>
                    <text:p text:style-name="P25"><text:span text:style-name="T96">Création des entités pour représenter les objets métiers</text:span></text:p>
                  </text:list-item>
                  <text:list-item>
                    <text:p text:style-name="P25"><text:span text:style-name="T96">Développement des différents contrôleurs pour gérer les endpoints de l’API</text:span></text:p>
                  </text:list-item>
                  <text:list-item>
                    <text:p text:style-name="P25"><text:span text:style-name="T96">Implémentation des services avec la logique métier nécessaire pour traiter les données</text:span></text:p>
                  </text:list-item>
                </text:list>
              </text:list-item>
            </text:list>
            <text:list xml:id="list142902903055881" text:continue-list="list142902554496451" text:style-name="L31">
              <text:list-item>
                <text:p text:style-name="P194"><text:span text:style-name="T93">Ajout de DTO (Data Transfer Objects)</text:span></text:p>
              </text:list-item>
            </text:list>
            <text:list text:style-name="L35">
              <text:list-item>
                <text:list>
                  <text:list-item>
                    <text:p text:style-name="P213"><text:span text:style-name="T93">Création de DTO pour transférer les données entre les couches de l’application</text:span></text:p>
                  </text:list-item>
                  <text:list-item>
                    <text:p text:style-name="P213"><text:span text:style-name="T93">Refactorisation du code pour utiliser les DTO et améliorer la clarté et la maintenabilité</text:span></text:p>
                  </text:list-item>
                </text:list>
              </text:list-item>
            </text:list>
            <text:list text:continue-list="list142902903055881" text:style-name="L31">
              <text:list-item>
                <text:p text:style-name="P191"><text:span text:style-name="T96">Tests</text:span></text:p>
              </text:list-item>
            </text:list>
            <text:list text:style-name="L36">
              <text:list-item>
                <text:list>
                  <text:list-item>
                    <text:p text:style-name="P26"><text:span text:style-name="T96">Utilisation de Postman pour tester les différents endpoints de l’API</text:span><loext:content-control/></text:p>
                  </text:list-item>
                </text:list>
              </text:list-item>
            </text:list>
          </table:table-cell>
          <table:covered-table-cell/>
          <table:covered-table-cell/>
          <table:covered-table-cell/>
          <table:covered-table-cell/>
          <table:covered-table-cell/>
          <table:covered-table-cell/>
          <table:covered-table-cell/>
          <table:covered-table-cell/>
        </table:table-row>
        <text:soft-page-break/>
        <table:table-row table:style-name="Tableau18.6">
          <table:table-cell table:style-name="Tableau18.A6" table:number-columns-spanned="9" office:value-type="string">
            <text:p text:style-name="P105"/>
          </table:table-cell>
          <table:covered-table-cell/>
          <table:covered-table-cell/>
          <table:covered-table-cell/>
          <table:covered-table-cell/>
          <table:covered-table-cell/>
          <table:covered-table-cell/>
          <table:covered-table-cell/>
          <table:covered-table-cell/>
        </table:table-row>
        <table:table-row table:style-name="Tableau18.7">
          <table:table-cell table:style-name="Tableau18.A7" table:number-columns-spanned="9" office:value-type="string">
            <text:p text:style-name="P21"><text:span text:style-name="T111">2. Précisez les moyens utilisés :</text:span></text:p>
          </table:table-cell>
          <table:covered-table-cell/>
          <table:covered-table-cell/>
          <table:covered-table-cell/>
          <table:covered-table-cell/>
          <table:covered-table-cell/>
          <table:covered-table-cell/>
          <table:covered-table-cell/>
          <table:covered-table-cell/>
        </table:table-row>
        <table:table-row table:style-name="Tableau18.8">
          <table:table-cell table:style-name="Tableau18.A8" table:number-columns-spanned="9" office:value-type="string">
            <text:p text:style-name="P22"><text:span text:style-name="T134">Eclipse</text:span></text:p>
            <text:p text:style-name="P22"><text:span text:style-name="T134">Github</text:span></text:p>
            <text:p text:style-name="P22"><text:span text:style-name="T134">Java Spring</text:span><loext:content-control/></text:p>
          </table:table-cell>
          <table:covered-table-cell/>
          <table:covered-table-cell/>
          <table:covered-table-cell/>
          <table:covered-table-cell/>
          <table:covered-table-cell/>
          <table:covered-table-cell/>
          <table:covered-table-cell/>
          <table:covered-table-cell/>
        </table:table-row>
        <table:table-row table:style-name="Tableau18.9">
          <table:table-cell table:style-name="Tableau18.A9" table:number-columns-spanned="9" office:value-type="string">
            <text:p text:style-name="P129" loext:marker-style-name="T50"/>
            <text:p text:style-name="P129" loext:marker-style-name="T50"/>
          </table:table-cell>
          <table:covered-table-cell/>
          <table:covered-table-cell/>
          <table:covered-table-cell/>
          <table:covered-table-cell/>
          <table:covered-table-cell/>
          <table:covered-table-cell/>
          <table:covered-table-cell/>
          <table:covered-table-cell/>
        </table:table-row>
        <table:table-row table:style-name="Tableau18.10">
          <table:table-cell table:style-name="Tableau18.A10" table:number-columns-spanned="9" office:value-type="string">
            <text:p text:style-name="P67" loext:marker-style-name="T50"><text:span text:style-name="T111">3. Avec qui avez-vous travaillé ?</text:span></text:p>
          </table:table-cell>
          <table:covered-table-cell/>
          <table:covered-table-cell/>
          <table:covered-table-cell/>
          <table:covered-table-cell/>
          <table:covered-table-cell/>
          <table:covered-table-cell/>
          <table:covered-table-cell/>
          <table:covered-table-cell/>
        </table:table-row>
        <table:table-row table:style-name="Tableau18.11">
          <table:table-cell table:style-name="Tableau18.A11" table:number-columns-spanned="9" office:value-type="string">
            <text:p text:style-name="P212"><text:span text:style-name="T77">Dans le cadre de ce projet, j’ai travaillé en binôme avec un de mes collègues de travail. Nous avons partagé un repository commun sur Github et avons alterné des moments de peer programming avec des moments où nous nous départagions les tâches.</text:span></text:p>
          </table:table-cell>
          <table:covered-table-cell/>
          <table:covered-table-cell/>
          <table:covered-table-cell/>
          <table:covered-table-cell/>
          <table:covered-table-cell/>
          <table:covered-table-cell/>
          <table:covered-table-cell/>
          <table:covered-table-cell/>
        </table:table-row>
        <table:table-row table:style-name="Tableau18.12">
          <table:table-cell table:style-name="Tableau18.A12" table:number-columns-spanned="9" office:value-type="string">
            <text:p text:style-name="P129" loext:marker-style-name="T50"/>
          </table:table-cell>
          <table:covered-table-cell/>
          <table:covered-table-cell/>
          <table:covered-table-cell/>
          <table:covered-table-cell/>
          <table:covered-table-cell/>
          <table:covered-table-cell/>
          <table:covered-table-cell/>
          <table:covered-table-cell/>
        </table:table-row>
        <table:table-row table:style-name="Tableau18.13">
          <table:table-cell table:style-name="Tableau18.A13" table:number-columns-spanned="9" office:value-type="string">
            <text:p text:style-name="P67" loext:marker-style-name="T50"><text:span text:style-name="T111">4. Contexte</text:span></text:p>
          </table:table-cell>
          <table:covered-table-cell/>
          <table:covered-table-cell/>
          <table:covered-table-cell/>
          <table:covered-table-cell/>
          <table:covered-table-cell/>
          <table:covered-table-cell/>
          <table:covered-table-cell/>
          <table:covered-table-cell/>
        </table:table-row>
        <table:table-row table:style-name="Tableau18.14">
          <table:table-cell table:style-name="Tableau18.A14" table:number-columns-spanned="6" office:value-type="string">
            <text:p text:style-name="P133" loext:marker-style-name="T54"/>
          </table:table-cell>
          <table:covered-table-cell/>
          <table:covered-table-cell/>
          <table:covered-table-cell/>
          <table:covered-table-cell/>
          <table:covered-table-cell/>
          <table:table-cell table:style-name="Tableau18.G14" table:number-columns-spanned="3" office:value-type="string">
            <text:p text:style-name="P152" loext:marker-style-name="T76"/>
          </table:table-cell>
          <table:covered-table-cell/>
          <table:covered-table-cell/>
        </table:table-row>
        <table:table-row table:style-name="Tableau18.15">
          <table:table-cell table:style-name="Tableau18.A15" table:number-columns-spanned="6" office:value-type="string">
            <text:p text:style-name="P67" loext:marker-style-name="T50"><text:span text:style-name="T111">Nom de l’entreprise, organisme ou association <text:s/></text:span><text:span text:style-name="T69"></text:span></text:p>
          </table:table-cell>
          <table:covered-table-cell/>
          <table:covered-table-cell/>
          <table:covered-table-cell/>
          <table:covered-table-cell/>
          <table:covered-table-cell/>
          <table:table-cell table:style-name="Tableau18.G15" table:number-columns-spanned="3" office:value-type="string">
            <text:p text:style-name="P67" loext:marker-style-name="T50"><text:span text:style-name="T91">Simplon.co</text:span><loext:content-control/></text:p>
          </table:table-cell>
          <table:covered-table-cell/>
          <table:covered-table-cell/>
        </table:table-row>
        <table:table-row table:style-name="Tableau18.16">
          <table:table-cell table:style-name="Tableau18.A16" table:number-columns-spanned="2" office:value-type="string">
            <text:p text:style-name="P137" loext:marker-style-name="T55"/>
          </table:table-cell>
          <table:covered-table-cell/>
          <table:table-cell table:style-name="Tableau18.C16" table:number-columns-spanned="7" office:value-type="string">
            <text:p text:style-name="P137" loext:marker-style-name="T55"/>
          </table:table-cell>
          <table:covered-table-cell/>
          <table:covered-table-cell/>
          <table:covered-table-cell/>
          <table:covered-table-cell/>
          <table:covered-table-cell/>
          <table:covered-table-cell/>
        </table:table-row>
        <table:table-row table:style-name="Tableau18.1">
          <table:table-cell table:style-name="Tableau18.A17" table:number-columns-spanned="2" office:value-type="string">
            <text:p text:style-name="P67" loext:marker-style-name="T50"><text:span text:style-name="T111">Chantier, atelier, service</text:span></text:p>
          </table:table-cell>
          <table:covered-table-cell/>
          <table:table-cell table:style-name="Tableau18.C17" office:value-type="string">
            <text:p text:style-name="P68" loext:marker-style-name="T50"><text:span text:style-name="T69"></text:span></text:p>
          </table:table-cell>
          <table:table-cell table:style-name="Tableau18.D17" table:number-columns-spanned="6" office:value-type="string">
            <text:p text:style-name="P67" loext:marker-style-name="T50"><text:span text:style-name="T91">Travail en binôme</text:span><loext:content-control/></text:p>
          </table:table-cell>
          <table:covered-table-cell/>
          <table:covered-table-cell/>
          <table:covered-table-cell/>
          <table:covered-table-cell/>
          <table:covered-table-cell/>
        </table:table-row>
        <table:table-row table:style-name="Tableau18.1">
          <table:table-cell table:style-name="Tableau18.A18" table:number-columns-spanned="2" office:value-type="string">
            <text:p text:style-name="P40" loext:marker-style-name="T50"><text:span text:style-name="T111">Période d’exercice</text:span></text:p>
          </table:table-cell>
          <table:covered-table-cell/>
          <table:table-cell table:style-name="Tableau18.C18" office:value-type="string">
            <text:p text:style-name="P68" loext:marker-style-name="T50"><text:span text:style-name="T69"></text:span></text:p>
          </table:table-cell>
          <table:table-cell table:style-name="Tableau18.D18" table:number-columns-spanned="2" office:value-type="string">
            <text:p text:style-name="P67" loext:marker-style-name="T50"><text:span text:style-name="T111">Du</text:span></text:p>
          </table:table-cell>
          <table:covered-table-cell/>
          <table:table-cell table:style-name="Tableau18.F18" table:number-columns-spanned="2" office:value-type="string">
            <text:p text:style-name="P67" loext:marker-style-name="T50"><loext:content-control loext:date="true" loext:date-format="dd/MM/yyyy" loext:date-rfc-language-tag="fr-FR" loext:current-date="2023-11-06T00:00:00Z"><text:span text:style-name="Placeholder_20_Text"><text:span text:style-name="T91">06/11/2023</text:span></text:span></loext:content-control></text:p>
          </table:table-cell>
          <table:covered-table-cell/>
          <table:table-cell table:style-name="Tableau18.H18" office:value-type="string">
            <text:p text:style-name="P67" loext:marker-style-name="T50"><text:span text:style-name="T111">au</text:span></text:p>
          </table:table-cell>
          <table:table-cell table:style-name="Tableau18.I18" office:value-type="string">
            <text:p text:style-name="P67" loext:marker-style-name="T50"><loext:content-control loext:date="true" loext:date-format="dd/MM/yyyy" loext:date-rfc-language-tag="fr-FR" loext:current-date="2023-11-17T00:00:00Z"><text:span text:style-name="Placeholder_20_Text"><text:span text:style-name="T91">17/11/2023</text:span></text:span></loext:content-control></text:p>
          </table:table-cell>
        </table:table-row>
        <table:table-row table:style-name="Tableau18.19">
          <table:table-cell table:style-name="Tableau18.A19" table:number-columns-spanned="9" office:value-type="string">
            <text:p text:style-name="P103" loext:marker-style-name="T41"/>
          </table:table-cell>
          <table:covered-table-cell/>
          <table:covered-table-cell/>
          <table:covered-table-cell/>
          <table:covered-table-cell/>
          <table:covered-table-cell/>
          <table:covered-table-cell/>
          <table:covered-table-cell/>
          <table:covered-table-cell/>
        </table:table-row>
        <table:table-row table:style-name="Tableau18.20">
          <table:table-cell table:style-name="Tableau18.A20" table:number-columns-spanned="9" office:value-type="string">
            <text:p text:style-name="P129" loext:marker-style-name="T50"/>
          </table:table-cell>
          <table:covered-table-cell/>
          <table:covered-table-cell/>
          <table:covered-table-cell/>
          <table:covered-table-cell/>
          <table:covered-table-cell/>
          <table:covered-table-cell/>
          <table:covered-table-cell/>
          <table:covered-table-cell/>
        </table:table-row>
        <table:table-row table:style-name="Tableau18.21">
          <table:table-cell table:style-name="Tableau18.A21" table:number-columns-spanned="9" office:value-type="string">
            <text:p text:style-name="P67" loext:marker-style-name="T56"><text:span text:style-name="T111">5. Informations complémentaires </text:span><text:span text:style-name="T115">(facultatif)</text:span></text:p>
          </table:table-cell>
          <table:covered-table-cell/>
          <table:covered-table-cell/>
          <table:covered-table-cell/>
          <table:covered-table-cell/>
          <table:covered-table-cell/>
          <table:covered-table-cell/>
          <table:covered-table-cell/>
          <table:covered-table-cell/>
        </table:table-row>
        <table:table-row table:style-name="Tableau18.22">
          <table:table-cell table:style-name="Tableau18.A22" table:number-columns-spanned="9" office:value-type="string">
            <text:p text:style-name="P69" loext:marker-style-name="T50"><loext:content-control/></text:p>
          </table:table-cell>
          <table:covered-table-cell/>
          <table:covered-table-cell/>
          <table:covered-table-cell/>
          <table:covered-table-cell/>
          <table:covered-table-cell/>
          <table:covered-table-cell/>
          <table:covered-table-cell/>
          <table:covered-table-cell/>
        </table:table-row>
      </table:table>
      <text:p text:style-name="P209"/>
      <table:table table:name="Tableau17" table:style-name="Tableau17">
        <table:table-column table:style-name="Tableau17.A"/>
        <table:table-column table:style-name="Tableau17.B"/>
        <table:table-column table:style-name="Tableau17.C"/>
        <table:table-column table:style-name="Tableau17.D"/>
        <table:table-column table:style-name="Tableau17.E"/>
        <table:table-column table:style-name="Tableau17.F"/>
        <table:table-column table:style-name="Tableau17.B"/>
        <table:table-column table:style-name="Tableau17.H"/>
        <table:table-column table:style-name="Tableau17.I"/>
        <table:table-row table:style-name="Tableau17.1">
          <table:table-cell table:style-name="Tableau17.A1" office:value-type="string">
            <text:p text:style-name="P142" loext:marker-style-name="T74"/>
          </table:table-cell>
          <table:table-cell table:style-name="Tableau17.A1" table:number-columns-spanned="3" office:value-type="string">
            <text:p text:style-name="P146" loext:marker-style-name="T74"/>
          </table:table-cell>
          <table:covered-table-cell/>
          <table:covered-table-cell/>
          <table:table-cell table:style-name="Tableau17.A1" table:number-columns-spanned="5" office:value-type="string">
            <text:p text:style-name="P116" loext:marker-style-name="T51"/>
          </table:table-cell>
          <table:covered-table-cell/>
          <table:covered-table-cell/>
          <table:covered-table-cell/>
          <table:covered-table-cell/>
        </table:table-row>
        <table:table-row table:style-name="Tableau17.2">
          <table:table-cell table:style-name="Tableau17.A1" office:value-type="string">
            <text:p text:style-name="P35" loext:marker-style-name="T74"><text:span text:style-name="T75">Activité-type</text:span></text:p>
          </table:table-cell>
          <table:table-cell table:style-name="Tableau17.A1" table:number-columns-spanned="3" office:value-type="string">
            <text:p text:style-name="P167" loext:marker-style-name="T74">2</text:p>
          </table:table-cell>
          <table:covered-table-cell/>
          <table:covered-table-cell/>
          <table:table-cell table:style-name="Tableau17.A1" table:number-columns-spanned="5" office:value-type="string">
            <text:p text:style-name="P1">Concevoir et développer une application sécurisée organisée en couches</text:p>
          </table:table-cell>
          <table:covered-table-cell/>
          <table:covered-table-cell/>
          <table:covered-table-cell/>
          <table:covered-table-cell/>
        </table:table-row>
        <table:table-row table:style-name="Tableau17.3">
          <table:table-cell table:style-name="Tableau17.A3" table:number-columns-spanned="4" office:value-type="string">
            <text:p text:style-name="P43" loext:marker-style-name="T53"><text:span text:style-name="T112">Exemple n°</text:span><text:span text:style-name="T114">3</text:span><text:span text:style-name="T126"> <text:s/></text:span><text:span text:style-name="T69"></text:span></text:p>
          </table:table-cell>
          <table:covered-table-cell/>
          <table:covered-table-cell/>
          <table:covered-table-cell/>
          <table:table-cell table:style-name="Tableau17.E3" table:number-columns-spanned="5" office:value-type="string">
            <text:p text:style-name="P55" loext:marker-style-name="T68"><text:span text:style-name="T77">Concevoir et mettre en place une base de données relationnelle</text:span></text:p>
            <text:p text:style-name="P55" loext:marker-style-name="T68"><text:span text:style-name="T77"/></text:p>
          </table:table-cell>
          <table:covered-table-cell/>
          <table:covered-table-cell/>
          <table:covered-table-cell/>
          <table:covered-table-cell/>
        </table:table-row>
        <table:table-row table:style-name="Tableau17.3">
          <table:table-cell table:style-name="Tableau17.A4" table:number-columns-spanned="4" office:value-type="string">
            <text:p text:style-name="P127" loext:marker-style-name="T50"/>
          </table:table-cell>
          <table:covered-table-cell/>
          <table:covered-table-cell/>
          <table:covered-table-cell/>
          <table:table-cell table:style-name="Tableau17.E4" table:number-columns-spanned="5" office:value-type="string">
            <text:p text:style-name="P127" loext:marker-style-name="T50"/>
          </table:table-cell>
          <table:covered-table-cell/>
          <table:covered-table-cell/>
          <table:covered-table-cell/>
          <table:covered-table-cell/>
        </table:table-row>
        <table:table-row table:style-name="Tableau17.5">
          <table:table-cell table:style-name="Tableau17.A5" table:number-columns-spanned="9" office:value-type="string">
            <text:p text:style-name="P55" loext:marker-style-name="T50"><text:span text:style-name="T111">1. Décrivez les tâches ou opérations que vous avez effectuées, et dans quelles conditions :</text:span></text:p>
          </table:table-cell>
          <table:covered-table-cell/>
          <table:covered-table-cell/>
          <table:covered-table-cell/>
          <table:covered-table-cell/>
          <table:covered-table-cell/>
          <table:covered-table-cell/>
          <table:covered-table-cell/>
          <table:covered-table-cell/>
        </table:table-row>
        <table:table-row table:style-name="Tableau17.6">
          <table:table-cell table:style-name="Tableau17.A6" table:number-columns-spanned="9" office:value-type="string">
            <text:p text:style-name="P169">Dans le cadre de <text:span text:style-name="T136">la</text:span> formation <text:span text:style-name="T136">de Concepteur Développeur d’Application </text:span>chez Simplon, l'un des projets que nous avons réalisé était la création d'un blog. J'ai été chargé<text:span text:style-name="T133">e</text:span>, avec un collègue, de concevoir et de mettre en place une base de données relationnelle.</text:p>
            <text:p text:style-name="P169"/>
            <text:p text:style-name="P169">Voici les étapes que nous avons suivies :</text:p>
            <text:list xml:id="list3018541192" text:style-name="L16">
              <text:list-item>
                <text:p text:style-name="P176">Expression du besoin et identification des entités :</text:p>
              </text:list-item>
            </text:list>
            <text:list text:style-name="L17">
              <text:list-item>
                <text:list>
                  <text:list-item>
                    <text:p text:style-name="P175">Nous avons commencé par recueillir les besoins fonctionnels du blog : gestion des utilisateurs, création d'articles, commentaires, catégories, etc.</text:p>
                  </text:list-item>
                  <text:list-item>
                    <text:p text:style-name="P175">Identification des entités nécessaires : utilisateurs, <text:span text:style-name="T133">admins, </text:span>articles, commentaires, catégories, etc.</text:p>
                  </text:list-item>
                </text:list>
              </text:list-item>
            </text:list>
            <text:list xml:id="list142903317397626" text:continue-list="list3018541192" text:style-name="L16">
              <text:list-item>
                <text:p text:style-name="P176">Transcription du besoin en modèle relationnel :</text:p>
              </text:list-item>
            </text:list>
            <text:list text:style-name="L18">
              <text:list-item>
                <text:list>
                  <text:list-item>
                    <text:p text:style-name="P174">Création d'un schéma conceptuel des données pour visualiser les relations entre les entités</text:p>
                  </text:list-item>
                </text:list>
              </text:list-item>
            </text:list>
            <text:list xml:id="list142903120233178" text:continue-list="list142903317397626" text:style-name="L16">
              <text:list-item>
                <text:p text:style-name="P176">Script SQL de création des tables :</text:p>
              </text:list-item>
            </text:list>
            <text:list text:style-name="L19">
              <text:list-item>
                <text:list>
                  <text:list-item>
                    <text:p text:style-name="P173">Rédaction des scripts SQL pour la création des tables selon le modèle relationnel</text:p>
                  </text:list-item>
                  <text:list-item>
                    <text:p text:style-name="P173">Définition des clés primaires, des clés étrangères, et des contraintes d'intégrité</text:p>
                  </text:list-item>
                </text:list>
              </text:list-item>
            </text:list>
            <text:list xml:id="list142903406766659" text:continue-list="list142903120233178" text:style-name="L16">
              <text:list-item>
                <text:p text:style-name="P176">Tests sur Beekeeper :</text:p>
              </text:list-item>
            </text:list>
            <text:list text:style-name="L20">
              <text:list-item>
                <text:list>
                  <text:list-item>
                    <text:p text:style-name="P16"><text:span text:style-name="T83">Exécution des scripts de création de tables sur Beekeeper pour vérifier la syntaxe et la structure</text:span></text:p>
                  </text:list-item>
                </text:list>
              </text:list-item>
            </text:list>
            <text:list xml:id="list142902566707167" text:continue-list="list142903406766659" text:style-name="L16">
              <text:list-item>
                <text:p text:style-name="P176">Tests sur PGAdmin :</text:p>
              </text:list-item>
            </text:list>
            <text:list text:style-name="L21">
              <text:list-item>
                <text:list>
                  <text:list-item>
                    <text:p text:style-name="P172">Importation des scripts SQL dans PGAdmin pour tester les interactions avec PostgreSQL</text:p>
                  </text:list-item>
                </text:list>
              </text:list-item>
            </text:list>
            <text:list text:continue-list="list142902566707167" text:style-name="L16">
              <text:list-item>
                <text:p text:style-name="P176">Insertion d’un script de données de test :</text:p>
              </text:list-item>
            </text:list>
            <text:list text:style-name="L22">
              <text:list-item>
                <text:list>
                  <text:list-item>
                    <text:p text:style-name="P171">Création de données de test pour peupler les tables et simuler les cas d'utilisation du blog</text:p>
                  </text:list-item>
                  <text:list-item>
                    <text:p text:style-name="P15"><text:span text:style-name="T83">Tests d'insertion, de mise à jour et de suppression de données pour s'assurer du bon fonctionnement de la base de données</text:span></text:p>
                  </text:list-item>
                </text:list>
              </text:list-item>
            </text:list>
            <text:p text:style-name="P52" loext:marker-style-name="T50"/>
            <text:p text:style-name="P52" loext:marker-style-name="T50"/>
            <text:p text:style-name="P52" loext:marker-style-name="T50"><loext:content-control/></text:p>
          </table:table-cell>
          <table:covered-table-cell/>
          <table:covered-table-cell/>
          <table:covered-table-cell/>
          <table:covered-table-cell/>
          <table:covered-table-cell/>
          <table:covered-table-cell/>
          <table:covered-table-cell/>
          <table:covered-table-cell/>
        </table:table-row>
        <table:table-row table:style-name="Tableau17.7">
          <table:table-cell table:style-name="Tableau17.A7" table:number-columns-spanned="9" office:value-type="string">
            <text:p text:style-name="P101" loext:marker-style-name="T41"/>
          </table:table-cell>
          <table:covered-table-cell/>
          <table:covered-table-cell/>
          <table:covered-table-cell/>
          <table:covered-table-cell/>
          <table:covered-table-cell/>
          <table:covered-table-cell/>
          <table:covered-table-cell/>
          <table:covered-table-cell/>
        </table:table-row>
        <text:soft-page-break/>
        <table:table-row table:style-name="Tableau17.8">
          <table:table-cell table:style-name="Tableau17.A8" table:number-columns-spanned="9" office:value-type="string">
            <text:p text:style-name="P55" loext:marker-style-name="T50"><text:span text:style-name="T111">2. Précisez les moyens utilisés :</text:span></text:p>
          </table:table-cell>
          <table:covered-table-cell/>
          <table:covered-table-cell/>
          <table:covered-table-cell/>
          <table:covered-table-cell/>
          <table:covered-table-cell/>
          <table:covered-table-cell/>
          <table:covered-table-cell/>
          <table:covered-table-cell/>
        </table:table-row>
        <table:table-row table:style-name="Tableau17.9">
          <table:table-cell table:style-name="Tableau17.A9" table:number-columns-spanned="9" office:value-type="string">
            <text:p text:style-name="P52" loext:marker-style-name="T50"><text:span text:style-name="T82">Beekeeper</text:span></text:p>
            <text:p text:style-name="P177" loext:marker-style-name="T50"><text:span text:style-name="T82">P</text:span><text:span text:style-name="T77">GAdmin</text:span></text:p>
            <text:p text:style-name="P52" loext:marker-style-name="T50"><text:span text:style-name="T82">VSC</text:span></text:p>
            <text:p text:style-name="P52" loext:marker-style-name="T50"><text:span text:style-name="T82">Github</text:span><loext:content-control/></text:p>
          </table:table-cell>
          <table:covered-table-cell/>
          <table:covered-table-cell/>
          <table:covered-table-cell/>
          <table:covered-table-cell/>
          <table:covered-table-cell/>
          <table:covered-table-cell/>
          <table:covered-table-cell/>
          <table:covered-table-cell/>
        </table:table-row>
        <table:table-row table:style-name="Tableau17.10">
          <table:table-cell table:style-name="Tableau17.A10" table:number-columns-spanned="9" office:value-type="string">
            <text:p text:style-name="P127" loext:marker-style-name="T50"/>
            <text:p text:style-name="P127" loext:marker-style-name="T50"/>
          </table:table-cell>
          <table:covered-table-cell/>
          <table:covered-table-cell/>
          <table:covered-table-cell/>
          <table:covered-table-cell/>
          <table:covered-table-cell/>
          <table:covered-table-cell/>
          <table:covered-table-cell/>
          <table:covered-table-cell/>
        </table:table-row>
        <table:table-row table:style-name="Tableau17.11">
          <table:table-cell table:style-name="Tableau17.A11" table:number-columns-spanned="9" office:value-type="string">
            <text:p text:style-name="P55" loext:marker-style-name="T50"><text:span text:style-name="T111">3. Avec qui avez-vous travaillé ?</text:span></text:p>
          </table:table-cell>
          <table:covered-table-cell/>
          <table:covered-table-cell/>
          <table:covered-table-cell/>
          <table:covered-table-cell/>
          <table:covered-table-cell/>
          <table:covered-table-cell/>
          <table:covered-table-cell/>
          <table:covered-table-cell/>
        </table:table-row>
        <table:table-row table:style-name="Tableau17.12">
          <table:table-cell table:style-name="Tableau17.A12" table:number-columns-spanned="9" office:value-type="string">
            <text:p text:style-name="P17" loext:marker-style-name="T50"><text:span text:style-name="T82">Nous étions une équipe de 7 personnes et avons majoritairement travaillé en peer programming</text:span></text:p>
            <text:p text:style-name="P17" loext:marker-style-name="T50"><text:span text:style-name="T82">Deux personnes se sont occupées du maquettage de l'interface utilisateur, puis de l'implémentation en Pug.</text:span></text:p>
            <text:p text:style-name="P17" loext:marker-style-name="T50"><text:span text:style-name="T82">Deux autres personnes se sont concentrées sur l'implémentation d'un script TypeScript responsable de l'envoi des requêtes vers la base de données.</text:span></text:p>
            <text:p text:style-name="P17" loext:marker-style-name="T50"><text:span text:style-name="T82">Mon collègue et moi-même avons travaillé sur la conception et l'implémentation de la base de données, ainsi que sur la création de scripts de données de test.</text:span></text:p>
            <text:p text:style-name="P17" loext:marker-style-name="T50"><text:span text:style-name="T82">Une personne était en charge de mettre en place Docker pour offrir un environnement de développement commun à toute l'équipe.</text:span><loext:content-control/></text:p>
          </table:table-cell>
          <table:covered-table-cell/>
          <table:covered-table-cell/>
          <table:covered-table-cell/>
          <table:covered-table-cell/>
          <table:covered-table-cell/>
          <table:covered-table-cell/>
          <table:covered-table-cell/>
          <table:covered-table-cell/>
        </table:table-row>
        <table:table-row table:style-name="Tableau17.13">
          <table:table-cell table:style-name="Tableau17.A13" table:number-columns-spanned="9" office:value-type="string">
            <text:p text:style-name="P127" loext:marker-style-name="T50"/>
          </table:table-cell>
          <table:covered-table-cell/>
          <table:covered-table-cell/>
          <table:covered-table-cell/>
          <table:covered-table-cell/>
          <table:covered-table-cell/>
          <table:covered-table-cell/>
          <table:covered-table-cell/>
          <table:covered-table-cell/>
        </table:table-row>
        <table:table-row table:style-name="Tableau17.14">
          <table:table-cell table:style-name="Tableau17.A14" table:number-columns-spanned="9" office:value-type="string">
            <text:p text:style-name="P55" loext:marker-style-name="T50"><text:span text:style-name="T111">4. Contexte</text:span></text:p>
          </table:table-cell>
          <table:covered-table-cell/>
          <table:covered-table-cell/>
          <table:covered-table-cell/>
          <table:covered-table-cell/>
          <table:covered-table-cell/>
          <table:covered-table-cell/>
          <table:covered-table-cell/>
          <table:covered-table-cell/>
        </table:table-row>
        <table:table-row table:style-name="Tableau17.15">
          <table:table-cell table:style-name="Tableau17.A15" table:number-columns-spanned="6" office:value-type="string">
            <text:p text:style-name="P131" loext:marker-style-name="T54"/>
          </table:table-cell>
          <table:covered-table-cell/>
          <table:covered-table-cell/>
          <table:covered-table-cell/>
          <table:covered-table-cell/>
          <table:covered-table-cell/>
          <table:table-cell table:style-name="Tableau17.G15" table:number-columns-spanned="3" office:value-type="string">
            <text:p text:style-name="P150" loext:marker-style-name="T76"/>
          </table:table-cell>
          <table:covered-table-cell/>
          <table:covered-table-cell/>
        </table:table-row>
        <table:table-row table:style-name="Tableau17.16">
          <table:table-cell table:style-name="Tableau17.A16" table:number-columns-spanned="6" office:value-type="string">
            <text:p text:style-name="P55" loext:marker-style-name="T50"><text:span text:style-name="T111">Nom de l’entreprise, organisme ou association <text:s/></text:span><text:span text:style-name="T69"></text:span></text:p>
          </table:table-cell>
          <table:covered-table-cell/>
          <table:covered-table-cell/>
          <table:covered-table-cell/>
          <table:covered-table-cell/>
          <table:covered-table-cell/>
          <table:table-cell table:style-name="Tableau17.G16" table:number-columns-spanned="3" office:value-type="string">
            <text:p text:style-name="P55" loext:marker-style-name="T50"><text:span text:style-name="T91">Simplon.co</text:span><loext:content-control/></text:p>
          </table:table-cell>
          <table:covered-table-cell/>
          <table:covered-table-cell/>
        </table:table-row>
        <table:table-row table:style-name="Tableau17.17">
          <table:table-cell table:style-name="Tableau17.A17" table:number-columns-spanned="2" office:value-type="string">
            <text:p text:style-name="P135" loext:marker-style-name="T55"/>
          </table:table-cell>
          <table:covered-table-cell/>
          <table:table-cell table:style-name="Tableau17.C17" table:number-columns-spanned="7" office:value-type="string">
            <text:p text:style-name="P135" loext:marker-style-name="T55"/>
          </table:table-cell>
          <table:covered-table-cell/>
          <table:covered-table-cell/>
          <table:covered-table-cell/>
          <table:covered-table-cell/>
          <table:covered-table-cell/>
          <table:covered-table-cell/>
        </table:table-row>
        <table:table-row table:style-name="Tableau17.2">
          <table:table-cell table:style-name="Tableau17.A18" table:number-columns-spanned="2" office:value-type="string">
            <text:p text:style-name="P55" loext:marker-style-name="T50"><text:span text:style-name="T111">Chantier, atelier, service</text:span></text:p>
          </table:table-cell>
          <table:covered-table-cell/>
          <table:table-cell table:style-name="Tableau17.C18" office:value-type="string">
            <text:p text:style-name="P57" loext:marker-style-name="T50"><text:span text:style-name="T69"></text:span></text:p>
          </table:table-cell>
          <table:table-cell table:style-name="Tableau17.D18" table:number-columns-spanned="6" office:value-type="string">
            <text:p text:style-name="P55" loext:marker-style-name="T50"><text:span text:style-name="T91">Travaux de groupe</text:span><loext:content-control/></text:p>
          </table:table-cell>
          <table:covered-table-cell/>
          <table:covered-table-cell/>
          <table:covered-table-cell/>
          <table:covered-table-cell/>
          <table:covered-table-cell/>
        </table:table-row>
        <table:table-row table:style-name="Tableau17.2">
          <table:table-cell table:style-name="Tableau17.A19" table:number-columns-spanned="2" office:value-type="string">
            <text:p text:style-name="P36" loext:marker-style-name="T50"><text:span text:style-name="T111">Période d’exercice</text:span></text:p>
          </table:table-cell>
          <table:covered-table-cell/>
          <table:table-cell table:style-name="Tableau17.C19" office:value-type="string">
            <text:p text:style-name="P57" loext:marker-style-name="T50"><text:span text:style-name="T69"></text:span></text:p>
          </table:table-cell>
          <table:table-cell table:style-name="Tableau17.D19" table:number-columns-spanned="2" office:value-type="string">
            <text:p text:style-name="P55" loext:marker-style-name="T50"><text:span text:style-name="T111">Du</text:span></text:p>
          </table:table-cell>
          <table:covered-table-cell/>
          <table:table-cell table:style-name="Tableau17.F19" table:number-columns-spanned="2" office:value-type="string">
            <text:p text:style-name="P55" loext:marker-style-name="T50"><loext:content-control loext:date="true" loext:date-format="dd/MM/yyyy" loext:date-rfc-language-tag="fr-FR" loext:current-date="2023-11-20T00:00:00Z"><text:span text:style-name="Placeholder_20_Text"><text:span text:style-name="T83">20/11/2023</text:span></text:span></loext:content-control></text:p>
          </table:table-cell>
          <table:covered-table-cell/>
          <table:table-cell table:style-name="Tableau17.H19" office:value-type="string">
            <text:p text:style-name="P55" loext:marker-style-name="T50"><text:span text:style-name="T111">au</text:span></text:p>
          </table:table-cell>
          <table:table-cell table:style-name="Tableau17.I19" office:value-type="string">
            <text:p text:style-name="P55" loext:marker-style-name="T50"><loext:content-control loext:date="true" loext:date-format="dd/MM/yyyy" loext:date-rfc-language-tag="fr-FR" loext:current-date="2023-12-01T00:00:00Z"><text:span text:style-name="Placeholder_20_Text"><text:span text:style-name="T83">01/12/2023</text:span></text:span></loext:content-control></text:p>
          </table:table-cell>
        </table:table-row>
        <table:table-row table:style-name="Tableau17.20">
          <table:table-cell table:style-name="Tableau17.A20" table:number-columns-spanned="9" office:value-type="string">
            <text:p text:style-name="P101" loext:marker-style-name="T41"/>
          </table:table-cell>
          <table:covered-table-cell/>
          <table:covered-table-cell/>
          <table:covered-table-cell/>
          <table:covered-table-cell/>
          <table:covered-table-cell/>
          <table:covered-table-cell/>
          <table:covered-table-cell/>
          <table:covered-table-cell/>
        </table:table-row>
        <table:table-row table:style-name="Tableau17.21">
          <table:table-cell table:style-name="Tableau17.A21" table:number-columns-spanned="9" office:value-type="string">
            <text:p text:style-name="P127" loext:marker-style-name="T50"/>
          </table:table-cell>
          <table:covered-table-cell/>
          <table:covered-table-cell/>
          <table:covered-table-cell/>
          <table:covered-table-cell/>
          <table:covered-table-cell/>
          <table:covered-table-cell/>
          <table:covered-table-cell/>
          <table:covered-table-cell/>
        </table:table-row>
        <table:table-row table:style-name="Tableau17.22">
          <table:table-cell table:style-name="Tableau17.A22" table:number-columns-spanned="9" office:value-type="string">
            <text:p text:style-name="P55" loext:marker-style-name="T56"><text:span text:style-name="T111">5. Informations complémentaires </text:span><text:span text:style-name="T115">(facultatif)</text:span></text:p>
          </table:table-cell>
          <table:covered-table-cell/>
          <table:covered-table-cell/>
          <table:covered-table-cell/>
          <table:covered-table-cell/>
          <table:covered-table-cell/>
          <table:covered-table-cell/>
          <table:covered-table-cell/>
          <table:covered-table-cell/>
        </table:table-row>
        <table:table-row table:style-name="Tableau17.23">
          <table:table-cell table:style-name="Tableau17.A23" table:number-columns-spanned="9" office:value-type="string">
            <text:p text:style-name="P28" loext:marker-style-name="T50"><text:span text:style-name="T99">Ici, nous avons travaillé en mode Agile et plus spécifiquement avec Scrum. Nous avons effectué des réunions Daily pour discuter de l'avancement du projet, résoudre les problèmes et ajuster les tâches si nécessaire. À la fin de chaque sprint, nous avons présenté notre travail lors de reviews, ce qui nous a permis de recueillir des retours constructifs et de démontrer nos progrès. En fin de projet, nous avons également réalisé une rétrospective pour identifier les points forts et les axes d'amélioration de notre collaboration et de notre processus de développement.</text:span></text:p>
            <text:p text:style-name="P28" loext:marker-style-name="T50"><text:span text:style-name="T99">Afin de pouvoir expérimenter différents rôles induits par Scrum, nous avons tous endossé au moins une fois la casquette de Scrum Master, ce qui nous a permis de mieux comprendre les responsabilités associées à ce rôle et d'améliorer notre agilité en tant qu'équipe.</text:span><loext:content-control/></text:p>
          </table:table-cell>
          <table:covered-table-cell/>
          <table:covered-table-cell/>
          <table:covered-table-cell/>
          <table:covered-table-cell/>
          <table:covered-table-cell/>
          <table:covered-table-cell/>
          <table:covered-table-cell/>
          <table:covered-table-cell/>
        </table:table-row>
      </table:table>
      <text:p text:style-name="P208"><text:span text:style-name="T110"/></text:p>
      <table:table table:name="Tableau19" table:style-name="Tableau19">
        <table:table-column table:style-name="Tableau19.A"/>
        <table:table-column table:style-name="Tableau19.B"/>
        <table:table-column table:style-name="Tableau19.C"/>
        <table:table-column table:style-name="Tableau19.D"/>
        <table:table-column table:style-name="Tableau19.E"/>
        <table:table-column table:style-name="Tableau19.F"/>
        <table:table-column table:style-name="Tableau19.B"/>
        <table:table-column table:style-name="Tableau19.H"/>
        <table:table-column table:style-name="Tableau19.I"/>
        <table:table-row table:style-name="Tableau19.1">
          <table:table-cell table:style-name="Tableau19.A1" office:value-type="string">
            <text:p text:style-name="P144" loext:marker-style-name="T74"/>
          </table:table-cell>
          <table:table-cell table:style-name="Tableau19.A1" table:number-columns-spanned="3" office:value-type="string">
            <text:p text:style-name="P148" loext:marker-style-name="T74"/>
          </table:table-cell>
          <table:covered-table-cell/>
          <table:covered-table-cell/>
          <table:table-cell table:style-name="Tableau19.A1" table:number-columns-spanned="5" office:value-type="string">
            <text:p text:style-name="P118" loext:marker-style-name="T51"/>
          </table:table-cell>
          <table:covered-table-cell/>
          <table:covered-table-cell/>
          <table:covered-table-cell/>
          <table:covered-table-cell/>
        </table:table-row>
        <table:table-row table:style-name="Tableau19.2">
          <table:table-cell table:style-name="Tableau19.A1" office:value-type="string">
            <text:p text:style-name="P39" loext:marker-style-name="T74"><text:span text:style-name="T75">Activité-type</text:span></text:p>
          </table:table-cell>
          <table:table-cell table:style-name="Tableau19.A1" table:number-columns-spanned="3" office:value-type="string">
            <text:p text:style-name="P168" loext:marker-style-name="T74">2</text:p>
          </table:table-cell>
          <table:covered-table-cell/>
          <table:covered-table-cell/>
          <table:table-cell table:style-name="Tableau19.A1" table:number-columns-spanned="5" office:value-type="string">
            <text:p text:style-name="P211">Concevoir et développer une application sécurisée organisée en couches</text:p>
          </table:table-cell>
          <table:covered-table-cell/>
          <table:covered-table-cell/>
          <table:covered-table-cell/>
          <table:covered-table-cell/>
        </table:table-row>
        <table:table-row table:style-name="Tableau19.3">
          <table:table-cell table:style-name="Tableau19.A3" table:number-columns-spanned="4" office:value-type="string">
            <text:p text:style-name="P45" loext:marker-style-name="T53"><text:span text:style-name="T112">Exemple n°</text:span><text:span text:style-name="T114">4</text:span><text:span text:style-name="T126"> <text:s/></text:span><text:span text:style-name="T69"></text:span></text:p>
          </table:table-cell>
          <table:covered-table-cell/>
          <table:covered-table-cell/>
          <table:covered-table-cell/>
          <table:table-cell table:style-name="Tableau19.E3" table:number-columns-spanned="5" office:value-type="string">
            <text:p text:style-name="P76" loext:marker-style-name="T42"><text:span text:style-name="T110">Développer des composants d’accès aux données SQL et NoSQL</text:span></text:p>
            <text:p text:style-name="P67" loext:marker-style-name="T68"><text:span text:style-name="T77"/></text:p>
          </table:table-cell>
          <table:covered-table-cell/>
          <table:covered-table-cell/>
          <table:covered-table-cell/>
          <table:covered-table-cell/>
        </table:table-row>
        <table:table-row table:style-name="Tableau19.3">
          <table:table-cell table:style-name="Tableau19.A4" table:number-columns-spanned="4" office:value-type="string">
            <text:p text:style-name="P129" loext:marker-style-name="T50"/>
          </table:table-cell>
          <table:covered-table-cell/>
          <table:covered-table-cell/>
          <table:covered-table-cell/>
          <table:table-cell table:style-name="Tableau19.E4" table:number-columns-spanned="5" office:value-type="string">
            <text:p text:style-name="P129" loext:marker-style-name="T50"/>
          </table:table-cell>
          <table:covered-table-cell/>
          <table:covered-table-cell/>
          <table:covered-table-cell/>
          <table:covered-table-cell/>
        </table:table-row>
        <table:table-row table:style-name="Tableau19.5">
          <table:table-cell table:style-name="Tableau19.A5" table:number-columns-spanned="9" office:value-type="string">
            <text:p text:style-name="P67" loext:marker-style-name="T50"><text:span text:style-name="T111">1. Décrivez les tâches ou opérations que vous avez effectuées, et dans quelles conditions :</text:span></text:p>
          </table:table-cell>
          <table:covered-table-cell/>
          <table:covered-table-cell/>
          <table:covered-table-cell/>
          <table:covered-table-cell/>
          <table:covered-table-cell/>
          <table:covered-table-cell/>
          <table:covered-table-cell/>
          <table:covered-table-cell/>
        </table:table-row>
        <table:table-row table:style-name="Tableau19.6">
          <table:table-cell table:style-name="Tableau19.A6" table:number-columns-spanned="9" office:value-type="string">
            <text:p text:style-name="P217">Dans le cadre de la formation de Développeur Web chez OpenClassrooms, j’ai développé la partie back-end du site d’une librairie à l’aide de l’environnement de développement NodeJS, Express et MongoDB.</text:p>
            <text:p text:style-name="P217"/>
            <text:p text:style-name="P170">Voici les étapes que <text:span text:style-name="T136">j’ai suivies :</text:span></text:p>
            <text:list xml:id="list3077382863" text:style-name="L37">
              <text:list-item>
                <text:p text:style-name="P195">Prise de connaissance de MongoDB :</text:p>
              </text:list-item>
            </text:list>
            <text:list text:style-name="L38">
              <text:list-item>
                <text:list>
                  <text:list-item>
                    <text:p text:style-name="P29"><text:span text:style-name="T136">Lecture de la documentation officielle de MongoDB pour comprendre les concepts fondamentaux</text:span></text:p>
                  </text:list-item>
                </text:list>
              </text:list-item>
            </text:list>
            <text:list xml:id="list142903153226526" text:continue-list="list3077382863" text:style-name="L37">
              <text:list-item>
                <text:p text:style-name="P195">Installation de MongoDB :</text:p>
              </text:list-item>
            </text:list>
            <text:list text:style-name="L39">
              <text:list-item>
                <text:list>
                  <text:list-item>
                    <text:p text:style-name="P218">Installation de MongoDB sur ma machine de développement</text:p>
                  </text:list-item>
                  <text:list-item>
                    <text:p text:style-name="P218">Installation de MongoDB Atlas pour héberger la base de données dans le cloud</text:p>
                  </text:list-item>
                </text:list>
              </text:list-item>
            </text:list>
            <text:list xml:id="list142903579347354" text:continue-list="list142903153226526" text:style-name="L37">
              <text:list-item>
                <text:p text:style-name="P195">Connexion de MongoDB à Express :</text:p>
              </text:list-item>
            </text:list>
            <text:list text:style-name="L40">
              <text:list-item>
                <text:list>
                  <text:list-item>
                    <text:p text:style-name="P219">Configuration de l'environnement de développement NodeJS et Express</text:p>
                  </text:list-item>
                  <text:list-item>
                    <text:p text:style-name="P219">Utilisation du module Mongoose pour gérer les interactions avec MongoDB. Mongoose est un ODM (Object Data Modeling) qui simplifie le travail avec MongoDB en permettant de définir des schémas de données et de valider les documents</text:p>
                  </text:list-item>
                </text:list>
              </text:list-item>
            </text:list>
            <text:list xml:id="list142903810740873" text:continue-list="list142903579347354" text:style-name="L37">
              <text:list-item>
                <text:p text:style-name="P195">Implémentation des schémas de données :</text:p>
              </text:list-item>
            </text:list>
            <text:list text:style-name="L41">
              <text:list-item>
                <text:list>
                  <text:list-item>
                    <text:p text:style-name="P220">Création de schémas Mongoose pour les entités principales du site - Utilisateur (User) et Livre (Book)</text:p>
                  </text:list-item>
                </text:list>
              </text:list-item>
            </text:list>
            <text:list xml:id="list142903472867830" text:continue-list="list142903810740873" text:style-name="L37">
              <text:list-item>
                <text:p text:style-name="P195">Développement des controlleurs et des services :</text:p>
              </text:list-item>
            </text:list>
            <text:list text:style-name="L42">
              <text:list-item>
                <text:list>
                  <text:list-item>
                    <text:p text:style-name="P221">Implémentation des routes et de la logique métier pour les opérations CRUD sur les entités utilisateurs et livres</text:p>
                  </text:list-item>
                </text:list>
              </text:list-item>
            </text:list>
            <text:list text:continue-list="list142903472867830" text:style-name="L37">
              <text:list-item>
                <text:p text:style-name="P195">Tests :</text:p>
              </text:list-item>
            </text:list>
            <text:list text:style-name="L43">
              <text:list-item>
                <text:list>
                  <text:list-item>
                    <text:p text:style-name="P222">Insertion, récupération, modification et suppression de données afin de vérifier le bon fonctionnement de la base MongoDB</text:p>
                  </text:list-item>
                </text:list>
              </text:list-item>
            </text:list>
            <text:p text:style-name="P217"/>
            <text:p text:style-name="P217"/>
            <text:p text:style-name="P217"/>
            <text:p text:style-name="P217"/>
          </table:table-cell>
          <table:covered-table-cell/>
          <table:covered-table-cell/>
          <table:covered-table-cell/>
          <table:covered-table-cell/>
          <table:covered-table-cell/>
          <table:covered-table-cell/>
          <table:covered-table-cell/>
          <table:covered-table-cell/>
        </table:table-row>
        <text:soft-page-break/>
        <table:table-row table:style-name="Tableau19.7">
          <table:table-cell table:style-name="Tableau19.A7" table:number-columns-spanned="9" office:value-type="string">
            <text:p text:style-name="P103" loext:marker-style-name="T41"/>
          </table:table-cell>
          <table:covered-table-cell/>
          <table:covered-table-cell/>
          <table:covered-table-cell/>
          <table:covered-table-cell/>
          <table:covered-table-cell/>
          <table:covered-table-cell/>
          <table:covered-table-cell/>
          <table:covered-table-cell/>
        </table:table-row>
        <table:table-row table:style-name="Tableau19.8">
          <table:table-cell table:style-name="Tableau19.A8" table:number-columns-spanned="9" office:value-type="string">
            <text:p text:style-name="P72" loext:marker-style-name="T50"><text:span text:style-name="T111">2. Précisez les moyens utilisés :</text:span></text:p>
          </table:table-cell>
          <table:covered-table-cell/>
          <table:covered-table-cell/>
          <table:covered-table-cell/>
          <table:covered-table-cell/>
          <table:covered-table-cell/>
          <table:covered-table-cell/>
          <table:covered-table-cell/>
          <table:covered-table-cell/>
        </table:table-row>
        <table:table-row table:style-name="Tableau19.9">
          <table:table-cell table:style-name="Tableau19.A9" table:number-columns-spanned="9" office:value-type="string">
            <text:p text:style-name="P223" loext:marker-style-name="T50"><text:span text:style-name="T82">N</text:span><text:span text:style-name="T77">odeJS</text:span></text:p>
            <text:p text:style-name="P223" loext:marker-style-name="T50"><text:span text:style-name="T77">Express</text:span></text:p>
            <text:p text:style-name="P223" loext:marker-style-name="T50"><text:span text:style-name="T77">MongoDB</text:span></text:p>
            <text:p text:style-name="P224" loext:marker-style-name="T50"><text:span text:style-name="T77">Mongoose</text:span></text:p>
            <text:p text:style-name="P223" loext:marker-style-name="T50"><text:span text:style-name="T77">Github</text:span></text:p>
          </table:table-cell>
          <table:covered-table-cell/>
          <table:covered-table-cell/>
          <table:covered-table-cell/>
          <table:covered-table-cell/>
          <table:covered-table-cell/>
          <table:covered-table-cell/>
          <table:covered-table-cell/>
          <table:covered-table-cell/>
        </table:table-row>
        <table:table-row table:style-name="Tableau19.10">
          <table:table-cell table:style-name="Tableau19.A10" table:number-columns-spanned="9" office:value-type="string">
            <text:p text:style-name="P129" loext:marker-style-name="T50"/>
            <text:p text:style-name="P129" loext:marker-style-name="T50"/>
          </table:table-cell>
          <table:covered-table-cell/>
          <table:covered-table-cell/>
          <table:covered-table-cell/>
          <table:covered-table-cell/>
          <table:covered-table-cell/>
          <table:covered-table-cell/>
          <table:covered-table-cell/>
          <table:covered-table-cell/>
        </table:table-row>
        <table:table-row table:style-name="Tableau19.11">
          <table:table-cell table:style-name="Tableau19.A11" table:number-columns-spanned="9" office:value-type="string">
            <text:p text:style-name="P67" loext:marker-style-name="T50"><text:span text:style-name="T111">3. Avec qui avez-vous travaillé ?</text:span></text:p>
          </table:table-cell>
          <table:covered-table-cell/>
          <table:covered-table-cell/>
          <table:covered-table-cell/>
          <table:covered-table-cell/>
          <table:covered-table-cell/>
          <table:covered-table-cell/>
          <table:covered-table-cell/>
          <table:covered-table-cell/>
        </table:table-row>
        <table:table-row table:style-name="Tableau19.12">
          <table:table-cell table:style-name="Tableau19.A12" table:number-columns-spanned="9" office:value-type="string">
            <text:p text:style-name="P20" loext:marker-style-name="T50">Dans le cadre de ce projet, j'ai travaillé seule sur la partie MongoDB. Cependant, j'avais des réunions hebdomadaires avec mon mentor chez OpenClassrooms. Ce mentorat m'a permis de valider mes choix techniques et de recevoir des conseils sur les meilleures pratiques de développement avec MongoDB.</text:p>
          </table:table-cell>
          <table:covered-table-cell/>
          <table:covered-table-cell/>
          <table:covered-table-cell/>
          <table:covered-table-cell/>
          <table:covered-table-cell/>
          <table:covered-table-cell/>
          <table:covered-table-cell/>
          <table:covered-table-cell/>
        </table:table-row>
        <table:table-row table:style-name="Tableau19.13">
          <table:table-cell table:style-name="Tableau19.A13" table:number-columns-spanned="9" office:value-type="string">
            <text:p text:style-name="P129" loext:marker-style-name="T50"/>
          </table:table-cell>
          <table:covered-table-cell/>
          <table:covered-table-cell/>
          <table:covered-table-cell/>
          <table:covered-table-cell/>
          <table:covered-table-cell/>
          <table:covered-table-cell/>
          <table:covered-table-cell/>
          <table:covered-table-cell/>
        </table:table-row>
        <table:table-row table:style-name="Tableau19.14">
          <table:table-cell table:style-name="Tableau19.A14" table:number-columns-spanned="9" office:value-type="string">
            <text:p text:style-name="P67" loext:marker-style-name="T50"><text:span text:style-name="T111">4. Contexte</text:span></text:p>
          </table:table-cell>
          <table:covered-table-cell/>
          <table:covered-table-cell/>
          <table:covered-table-cell/>
          <table:covered-table-cell/>
          <table:covered-table-cell/>
          <table:covered-table-cell/>
          <table:covered-table-cell/>
          <table:covered-table-cell/>
        </table:table-row>
        <table:table-row table:style-name="Tableau19.15">
          <table:table-cell table:style-name="Tableau19.A15" table:number-columns-spanned="6" office:value-type="string">
            <text:p text:style-name="P133" loext:marker-style-name="T54"/>
          </table:table-cell>
          <table:covered-table-cell/>
          <table:covered-table-cell/>
          <table:covered-table-cell/>
          <table:covered-table-cell/>
          <table:covered-table-cell/>
          <table:table-cell table:style-name="Tableau19.G15" table:number-columns-spanned="3" office:value-type="string">
            <text:p text:style-name="P152" loext:marker-style-name="T76"/>
          </table:table-cell>
          <table:covered-table-cell/>
          <table:covered-table-cell/>
        </table:table-row>
        <table:table-row table:style-name="Tableau19.16">
          <table:table-cell table:style-name="Tableau19.A16" table:number-columns-spanned="6" office:value-type="string">
            <text:p text:style-name="P67" loext:marker-style-name="T50"><text:span text:style-name="T111">Nom de l’entreprise, organisme ou association <text:s/></text:span><text:span text:style-name="T69"></text:span></text:p>
          </table:table-cell>
          <table:covered-table-cell/>
          <table:covered-table-cell/>
          <table:covered-table-cell/>
          <table:covered-table-cell/>
          <table:covered-table-cell/>
          <table:table-cell table:style-name="Tableau19.G16" table:number-columns-spanned="3" office:value-type="string">
            <text:p text:style-name="P67" loext:marker-style-name="T50"><text:span text:style-name="T91">OpenClassrooms</text:span><loext:content-control/></text:p>
          </table:table-cell>
          <table:covered-table-cell/>
          <table:covered-table-cell/>
        </table:table-row>
        <table:table-row table:style-name="Tableau19.17">
          <table:table-cell table:style-name="Tableau19.A17" table:number-columns-spanned="2" office:value-type="string">
            <text:p text:style-name="P137" loext:marker-style-name="T55"/>
          </table:table-cell>
          <table:covered-table-cell/>
          <table:table-cell table:style-name="Tableau19.C17" table:number-columns-spanned="7" office:value-type="string">
            <text:p text:style-name="P137" loext:marker-style-name="T55"/>
          </table:table-cell>
          <table:covered-table-cell/>
          <table:covered-table-cell/>
          <table:covered-table-cell/>
          <table:covered-table-cell/>
          <table:covered-table-cell/>
          <table:covered-table-cell/>
        </table:table-row>
        <table:table-row table:style-name="Tableau19.2">
          <table:table-cell table:style-name="Tableau19.A18" table:number-columns-spanned="2" office:value-type="string">
            <text:p text:style-name="P67" loext:marker-style-name="T50"><text:span text:style-name="T111">Chantier, atelier, service</text:span></text:p>
          </table:table-cell>
          <table:covered-table-cell/>
          <table:table-cell table:style-name="Tableau19.C18" office:value-type="string">
            <text:p text:style-name="P68" loext:marker-style-name="T50"><text:span text:style-name="T69"></text:span></text:p>
          </table:table-cell>
          <table:table-cell table:style-name="Tableau19.D18" table:number-columns-spanned="6" office:value-type="string">
            <text:p text:style-name="P216" loext:marker-style-name="T50">Projet d’études</text:p>
          </table:table-cell>
          <table:covered-table-cell/>
          <table:covered-table-cell/>
          <table:covered-table-cell/>
          <table:covered-table-cell/>
          <table:covered-table-cell/>
        </table:table-row>
        <table:table-row table:style-name="Tableau19.2">
          <table:table-cell table:style-name="Tableau19.A19" table:number-columns-spanned="2" office:value-type="string">
            <text:p text:style-name="P40" loext:marker-style-name="T50"><text:span text:style-name="T111">Période d’exercice</text:span></text:p>
          </table:table-cell>
          <table:covered-table-cell/>
          <table:table-cell table:style-name="Tableau19.C19" office:value-type="string">
            <text:p text:style-name="P68" loext:marker-style-name="T50"><text:span text:style-name="T69"></text:span></text:p>
          </table:table-cell>
          <table:table-cell table:style-name="Tableau19.D19" table:number-columns-spanned="2" office:value-type="string">
            <text:p text:style-name="P67" loext:marker-style-name="T50"><text:span text:style-name="T111">Du</text:span></text:p>
          </table:table-cell>
          <table:covered-table-cell/>
          <table:table-cell table:style-name="Tableau19.F19" table:number-columns-spanned="2" office:value-type="string">
            <text:p text:style-name="P67" loext:marker-style-name="T50"><loext:content-control loext:date="true" loext:date-format="dd/MM/yyyy" loext:date-rfc-language-tag="fr-FR" loext:current-date="2023-06-27T00:00:00Z"><text:span text:style-name="Placeholder_20_Text"><text:span text:style-name="T91">27/06/2023</text:span></text:span></loext:content-control></text:p>
          </table:table-cell>
          <table:covered-table-cell/>
          <table:table-cell table:style-name="Tableau19.H19" office:value-type="string">
            <text:p text:style-name="P67" loext:marker-style-name="T50"><text:span text:style-name="T111">au</text:span></text:p>
          </table:table-cell>
          <table:table-cell table:style-name="Tableau19.I19" office:value-type="string">
            <text:p text:style-name="P67" loext:marker-style-name="T50"><loext:content-control loext:date="true" loext:date-format="dd/MM/yyyy" loext:date-rfc-language-tag="fr-FR" loext:current-date="2024-07-05T00:00:00Z"><text:span text:style-name="Placeholder_20_Text"><text:span text:style-name="T91">05/07/2024</text:span></text:span></loext:content-control></text:p>
          </table:table-cell>
        </table:table-row>
        <table:table-row table:style-name="Tableau19.20">
          <table:table-cell table:style-name="Tableau19.A20" table:number-columns-spanned="9" office:value-type="string">
            <text:p text:style-name="P103" loext:marker-style-name="T41"/>
          </table:table-cell>
          <table:covered-table-cell/>
          <table:covered-table-cell/>
          <table:covered-table-cell/>
          <table:covered-table-cell/>
          <table:covered-table-cell/>
          <table:covered-table-cell/>
          <table:covered-table-cell/>
          <table:covered-table-cell/>
        </table:table-row>
        <table:table-row table:style-name="Tableau19.21">
          <table:table-cell table:style-name="Tableau19.A21" table:number-columns-spanned="9" office:value-type="string">
            <text:p text:style-name="P129" loext:marker-style-name="T50"/>
          </table:table-cell>
          <table:covered-table-cell/>
          <table:covered-table-cell/>
          <table:covered-table-cell/>
          <table:covered-table-cell/>
          <table:covered-table-cell/>
          <table:covered-table-cell/>
          <table:covered-table-cell/>
          <table:covered-table-cell/>
        </table:table-row>
        <table:table-row table:style-name="Tableau19.22">
          <table:table-cell table:style-name="Tableau19.A22" table:number-columns-spanned="9" office:value-type="string">
            <text:p text:style-name="P67" loext:marker-style-name="T56"><text:span text:style-name="T111">5. Informations complémentaires </text:span><text:span text:style-name="T115">(facultatif)</text:span></text:p>
          </table:table-cell>
          <table:covered-table-cell/>
          <table:covered-table-cell/>
          <table:covered-table-cell/>
          <table:covered-table-cell/>
          <table:covered-table-cell/>
          <table:covered-table-cell/>
          <table:covered-table-cell/>
          <table:covered-table-cell/>
        </table:table-row>
      </table:table>
      <text:p text:style-name="P209"/>
      <table:table table:name="Tableau16" table:style-name="Tableau16">
        <table:table-column table:style-name="Tableau16.A"/>
        <table:table-column table:style-name="Tableau16.B"/>
        <table:table-column table:style-name="Tableau16.C"/>
        <table:table-column table:style-name="Tableau16.D"/>
        <table:table-column table:style-name="Tableau16.E"/>
        <table:table-column table:style-name="Tableau16.F"/>
        <table:table-column table:style-name="Tableau16.B"/>
        <table:table-column table:style-name="Tableau16.H"/>
        <table:table-column table:style-name="Tableau16.I"/>
        <table:table-row table:style-name="Tableau16.1">
          <table:table-cell table:style-name="Tableau16.A1" office:value-type="string">
            <text:p text:style-name="P143" loext:marker-style-name="T74"/>
          </table:table-cell>
          <table:table-cell table:style-name="Tableau16.A1" table:number-columns-spanned="3" office:value-type="string">
            <text:p text:style-name="P147" loext:marker-style-name="T74"/>
          </table:table-cell>
          <table:covered-table-cell/>
          <table:covered-table-cell/>
          <table:table-cell table:style-name="Tableau16.A1" table:number-columns-spanned="5" office:value-type="string">
            <text:p text:style-name="P117" loext:marker-style-name="T51"/>
          </table:table-cell>
          <table:covered-table-cell/>
          <table:covered-table-cell/>
          <table:covered-table-cell/>
          <table:covered-table-cell/>
        </table:table-row>
        <table:table-row table:style-name="Tableau16.2">
          <table:table-cell table:style-name="Tableau16.A1" office:value-type="string">
            <text:p text:style-name="P37" loext:marker-style-name="T74"><text:span text:style-name="T75">Activité-type</text:span></text:p>
          </table:table-cell>
          <table:table-cell table:style-name="Tableau16.A1" table:number-columns-spanned="3" office:value-type="string">
            <text:p text:style-name="P167" loext:marker-style-name="T74">3</text:p>
          </table:table-cell>
          <table:covered-table-cell/>
          <table:covered-table-cell/>
          <table:table-cell table:style-name="Tableau16.A1" table:number-columns-spanned="5" office:value-type="string">
            <text:p text:style-name="P2">Préparer le déploiement d’une application sécurisée</text:p>
          </table:table-cell>
          <table:covered-table-cell/>
          <table:covered-table-cell/>
          <table:covered-table-cell/>
          <table:covered-table-cell/>
        </table:table-row>
        <table:table-row table:style-name="Tableau16.3">
          <table:table-cell table:style-name="Tableau16.A3" table:number-columns-spanned="4" office:value-type="string">
            <text:p text:style-name="P44" loext:marker-style-name="T53"><text:span text:style-name="T112">Exemple n°1</text:span><text:span text:style-name="T126"> <text:s/></text:span><text:span text:style-name="T69"></text:span></text:p>
          </table:table-cell>
          <table:covered-table-cell/>
          <table:covered-table-cell/>
          <table:covered-table-cell/>
          <table:table-cell table:style-name="Tableau16.E3" table:number-columns-spanned="5" office:value-type="string">
            <text:p text:style-name="P65" loext:marker-style-name="T68"><text:span text:style-name="T77">Préparer et documenter le déploiement d’une</text:span></text:p>
            <text:p text:style-name="P65" loext:marker-style-name="T68"><text:span text:style-name="T77">application</text:span><loext:content-control/></text:p>
          </table:table-cell>
          <table:covered-table-cell/>
          <table:covered-table-cell/>
          <table:covered-table-cell/>
          <table:covered-table-cell/>
        </table:table-row>
        <table:table-row table:style-name="Tableau16.3">
          <table:table-cell table:style-name="Tableau16.A4" table:number-columns-spanned="4" office:value-type="string">
            <text:p text:style-name="P128" loext:marker-style-name="T50"/>
          </table:table-cell>
          <table:covered-table-cell/>
          <table:covered-table-cell/>
          <table:covered-table-cell/>
          <table:table-cell table:style-name="Tableau16.E4" table:number-columns-spanned="5" office:value-type="string">
            <text:p text:style-name="P128" loext:marker-style-name="T50"/>
          </table:table-cell>
          <table:covered-table-cell/>
          <table:covered-table-cell/>
          <table:covered-table-cell/>
          <table:covered-table-cell/>
        </table:table-row>
        <table:table-row table:style-name="Tableau16.5">
          <table:table-cell table:style-name="Tableau16.A5" table:number-columns-spanned="9" office:value-type="string">
            <text:p text:style-name="P58" loext:marker-style-name="T50"><text:span text:style-name="T111">1. Décrivez les tâches ou opérations que vous avez effectuées, et dans quelles conditions :</text:span></text:p>
          </table:table-cell>
          <table:covered-table-cell/>
          <table:covered-table-cell/>
          <table:covered-table-cell/>
          <table:covered-table-cell/>
          <table:covered-table-cell/>
          <table:covered-table-cell/>
          <table:covered-table-cell/>
          <table:covered-table-cell/>
        </table:table-row>
        <table:table-row table:style-name="Tableau16.6">
          <table:table-cell table:style-name="Tableau16.A6" table:number-columns-spanned="9" office:value-type="string">
            <text:p text:style-name="P204" loext:marker-style-name="T50"><text:span text:style-name="T77">Dans le cadre de ma formation de Développeur web chez OpenClassrooms, j’ai conçu et développé un portfolio de présentation de mon travail, puis je l’ai déployé grâce à GitHub Pages.</text:span></text:p>
            <text:p text:style-name="P204" loext:marker-style-name="T50"><text:span text:style-name="T77">Les étapes de réalisation ont été les suivantes :</text:span></text:p>
            <text:p text:style-name="P198" loext:marker-style-name="T50"><text:span text:style-name="T77"/></text:p>
            <text:list xml:id="list417790410" text:style-name="L23">
              <text:list-item>
                <text:p text:style-name="P193"><text:span text:style-name="T77">Prise de connaissance de l’outil GitHub Pages :</text:span></text:p>
              </text:list-item>
            </text:list>
            <text:list text:style-name="L24">
              <text:list-item>
                <text:list>
                  <text:list-item>
                    <text:p text:style-name="P199"><text:span text:style-name="T77">Découverte des fonctionnalités et des avantages de GitHub Pages pour le déploiement d’applications web statiques</text:span></text:p>
                  </text:list-item>
                  <text:list-item>
                    <text:p text:style-name="P199"><text:span text:style-name="T77">Recherche sur les meilleures pratiques et les options disponibles pour le déploiement</text:span></text:p>
                  </text:list-item>
                </text:list>
              </text:list-item>
            </text:list>
            <text:list xml:id="list142903105610295" text:continue-list="list417790410" text:style-name="L23">
              <text:list-item>
                <text:p text:style-name="P193"><text:span text:style-name="T77">Recherche documentaire et lecture de la documentation :</text:span></text:p>
              </text:list-item>
            </text:list>
            <text:list text:style-name="L25">
              <text:list-item>
                <text:list>
                  <text:list-item>
                    <text:p text:style-name="P200"><text:span text:style-name="T77">Étude des ressources officielles de GitHub Pages pour comprendre les étapes nécessaires à la configuration et au déploiement</text:span></text:p>
                  </text:list-item>
                  <text:list-item>
                    <text:p text:style-name="P200"><text:span text:style-name="T77">Lecture de tutoriels et de guides pour avoir une vue d’ensemble des processus impliqués</text:span></text:p>
                  </text:list-item>
                </text:list>
              </text:list-item>
            </text:list>
            <text:list xml:id="list142904050121750" text:continue-list="list142903105610295" text:style-name="L23">
              <text:list-item>
                <text:p text:style-name="P193"><text:span text:style-name="T77">Particularités techniques du déploiement d’une application React sur GitHub Pages :</text:span></text:p>
              </text:list-item>
            </text:list>
            <text:list text:style-name="L26">
              <text:list-item>
                <text:list>
                  <text:list-item>
                    <text:p text:style-name="P201"><text:span text:style-name="T77">Recherche spécifique sur le déploiement d’applications React, identification des défis courants et des solutions disponibles</text:span></text:p>
                  </text:list-item>
                  <text:list-item>
                    <text:p text:style-name="P201"><text:span text:style-name="T77">Étude des configurations nécessaires pour adapter une application React à GitHub Pages</text:span></text:p>
                  </text:list-item>
                </text:list>
              </text:list-item>
            </text:list>
            <text:list xml:id="list142902924360487" text:continue-list="list142904050121750" text:style-name="L23">
              <text:list-item>
                <text:p text:style-name="P193"><text:span text:style-name="T77">Mise à jour du package.json :</text:span></text:p>
              </text:list-item>
            </text:list>
            <text:list text:style-name="L27">
              <text:list-item>
                <text:list>
                  <text:list-item>
                    <text:p text:style-name="P202"><text:span text:style-name="T77">Ajout des scripts spécifiques pour le déploiement sur GitHub Pages (predeploy et deploy)</text:span></text:p>
                  </text:list-item>
                  <text:list-item>
                    <text:p text:style-name="P202"><text:span text:style-name="T77">Mise à jour de la configuration pour spécifier le répertoire de build et le chemin d’accès correct</text:span></text:p>
                  </text:list-item>
                </text:list>
              </text:list-item>
            </text:list>
            <text:list xml:id="list142903764510698" text:continue-list="list142902924360487" text:style-name="L23">
              <text:list-item>
                <text:p text:style-name="P193"><text:span text:style-name="T77">Paramétrage sur GitHub :</text:span></text:p>
              </text:list-item>
            </text:list>
            <text:list text:style-name="L28">
              <text:list-item>
                <text:list>
                  <text:list-item>
                    <text:p text:style-name="P203"><text:span text:style-name="T77">Configuration des options du dépôt GitHub pour activer GitHub Pages et spécifier la branche source (gh-pages)</text:span></text:p>
                  </text:list-item>
                  <text:list-item>
                    <text:p text:style-name="P203"><text:span text:style-name="T77">Utilisation de l’outil gh-pages pour déployer l’application</text:span></text:p>
                  </text:list-item>
                </text:list>
              </text:list-item>
            </text:list>
            <text:list xml:id="list142902623169584" text:continue-list="list142903764510698" text:style-name="L23">
              <text:list-item>
                <text:p text:style-name="P193"><text:span text:style-name="T77">Tests :</text:span></text:p>
              </text:list-item>
            </text:list>
            <text:list text:style-name="L29">
              <text:list-item>
                <text:list>
                  <text:list-item>
                    <text:p text:style-name="P205"><text:span text:style-name="T77">Vérification du déploiement en ligne et test de la navigation sur le site pour s’assurer que tout fonctionne correctement</text:span></text:p>
                  </text:list-item>
                  <text:list-item>
                    <text:p text:style-name="P19" loext:marker-style-name="T50"><text:span text:style-name="T77">Résolution des éventuels problèmes rencontrés lors du déploiement et des tests</text:span></text:p>
                  </text:list-item>
                </text:list>
              </text:list-item>
            </text:list>
            <text:list text:continue-list="list142902623169584" text:style-name="L23">
              <text:list-item>
                <text:p text:style-name="P193"><text:soft-page-break/><text:span text:style-name="T77">Documentation du processus de déploiement :</text:span></text:p>
              </text:list-item>
            </text:list>
            <text:list text:style-name="L30">
              <text:list-item>
                <text:list>
                  <text:list-item>
                    <text:p text:style-name="P206"><text:span text:style-name="T77">Création d'un </text:span><text:span text:style-name="T88">powerpoint </text:span><text:span text:style-name="T77">détaillant les étapes de déploiement, </text:span><text:span text:style-name="T88">document</text:span><text:span text:style-name="T77"> </text:span><text:span text:style-name="T88">présenté lors de la soutenance du projet</text:span></text:p>
                  </text:list-item>
                  <text:list-item>
                    <text:p text:style-name="P207"><text:span text:style-name="T87">Inclusion de captures d'écran et d'exemples de commandes pour aider à la reproduction du processus</text:span></text:p>
                  </text:list-item>
                </text:list>
              </text:list-item>
            </text:list>
            <text:p text:style-name="P18" loext:marker-style-name="T50"><loext:content-control/></text:p>
          </table:table-cell>
          <table:covered-table-cell/>
          <table:covered-table-cell/>
          <table:covered-table-cell/>
          <table:covered-table-cell/>
          <table:covered-table-cell/>
          <table:covered-table-cell/>
          <table:covered-table-cell/>
          <table:covered-table-cell/>
        </table:table-row>
        <table:table-row table:style-name="Tableau16.7">
          <table:table-cell table:style-name="Tableau16.A7" table:number-columns-spanned="9" office:value-type="string">
            <text:p text:style-name="P102" loext:marker-style-name="T41"/>
          </table:table-cell>
          <table:covered-table-cell/>
          <table:covered-table-cell/>
          <table:covered-table-cell/>
          <table:covered-table-cell/>
          <table:covered-table-cell/>
          <table:covered-table-cell/>
          <table:covered-table-cell/>
          <table:covered-table-cell/>
        </table:table-row>
        <table:table-row table:style-name="Tableau16.8">
          <table:table-cell table:style-name="Tableau16.A8" table:number-columns-spanned="9" office:value-type="string">
            <text:p text:style-name="P58" loext:marker-style-name="T50"><text:span text:style-name="T111">2. Précisez les moyens utilisés :</text:span></text:p>
          </table:table-cell>
          <table:covered-table-cell/>
          <table:covered-table-cell/>
          <table:covered-table-cell/>
          <table:covered-table-cell/>
          <table:covered-table-cell/>
          <table:covered-table-cell/>
          <table:covered-table-cell/>
          <table:covered-table-cell/>
        </table:table-row>
        <table:table-row table:style-name="Tableau16.9">
          <table:table-cell table:style-name="Tableau16.A9" table:number-columns-spanned="9" office:value-type="string">
            <text:p text:style-name="P52" loext:marker-style-name="T50"><text:span text:style-name="T82">VSC</text:span></text:p>
            <text:p text:style-name="P197" loext:marker-style-name="T50"><text:span text:style-name="T82">R</text:span><text:span text:style-name="T77">eactJS</text:span></text:p>
            <text:p text:style-name="P64" loext:marker-style-name="T50"><text:span text:style-name="T82">Github</text:span></text:p>
            <text:p text:style-name="P64" loext:marker-style-name="T50"><text:span text:style-name="T87">Github pages</text:span><loext:content-control/></text:p>
          </table:table-cell>
          <table:covered-table-cell/>
          <table:covered-table-cell/>
          <table:covered-table-cell/>
          <table:covered-table-cell/>
          <table:covered-table-cell/>
          <table:covered-table-cell/>
          <table:covered-table-cell/>
          <table:covered-table-cell/>
        </table:table-row>
        <table:table-row table:style-name="Tableau16.10">
          <table:table-cell table:style-name="Tableau16.A10" table:number-columns-spanned="9" office:value-type="string">
            <text:p text:style-name="P128" loext:marker-style-name="T50"/>
            <text:p text:style-name="P128" loext:marker-style-name="T50"/>
          </table:table-cell>
          <table:covered-table-cell/>
          <table:covered-table-cell/>
          <table:covered-table-cell/>
          <table:covered-table-cell/>
          <table:covered-table-cell/>
          <table:covered-table-cell/>
          <table:covered-table-cell/>
          <table:covered-table-cell/>
        </table:table-row>
        <table:table-row table:style-name="Tableau16.11">
          <table:table-cell table:style-name="Tableau16.A11" table:number-columns-spanned="9" office:value-type="string">
            <text:p text:style-name="P58" loext:marker-style-name="T50"><text:span text:style-name="T111">3. Avec qui avez-vous travaillé ?</text:span></text:p>
          </table:table-cell>
          <table:covered-table-cell/>
          <table:covered-table-cell/>
          <table:covered-table-cell/>
          <table:covered-table-cell/>
          <table:covered-table-cell/>
          <table:covered-table-cell/>
          <table:covered-table-cell/>
          <table:covered-table-cell/>
        </table:table-row>
        <table:table-row table:style-name="Tableau16.12">
          <table:table-cell table:style-name="Tableau16.A12" table:number-columns-spanned="9" office:value-type="string">
            <text:p text:style-name="P18"><text:span text:style-name="T82">Dans le cadre de ce projet, j’ai travaillé seule.</text:span></text:p>
            <text:p text:style-name="P18" loext:marker-style-name="T50"><text:span text:style-name="T82">Cependant, j'avais des rendez-vous hebdomadaires avec mon mentor OpenClassrooms. Ce mentorat m'a permis de recevoir des conseils précieux, de valider mes choix techniques, et de trouver des solutions à certains points de blocage. </text:span><loext:content-control/></text:p>
          </table:table-cell>
          <table:covered-table-cell/>
          <table:covered-table-cell/>
          <table:covered-table-cell/>
          <table:covered-table-cell/>
          <table:covered-table-cell/>
          <table:covered-table-cell/>
          <table:covered-table-cell/>
          <table:covered-table-cell/>
        </table:table-row>
        <table:table-row table:style-name="Tableau16.13">
          <table:table-cell table:style-name="Tableau16.A13" table:number-columns-spanned="9" office:value-type="string">
            <text:p text:style-name="P128" loext:marker-style-name="T50"/>
          </table:table-cell>
          <table:covered-table-cell/>
          <table:covered-table-cell/>
          <table:covered-table-cell/>
          <table:covered-table-cell/>
          <table:covered-table-cell/>
          <table:covered-table-cell/>
          <table:covered-table-cell/>
          <table:covered-table-cell/>
        </table:table-row>
        <table:table-row table:style-name="Tableau16.14">
          <table:table-cell table:style-name="Tableau16.A14" table:number-columns-spanned="9" office:value-type="string">
            <text:p text:style-name="P58" loext:marker-style-name="T50"><text:span text:style-name="T111">4. Contexte</text:span></text:p>
          </table:table-cell>
          <table:covered-table-cell/>
          <table:covered-table-cell/>
          <table:covered-table-cell/>
          <table:covered-table-cell/>
          <table:covered-table-cell/>
          <table:covered-table-cell/>
          <table:covered-table-cell/>
          <table:covered-table-cell/>
        </table:table-row>
        <table:table-row table:style-name="Tableau16.15">
          <table:table-cell table:style-name="Tableau16.A15" table:number-columns-spanned="6" office:value-type="string">
            <text:p text:style-name="P132" loext:marker-style-name="T54"/>
          </table:table-cell>
          <table:covered-table-cell/>
          <table:covered-table-cell/>
          <table:covered-table-cell/>
          <table:covered-table-cell/>
          <table:covered-table-cell/>
          <table:table-cell table:style-name="Tableau16.G15" table:number-columns-spanned="3" office:value-type="string">
            <text:p text:style-name="P151" loext:marker-style-name="T76"/>
          </table:table-cell>
          <table:covered-table-cell/>
          <table:covered-table-cell/>
        </table:table-row>
        <table:table-row table:style-name="Tableau16.16">
          <table:table-cell table:style-name="Tableau16.A16" table:number-columns-spanned="6" office:value-type="string">
            <text:p text:style-name="P58" loext:marker-style-name="T50"><text:span text:style-name="T111">Nom de l’entreprise, organisme ou association <text:s/></text:span><text:span text:style-name="T69"></text:span></text:p>
          </table:table-cell>
          <table:covered-table-cell/>
          <table:covered-table-cell/>
          <table:covered-table-cell/>
          <table:covered-table-cell/>
          <table:covered-table-cell/>
          <table:table-cell table:style-name="Tableau16.G16" table:number-columns-spanned="3" office:value-type="string">
            <text:p text:style-name="P165" loext:marker-style-name="T50">OpenClassrooms</text:p>
          </table:table-cell>
          <table:covered-table-cell/>
          <table:covered-table-cell/>
        </table:table-row>
        <table:table-row table:style-name="Tableau16.17">
          <table:table-cell table:style-name="Tableau16.A17" table:number-columns-spanned="2" office:value-type="string">
            <text:p text:style-name="P136" loext:marker-style-name="T55"/>
          </table:table-cell>
          <table:covered-table-cell/>
          <table:table-cell table:style-name="Tableau16.C17" table:number-columns-spanned="7" office:value-type="string">
            <text:p text:style-name="P136" loext:marker-style-name="T55"/>
          </table:table-cell>
          <table:covered-table-cell/>
          <table:covered-table-cell/>
          <table:covered-table-cell/>
          <table:covered-table-cell/>
          <table:covered-table-cell/>
          <table:covered-table-cell/>
        </table:table-row>
        <table:table-row table:style-name="Tableau16.2">
          <table:table-cell table:style-name="Tableau16.A18" table:number-columns-spanned="2" office:value-type="string">
            <text:p text:style-name="P58" loext:marker-style-name="T50"><text:span text:style-name="T111">Chantier, atelier, service</text:span></text:p>
          </table:table-cell>
          <table:covered-table-cell/>
          <table:table-cell table:style-name="Tableau16.C18" office:value-type="string">
            <text:p text:style-name="P60" loext:marker-style-name="T50"><text:span text:style-name="T69"></text:span></text:p>
          </table:table-cell>
          <table:table-cell table:style-name="Tableau16.D18" table:number-columns-spanned="6" office:value-type="string">
            <text:p text:style-name="P58" loext:marker-style-name="T50"><text:span text:style-name="T82">Projet </text:span><text:span text:style-name="T91">d’études</text:span><loext:content-control/></text:p>
          </table:table-cell>
          <table:covered-table-cell/>
          <table:covered-table-cell/>
          <table:covered-table-cell/>
          <table:covered-table-cell/>
          <table:covered-table-cell/>
        </table:table-row>
        <table:table-row table:style-name="Tableau16.2">
          <table:table-cell table:style-name="Tableau16.A19" table:number-columns-spanned="2" office:value-type="string">
            <text:p text:style-name="P38" loext:marker-style-name="T50"><text:span text:style-name="T111">Période d’exercice</text:span></text:p>
          </table:table-cell>
          <table:covered-table-cell/>
          <table:table-cell table:style-name="Tableau16.C19" office:value-type="string">
            <text:p text:style-name="P60" loext:marker-style-name="T50"><text:span text:style-name="T69"></text:span></text:p>
          </table:table-cell>
          <table:table-cell table:style-name="Tableau16.D19" table:number-columns-spanned="2" office:value-type="string">
            <text:p text:style-name="P58" loext:marker-style-name="T50"><text:span text:style-name="T111">Du</text:span></text:p>
          </table:table-cell>
          <table:covered-table-cell/>
          <table:table-cell table:style-name="Tableau16.F19" table:number-columns-spanned="2" office:value-type="string">
            <text:p text:style-name="P58" loext:marker-style-name="T50"><loext:content-control loext:date="true" loext:date-format="dd/MM/yyyy" loext:date-rfc-language-tag="fr-FR" loext:current-date="2023-07-12T00:00:00Z"><text:span text:style-name="Placeholder_20_Text"><text:span text:style-name="T82">12/07/2023</text:span></text:span></loext:content-control></text:p>
          </table:table-cell>
          <table:covered-table-cell/>
          <table:table-cell table:style-name="Tableau16.H19" office:value-type="string">
            <text:p text:style-name="P58" loext:marker-style-name="T50"><text:span text:style-name="T111">au</text:span></text:p>
          </table:table-cell>
          <table:table-cell table:style-name="Tableau16.I19" office:value-type="string">
            <text:p text:style-name="P58" loext:marker-style-name="T50"><loext:content-control loext:date="true" loext:date-format="dd/MM/yyyy" loext:date-rfc-language-tag="fr-FR" loext:current-date="2023-08-07T00:00:00Z"><text:span text:style-name="Placeholder_20_Text"><text:span text:style-name="T82">07/08/2023</text:span></text:span></loext:content-control></text:p>
          </table:table-cell>
        </table:table-row>
        <table:table-row table:style-name="Tableau16.20">
          <table:table-cell table:style-name="Tableau16.A20" table:number-columns-spanned="9" office:value-type="string">
            <text:p text:style-name="P102" loext:marker-style-name="T41"/>
          </table:table-cell>
          <table:covered-table-cell/>
          <table:covered-table-cell/>
          <table:covered-table-cell/>
          <table:covered-table-cell/>
          <table:covered-table-cell/>
          <table:covered-table-cell/>
          <table:covered-table-cell/>
          <table:covered-table-cell/>
        </table:table-row>
        <table:table-row table:style-name="Tableau16.21">
          <table:table-cell table:style-name="Tableau16.A21" table:number-columns-spanned="9" office:value-type="string">
            <text:p text:style-name="P128" loext:marker-style-name="T50"/>
          </table:table-cell>
          <table:covered-table-cell/>
          <table:covered-table-cell/>
          <table:covered-table-cell/>
          <table:covered-table-cell/>
          <table:covered-table-cell/>
          <table:covered-table-cell/>
          <table:covered-table-cell/>
          <table:covered-table-cell/>
        </table:table-row>
        <table:table-row table:style-name="Tableau16.22">
          <table:table-cell table:style-name="Tableau16.A22" table:number-columns-spanned="9" office:value-type="string">
            <text:p text:style-name="P58" loext:marker-style-name="T56"><text:span text:style-name="T111">5. Informations complémentaires </text:span><text:span text:style-name="T115">(facultatif)</text:span></text:p>
          </table:table-cell>
          <table:covered-table-cell/>
          <table:covered-table-cell/>
          <table:covered-table-cell/>
          <table:covered-table-cell/>
          <table:covered-table-cell/>
          <table:covered-table-cell/>
          <table:covered-table-cell/>
          <table:covered-table-cell/>
        </table:table-row>
        <table:table-row table:style-name="Tableau16.23">
          <table:table-cell table:style-name="Tableau16.A23" table:number-columns-spanned="9" office:value-type="string">
            <text:p text:style-name="P59" loext:marker-style-name="T50"><loext:content-control><text:span text:style-name="T77">Cliquez ici pour taper du texte.</text:span></loext:content-control></text:p>
          </table:table-cell>
          <table:covered-table-cell/>
          <table:covered-table-cell/>
          <table:covered-table-cell/>
          <table:covered-table-cell/>
          <table:covered-table-cell/>
          <table:covered-table-cell/>
          <table:covered-table-cell/>
          <table:covered-table-cell/>
        </table:table-row>
      </table:table>
      <text:p text:style-name="P82" loext:marker-style-name="T18"/>
      <text:p text:style-name="P83" loext:marker-style-name="T18"/>
      <text:p text:style-name="P83" loext:marker-style-name="T18"/>
      <table:table table:name="Tableau9" table:style-name="Tableau9">
        <table:table-column table:style-name="Tableau9.A"/>
        <table:table-column table:style-name="Tableau9.B"/>
        <table:table-column table:style-name="Tableau9.C"/>
        <table:table-row table:style-name="Tableau9.1">
          <table:table-cell table:style-name="Tableau9.A1" table:number-columns-spanned="3" office:value-type="string">
            <text:p text:style-name="P30" loext:marker-style-name="T103"><text:span text:style-name="T21">Titres, diplômes, CQP, attestations de formation</text:span><text:span text:style-name="T21"/></text:p>
          </table:table-cell>
          <table:covered-table-cell/>
          <table:covered-table-cell/>
        </table:table-row>
        <table:table-row table:style-name="Tableau9.2">
          <table:table-cell table:style-name="Tableau9.A2" table:number-columns-spanned="3" office:value-type="string">
            <text:p text:style-name="P154" loext:marker-style-name="T104"/>
          </table:table-cell>
          <table:covered-table-cell/>
          <table:covered-table-cell/>
        </table:table-row>
        <table:table-row table:style-name="Tableau9.3">
          <table:table-cell table:style-name="Tableau9.A3" table:number-columns-spanned="3" office:value-type="string">
            <text:p text:style-name="P30" loext:marker-style-name="T27"><text:span text:style-name="T118">(facultatif)</text:span><text:span text:style-name="T118"/></text:p>
            <text:p text:style-name="P90" loext:marker-style-name="T27"/>
            <text:p text:style-name="P91" loext:marker-style-name="T29"/>
          </table:table-cell>
          <table:covered-table-cell/>
          <table:covered-table-cell/>
        </table:table-row>
        <table:table-row table:style-name="Tableau9.1">
          <table:table-cell table:style-name="Tableau9.A4" office:value-type="string">
            <text:p text:style-name="P30" loext:marker-style-name="T26"><text:span text:style-name="T117">Intitulé</text:span><text:span text:style-name="T117"/></text:p>
          </table:table-cell>
          <table:table-cell table:style-name="Tableau9.B4" office:value-type="string">
            <text:p text:style-name="P30" loext:marker-style-name="T26"><text:span text:style-name="T117">Autorité ou organisme</text:span><text:span text:style-name="T117"/></text:p>
          </table:table-cell>
          <table:table-cell table:style-name="Tableau9.C4" office:value-type="string">
            <text:p text:style-name="P30" loext:marker-style-name="T26"><text:span text:style-name="T117">Date</text:span><text:span text:style-name="T117"/></text:p>
          </table:table-cell>
        </table:table-row>
        <table:table-row table:style-name="Tableau9.5">
          <table:table-cell table:style-name="Tableau9.A5" office:value-type="string">
            <text:p text:style-name="P3">Intégrateur développeur web</text:p>
          </table:table-cell>
          <table:table-cell table:style-name="Tableau9.B5" office:value-type="string">
            <text:p text:style-name="P3">OpenClassrooms</text:p>
          </table:table-cell>
          <table:table-cell table:style-name="Tableau9.C5" office:value-type="string">
            <text:p text:style-name="P31" loext:marker-style-name="T38"><text:span text:style-name="Placeholder_20_Text"><text:span text:style-name="T39">Août 2023</text:span></text:span></text:p>
          </table:table-cell>
        </table:table-row>
        <table:table-row table:style-name="Tableau9.5">
          <table:table-cell table:style-name="Tableau9.A6" office:value-type="string">
            <text:p text:style-name="P97" loext:marker-style-name="T38">Master Métiers du livre et Humanités Numériques</text:p>
          </table:table-cell>
          <table:table-cell table:style-name="Tableau9.B6" office:value-type="string">
            <text:p text:style-name="P97" loext:marker-style-name="T38">Université de Bretagne-Sud</text:p>
          </table:table-cell>
          <table:table-cell table:style-name="Tableau9.C6" office:value-type="string">
            <text:p text:style-name="P98" loext:marker-style-name="T38">Septembre 2015</text:p>
          </table:table-cell>
        </table:table-row>
      </table:table>
      <text:p text:style-name="P83" loext:marker-style-name="T18"/>
      <text:p text:style-name="P112" loext:marker-style-name="T42"/>
      <text:p text:style-name="P112" loext:marker-style-name="T42"/>
      <text:p text:style-name="P112" loext:marker-style-name="T42"/>
      <text:p text:style-name="P112" loext:marker-style-name="T42"/>
      <text:p text:style-name="P178" loext:marker-style-name="T42"><text:span text:style-name="T116"><text:line-break/></text:span><text:span text:style-name="T116"/></text:p>
      <text:p text:style-name="P85" loext:marker-style-name="T18"/>
      <text:p text:style-name="P86" loext:marker-style-name="T18"/>
      <text:p text:style-name="P86" loext:marker-style-name="T18"/>
      <table:table table:name="Tableau10" table:style-name="Tableau10">
        <table:table-column table:style-name="Tableau10.A"/>
        <table:table-row table:style-name="Tableau10.1">
          <table:table-cell table:style-name="Tableau10.A1" office:value-type="string">
            <text:p text:style-name="P30" loext:marker-style-name="T103"><text:span text:style-name="T21">Déclaration sur l’honneur</text:span><text:span text:style-name="T21"/></text:p>
          </table:table-cell>
        </table:table-row>
        <table:table-row table:style-name="Tableau10.2">
          <table:table-cell table:style-name="Tableau10.A2" office:value-type="string">
            <text:p text:style-name="P154" loext:marker-style-name="T104"/>
          </table:table-cell>
        </table:table-row>
        <table:table-row table:style-name="Tableau10.3">
          <table:table-cell table:style-name="Tableau10.A3" office:value-type="string">
            <text:p text:style-name="P92" loext:marker-style-name="T30"/>
          </table:table-cell>
        </table:table-row>
      </table:table>
      <text:p text:style-name="P86" loext:marker-style-name="T18"/>
      <text:p text:style-name="P119" loext:marker-style-name="T52"/>
      <text:p text:style-name="P119" loext:marker-style-name="T52"/>
      <text:p text:style-name="P119" loext:marker-style-name="T52"><draw:custom-shape text:anchor-type="char" draw:z-index="46" draw:name="Zone de texte 2" draw:style-name="gr7" draw:text-style-name="P227" svg:width="10.053cm" svg:height="1.071cm" svg:x="5.584cm" svg:y="0.489cm"><text:p text:style-name="P225"><text:span text:style-name="T138">Cliquez ici pour taper du text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79" loext:marker-style-name="T52"><text:span text:style-name="T127">Je soussigné(e) [prénom et nom] </text:span><text:span text:style-name="T131"><text:tab/></text:span><text:span text:style-name="T127">,</text:span></text:p>
      <text:p text:style-name="P180" loext:marker-style-name="T52"><text:span text:style-name="T127">déclare sur l’honneur que les renseignements fournis dans ce dossier sont exacts et que je suis l’auteur(e) des réalisations jointes.</text:span><text:span text:style-name="T127"/></text:p>
      <text:p text:style-name="P120" loext:marker-style-name="T52"/>
      <text:p text:style-name="P120" loext:marker-style-name="T52"><draw:custom-shape text:anchor-type="char" style:rel-height="20%" draw:z-index="49" draw:name="Zone de texte 2" draw:style-name="gr1" draw:text-style-name="P226" svg:width="6.083cm" svg:height="6.039cm" svg:x="9.795cm" svg:y="1.023cm"><text:p text:style-name="P225"><text:span text:style-name="T137">Cliquez ici pour choisir une dat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47" draw:name="Zone de texte 2" draw:style-name="gr3" draw:text-style-name="P229" svg:width="8.229cm" svg:height="1.071cm" svg:x="1.005cm" svg:y="0.998cm"><text:p text:style-name="P228"><text:span text:style-name="T138">Cliquez ici pour taper du text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81" loext:marker-style-name="T132"><text:span text:style-name="T127">Fait à </text:span><text:span text:style-name="T131"><text:tab/> </text:span><text:span text:style-name="T127">le</text:span><text:span text:style-name="T131"> <text:tab/></text:span></text:p>
      <text:p text:style-name="P182" loext:marker-style-name="T52"><text:span text:style-name="T127">pour faire valoir ce que de droit.</text:span><text:span text:style-name="T127"/></text:p>
      <text:p text:style-name="P120" loext:marker-style-name="T52"/>
      <text:p text:style-name="P183" loext:marker-style-name="T52"><text:span text:style-name="T127">Signature :</text:span><text:span text:style-name="T127"/></text:p>
      <text:p text:style-name="P119" loext:marker-style-name="T52"/>
      <text:p text:style-name="P112" loext:marker-style-name="T42"/>
      <text:p text:style-name="P112" loext:marker-style-name="T42"/>
      <text:p text:style-name="P114" loext:marker-style-name="T42"/>
      <text:p text:style-name="P84" loext:marker-style-name="T18"/>
      <text:p text:style-name="P83" loext:marker-style-name="T18"/>
      <text:p text:style-name="P83" loext:marker-style-name="T18"/>
      <table:table table:name="Tableau11" table:style-name="Tableau11">
        <table:table-column table:style-name="Tableau11.A"/>
        <table:table-row table:style-name="Tableau11.1">
          <table:table-cell table:style-name="Tableau11.A1" office:value-type="string">
            <text:p text:style-name="P30" loext:marker-style-name="T103"><text:span text:style-name="T21">Documents illustrant la pratique professionnelle</text:span><text:span text:style-name="T21"/></text:p>
          </table:table-cell>
        </table:table-row>
        <table:table-row table:style-name="Tableau11.2">
          <table:table-cell table:style-name="Tableau11.A2" office:value-type="string">
            <text:p text:style-name="P154" loext:marker-style-name="T104"/>
          </table:table-cell>
        </table:table-row>
        <table:table-row table:style-name="Tableau11.3">
          <table:table-cell table:style-name="Tableau11.A3" office:value-type="string">
            <text:p text:style-name="P30" loext:marker-style-name="T27"><text:span text:style-name="T118">(facultatif)</text:span><text:span text:style-name="T118"/></text:p>
            <text:p text:style-name="P90" loext:marker-style-name="T27"/>
            <text:p text:style-name="P90" loext:marker-style-name="T27"/>
          </table:table-cell>
        </table:table-row>
        <table:table-row table:style-name="Tableau11.1">
          <table:table-cell table:style-name="Tableau11.A4" office:value-type="string">
            <text:p text:style-name="P46" loext:marker-style-name="T26"><text:span text:style-name="T117">Intitulé</text:span><text:span text:style-name="T117"/></text:p>
          </table:table-cell>
        </table:table-row>
        <table:table-row table:style-name="Tableau11.5">
          <table:table-cell table:style-name="Tableau11.A5" office:value-type="string">
            <text:p text:style-name="P77" loext:marker-style-name="T38"><loext:content-control><text:span text:style-name="T77">Cliquez ici pour taper du texte.</text:span></loext:content-control></text:p>
          </table:table-cell>
        </table:table-row>
        <table:table-row table:style-name="Tableau11.5">
          <table:table-cell table:style-name="Tableau11.A5" office:value-type="string">
            <text:p text:style-name="P99" loext:marker-style-name="T38"/>
          </table:table-cell>
        </table:table-row>
        <table:table-row table:style-name="Tableau11.5">
          <table:table-cell table:style-name="Tableau11.A5" office:value-type="string">
            <text:p text:style-name="P99" loext:marker-style-name="T38"/>
          </table:table-cell>
        </table:table-row>
        <table:table-row table:style-name="Tableau11.5">
          <table:table-cell table:style-name="Tableau11.A5" office:value-type="string">
            <text:p text:style-name="P99" loext:marker-style-name="T38"/>
          </table:table-cell>
        </table:table-row>
        <table:table-row table:style-name="Tableau11.5">
          <table:table-cell table:style-name="Tableau11.A5" office:value-type="string">
            <text:p text:style-name="P99" loext:marker-style-name="T38"/>
          </table:table-cell>
        </table:table-row>
        <table:table-row table:style-name="Tableau11.5">
          <table:table-cell table:style-name="Tableau11.A5" office:value-type="string">
            <text:p text:style-name="P99" loext:marker-style-name="T38"/>
          </table:table-cell>
        </table:table-row>
        <table:table-row table:style-name="Tableau11.5">
          <table:table-cell table:style-name="Tableau11.A5" office:value-type="string">
            <text:p text:style-name="P99" loext:marker-style-name="T38"/>
          </table:table-cell>
        </table:table-row>
        <table:table-row table:style-name="Tableau11.5">
          <table:table-cell table:style-name="Tableau11.A5" office:value-type="string">
            <text:p text:style-name="P99" loext:marker-style-name="T38"/>
          </table:table-cell>
        </table:table-row>
        <table:table-row table:style-name="Tableau11.5">
          <table:table-cell table:style-name="Tableau11.A5" office:value-type="string">
            <text:p text:style-name="P99" loext:marker-style-name="T38"/>
          </table:table-cell>
        </table:table-row>
        <table:table-row table:style-name="Tableau11.5">
          <table:table-cell table:style-name="Tableau11.A14" office:value-type="string">
            <text:p text:style-name="P99" loext:marker-style-name="T38"/>
          </table:table-cell>
        </table:table-row>
      </table:table>
      <text:p text:style-name="P83" loext:marker-style-name="T18"/>
      <text:p text:style-name="P112" loext:marker-style-name="T42"/>
      <text:p text:style-name="P112" loext:marker-style-name="T42"/>
      <text:p text:style-name="P113" loext:marker-style-name="T42"/>
      <text:p text:style-name="P112" loext:marker-style-name="T42"/>
      <text:p text:style-name="P112" loext:marker-style-name="T42"/>
      <table:table table:name="Tableau14" table:style-name="Tableau14">
        <table:table-column table:style-name="Tableau14.A"/>
        <table:table-row table:style-name="Tableau14.1">
          <table:table-cell table:style-name="Tableau14.A1" office:value-type="string">
            <text:p text:style-name="P30" loext:marker-style-name="T103"><text:span text:style-name="T13">Annexes</text:span><text:span text:style-name="T13"/></text:p>
          </table:table-cell>
        </table:table-row>
        <table:table-row table:style-name="Tableau14.2">
          <table:table-cell table:style-name="Tableau14.A2" office:value-type="string">
            <text:p text:style-name="P154" loext:marker-style-name="T104"/>
          </table:table-cell>
        </table:table-row>
        <table:table-row table:style-name="Tableau14.3">
          <table:table-cell table:style-name="Tableau14.A3" office:value-type="string">
            <text:p text:style-name="P30" loext:marker-style-name="T28"><text:span text:style-name="T118">(Si le RC le prévoit)</text:span><text:span text:style-name="T119"/></text:p>
          </table:table-cell>
        </table:table-row>
        <table:table-row table:style-name="Tableau14.3">
          <table:table-cell table:style-name="Tableau14.A4" office:value-type="string">
            <text:p text:style-name="P107" loext:marker-style-name="T42"/>
          </table:table-cell>
        </table:table-row>
      </table:table>
      <text:p text:style-name="P111" loext:marker-style-name="T42"><draw:custom-shape text:anchor-type="char" draw:z-index="48" draw:name="Forme automatique 2" draw:style-name="gr7" draw:text-style-name="P227" svg:width="1.317cm" svg:height="1.047cm" draw:transform="rotate (-1.5707963267949) translate (16.0372777777778cm 27.4343333333333cm)"><text:p/><draw:enhanced-geometry draw:mirror-horizontal="false" draw:mirror-vertical="false" svg:viewBox="0 0 0 0" draw:text-areas="?f11 ?f11 ?f12 ?f13" draw:type="ooxml-bracePair" draw:modifiers="8333" draw:enhanced-path="M ?f3 ?f15 L ?f2 ?f8 L ?f2 ?f2 L ?f2 ?f2 L ?f2 ?f2 L ?f2 ?f2 Z S N M ?f29 ?f30 L ?f31 ?f32 L ?f33 ?f34 M ?f35 ?f36 L ?f2 ?f2 L ?f4 0 F N" drawooo:enhanced-path="M ?f3 ?f15 G ?f2 ?f2 ?f17 ?f18 L ?f2 ?f8 G ?f2 ?f2 ?f19 ?f20 ?f2 ?f2 ?f21 ?f22 L ?f2 ?f2 G ?f2 ?f2 ?f23 ?f24 L ?f4 0 G ?f2 ?f2 ?f25 ?f26 L ?f5 ?f7 G ?f2 ?f2 ?f27 ?f28 ?f2 ?f2 ?f29 ?f30 L ?f5 ?f9 G ?f2 ?f2 ?f31 ?f32 Z S N M ?f3 ?f15 G ?f2 ?f2 ?f33 ?f34 L ?f2 ?f8 G ?f2 ?f2 ?f35 ?f36 ?f2 ?f2 ?f37 ?f38 L ?f2 ?f2 G ?f2 ?f2 ?f39 ?f40 M ?f4 0 G ?f2 ?f2 ?f41 ?f42 L ?f5 ?f7 G ?f2 ?f2 ?f43 ?f44 ?f2 ?f2 ?f45 ?f46 L ?f5 ?f9 G ?f2 ?f2 ?f47 ?f48 F N"><draw:equation draw:name="f0" draw:formula="if(0-$0 ,0,if(25000-$0 ,$0 ,25000))"/><draw:equation draw:name="f1" draw:formula="min(logwidth,logheight)"/><draw:equation draw:name="f2" draw:formula="?f1 *?f0 /100000"/><draw:equation draw:name="f3" draw:formula="?f1 *?f0 /50000"/><draw:equation draw:name="f4" draw:formula="logwidth+0-?f3 "/><draw:equation draw:name="f5" draw:formula="logwidth+0-?f2 "/><draw:equation draw:name="f6" draw:formula="logheight/2"/><draw:equation draw:name="f7" draw:formula="?f6 +0-?f2 "/><draw:equation draw:name="f8" draw:formula="?f6 +?f2 -0"/><draw:equation draw:name="f9" draw:formula="logheight+0-?f2 "/><draw:equation draw:name="f10" draw:formula="?f2 *29289/100000"/><draw:equation draw:name="f11" draw:formula="?f2 +?f10 -0"/><draw:equation draw:name="f12" draw:formula="logwidth+0-?f11 "/><draw:equation draw:name="f13" draw:formula="logheight+0-?f10 "/><draw:equation draw:name="f14" draw:formula="logwidth/2"/><draw:equation draw:name="f15" draw:formula="logheight"/><draw:equation draw:name="f16" draw:formula="logwidth"/><draw:equation draw:name="f17" draw:formula="(5400000)/60000.0"/><draw:equation draw:name="f18" draw:formula="(5400000)/60000.0"/><draw:equation draw:name="f19" draw:formula="(0)/60000.0"/><draw:equation draw:name="f20" draw:formula="(-5400000)/60000.0"/><draw:equation draw:name="f21" draw:formula="(5400000)/60000.0"/><draw:equation draw:name="f22" draw:formula="(-5400000)/60000.0"/><draw:equation draw:name="f23" draw:formula="(10800000)/60000.0"/><draw:equation draw:name="f24" draw:formula="(5400000)/60000.0"/><draw:equation draw:name="f25" draw:formula="(16200000)/60000.0"/><draw:equation draw:name="f26" draw:formula="(5400000)/60000.0"/><draw:equation draw:name="f27" draw:formula="(10800000)/60000.0"/><draw:equation draw:name="f28" draw:formula="(-5400000)/60000.0"/><draw:equation draw:name="f29" draw:formula="(16200000)/60000.0"/><draw:equation draw:name="f30" draw:formula="(-5400000)/60000.0"/><draw:equation draw:name="f31" draw:formula="(0)/60000.0"/><draw:equation draw:name="f32" draw:formula="(5400000)/60000.0"/><draw:equation draw:name="f33" draw:formula="(5400000)/60000.0"/><draw:equation draw:name="f34" draw:formula="(5400000)/60000.0"/><draw:equation draw:name="f35" draw:formula="(0)/60000.0"/><draw:equation draw:name="f36" draw:formula="(-5400000)/60000.0"/><draw:equation draw:name="f37" draw:formula="(5400000)/60000.0"/><draw:equation draw:name="f38" draw:formula="(-5400000)/60000.0"/><draw:equation draw:name="f39" draw:formula="(10800000)/60000.0"/><draw:equation draw:name="f40" draw:formula="(5400000)/60000.0"/><draw:equation draw:name="f41" draw:formula="(16200000)/60000.0"/><draw:equation draw:name="f42" draw:formula="(5400000)/60000.0"/><draw:equation draw:name="f43" draw:formula="(10800000)/60000.0"/><draw:equation draw:name="f44" draw:formula="(-5400000)/60000.0"/><draw:equation draw:name="f45" draw:formula="(16200000)/60000.0"/><draw:equation draw:name="f46" draw:formula="(-5400000)/60000.0"/><draw:equation draw:name="f47" draw:formula="(0)/60000.0"/><draw:equation draw:name="f48" draw:formula="(5400000)/60000.0"/><draw:handle draw:handle-range-y-maximum="25000" draw:handle-position="0 ?f2" draw:handle-range-y-minimum="0"/></draw:enhanced-geometry></draw:custom-shap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ourier New" svg:font-family="'Courier New'" style:font-family-generic="system" style:font-pitch="variable"/>
    <style:font-face style:name="Courier New1" svg:font-family="'Courier New'" style:font-adornments="Normal" style:font-family-generic="modern" style:font-pitch="fixed"/>
    <style:font-face style:name="Liberation Sans" svg:font-family="'Liberation Sans'" style:font-family-generic="roman" style:font-pitch="variable"/>
    <style:font-face style:name="MS Gothic" svg:font-family="'MS Gothic'" style:font-family-generic="roman" style:font-pitch="variable"/>
    <style:font-face style:name="MS Gothic1" svg:font-family="'MS Gothic'" style:font-family-generic="system" style:font-pitch="variable"/>
    <style:font-face style:name="Microsoft YaHei" svg:font-family="'Microsoft YaHei'" style:font-family-generic="system" style:font-pitch="variable"/>
    <style:font-face style:name="OpenSymbol" svg:font-family="OpenSymbol" style:font-charset="x-symbol"/>
    <style:font-face style:name="Symbol" svg:font-family="Symbol" style:font-family-generic="system" style:font-pitch="variable"/>
    <style:font-face style:name="Symbol1" svg:font-family="Symbol" style:font-adornments="Normal" style:font-family-generic="roman" style:font-pitch="variable" style:font-charset="x-symbol"/>
    <style:font-face style:name="Tahoma" svg:font-family="Tahoma" style:font-family-generic="roman" style:font-pitch="variable"/>
    <style:font-face style:name="Tahoma1" svg:font-family="Tahoma" style:font-family-generic="system" style:font-pitch="variable"/>
    <style:font-face style:name="Wingdings" svg:font-family="Wingdings" style:font-family-generic="system" style:font-pitch="variable"/>
    <style:font-face style:name="Wingdings 3" svg:font-family="'Wingdings 3'" style:font-charset="x-symbol"/>
    <style:font-face style:name="Wingdings 31" svg:font-family="'Wingdings 3'" style:font-family-generic="roman" style:font-pitch="variable"/>
    <style:font-face style:name="Wingdings 32" svg:font-family="'Wingdings 3'" style:font-family-generic="system" style:font-pitch="variable"/>
    <style:font-face style:name="Wingdings1" svg:font-family="Wingdings" style:font-adornments="Normal"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Calibri" fo:font-size="11pt" fo:language="fr" fo:country="FR" style:letter-kerning="false" style:font-name-asian="Calibri1" style:font-size-asian="11pt" style:language-asian="en" style:country-asian="US" style:font-name-complex="Tahoma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Calibri" fo:font-size="11pt" fo:language="fr" fo:country="FR" style:letter-kerning="false" style:font-name-asian="Calibri1" style:font-size-asian="11pt" style:language-asian="en" style:country-asian="US" style:font-name-complex="Tahoma1"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1pt" fo:language="fr" fo:country="FR" style:letter-kerning="false" style:font-name-asian="Calibri1" style:font-family-asian="Calibri" style:font-family-generic-asian="system" style:font-pitch-asian="variable" style:font-size-asian="11pt" style:language-asian="en" style:country-asian="US" style:font-name-complex="Tahoma1" style:font-family-complex="Tahoma"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Arial1" style:font-family-complex="Arial"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Arial1" style:font-family-complex="Arial" style:font-family-generic-complex="system" style:font-pitch-complex="variable"/>
    </style:style>
    <style:style style:name="Balloon_20_Text" style:display-name="Balloon Text" style:family="paragraph" style:parent-style-name="Standard" loext:linked-style-name="Texte_20_de_20_bulles_20_Car">
      <style:paragraph-properties fo:margin-top="0cm" fo:margin-bottom="0cm"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_20_and_20_Footer" style:display-name="Header and Footer" style:family="paragraph" style:parent-style-name="Standard" style:class="extra"/>
    <style:style style:name="Header" style:family="paragraph" style:parent-style-name="Standard" loext:linked-style-name="En-tête_20_Car"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Footer" style:family="paragraph" style:parent-style-name="Standard" loext:linked-style-name="Pied_20_de_20_page_20_Car"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List_20_Paragraph" style:display-name="List Paragraph" style:family="paragraph" style:parent-style-name="Standard">
      <style:paragraph-properties fo:margin-left="1.27cm" fo:margin-top="0cm" fo:margin-bottom="0.353cm" style:contextual-spacing="true" fo:text-indent="0cm" style:auto-text-indent="false"/>
    </style:style>
    <style:style style:name="annotation_20_text" style:display-name="annotation text" style:family="paragraph" style:parent-style-name="Standard" loext:linked-style-name="Commentaire_20_Car">
      <style:paragraph-properties fo:line-height="100%"/>
      <style:text-properties fo:font-size="10pt" style:font-size-asian="10pt" style:font-size-complex="10pt"/>
    </style:style>
    <style:style style:name="annotation_20_subject" style:display-name="annotation subject" style:family="paragraph" style:parent-style-name="annotation_20_text" style:next-style-name="annotation_20_text" loext:linked-style-name="Objet_20_du_20_commentaire_20_Car">
      <style:text-properties fo:font-weight="bold" style:font-weight-asian="bold" style:font-weight-complex="bold"/>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_20__28_WW_29_" style:display-name="Default Paragraph Font (WW)" style:family="text"/>
    <style:style style:name="Texte_20_de_20_bulles_20_Car" style:display-name="Texte de bulles Car" style:family="text" style:parent-style-name="Default_20_Paragraph_20_Font_20__28_WW_29_" loext:linked-style-name="Balloon_20_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En-tête_20_Car" style:display-name="En-tête Car" style:family="text" style:parent-style-name="Default_20_Paragraph_20_Font_20__28_WW_29_"/>
    <style:style style:name="Pied_20_de_20_page_20_Car" style:display-name="Pied de page Car" style:family="text" style:parent-style-name="Default_20_Paragraph_20_Font_20__28_WW_29_"/>
    <style:style style:name="annotation_20_reference" style:display-name="annotation reference" style:family="text" style:parent-style-name="Default_20_Paragraph_20_Font_20__28_WW_29_">
      <style:text-properties fo:font-size="8pt" style:font-size-asian="8pt" style:font-size-complex="8pt"/>
    </style:style>
    <style:style style:name="Commentaire_20_Car" style:display-name="Commentaire Car" style:family="text" style:parent-style-name="Default_20_Paragraph_20_Font_20__28_WW_29_" loext:linked-style-name="annotation_20_text">
      <style:text-properties fo:font-size="10pt" style:font-size-asian="10pt" style:font-size-complex="10pt"/>
    </style:style>
    <style:style style:name="Objet_20_du_20_commentaire_20_Car" style:display-name="Objet du commentaire Car" style:family="text" style:parent-style-name="Commentaire_20_Car" loext:linked-style-name="annotation_20_subject">
      <style:text-properties fo:font-size="10pt" fo:font-weight="bold" style:font-size-asian="10pt" style:font-weight-asian="bold" style:font-size-complex="10pt" style:font-weight-complex="bold"/>
    </style:style>
    <style:style style:name="Placeholder_20_Text" style:display-name="Placeholder Text" style:family="text" style:parent-style-name="Default_20_Paragraph_20_Font_20__28_WW_29_">
      <style:text-properties fo:color="#808080" loext:opacity="100%"/>
    </style:style>
    <style:style style:name="Internet_20_link" style:display-name="Internet link" style:family="text" style:parent-style-name="Default_20_Paragraph_20_Font_20__28_WW_29_">
      <style:text-properties fo:color="#404040" loext:opacity="100%" style:font-name="Calibri" fo:font-family="Calibri" style:font-family-generic="roman" style:font-pitch="variable" style:text-underline-style="none">
        <loext:char-complex-color loext:theme-type="dark1" loext:color-type="theme">
          <loext:transformation loext:type="tint" loext:value="2509"/>
        </loext:char-complex-color>
      </style:text-properties>
    </style:style>
    <style:style style:name="ListLabel_20_1" style:display-name="ListLabel 1" style:family="text">
      <style:text-properties fo:color="#d60093" loext:opacity="100%" fo:font-size="6pt" style:font-size-asian="6pt" style:font-name-complex="Wingdings 32" style:font-family-complex="'Wingdings 3'"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Wingdings" style:font-family-complex="Wingdings"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Wingdings" style:font-family-complex="Wingdings"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Wingdings" style:font-family-complex="Wingdings" style:font-family-generic-complex="system" style:font-pitch-complex="variable"/>
    </style:style>
    <style:style style:name="ListLabel_20_10" style:display-name="ListLabel 10" style:family="text">
      <style:text-properties fo:color="#d60093" loext:opacity="100%" fo:font-style="normal" fo:font-weight="bold" style:font-style-asian="normal" style:font-weight-asian="bold"/>
    </style:style>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 3"/>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format="">
        <style:list-level-properties text:list-level-position-and-space-mode="label-alignment">
          <style:list-level-label-alignment text:label-followed-by="nothing"/>
        </style:list-level-properties>
      </text:list-level-style-number>
      <text:list-level-style-number text:level="2" text:style-name="ListLabel_20_20" loext:num-list-format="%2%" style:num-format="">
        <style:list-level-properties text:list-level-position-and-space-mode="label-alignment">
          <style:list-level-label-alignment text:label-followed-by="nothing"/>
        </style:list-level-properties>
      </text:list-level-style-number>
      <text:list-level-style-number text:level="3" text:style-name="ListLabel_20_21" loext:num-list-format="%3%" style:num-format="">
        <style:list-level-properties text:list-level-position-and-space-mode="label-alignment">
          <style:list-level-label-alignment text:label-followed-by="nothing"/>
        </style:list-level-properties>
      </text:list-level-style-number>
      <text:list-level-style-number text:level="4" text:style-name="ListLabel_20_22" loext:num-list-format="%4%" style:num-format="">
        <style:list-level-properties text:list-level-position-and-space-mode="label-alignment">
          <style:list-level-label-alignment text:label-followed-by="nothing"/>
        </style:list-level-properties>
      </text:list-level-style-number>
      <text:list-level-style-number text:level="5" text:style-name="ListLabel_20_23" loext:num-list-format="%5%" style:num-format="">
        <style:list-level-properties text:list-level-position-and-space-mode="label-alignment">
          <style:list-level-label-alignment text:label-followed-by="nothing"/>
        </style:list-level-properties>
      </text:list-level-style-number>
      <text:list-level-style-number text:level="6" text:style-name="ListLabel_20_24" loext:num-list-format="%6%" style:num-format="">
        <style:list-level-properties text:list-level-position-and-space-mode="label-alignment">
          <style:list-level-label-alignment text:label-followed-by="nothing"/>
        </style:list-level-properties>
      </text:list-level-style-number>
      <text:list-level-style-number text:level="7" text:style-name="ListLabel_20_25" loext:num-list-format="%7%" style:num-format="">
        <style:list-level-properties text:list-level-position-and-space-mode="label-alignment">
          <style:list-level-label-alignment text:label-followed-by="nothing"/>
        </style:list-level-properties>
      </text:list-level-style-number>
      <text:list-level-style-number text:level="8" text:style-name="ListLabel_20_26" loext:num-list-format="%8%" style:num-format="">
        <style:list-level-properties text:list-level-position-and-space-mode="label-alignment">
          <style:list-level-label-alignment text:label-followed-by="nothing"/>
        </style:list-level-properties>
      </text:list-level-style-number>
      <text:list-level-style-number text:level="9" text:style-name="ListLabel_20_27"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Thème Offic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style style:name="Tableau3" style:family="table">
      <style:table-properties style:width="17.194cm" fo:margin-left="-0.691cm" fo:margin-top="0cm" fo:margin-bottom="0cm" table:align="left" style:writing-mode="lr-tb"/>
    </style:style>
    <style:style style:name="Tableau3.A" style:family="table-column">
      <style:table-column-properties style:column-width="3.56cm"/>
    </style:style>
    <style:style style:name="Tableau3.B" style:family="table-column">
      <style:table-column-properties style:column-width="5.211cm"/>
    </style:style>
    <style:style style:name="Tableau3.C" style:family="table-column">
      <style:table-column-properties style:column-width="4.205cm"/>
    </style:style>
    <style:style style:name="Tableau3.D" style:family="table-column">
      <style:table-column-properties style:column-width="4.219cm"/>
    </style:style>
    <style:style style:name="Tableau3.1" style:family="table-row">
      <style:table-row-properties style:min-row-height="0.499cm" fo:keep-together="auto"/>
    </style:style>
    <style:style style:name="Tableau3.A1" style:family="table-cell">
      <style:table-cell-properties fo:padding-left="0.191cm" fo:padding-right="0.191cm" fo:padding-top="0cm" fo:padding-bottom="0cm" fo:border="none" style:writing-mode="lr-tb"/>
    </style:style>
    <style:style style:name="Tableau3.B1" style:family="table-cell">
      <style:table-cell-properties fo:background-color="#f7f7f7" fo:padding-left="0.191cm" fo:padding-right="0.191cm" fo:padding-top="0cm" fo:padding-bottom="0cm" fo:border-left="none" fo:border-right="none" fo:border-top="none" fo:border-bottom="0.5pt solid #bfbfbf" style:writing-mode="lr-tb">
        <style:background-image/>
      </style:table-cell-properties>
    </style:style>
    <style:style style:name="Tableau3.2" style:family="table-row">
      <style:table-row-properties style:min-row-height="1.071cm" fo:keep-together="auto"/>
    </style:style>
    <style:style style:name="Tableau3.B2" style:family="table-cell">
      <style:table-cell-properties style:vertical-align="middle" fo:padding-left="0.191cm" fo:padding-right="0.191cm" fo:padding-top="0cm" fo:padding-bottom="0cm" fo:border-left="none" fo:border-right="none" fo:border-top="0.5pt solid #bfbfbf" fo:border-bottom="2.25pt solid #bfbfbf" style:writing-mode="lr-tb"/>
    </style:style>
    <style:style style:name="Tableau3.3" style:family="table-row">
      <style:table-row-properties style:min-row-height="0.101cm" fo:keep-together="auto"/>
    </style:style>
    <style:style style:name="Tableau3.B3" style:family="table-cell">
      <style:table-cell-properties fo:padding-left="0.191cm" fo:padding-right="0.191cm" fo:padding-top="0cm" fo:padding-bottom="0cm" fo:border-left="none" fo:border-right="none" fo:border-top="2.25pt solid #bfbfbf" fo:border-bottom="none" style:writing-mode="lr-tb"/>
    </style:style>
    <style:style style:name="Tableau3.4" style:family="table-row">
      <style:table-row-properties style:min-row-height="1.199cm" fo:keep-together="auto"/>
    </style:style>
    <style:style style:name="Tableau3.B4" style:family="table-cell">
      <style:table-cell-properties fo:background-color="#f2f2f2" fo:padding-left="0.191cm" fo:padding-right="0.191cm" fo:padding-top="0cm" fo:padding-bottom="0cm" fo:border="none" style:writing-mode="lr-tb">
        <style:background-image/>
      </style:table-cell-properties>
    </style:style>
    <style:style style:name="Tableau3.C4" style:family="table-cell">
      <style:table-cell-properties fo:background-color="#f2f2f2" fo:padding-left="0.191cm" fo:padding-right="0.191cm" fo:padding-top="0cm" fo:padding-bottom="0cm" fo:border="none" style:writing-mode="lr-tb">
        <style:background-image/>
      </style:table-cell-properties>
    </style:style>
    <style:style style:name="Tableau3.D4" style:family="table-cell">
      <style:table-cell-properties style:vertical-align="bottom" fo:background-color="#f2f2f2" fo:padding-left="0.191cm" fo:padding-right="0.191cm" fo:padding-top="0cm" fo:padding-bottom="0cm" fo:border="none" style:writing-mode="lr-tb">
        <style:background-image/>
      </style:table-cell-properties>
    </style:style>
    <style:style style:name="Tableau3.A5" style:family="table-cell">
      <style:table-cell-properties fo:background-color="transparent" fo:padding-left="0.191cm" fo:padding-right="0.191cm" fo:padding-top="0cm" fo:padding-bottom="0cm" fo:border="none" style:writing-mode="lr-tb">
        <style:background-image/>
      </style:table-cell-properties>
    </style:style>
    <style:style style:name="Tableau3.B5" style:family="table-cell">
      <style:table-cell-properties fo:background-color="transparent" fo:padding-left="0.191cm" fo:padding-right="0.191cm" fo:padding-top="0cm" fo:padding-bottom="0cm" fo:border-left="none" fo:border-right="none" fo:border-top="none" fo:border-bottom="2.25pt solid #d60093" style:writing-mode="lr-tb">
        <style:background-image/>
      </style:table-cell-properties>
    </style:style>
    <style:style style:name="Tableau3.C5" style:family="table-cell">
      <style:table-cell-properties fo:background-color="transparent" fo:padding-left="0.191cm" fo:padding-right="0.191cm" fo:padding-top="0cm" fo:padding-bottom="0cm" fo:border-left="none" fo:border-right="none" fo:border-top="none" fo:border-bottom="2.25pt solid #d60093" style:writing-mode="lr-tb">
        <style:background-image/>
      </style:table-cell-properties>
    </style:style>
    <style:style style:name="Tableau3.D5" style:family="table-cell">
      <style:table-cell-properties fo:background-color="transparent" fo:padding-left="0.191cm" fo:padding-right="0.191cm" fo:padding-top="0cm" fo:padding-bottom="0cm" fo:border-left="none" fo:border-right="none" fo:border-top="none" fo:border-bottom="2.25pt solid #d60093" style:writing-mode="lr-tb">
        <style:background-image/>
      </style:table-cell-properties>
    </style:style>
    <style:style style:name="Tableau4" style:family="table">
      <style:table-properties style:width="17.194cm" fo:margin-left="-0.691cm" fo:margin-top="0cm" fo:margin-bottom="0cm" table:align="left" style:writing-mode="lr-tb"/>
    </style:style>
    <style:style style:name="Tableau4.A" style:family="table-column">
      <style:table-column-properties style:column-width="5.249cm"/>
    </style:style>
    <style:style style:name="Tableau4.B" style:family="table-column">
      <style:table-column-properties style:column-width="4.246cm"/>
    </style:style>
    <style:style style:name="Tableau4.C" style:family="table-column">
      <style:table-column-properties style:column-width="7.699cm"/>
    </style:style>
    <style:style style:name="Tableau4.1" style:family="table-row">
      <style:table-row-properties style:min-row-height="0.199cm" fo:keep-together="auto"/>
    </style:style>
    <style:style style:name="Tableau4.A1" style:family="table-cell">
      <style:table-cell-properties fo:background-color="#f7f7f7" fo:padding-left="0.191cm" fo:padding-right="0.191cm" fo:padding-top="0cm" fo:padding-bottom="0cm" fo:border-left="none" fo:border-right="none" fo:border-top="none" fo:border-bottom="0.5pt solid #bfbfbf" style:writing-mode="lr-tb">
        <style:background-image/>
      </style:table-cell-properties>
    </style:style>
    <style:style style:name="Tableau4.2" style:family="table-row">
      <style:table-row-properties style:min-row-height="1.071cm" fo:keep-together="auto"/>
    </style:style>
    <style:style style:name="Tableau4.A2" style:family="table-cell">
      <style:table-cell-properties style:vertical-align="middle" fo:padding-left="0.191cm" fo:padding-right="0.191cm" fo:padding-top="0cm" fo:padding-bottom="0cm" fo:border-left="none" fo:border-right="none" fo:border-top="0.5pt solid #bfbfbf" fo:border-bottom="2.25pt solid #bfbfbf" style:writing-mode="lr-tb"/>
    </style:style>
    <style:style style:name="Tableau4.3" style:family="table-row">
      <style:table-row-properties style:min-row-height="0.101cm" fo:keep-together="auto"/>
    </style:style>
    <style:style style:name="Tableau4.A3" style:family="table-cell">
      <style:table-cell-properties fo:padding-left="0.191cm" fo:padding-right="0.191cm" fo:padding-top="0cm" fo:padding-bottom="0cm" fo:border-left="none" fo:border-right="none" fo:border-top="2.25pt solid #bfbfbf" fo:border-bottom="none" style:writing-mode="lr-tb"/>
    </style:style>
    <style:style style:name="Tableau4.4" style:family="table-row">
      <style:table-row-properties style:min-row-height="0.801cm" fo:keep-together="auto"/>
    </style:style>
    <style:style style:name="Tableau4.A4" style:family="table-cell">
      <style:table-cell-properties fo:background-color="#f2f2f2" fo:padding-left="0.191cm" fo:padding-right="0.191cm" fo:padding-top="0cm" fo:padding-bottom="0cm" fo:border="none" style:writing-mode="lr-tb">
        <style:background-image/>
      </style:table-cell-properties>
    </style:style>
    <style:style style:name="Tableau4.B4" style:family="table-cell">
      <style:table-cell-properties fo:background-color="#f2f2f2" fo:padding-left="0.191cm" fo:padding-right="0.191cm" fo:padding-top="0cm" fo:padding-bottom="0cm" fo:border="none" style:writing-mode="lr-tb">
        <style:background-image/>
      </style:table-cell-properties>
    </style:style>
    <style:style style:name="Tableau4.C4" style:family="table-cell">
      <style:table-cell-properties style:vertical-align="bottom" fo:background-color="#f2f2f2" fo:padding-left="0.191cm" fo:padding-right="0.191cm" fo:padding-top="0cm" fo:padding-bottom="0cm" fo:border="none" style:writing-mode="lr-tb">
        <style:background-image/>
      </style:table-cell-properties>
    </style:style>
    <style:style style:name="Tableau4.A5" style:family="table-cell">
      <style:table-cell-properties fo:background-color="transparent" fo:padding-left="0.191cm" fo:padding-right="0.191cm" fo:padding-top="0cm" fo:padding-bottom="0cm" fo:border-left="none" fo:border-right="none" fo:border-top="none" fo:border-bottom="2.25pt solid #d60093" style:writing-mode="lr-tb">
        <style:background-image/>
      </style:table-cell-properties>
    </style:style>
    <style:style style:name="Tableau4.B5" style:family="table-cell">
      <style:table-cell-properties fo:background-color="transparent" fo:padding-left="0.191cm" fo:padding-right="0.191cm" fo:padding-top="0cm" fo:padding-bottom="0cm" fo:border-left="none" fo:border-right="none" fo:border-top="none" fo:border-bottom="2.25pt solid #d60093" style:writing-mode="lr-tb">
        <style:background-image/>
      </style:table-cell-properties>
    </style:style>
    <style:style style:name="Tableau4.C5" style:family="table-cell">
      <style:table-cell-properties fo:background-color="transparent" fo:padding-left="0.191cm" fo:padding-right="0.191cm" fo:padding-top="0cm" fo:padding-bottom="0cm" fo:border-left="none" fo:border-right="none" fo:border-top="none" fo:border-bottom="2.25pt solid #d60093" style:writing-mode="lr-tb">
        <style:background-image/>
      </style:table-cell-properties>
    </style:style>
    <style:style style:name="Tableau7" style:family="table">
      <style:table-properties style:width="17.194cm" fo:margin-left="-0.691cm" fo:margin-top="0cm" fo:margin-bottom="0cm" table:align="left" style:writing-mode="lr-tb"/>
    </style:style>
    <style:style style:name="Tableau7.A" style:family="table-column">
      <style:table-column-properties style:column-width="5.249cm"/>
    </style:style>
    <style:style style:name="Tableau7.B" style:family="table-column">
      <style:table-column-properties style:column-width="4.246cm"/>
    </style:style>
    <style:style style:name="Tableau7.C" style:family="table-column">
      <style:table-column-properties style:column-width="7.699cm"/>
    </style:style>
    <style:style style:name="Tableau7.1" style:family="table-row">
      <style:table-row-properties style:min-row-height="0.199cm" fo:keep-together="auto"/>
    </style:style>
    <style:style style:name="Tableau7.A1" style:family="table-cell">
      <style:table-cell-properties fo:background-color="#f7f7f7" fo:padding-left="0.191cm" fo:padding-right="0.191cm" fo:padding-top="0cm" fo:padding-bottom="0cm" fo:border-left="none" fo:border-right="none" fo:border-top="none" fo:border-bottom="0.5pt solid #bfbfbf" style:writing-mode="lr-tb">
        <style:background-image/>
      </style:table-cell-properties>
    </style:style>
    <style:style style:name="Tableau7.2" style:family="table-row">
      <style:table-row-properties style:min-row-height="1.071cm" fo:keep-together="auto"/>
    </style:style>
    <style:style style:name="Tableau7.A2" style:family="table-cell">
      <style:table-cell-properties style:vertical-align="middle" fo:padding-left="0.191cm" fo:padding-right="0.191cm" fo:padding-top="0cm" fo:padding-bottom="0cm" fo:border-left="none" fo:border-right="none" fo:border-top="0.5pt solid #bfbfbf" fo:border-bottom="2.25pt solid #bfbfbf" style:writing-mode="lr-tb"/>
    </style:style>
    <style:style style:name="Tableau7.3" style:family="table-row">
      <style:table-row-properties style:min-row-height="0.101cm" fo:keep-together="auto"/>
    </style:style>
    <style:style style:name="Tableau7.A3" style:family="table-cell">
      <style:table-cell-properties fo:padding-left="0.191cm" fo:padding-right="0.191cm" fo:padding-top="0cm" fo:padding-bottom="0cm" fo:border-left="none" fo:border-right="none" fo:border-top="2.25pt solid #bfbfbf" fo:border-bottom="none" style:writing-mode="lr-tb"/>
    </style:style>
    <style:style style:name="Tableau7.4" style:family="table-row">
      <style:table-row-properties style:min-row-height="0.801cm" fo:keep-together="auto"/>
    </style:style>
    <style:style style:name="Tableau7.A4" style:family="table-cell">
      <style:table-cell-properties fo:background-color="#f2f2f2" fo:padding-left="0.191cm" fo:padding-right="0.191cm" fo:padding-top="0cm" fo:padding-bottom="0cm" fo:border="none" style:writing-mode="lr-tb">
        <style:background-image/>
      </style:table-cell-properties>
    </style:style>
    <style:style style:name="Tableau7.B4" style:family="table-cell">
      <style:table-cell-properties fo:background-color="#f2f2f2" fo:padding-left="0.191cm" fo:padding-right="0.191cm" fo:padding-top="0cm" fo:padding-bottom="0cm" fo:border="none" style:writing-mode="lr-tb">
        <style:background-image/>
      </style:table-cell-properties>
    </style:style>
    <style:style style:name="Tableau7.C4" style:family="table-cell">
      <style:table-cell-properties style:vertical-align="bottom" fo:background-color="#f2f2f2" fo:padding-left="0.191cm" fo:padding-right="0.191cm" fo:padding-top="0cm" fo:padding-bottom="0cm" fo:border="none" style:writing-mode="lr-tb">
        <style:background-image/>
      </style:table-cell-properties>
    </style:style>
    <style:style style:name="Tableau7.A5" style:family="table-cell">
      <style:table-cell-properties fo:background-color="transparent" fo:padding-left="0.191cm" fo:padding-right="0.191cm" fo:padding-top="0cm" fo:padding-bottom="0cm" fo:border-left="none" fo:border-right="none" fo:border-top="none" fo:border-bottom="2.25pt solid #d60093" style:writing-mode="lr-tb">
        <style:background-image/>
      </style:table-cell-properties>
    </style:style>
    <style:style style:name="Tableau7.B5" style:family="table-cell">
      <style:table-cell-properties fo:background-color="transparent" fo:padding-left="0.191cm" fo:padding-right="0.191cm" fo:padding-top="0cm" fo:padding-bottom="0cm" fo:border-left="none" fo:border-right="none" fo:border-top="none" fo:border-bottom="2.25pt solid #d60093" style:writing-mode="lr-tb">
        <style:background-image/>
      </style:table-cell-properties>
    </style:style>
    <style:style style:name="Tableau7.C5" style:family="table-cell">
      <style:table-cell-properties fo:background-color="transparent" fo:padding-left="0.191cm" fo:padding-right="0.191cm" fo:padding-top="0cm" fo:padding-bottom="0cm" fo:border-left="none" fo:border-right="none" fo:border-top="none" fo:border-bottom="2.25pt solid #d60093" style:writing-mode="lr-tb">
        <style:background-image/>
      </style:table-cell-properties>
    </style:style>
    <style:style style:name="Tableau12" style:family="table">
      <style:table-properties style:width="17.194cm" fo:margin-left="-0.691cm" fo:margin-top="0cm" fo:margin-bottom="0cm" table:align="left" style:writing-mode="lr-tb"/>
    </style:style>
    <style:style style:name="Tableau12.A" style:family="table-column">
      <style:table-column-properties style:column-width="5.249cm"/>
    </style:style>
    <style:style style:name="Tableau12.B" style:family="table-column">
      <style:table-column-properties style:column-width="4.246cm"/>
    </style:style>
    <style:style style:name="Tableau12.C" style:family="table-column">
      <style:table-column-properties style:column-width="7.699cm"/>
    </style:style>
    <style:style style:name="Tableau12.1" style:family="table-row">
      <style:table-row-properties style:min-row-height="0.199cm" fo:keep-together="auto"/>
    </style:style>
    <style:style style:name="Tableau12.A1" style:family="table-cell">
      <style:table-cell-properties fo:background-color="#f7f7f7" fo:padding-left="0.191cm" fo:padding-right="0.191cm" fo:padding-top="0cm" fo:padding-bottom="0cm" fo:border-left="none" fo:border-right="none" fo:border-top="none" fo:border-bottom="0.5pt solid #bfbfbf" style:writing-mode="lr-tb">
        <style:background-image/>
      </style:table-cell-properties>
    </style:style>
    <style:style style:name="Tableau12.2" style:family="table-row">
      <style:table-row-properties style:min-row-height="1.071cm" fo:keep-together="auto"/>
    </style:style>
    <style:style style:name="Tableau12.A2" style:family="table-cell">
      <style:table-cell-properties style:vertical-align="middle" fo:padding-left="0.191cm" fo:padding-right="0.191cm" fo:padding-top="0cm" fo:padding-bottom="0cm" fo:border-left="none" fo:border-right="none" fo:border-top="0.5pt solid #bfbfbf" fo:border-bottom="2.25pt solid #bfbfbf" style:writing-mode="lr-tb"/>
    </style:style>
    <style:style style:name="Tableau12.3" style:family="table-row">
      <style:table-row-properties style:min-row-height="0.101cm" fo:keep-together="auto"/>
    </style:style>
    <style:style style:name="Tableau12.A3" style:family="table-cell">
      <style:table-cell-properties fo:padding-left="0.191cm" fo:padding-right="0.191cm" fo:padding-top="0cm" fo:padding-bottom="0cm" fo:border-left="none" fo:border-right="none" fo:border-top="2.25pt solid #bfbfbf" fo:border-bottom="none" style:writing-mode="lr-tb"/>
    </style:style>
    <style:style style:name="Tableau12.4" style:family="table-row">
      <style:table-row-properties style:min-row-height="0.801cm" fo:keep-together="auto"/>
    </style:style>
    <style:style style:name="Tableau12.A4" style:family="table-cell">
      <style:table-cell-properties fo:background-color="#f2f2f2" fo:padding-left="0.191cm" fo:padding-right="0.191cm" fo:padding-top="0cm" fo:padding-bottom="0cm" fo:border="none" style:writing-mode="lr-tb">
        <style:background-image/>
      </style:table-cell-properties>
    </style:style>
    <style:style style:name="Tableau12.B4" style:family="table-cell">
      <style:table-cell-properties fo:background-color="#f2f2f2" fo:padding-left="0.191cm" fo:padding-right="0.191cm" fo:padding-top="0cm" fo:padding-bottom="0cm" fo:border="none" style:writing-mode="lr-tb">
        <style:background-image/>
      </style:table-cell-properties>
    </style:style>
    <style:style style:name="Tableau12.C4" style:family="table-cell">
      <style:table-cell-properties style:vertical-align="bottom" fo:background-color="#f2f2f2" fo:padding-left="0.191cm" fo:padding-right="0.191cm" fo:padding-top="0cm" fo:padding-bottom="0cm" fo:border="none" style:writing-mode="lr-tb">
        <style:background-image/>
      </style:table-cell-properties>
    </style:style>
    <style:style style:name="Tableau12.A5" style:family="table-cell">
      <style:table-cell-properties fo:background-color="transparent" fo:padding-left="0.191cm" fo:padding-right="0.191cm" fo:padding-top="0cm" fo:padding-bottom="0cm" fo:border-left="none" fo:border-right="none" fo:border-top="none" fo:border-bottom="2.25pt solid #d60093" style:writing-mode="lr-tb">
        <style:background-image/>
      </style:table-cell-properties>
    </style:style>
    <style:style style:name="Tableau12.B5" style:family="table-cell">
      <style:table-cell-properties fo:background-color="transparent" fo:padding-left="0.191cm" fo:padding-right="0.191cm" fo:padding-top="0cm" fo:padding-bottom="0cm" fo:border-left="none" fo:border-right="none" fo:border-top="none" fo:border-bottom="2.25pt solid #d60093" style:writing-mode="lr-tb">
        <style:background-image/>
      </style:table-cell-properties>
    </style:style>
    <style:style style:name="Tableau12.C5" style:family="table-cell">
      <style:table-cell-properties fo:background-color="transparent" fo:padding-left="0.191cm" fo:padding-right="0.191cm" fo:padding-top="0cm" fo:padding-bottom="0cm" fo:border-left="none" fo:border-right="none" fo:border-top="none" fo:border-bottom="2.25pt solid #d60093" style:writing-mode="lr-tb">
        <style:background-image/>
      </style:table-cell-properties>
    </style:style>
    <style:style style:name="Tableau13" style:family="table">
      <style:table-properties style:width="17.194cm" fo:margin-left="-0.691cm" fo:margin-top="0cm" fo:margin-bottom="0cm" table:align="left" style:writing-mode="lr-tb"/>
    </style:style>
    <style:style style:name="Tableau13.A" style:family="table-column">
      <style:table-column-properties style:column-width="5.249cm"/>
    </style:style>
    <style:style style:name="Tableau13.B" style:family="table-column">
      <style:table-column-properties style:column-width="4.246cm"/>
    </style:style>
    <style:style style:name="Tableau13.C" style:family="table-column">
      <style:table-column-properties style:column-width="7.699cm"/>
    </style:style>
    <style:style style:name="Tableau13.1" style:family="table-row">
      <style:table-row-properties style:min-row-height="0.199cm" fo:keep-together="auto"/>
    </style:style>
    <style:style style:name="Tableau13.A1" style:family="table-cell">
      <style:table-cell-properties fo:background-color="#f7f7f7" fo:padding-left="0.191cm" fo:padding-right="0.191cm" fo:padding-top="0cm" fo:padding-bottom="0cm" fo:border-left="none" fo:border-right="none" fo:border-top="none" fo:border-bottom="0.5pt solid #bfbfbf" style:writing-mode="lr-tb">
        <style:background-image/>
      </style:table-cell-properties>
    </style:style>
    <style:style style:name="Tableau13.2" style:family="table-row">
      <style:table-row-properties style:min-row-height="1.071cm" fo:keep-together="auto"/>
    </style:style>
    <style:style style:name="Tableau13.A2" style:family="table-cell">
      <style:table-cell-properties style:vertical-align="middle" fo:padding-left="0.191cm" fo:padding-right="0.191cm" fo:padding-top="0cm" fo:padding-bottom="0cm" fo:border-left="none" fo:border-right="none" fo:border-top="0.5pt solid #bfbfbf" fo:border-bottom="2.25pt solid #bfbfbf" style:writing-mode="lr-tb"/>
    </style:style>
    <style:style style:name="Tableau13.3" style:family="table-row">
      <style:table-row-properties style:min-row-height="0.101cm" fo:keep-together="auto"/>
    </style:style>
    <style:style style:name="Tableau13.A3" style:family="table-cell">
      <style:table-cell-properties fo:padding-left="0.191cm" fo:padding-right="0.191cm" fo:padding-top="0cm" fo:padding-bottom="0cm" fo:border-left="none" fo:border-right="none" fo:border-top="2.25pt solid #bfbfbf" fo:border-bottom="none" style:writing-mode="lr-tb"/>
    </style:style>
    <style:style style:name="Tableau13.4" style:family="table-row">
      <style:table-row-properties style:min-row-height="0.801cm" fo:keep-together="auto"/>
    </style:style>
    <style:style style:name="Tableau13.A4" style:family="table-cell">
      <style:table-cell-properties fo:background-color="#f2f2f2" fo:padding-left="0.191cm" fo:padding-right="0.191cm" fo:padding-top="0cm" fo:padding-bottom="0cm" fo:border="none" style:writing-mode="lr-tb">
        <style:background-image/>
      </style:table-cell-properties>
    </style:style>
    <style:style style:name="Tableau13.B4" style:family="table-cell">
      <style:table-cell-properties fo:background-color="#f2f2f2" fo:padding-left="0.191cm" fo:padding-right="0.191cm" fo:padding-top="0cm" fo:padding-bottom="0cm" fo:border="none" style:writing-mode="lr-tb">
        <style:background-image/>
      </style:table-cell-properties>
    </style:style>
    <style:style style:name="Tableau13.C4" style:family="table-cell">
      <style:table-cell-properties style:vertical-align="bottom" fo:background-color="#f2f2f2" fo:padding-left="0.191cm" fo:padding-right="0.191cm" fo:padding-top="0cm" fo:padding-bottom="0cm" fo:border="none" style:writing-mode="lr-tb">
        <style:background-image/>
      </style:table-cell-properties>
    </style:style>
    <style:style style:name="Tableau13.A5" style:family="table-cell">
      <style:table-cell-properties fo:background-color="transparent" fo:padding-left="0.191cm" fo:padding-right="0.191cm" fo:padding-top="0cm" fo:padding-bottom="0cm" fo:border-left="none" fo:border-right="none" fo:border-top="none" fo:border-bottom="2.25pt solid #d60093" style:writing-mode="lr-tb">
        <style:background-image/>
      </style:table-cell-properties>
    </style:style>
    <style:style style:name="Tableau13.B5" style:family="table-cell">
      <style:table-cell-properties fo:background-color="transparent" fo:padding-left="0.191cm" fo:padding-right="0.191cm" fo:padding-top="0cm" fo:padding-bottom="0cm" fo:border-left="none" fo:border-right="none" fo:border-top="none" fo:border-bottom="2.25pt solid #d60093" style:writing-mode="lr-tb">
        <style:background-image/>
      </style:table-cell-properties>
    </style:style>
    <style:style style:name="Tableau13.C5" style:family="table-cell">
      <style:table-cell-properties fo:background-color="transparent" fo:padding-left="0.191cm" fo:padding-right="0.191cm" fo:padding-top="0cm" fo:padding-bottom="0cm" fo:border-left="none" fo:border-right="none" fo:border-top="none" fo:border-bottom="2.25pt solid #d60093" style:writing-mode="lr-tb">
        <style:background-image/>
      </style:table-cell-properties>
    </style:style>
    <style:style style:name="MP1" style:family="paragraph" style:parent-style-name="Standard">
      <style:paragraph-properties fo:margin-top="0cm" fo:margin-bottom="0cm" style:contextual-spacing="false" fo:line-height="100%" fo:text-align="justify" style:justify-single-word="false" fo:orphans="0" fo:widows="0" fo:hyphenation-ladder-count="no-limit"/>
      <style:text-properties fo:hyphenate="false" fo:hyphenation-remain-char-count="2" fo:hyphenation-push-char-count="2" loext:hyphenation-no-caps="false" loext:hyphenation-no-last-word="false" loext:hyphenation-word-char-count="5" loext:hyphenation-zone="no-limit"/>
    </style:style>
    <style:style style:name="MP2" style:family="paragraph" style:parent-style-name="Standard">
      <style:paragraph-properties fo:margin-top="0cm" fo:margin-bottom="0cm" style:contextual-spacing="false" fo:line-height="100%" fo:text-align="start" style:justify-single-word="false" fo:orphans="0" fo:widows="0" fo:hyphenation-ladder-count="no-limit"/>
      <style:text-properties fo:font-variant="small-caps" style:font-name="Arial" fo:font-size="10pt" style:font-size-asian="10pt" style:font-name-complex="Arial1" style:font-size-complex="10pt" fo:hyphenate="false" fo:hyphenation-remain-char-count="2" fo:hyphenation-push-char-count="2" loext:hyphenation-no-caps="false" loext:hyphenation-no-last-word="false" loext:hyphenation-word-char-count="5" loext:hyphenation-zone="no-limit"/>
    </style:style>
    <style:style style:name="MP3" style:family="paragraph" style:parent-style-name="Standard">
      <style:paragraph-properties fo:margin-top="0cm" fo:margin-bottom="0cm" style:contextual-spacing="false" fo:line-height="100%" fo:text-align="center" style:justify-single-word="false" fo:orphans="0" fo:widows="0" fo:hyphenation-ladder-count="no-limit"/>
      <style:text-properties fo:hyphenate="false" fo:hyphenation-remain-char-count="2" fo:hyphenation-push-char-count="2" loext:hyphenation-no-caps="false" loext:hyphenation-no-last-word="false" loext:hyphenation-word-char-count="5" loext:hyphenation-zone="no-limit"/>
    </style:style>
    <style:style style:name="MP4" style:family="paragraph" style:parent-style-name="Standard">
      <style:paragraph-properties fo:margin-top="0cm" fo:margin-bottom="0cm" style:contextual-spacing="false" fo:line-height="100%" fo:text-align="start" style:justify-single-word="false" fo:orphans="0" fo:widows="0" fo:hyphenation-ladder-count="no-limit"/>
      <style:text-properties fo:font-variant="small-caps" style:font-name="Arial" fo:font-size="1pt" style:font-size-asian="1pt" style:font-name-complex="Arial1" style:font-size-complex="1pt" fo:hyphenate="false" fo:hyphenation-remain-char-count="2" fo:hyphenation-push-char-count="2" loext:hyphenation-no-caps="false" loext:hyphenation-no-last-word="false" loext:hyphenation-word-char-count="5" loext:hyphenation-zone="no-limit"/>
    </style:style>
    <style:style style:name="MP5" style:family="paragraph" style:parent-style-name="Standard">
      <style:paragraph-properties fo:margin-top="0cm" fo:margin-bottom="0cm" style:contextual-spacing="false" fo:line-height="100%" fo:text-align="start" style:justify-single-word="false" fo:orphans="0" fo:widows="0" fo:hyphenation-ladder-count="no-limit"/>
      <style:text-properties fo:font-variant="small-caps" style:font-name="Arial" fo:font-size="18pt" style:font-size-asian="18pt" style:font-name-complex="Arial1" style:font-size-complex="18pt" fo:hyphenate="false" fo:hyphenation-remain-char-count="2" fo:hyphenation-push-char-count="2" loext:hyphenation-no-caps="false" loext:hyphenation-no-last-word="false" loext:hyphenation-word-char-count="5" loext:hyphenation-zone="no-limit"/>
    </style:style>
    <style:style style:name="MP6" style:family="paragraph" style:parent-style-name="Standard">
      <style:paragraph-properties fo:margin-top="0cm" fo:margin-bottom="0cm" style:contextual-spacing="false" fo:line-height="100%" fo:text-align="end" style:justify-single-word="false" fo:orphans="0" fo:widows="0" fo:hyphenation-ladder-count="no-limit"/>
      <style:text-properties fo:hyphenate="false" fo:hyphenation-remain-char-count="2" fo:hyphenation-push-char-count="2" loext:hyphenation-no-caps="false" loext:hyphenation-no-last-word="false" loext:hyphenation-word-char-count="5" loext:hyphenation-zone="no-limit"/>
    </style:style>
    <style:style style:name="MP7" style:family="paragraph" style:parent-style-name="Footer">
      <style:paragraph-properties fo:margin-left="-0.751cm" fo:text-indent="0cm" style:auto-text-indent="false">
        <style:tab-stops>
          <style:tab-stop style:position="14.753cm" style:type="center"/>
          <style:tab-stop style:position="16.002cm" style:type="right"/>
        </style:tab-stops>
      </style:paragraph-properties>
    </style:style>
    <style:style style:name="MP8" style:family="paragraph" style:parent-style-name="Frame_20_contents">
      <style:paragraph-properties fo:margin-right="-0.101cm" fo:margin-top="0cm" fo:margin-bottom="0cm" style:contextual-spacing="false" fo:line-height="120%" fo:text-align="end" style:justify-single-word="false" fo:text-indent="0cm" style:auto-text-indent="false"/>
    </style:style>
    <style:style style:name="MP9" style:family="paragraph">
      <loext:graphic-properties draw:fill="none"/>
      <style:paragraph-properties fo:text-align="start"/>
      <style:text-properties fo:color="#000000" loext:opacity="100%" fo:font-size="18pt"/>
    </style:style>
    <style:style style:name="MP10" style:family="paragraph" style:parent-style-name="Frame_20_contents">
      <style:paragraph-properties fo:margin-right="-0.102cm" fo:margin-top="0cm" fo:margin-bottom="0cm" style:contextual-spacing="false" fo:line-height="120%" fo:text-align="center" style:justify-single-word="false" fo:text-indent="0cm" style:auto-text-indent="false"/>
    </style:style>
    <style:style style:name="MT1" style:family="text">
      <style:text-properties fo:font-variant="small-caps" style:font-name="Arial" fo:font-size="18pt" style:font-size-asian="18pt" style:font-name-complex="Arial1" style:font-size-complex="18pt"/>
    </style:style>
    <style:style style:name="MT2" style:family="text">
      <style:text-properties fo:font-variant="small-caps" style:font-name="Arial" fo:font-size="10pt" style:font-size-asian="10pt" style:font-name-complex="Arial1" style:font-size-complex="10pt"/>
    </style:style>
    <style:style style:name="MT3" style:family="text">
      <style:text-properties fo:font-variant="small-caps" fo:font-size="24pt" style:font-size-asian="24pt" style:font-name-complex="Calibri1" style:font-size-complex="24pt"/>
    </style:style>
    <style:style style:name="MT4" style:family="text">
      <style:text-properties fo:font-variant="small-caps" fo:color="#595959" loext:opacity="100%" fo:font-size="36pt" fo:language="fr" fo:country="FR" fo:font-weight="bold" style:letter-kerning="false" style:font-name-asian="Calibri1" style:font-size-asian="36pt" style:language-asian="en" style:country-asian="US" style:font-weight-asian="bold" style:font-name-complex="Calibri1" style:font-size-complex="36pt" style:language-complex="ar" style:country-complex="SA">
        <loext:char-complex-color loext:theme-type="dark1" loext:color-type="theme">
          <loext:transformation loext:type="tint" loext:value="3490"/>
        </loext:char-complex-color>
      </style:text-properties>
    </style:style>
    <style:style style:name="MT5" style:family="text">
      <style:text-properties fo:font-variant="small-caps" fo:color="#595959" loext:opacity="100%" fo:font-size="24pt" fo:language="fr" fo:country="FR" style:letter-kerning="false" style:font-name-asian="Calibri1" style:font-size-asian="24pt" style:language-asian="en" style:country-asian="US" style:font-name-complex="Calibri1" style:font-size-complex="24pt" style:language-complex="ar" style:country-complex="SA">
        <loext:char-complex-color loext:theme-type="dark1" loext:color-type="theme">
          <loext:transformation loext:type="tint" loext:value="3490"/>
        </loext:char-complex-color>
      </style:text-properties>
    </style:style>
    <style:style style:name="MT6" style:family="text">
      <style:text-properties fo:font-variant="small-caps" fo:color="#595959" loext:opacity="100%" style:text-position="14% 100%" fo:font-size="22pt" fo:language="fr" fo:country="FR" style:letter-kerning="false" style:font-name-asian="Calibri1" style:font-size-asian="22pt" style:language-asian="en" style:country-asian="US" style:font-name-complex="Calibri1" style:font-size-complex="22pt" style:language-complex="ar" style:country-complex="SA">
        <loext:char-complex-color loext:theme-type="dark1" loext:color-type="theme">
          <loext:transformation loext:type="tint" loext:value="3490"/>
        </loext:char-complex-color>
      </style:text-properties>
    </style:style>
    <style:style style:name="MT7" style:family="text">
      <style:text-properties fo:font-variant="small-caps" style:font-name="Arial" fo:font-size="1pt" style:font-size-asian="1pt" style:font-name-complex="Arial1" style:font-size-complex="1pt"/>
    </style:style>
    <style:style style:name="MT8" style:family="text">
      <style:text-properties fo:color="#ffffff" loext:opacity="100%" style:font-name="Wingdings 31" fo:font-size="24pt" fo:language="fr" fo:country="FR" style:letter-kerning="false" style:font-name-asian="Calibri1" style:font-size-asian="24pt" style:language-asian="en" style:country-asian="US" style:font-name-complex="Calibri1" style:font-size-complex="24pt" style:language-complex="ar" style:country-complex="SA">
        <loext:char-complex-color loext:theme-type="light1" loext:color-type="theme"/>
      </style:text-properties>
    </style:style>
    <style:style style:name="MT9" style:family="text">
      <style:text-properties fo:font-variant="small-caps" fo:color="#ffffff" loext:opacity="100%" style:font-name="Arial" fo:font-size="18pt" fo:language="fr" fo:country="FR" style:letter-kerning="false" style:font-name-asian="Calibri1" style:font-size-asian="18pt" style:language-asian="en" style:country-asian="US" style:font-name-complex="Arial1" style:font-size-complex="18pt" style:language-complex="ar" style:country-complex="SA">
        <loext:char-complex-color loext:theme-type="light1" loext:color-type="theme"/>
      </style:text-properties>
    </style:style>
    <style:style style:name="MT10" style:family="text">
      <style:text-properties fo:color="#7f7f7f" loext:opacity="100%" fo:font-size="9pt" style:font-size-asian="9pt" style:font-size-complex="9pt"/>
    </style:style>
    <style:style style:name="MT11" style:family="text">
      <style:text-properties fo:color="#404040" loext:opacity="100%" style:font-name="Cambria" fo:font-size="14pt" fo:font-weight="bold" style:font-size-asian="14pt" style:font-weight-asian="bold" style:font-size-complex="14pt" style:font-style-complex="italic"/>
    </style:style>
    <style:style style:name="MT12" style:family="text">
      <style:text-properties fo:color="#7f7f7f" loext:opacity="100%" fo:font-size="10pt" fo:font-weight="bold" style:font-size-asian="10pt" style:font-weight-asian="bold" style:font-name-complex="Calibri1" style:font-size-complex="10pt">
        <loext:char-complex-color loext:theme-type="dark1" loext:color-type="theme">
          <loext:transformation loext:type="tint" loext:value="4980"/>
        </loext:char-complex-color>
      </style:text-properties>
    </style:style>
    <style:style style:name="MT13" style:family="text">
      <style:text-properties fo:color="#7f7f7f" loext:opacity="100%" fo:font-size="9pt" style:font-size-asian="9pt" style:font-size-complex="9pt">
        <loext:char-complex-color loext:theme-type="dark1" loext:color-type="theme">
          <loext:transformation loext:type="tint" loext:value="4980"/>
        </loext:char-complex-color>
      </style:text-properties>
    </style:style>
    <style:style style:name="MT14" style:family="text">
      <style:text-properties fo:color="#7f7f7f" loext:opacity="100%" fo:font-size="10pt" style:font-size-asian="10pt" style:font-size-complex="10pt">
        <loext:char-complex-color loext:theme-type="dark1" loext:color-type="theme">
          <loext:transformation loext:type="tint" loext:value="4980"/>
        </loext:char-complex-color>
      </style:text-properties>
    </style:style>
    <style:style style:name="MT15" style:family="text">
      <style:text-properties fo:color="#7f7f7f" loext:opacity="100%">
        <loext:char-complex-color loext:theme-type="dark1" loext:color-type="theme">
          <loext:transformation loext:type="tint" loext:value="4980"/>
        </loext:char-complex-color>
      </style:text-properties>
    </style:style>
    <style:style style:name="MT16" style:family="text">
      <style:text-properties fo:font-variant="small-caps" fo:color="#595959" loext:opacity="100%" fo:font-size="24pt" fo:language="fr" fo:country="FR" fo:font-weight="bold" style:letter-kerning="false" style:font-name-asian="Calibri1" style:font-size-asian="24pt" style:language-asian="en" style:country-asian="US" style:font-weight-asian="bold" style:font-name-complex="Calibri1" style:font-size-complex="24pt" style:language-complex="ar" style:country-complex="SA">
        <loext:char-complex-color loext:theme-type="dark1" loext:color-type="theme">
          <loext:transformation loext:type="tint" loext:value="3490"/>
        </loext:char-complex-color>
      </style:text-properties>
    </style:style>
    <style:style style:name="MT17" style:family="text">
      <style:text-properties fo:font-variant="small-caps" fo:color="#595959" loext:opacity="100%" style:text-position="21% 100%" fo:font-size="14pt" fo:language="fr" fo:country="FR" style:letter-kerning="false" style:font-name-asian="Calibri1" style:font-size-asian="14pt" style:language-asian="en" style:country-asian="US" style:font-name-complex="Calibri1" style:font-size-complex="14pt" style:language-complex="ar" style:country-complex="SA">
        <loext:char-complex-color loext:theme-type="dark1" loext:color-type="theme">
          <loext:transformation loext:type="tint" loext:value="3490"/>
        </loext:char-complex-color>
      </style:text-properties>
    </style:style>
    <style:style style:name="MT18" style:family="text">
      <style:text-properties fo:font-variant="small-caps" style:font-name="Arial" fo:font-size="16pt" style:font-size-asian="16pt" style:font-name-complex="Arial1" style:font-size-complex="16pt"/>
    </style:style>
    <style:style style:name="MT19" style:family="text">
      <style:text-properties fo:color="#ffffff" loext:opacity="100%" style:font-name="Wingdings 31" fo:font-size="16pt" fo:language="fr" fo:country="FR" style:letter-kerning="false" style:font-name-asian="Calibri1" style:font-size-asian="16pt" style:language-asian="en" style:country-asian="US" style:font-name-complex="Calibri1" style:font-size-complex="16pt" style:language-complex="ar" style:country-complex="SA">
        <loext:char-complex-color loext:theme-type="light1" loext:color-type="theme"/>
      </style:text-properties>
    </style:style>
    <style:style style:name="MT20" style:family="text">
      <style:text-properties fo:font-variant="small-caps" fo:color="#ffffff" loext:opacity="100%" style:font-name="Arial" fo:font-size="16pt" fo:language="fr" fo:country="FR" style:letter-kerning="false" style:font-name-asian="Calibri1" style:font-size-asian="16pt" style:language-asian="en" style:country-asian="US" style:font-name-complex="Arial1" style:font-size-complex="16pt" style:language-complex="ar" style:country-complex="SA">
        <loext:char-complex-color loext:theme-type="light1" loext:color-type="theme"/>
      </style:text-properties>
    </style:style>
    <style:style style:name="M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Mgr1" style:family="graphic" style:parent-style-name="Frame">
      <style:graphic-properties draw:stroke="solid" svg:stroke-width="0cm" svg:stroke-color="#d9d9d9" draw:fill="none" loext:fill-use-slide-background="false" draw:textarea-vertical-align="middle" draw:auto-grow-height="false" fo:min-height="1.284cm" fo:min-width="0.268cm" fo:padding-top="0.127cm" fo:padding-bottom="0.127cm" fo:padding-left="0.254cm" fo:padding-right="0.254cm" fo:wrap-option="wrap" loext:decorative="false" fo:margin-left="0.004cm" fo:margin-right="0.004cm" fo:margin-top="0.004cm" fo:margin-bottom="0.004cm" style:run-through="background" style:wrap="run-through" style:number-wrapped-paragraphs="no-limit" style:vertical-pos="from-top" style:vertical-rel="page" style:horizontal-pos="from-left" style:horizontal-rel="page-content" draw:wrap-influence-on-position="once-concurrent" loext:allow-overlap="true" style:flow-with-text="false"/>
    </style:style>
    <style:style style:name="Mgr2" style:family="graphic" style:parent-style-name="Frame">
      <style:graphic-properties draw:stroke="none" svg:stroke-width="0cm" draw:fill="none" loext:fill-use-slide-background="false" draw:textarea-vertical-align="middle" draw:auto-grow-height="false" fo:min-height="0.656cm" fo:min-width="0.586cm" fo:padding-top="0.127cm" fo:padding-bottom="0.127cm" fo:padding-left="0.254cm" fo:padding-right="0.254cm" fo:wrap-option="wrap" loext:decorative="false" fo:margin-left="0.305cm" fo:margin-right="0.319cm" fo:margin-top="0.002cm" fo:margin-bottom="0cm" style:run-through="background" style:wrap="parallel" style:number-wrapped-paragraphs="no-limit" style:wrap-contour="false" style:vertical-pos="from-top" style:vertical-rel="page" style:horizontal-pos="from-left" style:horizontal-rel="page-content" draw:wrap-influence-on-position="once-concurrent" loext:allow-overlap="true" style:flow-with-text="false"/>
    </style:style>
    <style:page-layout style:name="Mpm1">
      <style:page-layout-properties fo:page-width="21.001cm" fo:page-height="29.7cm" style:num-format="1" style:print-orientation="portrait" fo:margin-top="1cm" fo:margin-bottom="0.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499cm" fo:margin-left="0cm" fo:margin-right="0cm" fo:margin-bottom="1.399cm" style:dynamic-spacing="true"/>
      </style:header-style>
      <style:footer-style>
        <style:header-footer-properties fo:min-height="1.6cm" fo:margin-left="0cm" fo:margin-right="0cm" fo:margin-top="1.499cm" style:dynamic-spacing="true"/>
      </style:footer-style>
    </style:page-layout>
    <style:page-layout style:name="Mpm2">
      <style:page-layout-properties fo:page-width="21.001cm" fo:page-height="29.7cm" style:num-format="1" style:print-orientation="portrait" fo:margin-top="1.3cm" fo:margin-bottom="0.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199cm" fo:margin-left="0cm" fo:margin-right="0cm" fo:margin-bottom="1.099cm" style:dynamic-spacing="true"/>
      </style:header-style>
      <style:footer-style>
        <style:header-footer-properties fo:min-height="1.6cm" fo:margin-left="0cm" fo:margin-right="0cm" fo:margin-top="1.499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able:table table:name="Tableau3" table:style-name="Tableau3">
          <table:table-column table:style-name="Tableau3.A"/>
          <table:table-column table:style-name="Tableau3.B"/>
          <table:table-column table:style-name="Tableau3.C"/>
          <table:table-column table:style-name="Tableau3.D"/>
          <table:table-row table:style-name="Tableau3.1">
            <table:table-cell table:style-name="Tableau3.A1" table:number-rows-spanned="5" office:value-type="string">
              <text:p text:style-name="MP1" loext:marker-style-name="MT1"><draw:frame draw:style-name="Mfr1" draw:name="Image 3" text:anchor-type="as-char" svg:width="3.186cm" svg:height="3.572cm" draw:z-index="96"><draw:image xlink:href="Pictures/1000000000000287000002D770FE3C7F8F7FFF0F.jpg" xlink:type="simple" xlink:show="embed" xlink:actuate="onLoad" draw:mime-type="image/jpeg"/><svg:desc>charge_de_emploi_CMJN</svg:desc></draw:frame></text:p>
            </table:table-cell>
            <table:table-cell table:style-name="Tableau3.B1" office:value-type="string">
              <text:p text:style-name="MP2" loext:marker-style-name="MT2"/>
            </table:table-cell>
            <table:table-cell table:style-name="Tableau3.B1" office:value-type="string">
              <text:p text:style-name="MP2" loext:marker-style-name="MT2"/>
            </table:table-cell>
            <table:table-cell table:style-name="Tableau3.B1" office:value-type="string">
              <text:p text:style-name="MP2" loext:marker-style-name="MT2"/>
            </table:table-cell>
          </table:table-row>
          <table:table-row table:style-name="Tableau3.2">
            <table:covered-table-cell table:style-name="Tableau3.A1"/>
            <table:table-cell table:style-name="Tableau3.B2" table:number-columns-spanned="3" office:value-type="string">
              <text:p text:style-name="MP3" loext:marker-style-name="MT3"><text:span text:style-name="MT4">Dossier Professionnel</text:span><text:span text:style-name="MT5"> </text:span><text:span text:style-name="MT6">(DP)</text:span></text:p>
            </table:table-cell>
            <table:covered-table-cell/>
            <table:covered-table-cell/>
          </table:table-row>
          <table:table-row table:style-name="Tableau3.3">
            <table:covered-table-cell table:style-name="Tableau3.A1"/>
            <table:table-cell table:style-name="Tableau3.B3" table:number-columns-spanned="3" office:value-type="string">
              <text:p text:style-name="MP4" loext:marker-style-name="MT7"/>
            </table:table-cell>
            <table:covered-table-cell/>
            <table:covered-table-cell/>
          </table:table-row>
          <table:table-row table:style-name="Tableau3.4">
            <table:covered-table-cell table:style-name="Tableau3.A1"/>
            <table:table-cell table:style-name="Tableau3.B4" office:value-type="string">
              <text:p text:style-name="MP5" loext:marker-style-name="MT1"/>
            </table:table-cell>
            <table:table-cell table:style-name="Tableau3.C4" office:value-type="string">
              <text:p text:style-name="MP5" loext:marker-style-name="MT1"/>
            </table:table-cell>
            <table:table-cell table:style-name="Tableau3.D4" office:value-type="string">
              <text:p text:style-name="MP6" loext:marker-style-name="MT1"><text:span text:style-name="MT8"></text:span><text:span text:style-name="MT9"/></text:p>
            </table:table-cell>
          </table:table-row>
          <table:table-row table:style-name="Tableau3.3">
            <table:covered-table-cell table:style-name="Tableau3.A5"/>
            <table:table-cell table:style-name="Tableau3.B5" office:value-type="string">
              <text:p text:style-name="MP4" loext:marker-style-name="MT7"/>
            </table:table-cell>
            <table:table-cell table:style-name="Tableau3.C5" office:value-type="string">
              <text:p text:style-name="MP4" loext:marker-style-name="MT7"/>
            </table:table-cell>
            <table:table-cell table:style-name="Tableau3.D5" office:value-type="string">
              <text:p text:style-name="MP4" loext:marker-style-name="MT7"/>
            </table:table-cell>
          </table:table-row>
        </table:table>
        <text:p text:style-name="Header"/>
      </style:header>
      <style:footer>
        <text:p text:style-name="MP7" loext:marker-style-name="MT10"><draw:custom-shape text:anchor-type="char" draw:z-index="35" draw:name="Forme automatique 2" draw:style-name="Mgr1" draw:text-style-name="MP9" svg:width="0.989cm" svg:height="1.668cm" draw:transform="rotate (-1.5707963267949) translate (15.8926388888889cm 27.6032916666667cm)"><text:p text:style-name="MP8" loext:marker-style-name="MT11"/><draw:enhanced-geometry draw:mirror-horizontal="false" draw:mirror-vertical="false" svg:viewBox="0 0 0 0" draw:text-areas="?f11 ?f11 ?f12 ?f13" draw:type="ooxml-bracePair" draw:modifiers="8333" draw:enhanced-path="M ?f3 ?f15 L ?f2 ?f8 L ?f2 ?f2 L ?f2 ?f2 L ?f2 ?f2 L ?f2 ?f2 Z S N M ?f29 ?f30 L ?f31 ?f32 L ?f33 ?f34 M ?f35 ?f36 L ?f2 ?f2 L ?f4 0 F N" drawooo:enhanced-path="M ?f3 ?f15 G ?f2 ?f2 ?f17 ?f18 L ?f2 ?f8 G ?f2 ?f2 ?f19 ?f20 ?f2 ?f2 ?f21 ?f22 L ?f2 ?f2 G ?f2 ?f2 ?f23 ?f24 L ?f4 0 G ?f2 ?f2 ?f25 ?f26 L ?f5 ?f7 G ?f2 ?f2 ?f27 ?f28 ?f2 ?f2 ?f29 ?f30 L ?f5 ?f9 G ?f2 ?f2 ?f31 ?f32 Z S N M ?f3 ?f15 G ?f2 ?f2 ?f33 ?f34 L ?f2 ?f8 G ?f2 ?f2 ?f35 ?f36 ?f2 ?f2 ?f37 ?f38 L ?f2 ?f2 G ?f2 ?f2 ?f39 ?f40 M ?f4 0 G ?f2 ?f2 ?f41 ?f42 L ?f5 ?f7 G ?f2 ?f2 ?f43 ?f44 ?f2 ?f2 ?f45 ?f46 L ?f5 ?f9 G ?f2 ?f2 ?f47 ?f48 F N"><draw:equation draw:name="f0" draw:formula="if(0-$0 ,0,if(25000-$0 ,$0 ,25000))"/><draw:equation draw:name="f1" draw:formula="min(logwidth,logheight)"/><draw:equation draw:name="f2" draw:formula="?f1 *?f0 /100000"/><draw:equation draw:name="f3" draw:formula="?f1 *?f0 /50000"/><draw:equation draw:name="f4" draw:formula="logwidth+0-?f3 "/><draw:equation draw:name="f5" draw:formula="logwidth+0-?f2 "/><draw:equation draw:name="f6" draw:formula="logheight/2"/><draw:equation draw:name="f7" draw:formula="?f6 +0-?f2 "/><draw:equation draw:name="f8" draw:formula="?f6 +?f2 -0"/><draw:equation draw:name="f9" draw:formula="logheight+0-?f2 "/><draw:equation draw:name="f10" draw:formula="?f2 *29289/100000"/><draw:equation draw:name="f11" draw:formula="?f2 +?f10 -0"/><draw:equation draw:name="f12" draw:formula="logwidth+0-?f11 "/><draw:equation draw:name="f13" draw:formula="logheight+0-?f10 "/><draw:equation draw:name="f14" draw:formula="logwidth/2"/><draw:equation draw:name="f15" draw:formula="logheight"/><draw:equation draw:name="f16" draw:formula="logwidth"/><draw:equation draw:name="f17" draw:formula="(5400000)/60000.0"/><draw:equation draw:name="f18" draw:formula="(5400000)/60000.0"/><draw:equation draw:name="f19" draw:formula="(0)/60000.0"/><draw:equation draw:name="f20" draw:formula="(-5400000)/60000.0"/><draw:equation draw:name="f21" draw:formula="(5400000)/60000.0"/><draw:equation draw:name="f22" draw:formula="(-5400000)/60000.0"/><draw:equation draw:name="f23" draw:formula="(10800000)/60000.0"/><draw:equation draw:name="f24" draw:formula="(5400000)/60000.0"/><draw:equation draw:name="f25" draw:formula="(16200000)/60000.0"/><draw:equation draw:name="f26" draw:formula="(5400000)/60000.0"/><draw:equation draw:name="f27" draw:formula="(10800000)/60000.0"/><draw:equation draw:name="f28" draw:formula="(-5400000)/60000.0"/><draw:equation draw:name="f29" draw:formula="(16200000)/60000.0"/><draw:equation draw:name="f30" draw:formula="(-5400000)/60000.0"/><draw:equation draw:name="f31" draw:formula="(0)/60000.0"/><draw:equation draw:name="f32" draw:formula="(5400000)/60000.0"/><draw:equation draw:name="f33" draw:formula="(5400000)/60000.0"/><draw:equation draw:name="f34" draw:formula="(5400000)/60000.0"/><draw:equation draw:name="f35" draw:formula="(0)/60000.0"/><draw:equation draw:name="f36" draw:formula="(-5400000)/60000.0"/><draw:equation draw:name="f37" draw:formula="(5400000)/60000.0"/><draw:equation draw:name="f38" draw:formula="(-5400000)/60000.0"/><draw:equation draw:name="f39" draw:formula="(10800000)/60000.0"/><draw:equation draw:name="f40" draw:formula="(5400000)/60000.0"/><draw:equation draw:name="f41" draw:formula="(16200000)/60000.0"/><draw:equation draw:name="f42" draw:formula="(5400000)/60000.0"/><draw:equation draw:name="f43" draw:formula="(10800000)/60000.0"/><draw:equation draw:name="f44" draw:formula="(-5400000)/60000.0"/><draw:equation draw:name="f45" draw:formula="(16200000)/60000.0"/><draw:equation draw:name="f46" draw:formula="(-5400000)/60000.0"/><draw:equation draw:name="f47" draw:formula="(0)/60000.0"/><draw:equation draw:name="f48" draw:formula="(5400000)/60000.0"/><draw:handle draw:handle-range-y-maximum="25000" draw:handle-position="0 ?f2" draw:handle-range-y-minimum="0"/></draw:enhanced-geometry></draw:custom-shape><draw:custom-shape text:anchor-type="char" draw:z-index="37" draw:name="Forme automatique 2" draw:style-name="Mgr2" draw:text-style-name="MP9" svg:width="1.317cm" svg:height="1.047cm" draw:transform="rotate (-1.5707963267949) translate (15.9967083333333cm 27.4022083333333cm)"><text:p text:style-name="MP10" loext:marker-style-name="MT11"><text:span text:style-name="MT11"><text:page-number text:select-page="current">1</text:page-number></text:span></text:p><draw:enhanced-geometry draw:mirror-horizontal="false" draw:mirror-vertical="false" svg:viewBox="0 0 0 0" draw:text-areas="?f11 ?f11 ?f12 ?f13" draw:type="ooxml-bracePair" draw:modifiers="8333" draw:enhanced-path="M ?f3 ?f15 L ?f2 ?f8 L ?f2 ?f2 L ?f2 ?f2 L ?f2 ?f2 L ?f2 ?f2 Z S N M ?f29 ?f30 L ?f31 ?f32 L ?f33 ?f34 M ?f35 ?f36 L ?f2 ?f2 L ?f4 0 F N" drawooo:enhanced-path="M ?f3 ?f15 G ?f2 ?f2 ?f17 ?f18 L ?f2 ?f8 G ?f2 ?f2 ?f19 ?f20 ?f2 ?f2 ?f21 ?f22 L ?f2 ?f2 G ?f2 ?f2 ?f23 ?f24 L ?f4 0 G ?f2 ?f2 ?f25 ?f26 L ?f5 ?f7 G ?f2 ?f2 ?f27 ?f28 ?f2 ?f2 ?f29 ?f30 L ?f5 ?f9 G ?f2 ?f2 ?f31 ?f32 Z S N M ?f3 ?f15 G ?f2 ?f2 ?f33 ?f34 L ?f2 ?f8 G ?f2 ?f2 ?f35 ?f36 ?f2 ?f2 ?f37 ?f38 L ?f2 ?f2 G ?f2 ?f2 ?f39 ?f40 M ?f4 0 G ?f2 ?f2 ?f41 ?f42 L ?f5 ?f7 G ?f2 ?f2 ?f43 ?f44 ?f2 ?f2 ?f45 ?f46 L ?f5 ?f9 G ?f2 ?f2 ?f47 ?f48 F N"><draw:equation draw:name="f0" draw:formula="if(0-$0 ,0,if(25000-$0 ,$0 ,25000))"/><draw:equation draw:name="f1" draw:formula="min(logwidth,logheight)"/><draw:equation draw:name="f2" draw:formula="?f1 *?f0 /100000"/><draw:equation draw:name="f3" draw:formula="?f1 *?f0 /50000"/><draw:equation draw:name="f4" draw:formula="logwidth+0-?f3 "/><draw:equation draw:name="f5" draw:formula="logwidth+0-?f2 "/><draw:equation draw:name="f6" draw:formula="logheight/2"/><draw:equation draw:name="f7" draw:formula="?f6 +0-?f2 "/><draw:equation draw:name="f8" draw:formula="?f6 +?f2 -0"/><draw:equation draw:name="f9" draw:formula="logheight+0-?f2 "/><draw:equation draw:name="f10" draw:formula="?f2 *29289/100000"/><draw:equation draw:name="f11" draw:formula="?f2 +?f10 -0"/><draw:equation draw:name="f12" draw:formula="logwidth+0-?f11 "/><draw:equation draw:name="f13" draw:formula="logheight+0-?f10 "/><draw:equation draw:name="f14" draw:formula="logwidth/2"/><draw:equation draw:name="f15" draw:formula="logheight"/><draw:equation draw:name="f16" draw:formula="logwidth"/><draw:equation draw:name="f17" draw:formula="(5400000)/60000.0"/><draw:equation draw:name="f18" draw:formula="(5400000)/60000.0"/><draw:equation draw:name="f19" draw:formula="(0)/60000.0"/><draw:equation draw:name="f20" draw:formula="(-5400000)/60000.0"/><draw:equation draw:name="f21" draw:formula="(5400000)/60000.0"/><draw:equation draw:name="f22" draw:formula="(-5400000)/60000.0"/><draw:equation draw:name="f23" draw:formula="(10800000)/60000.0"/><draw:equation draw:name="f24" draw:formula="(5400000)/60000.0"/><draw:equation draw:name="f25" draw:formula="(16200000)/60000.0"/><draw:equation draw:name="f26" draw:formula="(5400000)/60000.0"/><draw:equation draw:name="f27" draw:formula="(10800000)/60000.0"/><draw:equation draw:name="f28" draw:formula="(-5400000)/60000.0"/><draw:equation draw:name="f29" draw:formula="(16200000)/60000.0"/><draw:equation draw:name="f30" draw:formula="(-5400000)/60000.0"/><draw:equation draw:name="f31" draw:formula="(0)/60000.0"/><draw:equation draw:name="f32" draw:formula="(5400000)/60000.0"/><draw:equation draw:name="f33" draw:formula="(5400000)/60000.0"/><draw:equation draw:name="f34" draw:formula="(5400000)/60000.0"/><draw:equation draw:name="f35" draw:formula="(0)/60000.0"/><draw:equation draw:name="f36" draw:formula="(-5400000)/60000.0"/><draw:equation draw:name="f37" draw:formula="(5400000)/60000.0"/><draw:equation draw:name="f38" draw:formula="(-5400000)/60000.0"/><draw:equation draw:name="f39" draw:formula="(10800000)/60000.0"/><draw:equation draw:name="f40" draw:formula="(5400000)/60000.0"/><draw:equation draw:name="f41" draw:formula="(16200000)/60000.0"/><draw:equation draw:name="f42" draw:formula="(5400000)/60000.0"/><draw:equation draw:name="f43" draw:formula="(10800000)/60000.0"/><draw:equation draw:name="f44" draw:formula="(-5400000)/60000.0"/><draw:equation draw:name="f45" draw:formula="(16200000)/60000.0"/><draw:equation draw:name="f46" draw:formula="(-5400000)/60000.0"/><draw:equation draw:name="f47" draw:formula="(0)/60000.0"/><draw:equation draw:name="f48" draw:formula="(5400000)/60000.0"/><draw:handle draw:handle-range-y-maximum="25000" draw:handle-position="0 ?f2" draw:handle-range-y-minimum="0"/></draw:enhanced-geometry></draw:custom-shape><text:span text:style-name="MT12"><text:s/></text:span><text:span text:style-name="MT13">DOSSIER PROFESSIONNEL-Version du 01/06/2016</text:span><text:span text:style-name="MT14"> </text:span><text:span text:style-name="MT15"><text:tab/>Page</text:span></text:p>
        <text:p text:style-name="Footer"/>
      </style:footer>
    </style:master-page>
    <style:master-page style:name="Converted1" style:page-layout-name="Mpm1" draw:style-name="Mdp1">
      <style:header>
        <table:table table:name="Tableau4" table:style-name="Tableau4">
          <table:table-column table:style-name="Tableau4.A"/>
          <table:table-column table:style-name="Tableau4.B"/>
          <table:table-column table:style-name="Tableau4.C"/>
          <table:table-row table:style-name="Tableau4.1">
            <table:table-cell table:style-name="Tableau4.A1" office:value-type="string">
              <text:p text:style-name="MP4" loext:marker-style-name="MT7"/>
            </table:table-cell>
            <table:table-cell table:style-name="Tableau4.A1" office:value-type="string">
              <text:p text:style-name="MP4" loext:marker-style-name="MT7"/>
            </table:table-cell>
            <table:table-cell table:style-name="Tableau4.A1" office:value-type="string">
              <text:p text:style-name="MP4" loext:marker-style-name="MT7"/>
            </table:table-cell>
          </table:table-row>
          <table:table-row table:style-name="Tableau4.2">
            <table:table-cell table:style-name="Tableau4.A2" table:number-columns-spanned="3" office:value-type="string">
              <text:p text:style-name="MP3" loext:marker-style-name="MT3"><text:span text:style-name="MT16">Dossier Professionnel</text:span><text:span text:style-name="MT5"> </text:span><text:span text:style-name="MT17">(DP)</text:span></text:p>
            </table:table-cell>
            <table:covered-table-cell/>
            <table:covered-table-cell/>
          </table:table-row>
          <table:table-row table:style-name="Tableau4.3">
            <table:table-cell table:style-name="Tableau4.A3" table:number-columns-spanned="3" office:value-type="string">
              <text:p text:style-name="MP4" loext:marker-style-name="MT7"/>
            </table:table-cell>
            <table:covered-table-cell/>
            <table:covered-table-cell/>
          </table:table-row>
          <table:table-row table:style-name="Tableau4.4">
            <table:table-cell table:style-name="Tableau4.A4" office:value-type="string">
              <text:p text:style-name="MP5" loext:marker-style-name="MT1"/>
            </table:table-cell>
            <table:table-cell table:style-name="Tableau4.B4" office:value-type="string">
              <text:p text:style-name="MP5" loext:marker-style-name="MT1"/>
            </table:table-cell>
            <table:table-cell table:style-name="Tableau4.C4" office:value-type="string">
              <text:p text:style-name="MP6" loext:marker-style-name="MT18"><text:span text:style-name="MT19"></text:span><text:span text:style-name="MT20"/></text:p>
            </table:table-cell>
          </table:table-row>
          <table:table-row table:style-name="Tableau4.3">
            <table:table-cell table:style-name="Tableau4.A5" office:value-type="string">
              <text:p text:style-name="MP4" loext:marker-style-name="MT7"/>
            </table:table-cell>
            <table:table-cell table:style-name="Tableau4.B5" office:value-type="string">
              <text:p text:style-name="MP4" loext:marker-style-name="MT7"/>
            </table:table-cell>
            <table:table-cell table:style-name="Tableau4.C5" office:value-type="string">
              <text:p text:style-name="MP4" loext:marker-style-name="MT7"/>
            </table:table-cell>
          </table:table-row>
        </table:table>
        <text:p text:style-name="Header"/>
      </style:header>
      <style:footer>
        <text:p text:style-name="MP7" loext:marker-style-name="MT10"><draw:custom-shape text:anchor-type="char" draw:z-index="38" draw:name="Forme automatique 1" draw:style-name="Mgr1" draw:text-style-name="MP9" svg:width="0.989cm" svg:height="1.668cm" draw:transform="rotate (-1.5707963267949) translate (15.8926388888889cm 27.6032916666667cm)"><text:p text:style-name="MP8" loext:marker-style-name="MT11"/><draw:enhanced-geometry draw:mirror-horizontal="false" draw:mirror-vertical="false" svg:viewBox="0 0 0 0" draw:text-areas="?f11 ?f11 ?f12 ?f13" draw:type="ooxml-bracePair" draw:modifiers="8333" draw:enhanced-path="M ?f3 ?f15 L ?f2 ?f8 L ?f2 ?f2 L ?f2 ?f2 L ?f2 ?f2 L ?f2 ?f2 Z S N M ?f29 ?f30 L ?f31 ?f32 L ?f33 ?f34 M ?f35 ?f36 L ?f2 ?f2 L ?f4 0 F N" drawooo:enhanced-path="M ?f3 ?f15 G ?f2 ?f2 ?f17 ?f18 L ?f2 ?f8 G ?f2 ?f2 ?f19 ?f20 ?f2 ?f2 ?f21 ?f22 L ?f2 ?f2 G ?f2 ?f2 ?f23 ?f24 L ?f4 0 G ?f2 ?f2 ?f25 ?f26 L ?f5 ?f7 G ?f2 ?f2 ?f27 ?f28 ?f2 ?f2 ?f29 ?f30 L ?f5 ?f9 G ?f2 ?f2 ?f31 ?f32 Z S N M ?f3 ?f15 G ?f2 ?f2 ?f33 ?f34 L ?f2 ?f8 G ?f2 ?f2 ?f35 ?f36 ?f2 ?f2 ?f37 ?f38 L ?f2 ?f2 G ?f2 ?f2 ?f39 ?f40 M ?f4 0 G ?f2 ?f2 ?f41 ?f42 L ?f5 ?f7 G ?f2 ?f2 ?f43 ?f44 ?f2 ?f2 ?f45 ?f46 L ?f5 ?f9 G ?f2 ?f2 ?f47 ?f48 F N"><draw:equation draw:name="f0" draw:formula="if(0-$0 ,0,if(25000-$0 ,$0 ,25000))"/><draw:equation draw:name="f1" draw:formula="min(logwidth,logheight)"/><draw:equation draw:name="f2" draw:formula="?f1 *?f0 /100000"/><draw:equation draw:name="f3" draw:formula="?f1 *?f0 /50000"/><draw:equation draw:name="f4" draw:formula="logwidth+0-?f3 "/><draw:equation draw:name="f5" draw:formula="logwidth+0-?f2 "/><draw:equation draw:name="f6" draw:formula="logheight/2"/><draw:equation draw:name="f7" draw:formula="?f6 +0-?f2 "/><draw:equation draw:name="f8" draw:formula="?f6 +?f2 -0"/><draw:equation draw:name="f9" draw:formula="logheight+0-?f2 "/><draw:equation draw:name="f10" draw:formula="?f2 *29289/100000"/><draw:equation draw:name="f11" draw:formula="?f2 +?f10 -0"/><draw:equation draw:name="f12" draw:formula="logwidth+0-?f11 "/><draw:equation draw:name="f13" draw:formula="logheight+0-?f10 "/><draw:equation draw:name="f14" draw:formula="logwidth/2"/><draw:equation draw:name="f15" draw:formula="logheight"/><draw:equation draw:name="f16" draw:formula="logwidth"/><draw:equation draw:name="f17" draw:formula="(5400000)/60000.0"/><draw:equation draw:name="f18" draw:formula="(5400000)/60000.0"/><draw:equation draw:name="f19" draw:formula="(0)/60000.0"/><draw:equation draw:name="f20" draw:formula="(-5400000)/60000.0"/><draw:equation draw:name="f21" draw:formula="(5400000)/60000.0"/><draw:equation draw:name="f22" draw:formula="(-5400000)/60000.0"/><draw:equation draw:name="f23" draw:formula="(10800000)/60000.0"/><draw:equation draw:name="f24" draw:formula="(5400000)/60000.0"/><draw:equation draw:name="f25" draw:formula="(16200000)/60000.0"/><draw:equation draw:name="f26" draw:formula="(5400000)/60000.0"/><draw:equation draw:name="f27" draw:formula="(10800000)/60000.0"/><draw:equation draw:name="f28" draw:formula="(-5400000)/60000.0"/><draw:equation draw:name="f29" draw:formula="(16200000)/60000.0"/><draw:equation draw:name="f30" draw:formula="(-5400000)/60000.0"/><draw:equation draw:name="f31" draw:formula="(0)/60000.0"/><draw:equation draw:name="f32" draw:formula="(5400000)/60000.0"/><draw:equation draw:name="f33" draw:formula="(5400000)/60000.0"/><draw:equation draw:name="f34" draw:formula="(5400000)/60000.0"/><draw:equation draw:name="f35" draw:formula="(0)/60000.0"/><draw:equation draw:name="f36" draw:formula="(-5400000)/60000.0"/><draw:equation draw:name="f37" draw:formula="(5400000)/60000.0"/><draw:equation draw:name="f38" draw:formula="(-5400000)/60000.0"/><draw:equation draw:name="f39" draw:formula="(10800000)/60000.0"/><draw:equation draw:name="f40" draw:formula="(5400000)/60000.0"/><draw:equation draw:name="f41" draw:formula="(16200000)/60000.0"/><draw:equation draw:name="f42" draw:formula="(5400000)/60000.0"/><draw:equation draw:name="f43" draw:formula="(10800000)/60000.0"/><draw:equation draw:name="f44" draw:formula="(-5400000)/60000.0"/><draw:equation draw:name="f45" draw:formula="(16200000)/60000.0"/><draw:equation draw:name="f46" draw:formula="(-5400000)/60000.0"/><draw:equation draw:name="f47" draw:formula="(0)/60000.0"/><draw:equation draw:name="f48" draw:formula="(5400000)/60000.0"/><draw:handle draw:handle-range-y-maximum="25000" draw:handle-position="0 ?f2" draw:handle-range-y-minimum="0"/></draw:enhanced-geometry></draw:custom-shape><draw:custom-shape text:anchor-type="char" draw:z-index="39" draw:name="Forme automatique 3" draw:style-name="Mgr2" draw:text-style-name="MP9" svg:width="1.317cm" svg:height="1.047cm" draw:transform="rotate (-1.5707963267949) translate (15.9967083333333cm 27.4022083333333cm)"><text:p text:style-name="MP10" loext:marker-style-name="MT11"><text:span text:style-name="MT11"><text:page-number text:select-page="current">2</text:page-number></text:span></text:p><draw:enhanced-geometry draw:mirror-horizontal="false" draw:mirror-vertical="false" svg:viewBox="0 0 0 0" draw:text-areas="?f11 ?f11 ?f12 ?f13" draw:type="ooxml-bracePair" draw:modifiers="8333" draw:enhanced-path="M ?f3 ?f15 L ?f2 ?f8 L ?f2 ?f2 L ?f2 ?f2 L ?f2 ?f2 L ?f2 ?f2 Z S N M ?f29 ?f30 L ?f31 ?f32 L ?f33 ?f34 M ?f35 ?f36 L ?f2 ?f2 L ?f4 0 F N" drawooo:enhanced-path="M ?f3 ?f15 G ?f2 ?f2 ?f17 ?f18 L ?f2 ?f8 G ?f2 ?f2 ?f19 ?f20 ?f2 ?f2 ?f21 ?f22 L ?f2 ?f2 G ?f2 ?f2 ?f23 ?f24 L ?f4 0 G ?f2 ?f2 ?f25 ?f26 L ?f5 ?f7 G ?f2 ?f2 ?f27 ?f28 ?f2 ?f2 ?f29 ?f30 L ?f5 ?f9 G ?f2 ?f2 ?f31 ?f32 Z S N M ?f3 ?f15 G ?f2 ?f2 ?f33 ?f34 L ?f2 ?f8 G ?f2 ?f2 ?f35 ?f36 ?f2 ?f2 ?f37 ?f38 L ?f2 ?f2 G ?f2 ?f2 ?f39 ?f40 M ?f4 0 G ?f2 ?f2 ?f41 ?f42 L ?f5 ?f7 G ?f2 ?f2 ?f43 ?f44 ?f2 ?f2 ?f45 ?f46 L ?f5 ?f9 G ?f2 ?f2 ?f47 ?f48 F N"><draw:equation draw:name="f0" draw:formula="if(0-$0 ,0,if(25000-$0 ,$0 ,25000))"/><draw:equation draw:name="f1" draw:formula="min(logwidth,logheight)"/><draw:equation draw:name="f2" draw:formula="?f1 *?f0 /100000"/><draw:equation draw:name="f3" draw:formula="?f1 *?f0 /50000"/><draw:equation draw:name="f4" draw:formula="logwidth+0-?f3 "/><draw:equation draw:name="f5" draw:formula="logwidth+0-?f2 "/><draw:equation draw:name="f6" draw:formula="logheight/2"/><draw:equation draw:name="f7" draw:formula="?f6 +0-?f2 "/><draw:equation draw:name="f8" draw:formula="?f6 +?f2 -0"/><draw:equation draw:name="f9" draw:formula="logheight+0-?f2 "/><draw:equation draw:name="f10" draw:formula="?f2 *29289/100000"/><draw:equation draw:name="f11" draw:formula="?f2 +?f10 -0"/><draw:equation draw:name="f12" draw:formula="logwidth+0-?f11 "/><draw:equation draw:name="f13" draw:formula="logheight+0-?f10 "/><draw:equation draw:name="f14" draw:formula="logwidth/2"/><draw:equation draw:name="f15" draw:formula="logheight"/><draw:equation draw:name="f16" draw:formula="logwidth"/><draw:equation draw:name="f17" draw:formula="(5400000)/60000.0"/><draw:equation draw:name="f18" draw:formula="(5400000)/60000.0"/><draw:equation draw:name="f19" draw:formula="(0)/60000.0"/><draw:equation draw:name="f20" draw:formula="(-5400000)/60000.0"/><draw:equation draw:name="f21" draw:formula="(5400000)/60000.0"/><draw:equation draw:name="f22" draw:formula="(-5400000)/60000.0"/><draw:equation draw:name="f23" draw:formula="(10800000)/60000.0"/><draw:equation draw:name="f24" draw:formula="(5400000)/60000.0"/><draw:equation draw:name="f25" draw:formula="(16200000)/60000.0"/><draw:equation draw:name="f26" draw:formula="(5400000)/60000.0"/><draw:equation draw:name="f27" draw:formula="(10800000)/60000.0"/><draw:equation draw:name="f28" draw:formula="(-5400000)/60000.0"/><draw:equation draw:name="f29" draw:formula="(16200000)/60000.0"/><draw:equation draw:name="f30" draw:formula="(-5400000)/60000.0"/><draw:equation draw:name="f31" draw:formula="(0)/60000.0"/><draw:equation draw:name="f32" draw:formula="(5400000)/60000.0"/><draw:equation draw:name="f33" draw:formula="(5400000)/60000.0"/><draw:equation draw:name="f34" draw:formula="(5400000)/60000.0"/><draw:equation draw:name="f35" draw:formula="(0)/60000.0"/><draw:equation draw:name="f36" draw:formula="(-5400000)/60000.0"/><draw:equation draw:name="f37" draw:formula="(5400000)/60000.0"/><draw:equation draw:name="f38" draw:formula="(-5400000)/60000.0"/><draw:equation draw:name="f39" draw:formula="(10800000)/60000.0"/><draw:equation draw:name="f40" draw:formula="(5400000)/60000.0"/><draw:equation draw:name="f41" draw:formula="(16200000)/60000.0"/><draw:equation draw:name="f42" draw:formula="(5400000)/60000.0"/><draw:equation draw:name="f43" draw:formula="(10800000)/60000.0"/><draw:equation draw:name="f44" draw:formula="(-5400000)/60000.0"/><draw:equation draw:name="f45" draw:formula="(16200000)/60000.0"/><draw:equation draw:name="f46" draw:formula="(-5400000)/60000.0"/><draw:equation draw:name="f47" draw:formula="(0)/60000.0"/><draw:equation draw:name="f48" draw:formula="(5400000)/60000.0"/><draw:handle draw:handle-range-y-maximum="25000" draw:handle-position="0 ?f2" draw:handle-range-y-minimum="0"/></draw:enhanced-geometry></draw:custom-shape><text:span text:style-name="MT12"><text:s/></text:span><text:span text:style-name="MT13">DOSSIER PROFESSIONNEL-Version du 01/06/2016</text:span><text:span text:style-name="MT14"> </text:span><text:span text:style-name="MT15"><text:tab/>Page</text:span></text:p>
        <text:p text:style-name="Footer"/>
      </style:footer>
    </style:master-page>
    <style:master-page style:name="Converted2" style:page-layout-name="Mpm2" draw:style-name="Mdp1">
      <style:header>
        <table:table table:name="Tableau7" table:style-name="Tableau7">
          <table:table-column table:style-name="Tableau7.A"/>
          <table:table-column table:style-name="Tableau7.B"/>
          <table:table-column table:style-name="Tableau7.C"/>
          <table:table-row table:style-name="Tableau7.1">
            <table:table-cell table:style-name="Tableau7.A1" office:value-type="string">
              <text:p text:style-name="MP4" loext:marker-style-name="MT7"/>
            </table:table-cell>
            <table:table-cell table:style-name="Tableau7.A1" office:value-type="string">
              <text:p text:style-name="MP4" loext:marker-style-name="MT7"/>
            </table:table-cell>
            <table:table-cell table:style-name="Tableau7.A1" office:value-type="string">
              <text:p text:style-name="MP4" loext:marker-style-name="MT7"/>
            </table:table-cell>
          </table:table-row>
          <table:table-row table:style-name="Tableau7.2">
            <table:table-cell table:style-name="Tableau7.A2" table:number-columns-spanned="3" office:value-type="string">
              <text:p text:style-name="MP3" loext:marker-style-name="MT3"><text:span text:style-name="MT16">Dossier Professionnel</text:span><text:span text:style-name="MT5"> </text:span><text:span text:style-name="MT17">(DP)</text:span></text:p>
            </table:table-cell>
            <table:covered-table-cell/>
            <table:covered-table-cell/>
          </table:table-row>
          <table:table-row table:style-name="Tableau7.3">
            <table:table-cell table:style-name="Tableau7.A3" table:number-columns-spanned="3" office:value-type="string">
              <text:p text:style-name="MP4" loext:marker-style-name="MT7"/>
            </table:table-cell>
            <table:covered-table-cell/>
            <table:covered-table-cell/>
          </table:table-row>
          <table:table-row table:style-name="Tableau7.4">
            <table:table-cell table:style-name="Tableau7.A4" office:value-type="string">
              <text:p text:style-name="MP5" loext:marker-style-name="MT1"/>
            </table:table-cell>
            <table:table-cell table:style-name="Tableau7.B4" office:value-type="string">
              <text:p text:style-name="MP5" loext:marker-style-name="MT1"/>
            </table:table-cell>
            <table:table-cell table:style-name="Tableau7.C4" office:value-type="string">
              <text:p text:style-name="MP6" loext:marker-style-name="MT18"><text:span text:style-name="MT19"></text:span><text:span text:style-name="MT20"/></text:p>
            </table:table-cell>
          </table:table-row>
          <table:table-row table:style-name="Tableau7.3">
            <table:table-cell table:style-name="Tableau7.A5" office:value-type="string">
              <text:p text:style-name="MP4" loext:marker-style-name="MT7"/>
            </table:table-cell>
            <table:table-cell table:style-name="Tableau7.B5" office:value-type="string">
              <text:p text:style-name="MP4" loext:marker-style-name="MT7"/>
            </table:table-cell>
            <table:table-cell table:style-name="Tableau7.C5" office:value-type="string">
              <text:p text:style-name="MP4" loext:marker-style-name="MT7"/>
            </table:table-cell>
          </table:table-row>
        </table:table>
        <text:p text:style-name="Header"/>
      </style:header>
      <style:footer>
        <text:p text:style-name="MP7" loext:marker-style-name="MT10"><draw:custom-shape text:anchor-type="char" draw:z-index="41" draw:name="Forme automatique 4" draw:style-name="Mgr1" draw:text-style-name="MP9" svg:width="0.989cm" svg:height="1.668cm" draw:transform="rotate (-1.5707963267949) translate (15.8926388888889cm 27.6032916666667cm)"><text:p text:style-name="MP8" loext:marker-style-name="MT11"/><draw:enhanced-geometry draw:mirror-horizontal="false" draw:mirror-vertical="false" svg:viewBox="0 0 0 0" draw:text-areas="?f11 ?f11 ?f12 ?f13" draw:type="ooxml-bracePair" draw:modifiers="8333" draw:enhanced-path="M ?f3 ?f15 L ?f2 ?f8 L ?f2 ?f2 L ?f2 ?f2 L ?f2 ?f2 L ?f2 ?f2 Z S N M ?f29 ?f30 L ?f31 ?f32 L ?f33 ?f34 M ?f35 ?f36 L ?f2 ?f2 L ?f4 0 F N" drawooo:enhanced-path="M ?f3 ?f15 G ?f2 ?f2 ?f17 ?f18 L ?f2 ?f8 G ?f2 ?f2 ?f19 ?f20 ?f2 ?f2 ?f21 ?f22 L ?f2 ?f2 G ?f2 ?f2 ?f23 ?f24 L ?f4 0 G ?f2 ?f2 ?f25 ?f26 L ?f5 ?f7 G ?f2 ?f2 ?f27 ?f28 ?f2 ?f2 ?f29 ?f30 L ?f5 ?f9 G ?f2 ?f2 ?f31 ?f32 Z S N M ?f3 ?f15 G ?f2 ?f2 ?f33 ?f34 L ?f2 ?f8 G ?f2 ?f2 ?f35 ?f36 ?f2 ?f2 ?f37 ?f38 L ?f2 ?f2 G ?f2 ?f2 ?f39 ?f40 M ?f4 0 G ?f2 ?f2 ?f41 ?f42 L ?f5 ?f7 G ?f2 ?f2 ?f43 ?f44 ?f2 ?f2 ?f45 ?f46 L ?f5 ?f9 G ?f2 ?f2 ?f47 ?f48 F N"><draw:equation draw:name="f0" draw:formula="if(0-$0 ,0,if(25000-$0 ,$0 ,25000))"/><draw:equation draw:name="f1" draw:formula="min(logwidth,logheight)"/><draw:equation draw:name="f2" draw:formula="?f1 *?f0 /100000"/><draw:equation draw:name="f3" draw:formula="?f1 *?f0 /50000"/><draw:equation draw:name="f4" draw:formula="logwidth+0-?f3 "/><draw:equation draw:name="f5" draw:formula="logwidth+0-?f2 "/><draw:equation draw:name="f6" draw:formula="logheight/2"/><draw:equation draw:name="f7" draw:formula="?f6 +0-?f2 "/><draw:equation draw:name="f8" draw:formula="?f6 +?f2 -0"/><draw:equation draw:name="f9" draw:formula="logheight+0-?f2 "/><draw:equation draw:name="f10" draw:formula="?f2 *29289/100000"/><draw:equation draw:name="f11" draw:formula="?f2 +?f10 -0"/><draw:equation draw:name="f12" draw:formula="logwidth+0-?f11 "/><draw:equation draw:name="f13" draw:formula="logheight+0-?f10 "/><draw:equation draw:name="f14" draw:formula="logwidth/2"/><draw:equation draw:name="f15" draw:formula="logheight"/><draw:equation draw:name="f16" draw:formula="logwidth"/><draw:equation draw:name="f17" draw:formula="(5400000)/60000.0"/><draw:equation draw:name="f18" draw:formula="(5400000)/60000.0"/><draw:equation draw:name="f19" draw:formula="(0)/60000.0"/><draw:equation draw:name="f20" draw:formula="(-5400000)/60000.0"/><draw:equation draw:name="f21" draw:formula="(5400000)/60000.0"/><draw:equation draw:name="f22" draw:formula="(-5400000)/60000.0"/><draw:equation draw:name="f23" draw:formula="(10800000)/60000.0"/><draw:equation draw:name="f24" draw:formula="(5400000)/60000.0"/><draw:equation draw:name="f25" draw:formula="(16200000)/60000.0"/><draw:equation draw:name="f26" draw:formula="(5400000)/60000.0"/><draw:equation draw:name="f27" draw:formula="(10800000)/60000.0"/><draw:equation draw:name="f28" draw:formula="(-5400000)/60000.0"/><draw:equation draw:name="f29" draw:formula="(16200000)/60000.0"/><draw:equation draw:name="f30" draw:formula="(-5400000)/60000.0"/><draw:equation draw:name="f31" draw:formula="(0)/60000.0"/><draw:equation draw:name="f32" draw:formula="(5400000)/60000.0"/><draw:equation draw:name="f33" draw:formula="(5400000)/60000.0"/><draw:equation draw:name="f34" draw:formula="(5400000)/60000.0"/><draw:equation draw:name="f35" draw:formula="(0)/60000.0"/><draw:equation draw:name="f36" draw:formula="(-5400000)/60000.0"/><draw:equation draw:name="f37" draw:formula="(5400000)/60000.0"/><draw:equation draw:name="f38" draw:formula="(-5400000)/60000.0"/><draw:equation draw:name="f39" draw:formula="(10800000)/60000.0"/><draw:equation draw:name="f40" draw:formula="(5400000)/60000.0"/><draw:equation draw:name="f41" draw:formula="(16200000)/60000.0"/><draw:equation draw:name="f42" draw:formula="(5400000)/60000.0"/><draw:equation draw:name="f43" draw:formula="(10800000)/60000.0"/><draw:equation draw:name="f44" draw:formula="(-5400000)/60000.0"/><draw:equation draw:name="f45" draw:formula="(16200000)/60000.0"/><draw:equation draw:name="f46" draw:formula="(-5400000)/60000.0"/><draw:equation draw:name="f47" draw:formula="(0)/60000.0"/><draw:equation draw:name="f48" draw:formula="(5400000)/60000.0"/><draw:handle draw:handle-range-y-maximum="25000" draw:handle-position="0 ?f2" draw:handle-range-y-minimum="0"/></draw:enhanced-geometry></draw:custom-shape><draw:custom-shape text:anchor-type="char" draw:z-index="43" draw:name="Forme automatique 5" draw:style-name="Mgr2" draw:text-style-name="MP9" svg:width="1.317cm" svg:height="1.047cm" draw:transform="rotate (-1.5707963267949) translate (15.9967083333333cm 27.4022083333333cm)"><text:p text:style-name="MP10" loext:marker-style-name="MT11"><text:span text:style-name="MT11"><text:page-number text:select-page="current">4</text:page-number></text:span></text:p><draw:enhanced-geometry draw:mirror-horizontal="false" draw:mirror-vertical="false" svg:viewBox="0 0 0 0" draw:text-areas="?f11 ?f11 ?f12 ?f13" draw:type="ooxml-bracePair" draw:modifiers="8333" draw:enhanced-path="M ?f3 ?f15 L ?f2 ?f8 L ?f2 ?f2 L ?f2 ?f2 L ?f2 ?f2 L ?f2 ?f2 Z S N M ?f29 ?f30 L ?f31 ?f32 L ?f33 ?f34 M ?f35 ?f36 L ?f2 ?f2 L ?f4 0 F N" drawooo:enhanced-path="M ?f3 ?f15 G ?f2 ?f2 ?f17 ?f18 L ?f2 ?f8 G ?f2 ?f2 ?f19 ?f20 ?f2 ?f2 ?f21 ?f22 L ?f2 ?f2 G ?f2 ?f2 ?f23 ?f24 L ?f4 0 G ?f2 ?f2 ?f25 ?f26 L ?f5 ?f7 G ?f2 ?f2 ?f27 ?f28 ?f2 ?f2 ?f29 ?f30 L ?f5 ?f9 G ?f2 ?f2 ?f31 ?f32 Z S N M ?f3 ?f15 G ?f2 ?f2 ?f33 ?f34 L ?f2 ?f8 G ?f2 ?f2 ?f35 ?f36 ?f2 ?f2 ?f37 ?f38 L ?f2 ?f2 G ?f2 ?f2 ?f39 ?f40 M ?f4 0 G ?f2 ?f2 ?f41 ?f42 L ?f5 ?f7 G ?f2 ?f2 ?f43 ?f44 ?f2 ?f2 ?f45 ?f46 L ?f5 ?f9 G ?f2 ?f2 ?f47 ?f48 F N"><draw:equation draw:name="f0" draw:formula="if(0-$0 ,0,if(25000-$0 ,$0 ,25000))"/><draw:equation draw:name="f1" draw:formula="min(logwidth,logheight)"/><draw:equation draw:name="f2" draw:formula="?f1 *?f0 /100000"/><draw:equation draw:name="f3" draw:formula="?f1 *?f0 /50000"/><draw:equation draw:name="f4" draw:formula="logwidth+0-?f3 "/><draw:equation draw:name="f5" draw:formula="logwidth+0-?f2 "/><draw:equation draw:name="f6" draw:formula="logheight/2"/><draw:equation draw:name="f7" draw:formula="?f6 +0-?f2 "/><draw:equation draw:name="f8" draw:formula="?f6 +?f2 -0"/><draw:equation draw:name="f9" draw:formula="logheight+0-?f2 "/><draw:equation draw:name="f10" draw:formula="?f2 *29289/100000"/><draw:equation draw:name="f11" draw:formula="?f2 +?f10 -0"/><draw:equation draw:name="f12" draw:formula="logwidth+0-?f11 "/><draw:equation draw:name="f13" draw:formula="logheight+0-?f10 "/><draw:equation draw:name="f14" draw:formula="logwidth/2"/><draw:equation draw:name="f15" draw:formula="logheight"/><draw:equation draw:name="f16" draw:formula="logwidth"/><draw:equation draw:name="f17" draw:formula="(5400000)/60000.0"/><draw:equation draw:name="f18" draw:formula="(5400000)/60000.0"/><draw:equation draw:name="f19" draw:formula="(0)/60000.0"/><draw:equation draw:name="f20" draw:formula="(-5400000)/60000.0"/><draw:equation draw:name="f21" draw:formula="(5400000)/60000.0"/><draw:equation draw:name="f22" draw:formula="(-5400000)/60000.0"/><draw:equation draw:name="f23" draw:formula="(10800000)/60000.0"/><draw:equation draw:name="f24" draw:formula="(5400000)/60000.0"/><draw:equation draw:name="f25" draw:formula="(16200000)/60000.0"/><draw:equation draw:name="f26" draw:formula="(5400000)/60000.0"/><draw:equation draw:name="f27" draw:formula="(10800000)/60000.0"/><draw:equation draw:name="f28" draw:formula="(-5400000)/60000.0"/><draw:equation draw:name="f29" draw:formula="(16200000)/60000.0"/><draw:equation draw:name="f30" draw:formula="(-5400000)/60000.0"/><draw:equation draw:name="f31" draw:formula="(0)/60000.0"/><draw:equation draw:name="f32" draw:formula="(5400000)/60000.0"/><draw:equation draw:name="f33" draw:formula="(5400000)/60000.0"/><draw:equation draw:name="f34" draw:formula="(5400000)/60000.0"/><draw:equation draw:name="f35" draw:formula="(0)/60000.0"/><draw:equation draw:name="f36" draw:formula="(-5400000)/60000.0"/><draw:equation draw:name="f37" draw:formula="(5400000)/60000.0"/><draw:equation draw:name="f38" draw:formula="(-5400000)/60000.0"/><draw:equation draw:name="f39" draw:formula="(10800000)/60000.0"/><draw:equation draw:name="f40" draw:formula="(5400000)/60000.0"/><draw:equation draw:name="f41" draw:formula="(16200000)/60000.0"/><draw:equation draw:name="f42" draw:formula="(5400000)/60000.0"/><draw:equation draw:name="f43" draw:formula="(10800000)/60000.0"/><draw:equation draw:name="f44" draw:formula="(-5400000)/60000.0"/><draw:equation draw:name="f45" draw:formula="(16200000)/60000.0"/><draw:equation draw:name="f46" draw:formula="(-5400000)/60000.0"/><draw:equation draw:name="f47" draw:formula="(0)/60000.0"/><draw:equation draw:name="f48" draw:formula="(5400000)/60000.0"/><draw:handle draw:handle-range-y-maximum="25000" draw:handle-position="0 ?f2" draw:handle-range-y-minimum="0"/></draw:enhanced-geometry></draw:custom-shape><text:span text:style-name="MT12"><text:s/></text:span><text:span text:style-name="MT13">DOSSIER PROFESSIONNEL-Version du 01/06/2016</text:span><text:span text:style-name="MT14"> </text:span><text:span text:style-name="MT15"><text:tab/>Page</text:span></text:p>
        <text:p text:style-name="Footer"/>
      </style:footer>
    </style:master-page>
    <style:master-page style:name="Converted3" style:page-layout-name="Mpm2" draw:style-name="Mdp1">
      <style:header>
        <table:table table:name="Tableau12" table:style-name="Tableau12">
          <table:table-column table:style-name="Tableau12.A"/>
          <table:table-column table:style-name="Tableau12.B"/>
          <table:table-column table:style-name="Tableau12.C"/>
          <table:table-row table:style-name="Tableau12.1">
            <table:table-cell table:style-name="Tableau12.A1" office:value-type="string">
              <text:p text:style-name="MP4" loext:marker-style-name="MT7"/>
            </table:table-cell>
            <table:table-cell table:style-name="Tableau12.A1" office:value-type="string">
              <text:p text:style-name="MP4" loext:marker-style-name="MT7"/>
            </table:table-cell>
            <table:table-cell table:style-name="Tableau12.A1" office:value-type="string">
              <text:p text:style-name="MP4" loext:marker-style-name="MT7"/>
            </table:table-cell>
          </table:table-row>
          <table:table-row table:style-name="Tableau12.2">
            <table:table-cell table:style-name="Tableau12.A2" table:number-columns-spanned="3" office:value-type="string">
              <text:p text:style-name="MP3" loext:marker-style-name="MT3"><text:span text:style-name="MT16">Dossier Professionnel</text:span><text:span text:style-name="MT5"> </text:span><text:span text:style-name="MT17">(DP)</text:span></text:p>
            </table:table-cell>
            <table:covered-table-cell/>
            <table:covered-table-cell/>
          </table:table-row>
          <table:table-row table:style-name="Tableau12.3">
            <table:table-cell table:style-name="Tableau12.A3" table:number-columns-spanned="3" office:value-type="string">
              <text:p text:style-name="MP4" loext:marker-style-name="MT7"/>
            </table:table-cell>
            <table:covered-table-cell/>
            <table:covered-table-cell/>
          </table:table-row>
          <table:table-row table:style-name="Tableau12.4">
            <table:table-cell table:style-name="Tableau12.A4" office:value-type="string">
              <text:p text:style-name="MP5" loext:marker-style-name="MT1"/>
            </table:table-cell>
            <table:table-cell table:style-name="Tableau12.B4" office:value-type="string">
              <text:p text:style-name="MP5" loext:marker-style-name="MT1"/>
            </table:table-cell>
            <table:table-cell table:style-name="Tableau12.C4" office:value-type="string">
              <text:p text:style-name="MP6" loext:marker-style-name="MT18"><text:span text:style-name="MT19"></text:span><text:span text:style-name="MT20"/></text:p>
            </table:table-cell>
          </table:table-row>
          <table:table-row table:style-name="Tableau12.3">
            <table:table-cell table:style-name="Tableau12.A5" office:value-type="string">
              <text:p text:style-name="MP4" loext:marker-style-name="MT7"/>
            </table:table-cell>
            <table:table-cell table:style-name="Tableau12.B5" office:value-type="string">
              <text:p text:style-name="MP4" loext:marker-style-name="MT7"/>
            </table:table-cell>
            <table:table-cell table:style-name="Tableau12.C5" office:value-type="string">
              <text:p text:style-name="MP4" loext:marker-style-name="MT7"/>
            </table:table-cell>
          </table:table-row>
        </table:table>
        <text:p text:style-name="Header"/>
      </style:header>
      <style:footer>
        <text:p text:style-name="MP7" loext:marker-style-name="MT10"><draw:custom-shape text:anchor-type="char" draw:z-index="16" draw:name="Forme automatique 6" draw:style-name="Mgr1" draw:text-style-name="MP9" svg:width="0.989cm" svg:height="1.668cm" draw:transform="rotate (-1.5707963267949) translate (15.8926388888889cm 27.6032916666667cm)"><text:p text:style-name="MP8" loext:marker-style-name="MT11"/><draw:enhanced-geometry draw:mirror-horizontal="false" draw:mirror-vertical="false" svg:viewBox="0 0 0 0" draw:text-areas="?f11 ?f11 ?f12 ?f13" draw:type="ooxml-bracePair" draw:modifiers="8333" draw:enhanced-path="M ?f3 ?f15 L ?f2 ?f8 L ?f2 ?f2 L ?f2 ?f2 L ?f2 ?f2 L ?f2 ?f2 Z S N M ?f29 ?f30 L ?f31 ?f32 L ?f33 ?f34 M ?f35 ?f36 L ?f2 ?f2 L ?f4 0 F N" drawooo:enhanced-path="M ?f3 ?f15 G ?f2 ?f2 ?f17 ?f18 L ?f2 ?f8 G ?f2 ?f2 ?f19 ?f20 ?f2 ?f2 ?f21 ?f22 L ?f2 ?f2 G ?f2 ?f2 ?f23 ?f24 L ?f4 0 G ?f2 ?f2 ?f25 ?f26 L ?f5 ?f7 G ?f2 ?f2 ?f27 ?f28 ?f2 ?f2 ?f29 ?f30 L ?f5 ?f9 G ?f2 ?f2 ?f31 ?f32 Z S N M ?f3 ?f15 G ?f2 ?f2 ?f33 ?f34 L ?f2 ?f8 G ?f2 ?f2 ?f35 ?f36 ?f2 ?f2 ?f37 ?f38 L ?f2 ?f2 G ?f2 ?f2 ?f39 ?f40 M ?f4 0 G ?f2 ?f2 ?f41 ?f42 L ?f5 ?f7 G ?f2 ?f2 ?f43 ?f44 ?f2 ?f2 ?f45 ?f46 L ?f5 ?f9 G ?f2 ?f2 ?f47 ?f48 F N"><draw:equation draw:name="f0" draw:formula="if(0-$0 ,0,if(25000-$0 ,$0 ,25000))"/><draw:equation draw:name="f1" draw:formula="min(logwidth,logheight)"/><draw:equation draw:name="f2" draw:formula="?f1 *?f0 /100000"/><draw:equation draw:name="f3" draw:formula="?f1 *?f0 /50000"/><draw:equation draw:name="f4" draw:formula="logwidth+0-?f3 "/><draw:equation draw:name="f5" draw:formula="logwidth+0-?f2 "/><draw:equation draw:name="f6" draw:formula="logheight/2"/><draw:equation draw:name="f7" draw:formula="?f6 +0-?f2 "/><draw:equation draw:name="f8" draw:formula="?f6 +?f2 -0"/><draw:equation draw:name="f9" draw:formula="logheight+0-?f2 "/><draw:equation draw:name="f10" draw:formula="?f2 *29289/100000"/><draw:equation draw:name="f11" draw:formula="?f2 +?f10 -0"/><draw:equation draw:name="f12" draw:formula="logwidth+0-?f11 "/><draw:equation draw:name="f13" draw:formula="logheight+0-?f10 "/><draw:equation draw:name="f14" draw:formula="logwidth/2"/><draw:equation draw:name="f15" draw:formula="logheight"/><draw:equation draw:name="f16" draw:formula="logwidth"/><draw:equation draw:name="f17" draw:formula="(5400000)/60000.0"/><draw:equation draw:name="f18" draw:formula="(5400000)/60000.0"/><draw:equation draw:name="f19" draw:formula="(0)/60000.0"/><draw:equation draw:name="f20" draw:formula="(-5400000)/60000.0"/><draw:equation draw:name="f21" draw:formula="(5400000)/60000.0"/><draw:equation draw:name="f22" draw:formula="(-5400000)/60000.0"/><draw:equation draw:name="f23" draw:formula="(10800000)/60000.0"/><draw:equation draw:name="f24" draw:formula="(5400000)/60000.0"/><draw:equation draw:name="f25" draw:formula="(16200000)/60000.0"/><draw:equation draw:name="f26" draw:formula="(5400000)/60000.0"/><draw:equation draw:name="f27" draw:formula="(10800000)/60000.0"/><draw:equation draw:name="f28" draw:formula="(-5400000)/60000.0"/><draw:equation draw:name="f29" draw:formula="(16200000)/60000.0"/><draw:equation draw:name="f30" draw:formula="(-5400000)/60000.0"/><draw:equation draw:name="f31" draw:formula="(0)/60000.0"/><draw:equation draw:name="f32" draw:formula="(5400000)/60000.0"/><draw:equation draw:name="f33" draw:formula="(5400000)/60000.0"/><draw:equation draw:name="f34" draw:formula="(5400000)/60000.0"/><draw:equation draw:name="f35" draw:formula="(0)/60000.0"/><draw:equation draw:name="f36" draw:formula="(-5400000)/60000.0"/><draw:equation draw:name="f37" draw:formula="(5400000)/60000.0"/><draw:equation draw:name="f38" draw:formula="(-5400000)/60000.0"/><draw:equation draw:name="f39" draw:formula="(10800000)/60000.0"/><draw:equation draw:name="f40" draw:formula="(5400000)/60000.0"/><draw:equation draw:name="f41" draw:formula="(16200000)/60000.0"/><draw:equation draw:name="f42" draw:formula="(5400000)/60000.0"/><draw:equation draw:name="f43" draw:formula="(10800000)/60000.0"/><draw:equation draw:name="f44" draw:formula="(-5400000)/60000.0"/><draw:equation draw:name="f45" draw:formula="(16200000)/60000.0"/><draw:equation draw:name="f46" draw:formula="(-5400000)/60000.0"/><draw:equation draw:name="f47" draw:formula="(0)/60000.0"/><draw:equation draw:name="f48" draw:formula="(5400000)/60000.0"/><draw:handle draw:handle-range-y-maximum="25000" draw:handle-position="0 ?f2" draw:handle-range-y-minimum="0"/></draw:enhanced-geometry></draw:custom-shape><draw:custom-shape text:anchor-type="char" draw:z-index="33" draw:name="Forme automatique 7" draw:style-name="Mgr2" draw:text-style-name="MP9" svg:width="1.317cm" svg:height="1.047cm" draw:transform="rotate (-1.5707963267949) translate (15.9967083333333cm 27.4022083333333cm)"><text:p text:style-name="MP10" loext:marker-style-name="MT11"><text:span text:style-name="MT11"><text:page-number text:select-page="current">21</text:page-number></text:span></text:p><draw:enhanced-geometry draw:mirror-horizontal="false" draw:mirror-vertical="false" svg:viewBox="0 0 0 0" draw:text-areas="?f11 ?f11 ?f12 ?f13" draw:type="ooxml-bracePair" draw:modifiers="8333" draw:enhanced-path="M ?f3 ?f15 L ?f2 ?f8 L ?f2 ?f2 L ?f2 ?f2 L ?f2 ?f2 L ?f2 ?f2 Z S N M ?f29 ?f30 L ?f31 ?f32 L ?f33 ?f34 M ?f35 ?f36 L ?f2 ?f2 L ?f4 0 F N" drawooo:enhanced-path="M ?f3 ?f15 G ?f2 ?f2 ?f17 ?f18 L ?f2 ?f8 G ?f2 ?f2 ?f19 ?f20 ?f2 ?f2 ?f21 ?f22 L ?f2 ?f2 G ?f2 ?f2 ?f23 ?f24 L ?f4 0 G ?f2 ?f2 ?f25 ?f26 L ?f5 ?f7 G ?f2 ?f2 ?f27 ?f28 ?f2 ?f2 ?f29 ?f30 L ?f5 ?f9 G ?f2 ?f2 ?f31 ?f32 Z S N M ?f3 ?f15 G ?f2 ?f2 ?f33 ?f34 L ?f2 ?f8 G ?f2 ?f2 ?f35 ?f36 ?f2 ?f2 ?f37 ?f38 L ?f2 ?f2 G ?f2 ?f2 ?f39 ?f40 M ?f4 0 G ?f2 ?f2 ?f41 ?f42 L ?f5 ?f7 G ?f2 ?f2 ?f43 ?f44 ?f2 ?f2 ?f45 ?f46 L ?f5 ?f9 G ?f2 ?f2 ?f47 ?f48 F N"><draw:equation draw:name="f0" draw:formula="if(0-$0 ,0,if(25000-$0 ,$0 ,25000))"/><draw:equation draw:name="f1" draw:formula="min(logwidth,logheight)"/><draw:equation draw:name="f2" draw:formula="?f1 *?f0 /100000"/><draw:equation draw:name="f3" draw:formula="?f1 *?f0 /50000"/><draw:equation draw:name="f4" draw:formula="logwidth+0-?f3 "/><draw:equation draw:name="f5" draw:formula="logwidth+0-?f2 "/><draw:equation draw:name="f6" draw:formula="logheight/2"/><draw:equation draw:name="f7" draw:formula="?f6 +0-?f2 "/><draw:equation draw:name="f8" draw:formula="?f6 +?f2 -0"/><draw:equation draw:name="f9" draw:formula="logheight+0-?f2 "/><draw:equation draw:name="f10" draw:formula="?f2 *29289/100000"/><draw:equation draw:name="f11" draw:formula="?f2 +?f10 -0"/><draw:equation draw:name="f12" draw:formula="logwidth+0-?f11 "/><draw:equation draw:name="f13" draw:formula="logheight+0-?f10 "/><draw:equation draw:name="f14" draw:formula="logwidth/2"/><draw:equation draw:name="f15" draw:formula="logheight"/><draw:equation draw:name="f16" draw:formula="logwidth"/><draw:equation draw:name="f17" draw:formula="(5400000)/60000.0"/><draw:equation draw:name="f18" draw:formula="(5400000)/60000.0"/><draw:equation draw:name="f19" draw:formula="(0)/60000.0"/><draw:equation draw:name="f20" draw:formula="(-5400000)/60000.0"/><draw:equation draw:name="f21" draw:formula="(5400000)/60000.0"/><draw:equation draw:name="f22" draw:formula="(-5400000)/60000.0"/><draw:equation draw:name="f23" draw:formula="(10800000)/60000.0"/><draw:equation draw:name="f24" draw:formula="(5400000)/60000.0"/><draw:equation draw:name="f25" draw:formula="(16200000)/60000.0"/><draw:equation draw:name="f26" draw:formula="(5400000)/60000.0"/><draw:equation draw:name="f27" draw:formula="(10800000)/60000.0"/><draw:equation draw:name="f28" draw:formula="(-5400000)/60000.0"/><draw:equation draw:name="f29" draw:formula="(16200000)/60000.0"/><draw:equation draw:name="f30" draw:formula="(-5400000)/60000.0"/><draw:equation draw:name="f31" draw:formula="(0)/60000.0"/><draw:equation draw:name="f32" draw:formula="(5400000)/60000.0"/><draw:equation draw:name="f33" draw:formula="(5400000)/60000.0"/><draw:equation draw:name="f34" draw:formula="(5400000)/60000.0"/><draw:equation draw:name="f35" draw:formula="(0)/60000.0"/><draw:equation draw:name="f36" draw:formula="(-5400000)/60000.0"/><draw:equation draw:name="f37" draw:formula="(5400000)/60000.0"/><draw:equation draw:name="f38" draw:formula="(-5400000)/60000.0"/><draw:equation draw:name="f39" draw:formula="(10800000)/60000.0"/><draw:equation draw:name="f40" draw:formula="(5400000)/60000.0"/><draw:equation draw:name="f41" draw:formula="(16200000)/60000.0"/><draw:equation draw:name="f42" draw:formula="(5400000)/60000.0"/><draw:equation draw:name="f43" draw:formula="(10800000)/60000.0"/><draw:equation draw:name="f44" draw:formula="(-5400000)/60000.0"/><draw:equation draw:name="f45" draw:formula="(16200000)/60000.0"/><draw:equation draw:name="f46" draw:formula="(-5400000)/60000.0"/><draw:equation draw:name="f47" draw:formula="(0)/60000.0"/><draw:equation draw:name="f48" draw:formula="(5400000)/60000.0"/><draw:handle draw:handle-range-y-maximum="25000" draw:handle-position="0 ?f2" draw:handle-range-y-minimum="0"/></draw:enhanced-geometry></draw:custom-shape><text:span text:style-name="MT12"><text:s/></text:span><text:span text:style-name="MT13">DOSSIER PROFESSIONNEL-Version du 01/06/2016</text:span><text:span text:style-name="MT14"> </text:span><text:span text:style-name="MT15"><text:tab/>Page</text:span></text:p>
        <text:p text:style-name="Footer"/>
      </style:footer>
    </style:master-page>
    <style:master-page style:name="Converted4" style:page-layout-name="Mpm2" draw:style-name="Mdp1">
      <style:header>
        <table:table table:name="Tableau13" table:style-name="Tableau13">
          <table:table-column table:style-name="Tableau13.A"/>
          <table:table-column table:style-name="Tableau13.B"/>
          <table:table-column table:style-name="Tableau13.C"/>
          <table:table-row table:style-name="Tableau13.1">
            <table:table-cell table:style-name="Tableau13.A1" office:value-type="string">
              <text:p text:style-name="MP4" loext:marker-style-name="MT7"/>
            </table:table-cell>
            <table:table-cell table:style-name="Tableau13.A1" office:value-type="string">
              <text:p text:style-name="MP4" loext:marker-style-name="MT7"/>
            </table:table-cell>
            <table:table-cell table:style-name="Tableau13.A1" office:value-type="string">
              <text:p text:style-name="MP4" loext:marker-style-name="MT7"/>
            </table:table-cell>
          </table:table-row>
          <table:table-row table:style-name="Tableau13.2">
            <table:table-cell table:style-name="Tableau13.A2" table:number-columns-spanned="3" office:value-type="string">
              <text:p text:style-name="MP3" loext:marker-style-name="MT3"><text:span text:style-name="MT16">Dossier Professionnel</text:span><text:span text:style-name="MT5"> </text:span><text:span text:style-name="MT17">(DP)</text:span></text:p>
            </table:table-cell>
            <table:covered-table-cell/>
            <table:covered-table-cell/>
          </table:table-row>
          <table:table-row table:style-name="Tableau13.3">
            <table:table-cell table:style-name="Tableau13.A3" table:number-columns-spanned="3" office:value-type="string">
              <text:p text:style-name="MP4" loext:marker-style-name="MT7"/>
            </table:table-cell>
            <table:covered-table-cell/>
            <table:covered-table-cell/>
          </table:table-row>
          <table:table-row table:style-name="Tableau13.4">
            <table:table-cell table:style-name="Tableau13.A4" office:value-type="string">
              <text:p text:style-name="MP5" loext:marker-style-name="MT1"/>
            </table:table-cell>
            <table:table-cell table:style-name="Tableau13.B4" office:value-type="string">
              <text:p text:style-name="MP5" loext:marker-style-name="MT1"/>
            </table:table-cell>
            <table:table-cell table:style-name="Tableau13.C4" office:value-type="string">
              <text:p text:style-name="MP6" loext:marker-style-name="MT18"><text:span text:style-name="MT19"></text:span><text:span text:style-name="MT20"/></text:p>
            </table:table-cell>
          </table:table-row>
          <table:table-row table:style-name="Tableau13.3">
            <table:table-cell table:style-name="Tableau13.A5" office:value-type="string">
              <text:p text:style-name="MP4" loext:marker-style-name="MT7"/>
            </table:table-cell>
            <table:table-cell table:style-name="Tableau13.B5" office:value-type="string">
              <text:p text:style-name="MP4" loext:marker-style-name="MT7"/>
            </table:table-cell>
            <table:table-cell table:style-name="Tableau13.C5" office:value-type="string">
              <text:p text:style-name="MP4" loext:marker-style-name="MT7"/>
            </table:table-cell>
          </table:table-row>
        </table:table>
        <text:p text:style-name="Header"/>
      </style:header>
      <style:footer>
        <text:p text:style-name="MP7" loext:marker-style-name="MT10"><draw:custom-shape text:anchor-type="char" draw:z-index="34" draw:name="Forme automatique 8" draw:style-name="Mgr1" draw:text-style-name="MP9" svg:width="0.989cm" svg:height="1.668cm" draw:transform="rotate (-1.5707963267949) translate (15.8926388888889cm 27.6032916666667cm)"><text:p text:style-name="MP8" loext:marker-style-name="MT11"/><draw:enhanced-geometry draw:mirror-horizontal="false" draw:mirror-vertical="false" svg:viewBox="0 0 0 0" draw:text-areas="?f11 ?f11 ?f12 ?f13" draw:type="ooxml-bracePair" draw:modifiers="8333" draw:enhanced-path="M ?f3 ?f15 L ?f2 ?f8 L ?f2 ?f2 L ?f2 ?f2 L ?f2 ?f2 L ?f2 ?f2 Z S N M ?f29 ?f30 L ?f31 ?f32 L ?f33 ?f34 M ?f35 ?f36 L ?f2 ?f2 L ?f4 0 F N" drawooo:enhanced-path="M ?f3 ?f15 G ?f2 ?f2 ?f17 ?f18 L ?f2 ?f8 G ?f2 ?f2 ?f19 ?f20 ?f2 ?f2 ?f21 ?f22 L ?f2 ?f2 G ?f2 ?f2 ?f23 ?f24 L ?f4 0 G ?f2 ?f2 ?f25 ?f26 L ?f5 ?f7 G ?f2 ?f2 ?f27 ?f28 ?f2 ?f2 ?f29 ?f30 L ?f5 ?f9 G ?f2 ?f2 ?f31 ?f32 Z S N M ?f3 ?f15 G ?f2 ?f2 ?f33 ?f34 L ?f2 ?f8 G ?f2 ?f2 ?f35 ?f36 ?f2 ?f2 ?f37 ?f38 L ?f2 ?f2 G ?f2 ?f2 ?f39 ?f40 M ?f4 0 G ?f2 ?f2 ?f41 ?f42 L ?f5 ?f7 G ?f2 ?f2 ?f43 ?f44 ?f2 ?f2 ?f45 ?f46 L ?f5 ?f9 G ?f2 ?f2 ?f47 ?f48 F N"><draw:equation draw:name="f0" draw:formula="if(0-$0 ,0,if(25000-$0 ,$0 ,25000))"/><draw:equation draw:name="f1" draw:formula="min(logwidth,logheight)"/><draw:equation draw:name="f2" draw:formula="?f1 *?f0 /100000"/><draw:equation draw:name="f3" draw:formula="?f1 *?f0 /50000"/><draw:equation draw:name="f4" draw:formula="logwidth+0-?f3 "/><draw:equation draw:name="f5" draw:formula="logwidth+0-?f2 "/><draw:equation draw:name="f6" draw:formula="logheight/2"/><draw:equation draw:name="f7" draw:formula="?f6 +0-?f2 "/><draw:equation draw:name="f8" draw:formula="?f6 +?f2 -0"/><draw:equation draw:name="f9" draw:formula="logheight+0-?f2 "/><draw:equation draw:name="f10" draw:formula="?f2 *29289/100000"/><draw:equation draw:name="f11" draw:formula="?f2 +?f10 -0"/><draw:equation draw:name="f12" draw:formula="logwidth+0-?f11 "/><draw:equation draw:name="f13" draw:formula="logheight+0-?f10 "/><draw:equation draw:name="f14" draw:formula="logwidth/2"/><draw:equation draw:name="f15" draw:formula="logheight"/><draw:equation draw:name="f16" draw:formula="logwidth"/><draw:equation draw:name="f17" draw:formula="(5400000)/60000.0"/><draw:equation draw:name="f18" draw:formula="(5400000)/60000.0"/><draw:equation draw:name="f19" draw:formula="(0)/60000.0"/><draw:equation draw:name="f20" draw:formula="(-5400000)/60000.0"/><draw:equation draw:name="f21" draw:formula="(5400000)/60000.0"/><draw:equation draw:name="f22" draw:formula="(-5400000)/60000.0"/><draw:equation draw:name="f23" draw:formula="(10800000)/60000.0"/><draw:equation draw:name="f24" draw:formula="(5400000)/60000.0"/><draw:equation draw:name="f25" draw:formula="(16200000)/60000.0"/><draw:equation draw:name="f26" draw:formula="(5400000)/60000.0"/><draw:equation draw:name="f27" draw:formula="(10800000)/60000.0"/><draw:equation draw:name="f28" draw:formula="(-5400000)/60000.0"/><draw:equation draw:name="f29" draw:formula="(16200000)/60000.0"/><draw:equation draw:name="f30" draw:formula="(-5400000)/60000.0"/><draw:equation draw:name="f31" draw:formula="(0)/60000.0"/><draw:equation draw:name="f32" draw:formula="(5400000)/60000.0"/><draw:equation draw:name="f33" draw:formula="(5400000)/60000.0"/><draw:equation draw:name="f34" draw:formula="(5400000)/60000.0"/><draw:equation draw:name="f35" draw:formula="(0)/60000.0"/><draw:equation draw:name="f36" draw:formula="(-5400000)/60000.0"/><draw:equation draw:name="f37" draw:formula="(5400000)/60000.0"/><draw:equation draw:name="f38" draw:formula="(-5400000)/60000.0"/><draw:equation draw:name="f39" draw:formula="(10800000)/60000.0"/><draw:equation draw:name="f40" draw:formula="(5400000)/60000.0"/><draw:equation draw:name="f41" draw:formula="(16200000)/60000.0"/><draw:equation draw:name="f42" draw:formula="(5400000)/60000.0"/><draw:equation draw:name="f43" draw:formula="(10800000)/60000.0"/><draw:equation draw:name="f44" draw:formula="(-5400000)/60000.0"/><draw:equation draw:name="f45" draw:formula="(16200000)/60000.0"/><draw:equation draw:name="f46" draw:formula="(-5400000)/60000.0"/><draw:equation draw:name="f47" draw:formula="(0)/60000.0"/><draw:equation draw:name="f48" draw:formula="(5400000)/60000.0"/><draw:handle draw:handle-range-y-maximum="25000" draw:handle-position="0 ?f2" draw:handle-range-y-minimum="0"/></draw:enhanced-geometry></draw:custom-shape><draw:custom-shape text:anchor-type="char" draw:z-index="44" draw:name="Forme automatique 9" draw:style-name="Mgr2" draw:text-style-name="MP9" svg:width="1.317cm" svg:height="1.047cm" draw:transform="rotate (-1.5707963267949) translate (15.9967083333333cm 27.4022083333333cm)"><text:p text:style-name="MP10" loext:marker-style-name="MT11"><text:span text:style-name="MT11"><text:page-number text:select-page="current">22</text:page-number></text:span></text:p><draw:enhanced-geometry draw:mirror-horizontal="false" draw:mirror-vertical="false" svg:viewBox="0 0 0 0" draw:text-areas="?f11 ?f11 ?f12 ?f13" draw:type="ooxml-bracePair" draw:modifiers="8333" draw:enhanced-path="M ?f3 ?f15 L ?f2 ?f8 L ?f2 ?f2 L ?f2 ?f2 L ?f2 ?f2 L ?f2 ?f2 Z S N M ?f29 ?f30 L ?f31 ?f32 L ?f33 ?f34 M ?f35 ?f36 L ?f2 ?f2 L ?f4 0 F N" drawooo:enhanced-path="M ?f3 ?f15 G ?f2 ?f2 ?f17 ?f18 L ?f2 ?f8 G ?f2 ?f2 ?f19 ?f20 ?f2 ?f2 ?f21 ?f22 L ?f2 ?f2 G ?f2 ?f2 ?f23 ?f24 L ?f4 0 G ?f2 ?f2 ?f25 ?f26 L ?f5 ?f7 G ?f2 ?f2 ?f27 ?f28 ?f2 ?f2 ?f29 ?f30 L ?f5 ?f9 G ?f2 ?f2 ?f31 ?f32 Z S N M ?f3 ?f15 G ?f2 ?f2 ?f33 ?f34 L ?f2 ?f8 G ?f2 ?f2 ?f35 ?f36 ?f2 ?f2 ?f37 ?f38 L ?f2 ?f2 G ?f2 ?f2 ?f39 ?f40 M ?f4 0 G ?f2 ?f2 ?f41 ?f42 L ?f5 ?f7 G ?f2 ?f2 ?f43 ?f44 ?f2 ?f2 ?f45 ?f46 L ?f5 ?f9 G ?f2 ?f2 ?f47 ?f48 F N"><draw:equation draw:name="f0" draw:formula="if(0-$0 ,0,if(25000-$0 ,$0 ,25000))"/><draw:equation draw:name="f1" draw:formula="min(logwidth,logheight)"/><draw:equation draw:name="f2" draw:formula="?f1 *?f0 /100000"/><draw:equation draw:name="f3" draw:formula="?f1 *?f0 /50000"/><draw:equation draw:name="f4" draw:formula="logwidth+0-?f3 "/><draw:equation draw:name="f5" draw:formula="logwidth+0-?f2 "/><draw:equation draw:name="f6" draw:formula="logheight/2"/><draw:equation draw:name="f7" draw:formula="?f6 +0-?f2 "/><draw:equation draw:name="f8" draw:formula="?f6 +?f2 -0"/><draw:equation draw:name="f9" draw:formula="logheight+0-?f2 "/><draw:equation draw:name="f10" draw:formula="?f2 *29289/100000"/><draw:equation draw:name="f11" draw:formula="?f2 +?f10 -0"/><draw:equation draw:name="f12" draw:formula="logwidth+0-?f11 "/><draw:equation draw:name="f13" draw:formula="logheight+0-?f10 "/><draw:equation draw:name="f14" draw:formula="logwidth/2"/><draw:equation draw:name="f15" draw:formula="logheight"/><draw:equation draw:name="f16" draw:formula="logwidth"/><draw:equation draw:name="f17" draw:formula="(5400000)/60000.0"/><draw:equation draw:name="f18" draw:formula="(5400000)/60000.0"/><draw:equation draw:name="f19" draw:formula="(0)/60000.0"/><draw:equation draw:name="f20" draw:formula="(-5400000)/60000.0"/><draw:equation draw:name="f21" draw:formula="(5400000)/60000.0"/><draw:equation draw:name="f22" draw:formula="(-5400000)/60000.0"/><draw:equation draw:name="f23" draw:formula="(10800000)/60000.0"/><draw:equation draw:name="f24" draw:formula="(5400000)/60000.0"/><draw:equation draw:name="f25" draw:formula="(16200000)/60000.0"/><draw:equation draw:name="f26" draw:formula="(5400000)/60000.0"/><draw:equation draw:name="f27" draw:formula="(10800000)/60000.0"/><draw:equation draw:name="f28" draw:formula="(-5400000)/60000.0"/><draw:equation draw:name="f29" draw:formula="(16200000)/60000.0"/><draw:equation draw:name="f30" draw:formula="(-5400000)/60000.0"/><draw:equation draw:name="f31" draw:formula="(0)/60000.0"/><draw:equation draw:name="f32" draw:formula="(5400000)/60000.0"/><draw:equation draw:name="f33" draw:formula="(5400000)/60000.0"/><draw:equation draw:name="f34" draw:formula="(5400000)/60000.0"/><draw:equation draw:name="f35" draw:formula="(0)/60000.0"/><draw:equation draw:name="f36" draw:formula="(-5400000)/60000.0"/><draw:equation draw:name="f37" draw:formula="(5400000)/60000.0"/><draw:equation draw:name="f38" draw:formula="(-5400000)/60000.0"/><draw:equation draw:name="f39" draw:formula="(10800000)/60000.0"/><draw:equation draw:name="f40" draw:formula="(5400000)/60000.0"/><draw:equation draw:name="f41" draw:formula="(16200000)/60000.0"/><draw:equation draw:name="f42" draw:formula="(5400000)/60000.0"/><draw:equation draw:name="f43" draw:formula="(10800000)/60000.0"/><draw:equation draw:name="f44" draw:formula="(-5400000)/60000.0"/><draw:equation draw:name="f45" draw:formula="(16200000)/60000.0"/><draw:equation draw:name="f46" draw:formula="(-5400000)/60000.0"/><draw:equation draw:name="f47" draw:formula="(0)/60000.0"/><draw:equation draw:name="f48" draw:formula="(5400000)/60000.0"/><draw:handle draw:handle-range-y-maximum="25000" draw:handle-position="0 ?f2" draw:handle-range-y-minimum="0"/></draw:enhanced-geometry></draw:custom-shape><text:span text:style-name="MT12"><text:s/></text:span><text:span text:style-name="MT13">DOSSIER PROFESSIONNEL-Version du 01/06/2016</text:span><text:span text:style-name="MT14"> </text:span><text:span text:style-name="MT15"><text:tab/>Page</text:span></text:p>
        <text:p text:style-name="Footer"/>
      </style:footer>
    </style:master-page>
    <style:master-page style:name="Converted5" style:page-layout-name="Mpm2" draw:style-name="Mdp1">
      <style:header>
        <text:p text:style-name="Header"/>
      </style:header>
      <style:footer>
        <text:p text:style-name="MP7" loext:marker-style-name="MT10"><draw:custom-shape text:anchor-type="char" draw:z-index="45" draw:name="Forme automatique 10" draw:style-name="Mgr1" draw:text-style-name="MP9" svg:width="0.989cm" svg:height="1.668cm" draw:transform="rotate (-1.5707963267949) translate (15.8926388888889cm 27.6032916666667cm)"><text:p text:style-name="MP8" loext:marker-style-name="MT11"/><draw:enhanced-geometry draw:mirror-horizontal="false" draw:mirror-vertical="false" svg:viewBox="0 0 0 0" draw:text-areas="?f11 ?f11 ?f12 ?f13" draw:type="ooxml-bracePair" draw:modifiers="8333" draw:enhanced-path="M ?f3 ?f15 L ?f2 ?f8 L ?f2 ?f2 L ?f2 ?f2 L ?f2 ?f2 L ?f2 ?f2 Z S N M ?f29 ?f30 L ?f31 ?f32 L ?f33 ?f34 M ?f35 ?f36 L ?f2 ?f2 L ?f4 0 F N" drawooo:enhanced-path="M ?f3 ?f15 G ?f2 ?f2 ?f17 ?f18 L ?f2 ?f8 G ?f2 ?f2 ?f19 ?f20 ?f2 ?f2 ?f21 ?f22 L ?f2 ?f2 G ?f2 ?f2 ?f23 ?f24 L ?f4 0 G ?f2 ?f2 ?f25 ?f26 L ?f5 ?f7 G ?f2 ?f2 ?f27 ?f28 ?f2 ?f2 ?f29 ?f30 L ?f5 ?f9 G ?f2 ?f2 ?f31 ?f32 Z S N M ?f3 ?f15 G ?f2 ?f2 ?f33 ?f34 L ?f2 ?f8 G ?f2 ?f2 ?f35 ?f36 ?f2 ?f2 ?f37 ?f38 L ?f2 ?f2 G ?f2 ?f2 ?f39 ?f40 M ?f4 0 G ?f2 ?f2 ?f41 ?f42 L ?f5 ?f7 G ?f2 ?f2 ?f43 ?f44 ?f2 ?f2 ?f45 ?f46 L ?f5 ?f9 G ?f2 ?f2 ?f47 ?f48 F N"><draw:equation draw:name="f0" draw:formula="if(0-$0 ,0,if(25000-$0 ,$0 ,25000))"/><draw:equation draw:name="f1" draw:formula="min(logwidth,logheight)"/><draw:equation draw:name="f2" draw:formula="?f1 *?f0 /100000"/><draw:equation draw:name="f3" draw:formula="?f1 *?f0 /50000"/><draw:equation draw:name="f4" draw:formula="logwidth+0-?f3 "/><draw:equation draw:name="f5" draw:formula="logwidth+0-?f2 "/><draw:equation draw:name="f6" draw:formula="logheight/2"/><draw:equation draw:name="f7" draw:formula="?f6 +0-?f2 "/><draw:equation draw:name="f8" draw:formula="?f6 +?f2 -0"/><draw:equation draw:name="f9" draw:formula="logheight+0-?f2 "/><draw:equation draw:name="f10" draw:formula="?f2 *29289/100000"/><draw:equation draw:name="f11" draw:formula="?f2 +?f10 -0"/><draw:equation draw:name="f12" draw:formula="logwidth+0-?f11 "/><draw:equation draw:name="f13" draw:formula="logheight+0-?f10 "/><draw:equation draw:name="f14" draw:formula="logwidth/2"/><draw:equation draw:name="f15" draw:formula="logheight"/><draw:equation draw:name="f16" draw:formula="logwidth"/><draw:equation draw:name="f17" draw:formula="(5400000)/60000.0"/><draw:equation draw:name="f18" draw:formula="(5400000)/60000.0"/><draw:equation draw:name="f19" draw:formula="(0)/60000.0"/><draw:equation draw:name="f20" draw:formula="(-5400000)/60000.0"/><draw:equation draw:name="f21" draw:formula="(5400000)/60000.0"/><draw:equation draw:name="f22" draw:formula="(-5400000)/60000.0"/><draw:equation draw:name="f23" draw:formula="(10800000)/60000.0"/><draw:equation draw:name="f24" draw:formula="(5400000)/60000.0"/><draw:equation draw:name="f25" draw:formula="(16200000)/60000.0"/><draw:equation draw:name="f26" draw:formula="(5400000)/60000.0"/><draw:equation draw:name="f27" draw:formula="(10800000)/60000.0"/><draw:equation draw:name="f28" draw:formula="(-5400000)/60000.0"/><draw:equation draw:name="f29" draw:formula="(16200000)/60000.0"/><draw:equation draw:name="f30" draw:formula="(-5400000)/60000.0"/><draw:equation draw:name="f31" draw:formula="(0)/60000.0"/><draw:equation draw:name="f32" draw:formula="(5400000)/60000.0"/><draw:equation draw:name="f33" draw:formula="(5400000)/60000.0"/><draw:equation draw:name="f34" draw:formula="(5400000)/60000.0"/><draw:equation draw:name="f35" draw:formula="(0)/60000.0"/><draw:equation draw:name="f36" draw:formula="(-5400000)/60000.0"/><draw:equation draw:name="f37" draw:formula="(5400000)/60000.0"/><draw:equation draw:name="f38" draw:formula="(-5400000)/60000.0"/><draw:equation draw:name="f39" draw:formula="(10800000)/60000.0"/><draw:equation draw:name="f40" draw:formula="(5400000)/60000.0"/><draw:equation draw:name="f41" draw:formula="(16200000)/60000.0"/><draw:equation draw:name="f42" draw:formula="(5400000)/60000.0"/><draw:equation draw:name="f43" draw:formula="(10800000)/60000.0"/><draw:equation draw:name="f44" draw:formula="(-5400000)/60000.0"/><draw:equation draw:name="f45" draw:formula="(16200000)/60000.0"/><draw:equation draw:name="f46" draw:formula="(-5400000)/60000.0"/><draw:equation draw:name="f47" draw:formula="(0)/60000.0"/><draw:equation draw:name="f48" draw:formula="(5400000)/60000.0"/><draw:handle draw:handle-range-y-maximum="25000" draw:handle-position="0 ?f2" draw:handle-range-y-minimum="0"/></draw:enhanced-geometry></draw:custom-shape><draw:custom-shape text:anchor-type="char" draw:z-index="36" draw:name="Forme automatique 11" draw:style-name="Mgr2" draw:text-style-name="MP9" svg:width="1.317cm" svg:height="1.047cm" draw:transform="rotate (-1.5707963267949) translate (15.9967083333333cm 27.4022083333333cm)"><text:p text:style-name="MP10" loext:marker-style-name="MT11"><text:span text:style-name="MT11"><text:page-number text:select-page="current">23</text:page-number></text:span></text:p><draw:enhanced-geometry draw:mirror-horizontal="false" draw:mirror-vertical="false" svg:viewBox="0 0 0 0" draw:text-areas="?f11 ?f11 ?f12 ?f13" draw:type="ooxml-bracePair" draw:modifiers="8333" draw:enhanced-path="M ?f3 ?f15 L ?f2 ?f8 L ?f2 ?f2 L ?f2 ?f2 L ?f2 ?f2 L ?f2 ?f2 Z S N M ?f29 ?f30 L ?f31 ?f32 L ?f33 ?f34 M ?f35 ?f36 L ?f2 ?f2 L ?f4 0 F N" drawooo:enhanced-path="M ?f3 ?f15 G ?f2 ?f2 ?f17 ?f18 L ?f2 ?f8 G ?f2 ?f2 ?f19 ?f20 ?f2 ?f2 ?f21 ?f22 L ?f2 ?f2 G ?f2 ?f2 ?f23 ?f24 L ?f4 0 G ?f2 ?f2 ?f25 ?f26 L ?f5 ?f7 G ?f2 ?f2 ?f27 ?f28 ?f2 ?f2 ?f29 ?f30 L ?f5 ?f9 G ?f2 ?f2 ?f31 ?f32 Z S N M ?f3 ?f15 G ?f2 ?f2 ?f33 ?f34 L ?f2 ?f8 G ?f2 ?f2 ?f35 ?f36 ?f2 ?f2 ?f37 ?f38 L ?f2 ?f2 G ?f2 ?f2 ?f39 ?f40 M ?f4 0 G ?f2 ?f2 ?f41 ?f42 L ?f5 ?f7 G ?f2 ?f2 ?f43 ?f44 ?f2 ?f2 ?f45 ?f46 L ?f5 ?f9 G ?f2 ?f2 ?f47 ?f48 F N"><draw:equation draw:name="f0" draw:formula="if(0-$0 ,0,if(25000-$0 ,$0 ,25000))"/><draw:equation draw:name="f1" draw:formula="min(logwidth,logheight)"/><draw:equation draw:name="f2" draw:formula="?f1 *?f0 /100000"/><draw:equation draw:name="f3" draw:formula="?f1 *?f0 /50000"/><draw:equation draw:name="f4" draw:formula="logwidth+0-?f3 "/><draw:equation draw:name="f5" draw:formula="logwidth+0-?f2 "/><draw:equation draw:name="f6" draw:formula="logheight/2"/><draw:equation draw:name="f7" draw:formula="?f6 +0-?f2 "/><draw:equation draw:name="f8" draw:formula="?f6 +?f2 -0"/><draw:equation draw:name="f9" draw:formula="logheight+0-?f2 "/><draw:equation draw:name="f10" draw:formula="?f2 *29289/100000"/><draw:equation draw:name="f11" draw:formula="?f2 +?f10 -0"/><draw:equation draw:name="f12" draw:formula="logwidth+0-?f11 "/><draw:equation draw:name="f13" draw:formula="logheight+0-?f10 "/><draw:equation draw:name="f14" draw:formula="logwidth/2"/><draw:equation draw:name="f15" draw:formula="logheight"/><draw:equation draw:name="f16" draw:formula="logwidth"/><draw:equation draw:name="f17" draw:formula="(5400000)/60000.0"/><draw:equation draw:name="f18" draw:formula="(5400000)/60000.0"/><draw:equation draw:name="f19" draw:formula="(0)/60000.0"/><draw:equation draw:name="f20" draw:formula="(-5400000)/60000.0"/><draw:equation draw:name="f21" draw:formula="(5400000)/60000.0"/><draw:equation draw:name="f22" draw:formula="(-5400000)/60000.0"/><draw:equation draw:name="f23" draw:formula="(10800000)/60000.0"/><draw:equation draw:name="f24" draw:formula="(5400000)/60000.0"/><draw:equation draw:name="f25" draw:formula="(16200000)/60000.0"/><draw:equation draw:name="f26" draw:formula="(5400000)/60000.0"/><draw:equation draw:name="f27" draw:formula="(10800000)/60000.0"/><draw:equation draw:name="f28" draw:formula="(-5400000)/60000.0"/><draw:equation draw:name="f29" draw:formula="(16200000)/60000.0"/><draw:equation draw:name="f30" draw:formula="(-5400000)/60000.0"/><draw:equation draw:name="f31" draw:formula="(0)/60000.0"/><draw:equation draw:name="f32" draw:formula="(5400000)/60000.0"/><draw:equation draw:name="f33" draw:formula="(5400000)/60000.0"/><draw:equation draw:name="f34" draw:formula="(5400000)/60000.0"/><draw:equation draw:name="f35" draw:formula="(0)/60000.0"/><draw:equation draw:name="f36" draw:formula="(-5400000)/60000.0"/><draw:equation draw:name="f37" draw:formula="(5400000)/60000.0"/><draw:equation draw:name="f38" draw:formula="(-5400000)/60000.0"/><draw:equation draw:name="f39" draw:formula="(10800000)/60000.0"/><draw:equation draw:name="f40" draw:formula="(5400000)/60000.0"/><draw:equation draw:name="f41" draw:formula="(16200000)/60000.0"/><draw:equation draw:name="f42" draw:formula="(5400000)/60000.0"/><draw:equation draw:name="f43" draw:formula="(10800000)/60000.0"/><draw:equation draw:name="f44" draw:formula="(-5400000)/60000.0"/><draw:equation draw:name="f45" draw:formula="(16200000)/60000.0"/><draw:equation draw:name="f46" draw:formula="(-5400000)/60000.0"/><draw:equation draw:name="f47" draw:formula="(0)/60000.0"/><draw:equation draw:name="f48" draw:formula="(5400000)/60000.0"/><draw:handle draw:handle-range-y-maximum="25000" draw:handle-position="0 ?f2" draw:handle-range-y-minimum="0"/></draw:enhanced-geometry></draw:custom-shape><text:span text:style-name="MT12"><text:s/></text:span><text:span text:style-name="MT13">DOSSIER PROFESSIONNEL-Version du 01/06/2016</text:span><text:span text:style-name="MT14"> </text:span><text:span text:style-name="MT15"><text:tab/>Page</text:span></text:p>
        <text:p text:style-name="Footer"/>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11-28T15:40:00</meta:creation-date>
    <meta:initial-creator>Monquet Miguel</meta:initial-creator>
    <dc:language>fr-FR</dc:language>
    <meta:print-date>2016-01-14T09:15:00</meta:print-date>
    <dc:date>2024-05-24T14:29:00.640000000</dc:date>
    <meta:editing-cycles>40</meta:editing-cycles>
    <meta:editing-duration>PT12H7M53S</meta:editing-duration>
    <meta:generator>LibreOffice/7.6.2.1$Windows_X86_64 LibreOffice_project/56f7684011345957bbf33a7ee678afaf4d2ba333</meta:generator>
    <meta:document-statistic meta:table-count="19" meta:image-count="1" meta:object-count="0" meta:page-count="23" meta:paragraph-count="428" meta:word-count="3357" meta:character-count="21614" meta:non-whitespace-character-count="18702"/>
    <meta:user-defined meta:name="AppVersion">15.0000</meta:user-defined>
    <meta:user-defined meta:name="Company">AFPA</meta:user-defined>
    <meta:user-defined meta:name="DocSecurity" meta:value-type="float">4</meta:user-defined>
    <meta:template xlink:type="simple" xlink:actuate="onRequest" xlink:title="Normal.dotm" xlink:href=""/>
  </office:meta>
</office:document-meta>
</file>